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6cm"/>
    </style:style>
    <style:style style:name="co3" style:family="table-column">
      <style:table-column-properties fo:break-before="auto" style:column-width="4.53cm"/>
    </style:style>
    <style:style style:name="co4" style:family="table-column">
      <style:table-column-properties fo:break-before="auto" style:column-width="3.288cm"/>
    </style:style>
    <style:style style:name="co5" style:family="table-column">
      <style:table-column-properties fo:break-before="auto" style:column-width="3.044cm"/>
    </style:style>
    <style:style style:name="co6" style:family="table-column">
      <style:table-column-properties fo:break-before="auto" style:column-width="1.633cm"/>
    </style:style>
    <style:style style:name="co7" style:family="table-column">
      <style:table-column-properties fo:break-before="auto" style:column-width="2.722cm"/>
    </style:style>
    <style:style style:name="co8" style:family="table-column">
      <style:table-column-properties fo:break-before="auto" style:column-width="3.119cm"/>
    </style:style>
    <style:style style:name="co9" style:family="table-column">
      <style:table-column-properties fo:break-before="auto" style:column-width="5.075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081cm" fo:break-before="auto" style:use-optimal-row-height="false"/>
    </style:style>
    <style:style style:name="ro5" style:family="table-row">
      <style:table-row-properties style:row-height="1.842cm" fo:break-before="auto" style:use-optimal-row-height="true"/>
    </style:style>
    <style:style style:name="ro6" style:family="table-row">
      <style:table-row-properties style:row-height="0.766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813cm" fo:break-before="auto" style:use-optimal-row-height="false"/>
    </style:style>
    <style:style style:name="ro9" style:family="table-row">
      <style:table-row-properties style:row-height="13.926cm" fo:break-before="auto" style:use-optimal-row-height="true"/>
    </style:style>
    <style:style style:name="ro10" style:family="table-row">
      <style:table-row-properties style:row-height="8.555cm" fo:break-before="auto" style:use-optimal-row-height="true"/>
    </style:style>
    <style:style style:name="ro11" style:family="table-row">
      <style:table-row-properties style:row-height="8.95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528cm" fo:break-before="auto" style:use-optimal-row-height="true"/>
    </style:style>
    <style:style style:name="ro16" style:family="table-row">
      <style:table-row-properties style:row-height="27.801cm" fo:break-before="auto" style:use-optimal-row-height="true"/>
    </style:style>
    <style:style style:name="ro17" style:family="table-row">
      <style:table-row-properties style:row-height="20.639cm" fo:break-before="auto" style:use-optimal-row-height="true"/>
    </style:style>
    <style:style style:name="ro18" style:family="table-row">
      <style:table-row-properties style:row-height="14.82cm" fo:break-before="auto" style:use-optimal-row-height="true"/>
    </style:style>
    <style:style style:name="ro19" style:family="table-row">
      <style:table-row-properties style:row-height="6.712cm" fo:break-before="auto" style:use-optimal-row-height="true"/>
    </style:style>
    <style:style style:name="ro20" style:family="table-row">
      <style:table-row-properties style:row-height="4.08cm" fo:break-before="auto" style:use-optimal-row-height="true"/>
    </style:style>
    <style:style style:name="ro21" style:family="table-row">
      <style:table-row-properties style:row-height="7.213cm" fo:break-before="auto" style:use-optimal-row-height="true"/>
    </style:style>
    <style:style style:name="ro22" style:family="table-row">
      <style:table-row-properties style:row-height="11.241cm" fo:break-before="auto" style:use-optimal-row-height="true"/>
    </style:style>
    <style:style style:name="ro23" style:family="table-row">
      <style:table-row-properties style:row-height="2.738cm" fo:break-before="auto" style:use-optimal-row-height="true"/>
    </style:style>
    <style:style style:name="ro24" style:family="table-row">
      <style:table-row-properties style:row-height="9.924cm" fo:break-before="auto" style:use-optimal-row-height="true"/>
    </style:style>
    <style:style style:name="ro25" style:family="table-row">
      <style:table-row-properties style:row-height="6.318cm" fo:break-before="auto" style:use-optimal-row-height="true"/>
    </style:style>
    <style:style style:name="ro26" style:family="table-row">
      <style:table-row-properties style:row-height="23.772cm" fo:break-before="auto" style:use-optimal-row-height="true"/>
    </style:style>
    <style:style style:name="ro27" style:family="table-row">
      <style:table-row-properties style:row-height="20.499cm" fo:break-before="auto" style:use-optimal-row-height="true"/>
    </style:style>
    <style:style style:name="ro28" style:family="table-row">
      <style:table-row-properties style:row-height="7.107cm" fo:break-before="auto" style:use-optimal-row-height="true"/>
    </style:style>
    <style:style style:name="ro29" style:family="table-row">
      <style:table-row-properties style:row-height="25.114cm" fo:break-before="auto" style:use-optimal-row-height="true"/>
    </style:style>
    <style:style style:name="ro30" style:family="table-row">
      <style:table-row-properties style:row-height="5.422cm" fo:break-before="auto" style:use-optimal-row-height="true"/>
    </style:style>
    <style:style style:name="ro31" style:family="table-row">
      <style:table-row-properties style:row-height="7.608cm" fo:break-before="auto" style:use-optimal-row-height="true"/>
    </style:style>
    <style:style style:name="ro32" style:family="table-row">
      <style:table-row-properties style:row-height="32.96cm" fo:break-before="auto" style:use-optimal-row-height="true"/>
    </style:style>
    <style:style style:name="ro33" style:family="table-row">
      <style:table-row-properties style:row-height="9.897cm" fo:break-before="auto" style:use-optimal-row-height="true"/>
    </style:style>
    <style:style style:name="ro34" style:family="table-row">
      <style:table-row-properties style:row-height="11.688cm" fo:break-before="auto" style:use-optimal-row-height="true"/>
    </style:style>
    <style:style style:name="ro35" style:family="table-row">
      <style:table-row-properties style:row-height="13.032cm" fo:break-before="auto" style:use-optimal-row-height="true"/>
    </style:style>
    <style:style style:name="ro36" style:family="table-row">
      <style:table-row-properties style:row-height="10.345cm" fo:break-before="auto" style:use-optimal-row-height="true"/>
    </style:style>
    <style:style style:name="ro37" style:family="table-row">
      <style:table-row-properties style:row-height="31.697cm" fo:break-before="auto" style:use-optimal-row-height="true"/>
    </style:style>
    <style:style style:name="ro38" style:family="table-row">
      <style:table-row-properties style:row-height="8.345cm" fo:break-before="auto" style:use-optimal-row-height="true"/>
    </style:style>
    <style:style style:name="ro39" style:family="table-row">
      <style:table-row-properties style:row-height="30.96cm" fo:break-before="auto" style:use-optimal-row-height="true"/>
    </style:style>
    <style:style style:name="ro40" style:family="table-row">
      <style:table-row-properties style:row-height="33.644cm" fo:break-before="auto" style:use-optimal-row-height="true"/>
    </style:style>
    <style:style style:name="ro41" style:family="table-row">
      <style:table-row-properties style:row-height="14.374cm" fo:break-before="auto" style:use-optimal-row-height="true"/>
    </style:style>
    <style:style style:name="ro42" style:family="table-row">
      <style:table-row-properties style:row-height="43.596cm" fo:break-before="auto" style:use-optimal-row-height="true"/>
    </style:style>
    <style:style style:name="ro43" style:family="table-row">
      <style:table-row-properties style:row-height="12.136cm" fo:break-before="auto" style:use-optimal-row-height="true"/>
    </style:style>
    <style:style style:name="ro44" style:family="table-row">
      <style:table-row-properties style:row-height="29.169cm" fo:break-before="auto" style:use-optimal-row-height="true"/>
    </style:style>
    <style:style style:name="ro45" style:family="table-row">
      <style:table-row-properties style:row-height="24.615cm" fo:break-before="auto" style:use-optimal-row-height="true"/>
    </style:style>
    <style:style style:name="ro46" style:family="table-row">
      <style:table-row-properties style:row-height="5.87cm" fo:break-before="auto" style:use-optimal-row-height="true"/>
    </style:style>
    <style:style style:name="ro47" style:family="table-row">
      <style:table-row-properties style:row-height="12.584cm" fo:break-before="auto" style:use-optimal-row-height="true"/>
    </style:style>
    <style:style style:name="ro48" style:family="table-row">
      <style:table-row-properties style:row-height="62.288cm" fo:break-before="auto" style:use-optimal-row-height="true"/>
    </style:style>
    <style:style style:name="ro49" style:family="table-row">
      <style:table-row-properties style:row-height="8.109cm" fo:break-before="auto" style:use-optimal-row-height="true"/>
    </style:style>
    <style:style style:name="ro50" style:family="table-row">
      <style:table-row-properties style:row-height="59.604cm" fo:break-before="auto" style:use-optimal-row-height="true"/>
    </style:style>
    <style:style style:name="ro51" style:family="table-row">
      <style:table-row-properties style:row-height="17.507cm" fo:break-before="auto" style:use-optimal-row-height="true"/>
    </style:style>
    <style:style style:name="ro52" style:family="table-row">
      <style:table-row-properties style:row-height="3.184cm" fo:break-before="auto" style:use-optimal-row-height="true"/>
    </style:style>
    <style:style style:name="ro53" style:family="table-row">
      <style:table-row-properties style:row-height="61.392cm" fo:break-before="auto" style:use-optimal-row-height="true"/>
    </style:style>
    <style:style style:name="ro54" style:family="table-row">
      <style:table-row-properties style:row-height="18.796cm" fo:break-before="auto" style:use-optimal-row-height="true"/>
    </style:style>
    <style:style style:name="ro55" style:family="table-row">
      <style:table-row-properties style:row-height="34.54cm" fo:break-before="auto" style:use-optimal-row-height="true"/>
    </style:style>
    <style:style style:name="ro56" style:family="table-row">
      <style:table-row-properties style:row-height="21.087cm" fo:break-before="auto" style:use-optimal-row-height="true"/>
    </style:style>
    <style:style style:name="ro57" style:family="table-row">
      <style:table-row-properties style:row-height="0.947cm" fo:break-before="auto" style:use-optimal-row-height="true"/>
    </style:style>
    <style:style style:name="ro58" style:family="table-row">
      <style:table-row-properties style:row-height="39.463cm" fo:break-before="auto" style:use-optimal-row-height="true"/>
    </style:style>
    <style:style style:name="ro59" style:family="table-row">
      <style:table-row-properties style:row-height="17.955cm" fo:break-before="auto" style:use-optimal-row-height="true"/>
    </style:style>
    <style:style style:name="ro60" style:family="table-row">
      <style:table-row-properties style:row-height="10.415cm" fo:break-before="auto" style:use-optimal-row-height="true"/>
    </style:style>
    <style:style style:name="ro61" style:family="table-row">
      <style:table-row-properties style:row-height="25.957cm" fo:break-before="auto" style:use-optimal-row-height="true"/>
    </style:style>
    <style:style style:name="ro62" style:family="table-row">
      <style:table-row-properties style:row-height="51.546cm" fo:break-before="auto" style:use-optimal-row-height="true"/>
    </style:style>
    <style:style style:name="ro63" style:family="table-row">
      <style:table-row-properties style:row-height="12.03cm" fo:break-before="auto" style:use-optimal-row-height="true"/>
    </style:style>
    <style:style style:name="ro64" style:family="table-row">
      <style:table-row-properties style:row-height="9.003cm" fo:break-before="auto" style:use-optimal-row-height="true"/>
    </style:style>
    <style:style style:name="ro65" style:family="table-row">
      <style:table-row-properties style:row-height="4.974cm" fo:break-before="auto" style:use-optimal-row-height="true"/>
    </style:style>
    <style:style style:name="ro66" style:family="table-row">
      <style:table-row-properties style:row-height="5.711cm" fo:break-before="auto" style:use-optimal-row-height="true"/>
    </style:style>
    <style:style style:name="ro67" style:family="table-row">
      <style:table-row-properties style:row-height="3.133cm" fo:break-before="auto" style:use-optimal-row-height="true"/>
    </style:style>
    <style:style style:name="ro68" style:family="table-row">
      <style:table-row-properties style:row-height="39.015cm" fo:break-before="auto" style:use-optimal-row-height="true"/>
    </style:style>
    <style:style style:name="ro69" style:family="table-row">
      <style:table-row-properties style:row-height="7.661cm" fo:break-before="auto" style:use-optimal-row-height="true"/>
    </style:style>
    <style:style style:name="ro70" style:family="table-row">
      <style:table-row-properties style:row-height="54.416cm" fo:break-before="auto" style:use-optimal-row-height="true"/>
    </style:style>
    <style:style style:name="ro71" style:family="table-row">
      <style:table-row-properties style:row-height="22.878cm" fo:break-before="auto" style:use-optimal-row-height="true"/>
    </style:style>
    <style:style style:name="ro72" style:family="table-row">
      <style:table-row-properties style:row-height="19.745cm" fo:break-before="auto" style:use-optimal-row-height="true"/>
    </style:style>
    <style:style style:name="ro73" style:family="table-row">
      <style:table-row-properties style:row-height="10.793cm" fo:break-before="auto" style:use-optimal-row-height="true"/>
    </style:style>
    <style:style style:name="ro74" style:family="table-row">
      <style:table-row-properties style:row-height="22.43cm" fo:break-before="auto" style:use-optimal-row-height="true"/>
    </style:style>
    <style:style style:name="ro75" style:family="table-row">
      <style:table-row-properties style:row-height="13.478cm" fo:break-before="auto" style:use-optimal-row-height="true"/>
    </style:style>
    <style:style style:name="ro76" style:family="table-row">
      <style:table-row-properties style:row-height="8.056cm" fo:break-before="auto" style:use-optimal-row-height="true"/>
    </style:style>
    <style:style style:name="ro77" style:family="table-row">
      <style:table-row-properties style:row-height="9.846cm" fo:break-before="auto" style:use-optimal-row-height="true"/>
    </style:style>
    <style:style style:name="ro78" style:family="table-row">
      <style:table-row-properties style:row-height="24.483cm" fo:break-before="auto" style:use-optimal-row-height="true"/>
    </style:style>
    <style:style style:name="ro79" style:family="table-row">
      <style:table-row-properties style:row-height="18.743cm" fo:break-before="auto" style:use-optimal-row-height="true"/>
    </style:style>
    <style:style style:name="ro80" style:family="table-row">
      <style:table-row-properties style:row-height="9.451cm" fo:break-before="auto" style:use-optimal-row-height="true"/>
    </style:style>
    <style:style style:name="ro81" style:family="table-row">
      <style:table-row-properties style:row-height="2.29cm" fo:break-before="auto" style:use-optimal-row-height="true"/>
    </style:style>
    <style:style style:name="ro82" style:family="table-row">
      <style:table-row-properties style:row-height="19.692cm" fo:break-before="auto" style:use-optimal-row-height="true"/>
    </style:style>
    <style:style style:name="ro83" style:family="table-row">
      <style:table-row-properties style:row-height="38.567cm" fo:break-before="auto" style:use-optimal-row-height="true"/>
    </style:style>
    <style:style style:name="ro84" style:family="table-row">
      <style:table-row-properties style:row-height="17.059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3" style:family="table-cell" style:parent-style-name="Default">
      <style:text-properties style:font-name="微軟正黑體" fo:font-size="10pt" style:font-name-asian="微軟正黑體" style:font-size-asian="10pt" style:font-size-complex="10pt"/>
    </style:style>
    <style:style style:name="ce5" style:family="table-cell" style:parent-style-name="Default">
      <style:table-cell-properties fo:wrap-option="no-wrap"/>
      <style:text-properties style:font-name="微軟正黑體" fo:font-size="10pt" style:font-name-asian="微軟正黑體" style:font-size-asian="10pt" style:font-size-complex="10pt"/>
    </style:style>
    <style:style style:name="ce7" style:family="table-cell" style:parent-style-name="Default">
      <style:table-cell-properties fo:wrap-option="no-wrap"/>
    </style:style>
    <style:style style:name="ce1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no-wrap"/>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3">
      <style:text-properties style:font-name="微軟正黑體" fo:font-size="10pt" style:font-name-asian="微軟正黑體" style:font-size-asian="10pt" style:font-size-complex="10pt"/>
    </style:style>
    <style:style style:name="ce1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e994" fo:wrap-option="wrap"/>
      <style:text-properties fo:color="#000000"/>
    </style:style>
    <style:style style:name="ce33" style:family="table-cell" style:parent-style-name="Default">
      <style:table-cell-properties fo:background-color="#ffd7d7" fo:wrap-option="wrap"/>
    </style:style>
    <style:style style:name="ce34" style:family="table-cell" style:parent-style-name="Default">
      <style:table-cell-properties fo:background-color="#ffe99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use-window-font-color="true"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d7d7" fo:wrap-option="wrap"/>
      <style:text-properties fo:color="#000000"/>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TW" style:font-style-asian="italic"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style:text-underline-style="none"/>
    </style:style>
  </office:automatic-styles>
  <office:body>
    <office:spreadsheet>
      <table:calculation-settings table:automatic-find-labels="false" table:use-regular-expressions="false" table:use-wildcards="true"/>
      <table:table table:name="category_product_list" table:style-name="ta1">
        <office:forms form:automatic-focus="false" form:apply-design-mode="false"/>
        <table:table-column table:style-name="co1" table:number-columns-repeated="2" table:default-cell-style-name="ce3"/>
        <table:table-column table:style-name="co2" table:default-cell-style-name="ce3"/>
        <table:table-column table:style-name="co1" table:default-cell-style-name="ce3"/>
        <table:table-column table:style-name="co3" table:default-cell-style-name="ce5"/>
        <table:table-column table:style-name="co1" table:default-cell-style-name="ce5"/>
        <table:table-column table:style-name="co4" table:visibility="collapse" table:default-cell-style-name="ce3"/>
        <table:table-column table:style-name="co5" table:visibility="collapse" table:default-cell-style-name="ce17"/>
        <table:table-column table:style-name="co5" table:default-cell-style-name="ce3"/>
        <table:table-column table:style-name="co1" table:visibility="collapse" table:number-columns-repeated="3" table:default-cell-style-name="ce3"/>
        <table:table-column table:style-name="co6" table:default-cell-style-name="ce3"/>
        <table:table-column table:style-name="co1" table:visibility="collapse" table:default-cell-style-name="ce3"/>
        <table:table-column table:style-name="co7" table:default-cell-style-name="ce5"/>
        <table:table-column table:style-name="co1" table:number-columns-repeated="3" table:default-cell-style-name="ce3"/>
        <table:table-column table:style-name="co1" table:default-cell-style-name="ce5"/>
        <table:table-column table:style-name="co1" table:number-columns-repeated="4" table:default-cell-style-name="ce3"/>
        <table:table-column table:style-name="co1" table:default-cell-style-name="Default"/>
        <table:table-column table:style-name="co1" table:number-columns-repeated="998" table:default-cell-style-name="ce3"/>
        <table:table-row table:style-name="ro1">
          <table:table-cell office:value-type="string" calcext:value-type="string">
            <text:p>productNumber</text:p>
          </table:table-cell>
          <table:table-cell/>
          <table:table-cell office:value-type="string" calcext:value-type="string">
            <text:p>幾張圖</text:p>
          </table:table-cell>
          <table:table-cell office:value-type="string" calcext:value-type="string">
            <text:p>brandPic</text:p>
          </table:table-cell>
          <table:table-cell office:value-type="string" calcext:value-type="string">
            <text:p>productName</text:p>
          </table:table-cell>
          <table:table-cell office:value-type="string" calcext:value-type="string">
            <text:p>brandName</text:p>
          </table:table-cell>
          <table:table-cell table:number-columns-repeated="2" office:value-type="string" calcext:value-type="string">
            <text:p>discountPrice</text:p>
          </table:table-cell>
          <table:table-cell office:value-type="string" calcext:value-type="string">
            <text:p>originalPrice</text:p>
          </table:table-cell>
          <table:table-cell office:value-type="string" calcext:value-type="string">
            <text:p>readyToBuy</text:p>
          </table:table-cell>
          <table:table-cell office:value-type="string" calcext:value-type="string">
            <text:p>freeShipping</text:p>
          </table:table-cell>
          <table:table-cell office:value-type="string" calcext:value-type="string">
            <text:p>mark</text:p>
          </table:table-cell>
          <table:table-cell office:value-type="string" calcext:value-type="string">
            <text:p>discount</text:p>
          </table:table-cell>
          <table:table-cell office:value-type="string" calcext:value-type="string">
            <text:p>favorite</text:p>
          </table:table-cell>
          <table:table-cell office:value-type="string" calcext:value-type="string">
            <text:p>productSummery</text:p>
          </table:table-cell>
          <table:table-cell office:value-type="string" calcext:value-type="string">
            <text:p>material</text:p>
          </table:table-cell>
          <table:table-cell office:value-type="string" calcext:value-type="string">
            <text:p>madeBy</text:p>
          </table:table-cell>
          <table:table-cell office:value-type="string" calcext:value-type="string">
            <text:p>madeIn</text:p>
          </table:table-cell>
          <table:table-cell office:value-type="string" calcext:value-type="string">
            <text:p>specialty</text:p>
          </table:table-cell>
          <table:table-cell office:value-type="string" calcext:value-type="string">
            <text:p>InStock</text:p>
          </table:table-cell>
          <table:table-cell office:value-type="string" calcext:value-type="string">
            <text:p>beAdmired</text:p>
          </table:table-cell>
          <table:table-cell office:value-type="string" calcext:value-type="string">
            <text:p>sold</text:p>
          </table:table-cell>
          <table:table-cell office:value-type="string" calcext:value-type="string">
            <text:p>beCollected</text:p>
          </table:table-cell>
          <table:table-cell table:number-columns-repeated="999"/>
        </table:table-row>
        <table:table-row table:style-name="ro2">
          <table:table-cell office:value-type="float" office:value="1" calcext:value-type="float">
            <text:p>1</text:p>
          </table:table-cell>
          <table:table-cell table:formula="of:=0&amp;+0&amp;+[.A2]" office:value-type="string" office:string-value="001" calcext:value-type="string">
            <text:p>001</text:p>
          </table:table-cell>
          <table:table-cell office:value-type="float" office:value="4" calcext:value-type="float">
            <text:p>4</text:p>
          </table:table-cell>
          <table:table-cell office:value-type="string" calcext:value-type="string">
            <text:p>b001</text:p>
          </table:table-cell>
          <table:table-cell office:value-type="string" calcext:value-type="string">
            <text:p>日系清香香薰擴香竹條 Diffuser **三種新香味**</text:p>
          </table:table-cell>
          <table:table-cell office:value-type="string" calcext:value-type="string">
            <text:p>Esp.AGAPE - Perfume &amp; Fragrance</text:p>
          </table:table-cell>
          <table:table-cell office:value-type="float" office:value="639" calcext:value-type="float">
            <text:p>639</text:p>
          </table:table-cell>
          <table:table-cell table:formula="of:=[.I2]*[.M2]/100" office:value-type="float" office:value="0" calcext:value-type="float">
            <text:p>0</text:p>
          </table:table-cell>
          <table:table-cell office:value-type="float" office:value="635" calcext:value-type="float">
            <text:p>635</text:p>
          </table:table-cell>
          <table:table-cell office:value-type="float" office:value="63918" calcext:value-type="float">
            <text:p>63918</text:p>
          </table:table-cell>
          <table:table-cell table:number-columns-repeated="4"/>
          <table:table-cell table:style-name="ce7" office:value-type="string" calcext:value-type="string">
            <text:p>放在客廳，睡房都好香，可放超過6個月🎈 每種都超級好聞超級香！包裝清雅超適合送人😍</text:p>
          </table:table-cell>
          <table:table-cell table:style-name="Default" office:value-type="string" calcext:value-type="string">
            <text:p>精油</text:p>
          </table:table-cell>
          <table:table-cell table:style-name="Default" office:value-type="string" calcext:value-type="string">
            <text:p>機器製造</text:p>
          </table:table-cell>
          <table:table-cell table:style-name="Default" office:value-type="string" calcext:value-type="string">
            <text:p>香港</text:p>
          </table:table-cell>
          <table:table-cell table:style-name="ce7"/>
          <table:table-cell table:style-name="Default" office:value-type="float" office:value="10" calcext:value-type="float">
            <text:p>10</text:p>
          </table:table-cell>
          <table:table-cell table:style-name="Default" office:value-type="float" office:value="4287" calcext:value-type="float">
            <text:p>4287</text:p>
          </table:table-cell>
          <table:table-cell table:style-name="Default" office:value-type="float" office:value="34" calcext:value-type="float">
            <text:p>34</text:p>
          </table:table-cell>
          <table:table-cell table:style-name="Default" office:value-type="float" office:value="305" calcext:value-type="float">
            <text:p>305</text:p>
          </table:table-cell>
          <table:table-cell table:number-columns-repeated="999"/>
        </table:table-row>
        <table:table-row table:style-name="ro3">
          <table:table-cell office:value-type="float" office:value="2" calcext:value-type="float">
            <text:p>2</text:p>
          </table:table-cell>
          <table:table-cell table:formula="of:=0&amp;+0&amp;+[.A3]" office:value-type="string" office:string-value="002" calcext:value-type="string">
            <text:p>002</text:p>
          </table:table-cell>
          <table:table-cell office:value-type="float" office:value="2" calcext:value-type="float">
            <text:p>2</text:p>
          </table:table-cell>
          <table:table-cell office:value-type="string" calcext:value-type="string">
            <text:p>b002</text:p>
          </table:table-cell>
          <table:table-cell office:value-type="string" calcext:value-type="string">
            <text:p>Sweet Home 木製家用門牌 掛牌</text:p>
          </table:table-cell>
          <table:table-cell office:value-type="string" calcext:value-type="string">
            <text:p>Woody Madam</text:p>
          </table:table-cell>
          <table:table-cell/>
          <table:table-cell table:formula="of:=[.I3]*[.M3]/100" office:value-type="float" office:value="0" calcext:value-type="float">
            <text:p>0</text:p>
          </table:table-cell>
          <table:table-cell table:style-name="ce11" office:value-type="float" office:value="1245" calcext:value-type="float">
            <text:p>1245</text:p>
          </table:table-cell>
          <table:table-cell table:number-columns-repeated="5"/>
          <table:table-cell table:style-name="ce11" office:value-type="string" calcext:value-type="string">
            <text:p>為大門或房門增添溫暖，適合作新婚/入伙禮物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有提供客製服務 </text:p>
          </table:table-cell>
          <table:table-cell office:value-type="float" office:value="9" calcext:value-type="float">
            <text:p>9</text:p>
          </table:table-cell>
          <table:table-cell office:value-type="float" office:value="1711" calcext:value-type="float">
            <text:p>1711</text:p>
          </table:table-cell>
          <table:table-cell office:value-type="float" office:value="7" calcext:value-type="float">
            <text:p>7</text:p>
          </table:table-cell>
          <table:table-cell office:value-type="float" office:value="43" calcext:value-type="float">
            <text:p>43</text:p>
          </table:table-cell>
          <table:table-cell table:number-columns-repeated="999"/>
        </table:table-row>
        <table:table-row table:style-name="ro4">
          <table:table-cell office:value-type="float" office:value="3" calcext:value-type="float">
            <text:p>3</text:p>
          </table:table-cell>
          <table:table-cell table:formula="of:=0&amp;+0&amp;+[.A4]" office:value-type="string" office:string-value="003" calcext:value-type="string">
            <text:p>003</text:p>
          </table:table-cell>
          <table:table-cell office:value-type="float" office:value="2" calcext:value-type="float">
            <text:p>2</text:p>
          </table:table-cell>
          <table:table-cell office:value-type="string" calcext:value-type="string">
            <text:p>b003</text:p>
          </table:table-cell>
          <table:table-cell office:value-type="string" calcext:value-type="string">
            <text:p>【日本櫻花】200ml日本櫻花味藤枝香薰</text:p>
          </table:table-cell>
          <table:table-cell table:style-name="ce12" office:value-type="string" calcext:value-type="string">
            <text:p>The Candle Company </text:p>
          </table:table-cell>
          <table:table-cell table:style-name="ce11" office:value-type="float" office:value="1244" calcext:value-type="float">
            <text:p>1244</text:p>
          </table:table-cell>
          <table:table-cell table:formula="of:=[.I4]*[.M4]/100" office:value-type="float" office:value="1243.55" calcext:value-type="float">
            <text:p>1,244</text:p>
          </table:table-cell>
          <table:table-cell table:style-name="ce11" office:value-type="float" office:value="1309" calcext:value-type="float">
            <text:p>1309</text:p>
          </table:table-cell>
          <table:table-cell table:number-columns-repeated="2"/>
          <table:table-cell office:value-type="float" office:value="2" calcext:value-type="float">
            <text:p>2</text:p>
          </table:table-cell>
          <table:table-cell office:value-type="float" office:value="95" calcext:value-type="float">
            <text:p>95</text:p>
          </table:table-cell>
          <table:table-cell/>
          <table:table-cell table:style-name="ce12" office:value-type="string" calcext:value-type="string">
            <text:p>櫻花是日本人最喜歡既花。芬芳的小櫻花一年只會盛開幾星期，令人聯想生命短暫但美麗。 </text:p>
          </table:table-cell>
          <table:table-cell table:style-name="ce11" office:value-type="string" calcext:value-type="string">
            <text:p>環保材質 </text:p>
          </table:table-cell>
          <table:table-cell table:style-name="ce11" office:value-type="string" calcext:value-type="string">
            <text:p>機器製造 </text:p>
          </table:table-cell>
          <table:table-cell table:style-name="ce11" office:value-type="string" calcext:value-type="string">
            <text:p>香港 </text:p>
          </table:table-cell>
          <table:table-cell table:style-name="ce12" office:value-type="string" calcext:value-type="string">
            <text:p>有提供客製服務 </text:p>
          </table:table-cell>
          <table:table-cell office:value-type="float" office:value="10" calcext:value-type="float">
            <text:p>10</text:p>
          </table:table-cell>
          <table:table-cell office:value-type="float" office:value="1712" calcext:value-type="float">
            <text:p>1712</text:p>
          </table:table-cell>
          <table:table-cell office:value-type="float" office:value="8" calcext:value-type="float">
            <text:p>8</text:p>
          </table:table-cell>
          <table:table-cell office:value-type="float" office:value="44" calcext:value-type="float">
            <text:p>44</text:p>
          </table:table-cell>
          <table:table-cell table:number-columns-repeated="999"/>
        </table:table-row>
        <table:table-row table:style-name="ro2">
          <table:table-cell office:value-type="float" office:value="4" calcext:value-type="float">
            <text:p>4</text:p>
          </table:table-cell>
          <table:table-cell table:formula="of:=0&amp;+0&amp;+[.A5]" office:value-type="string" office:string-value="004" calcext:value-type="string">
            <text:p>004</text:p>
          </table:table-cell>
          <table:table-cell office:value-type="float" office:value="5" calcext:value-type="float">
            <text:p>5</text:p>
          </table:table-cell>
          <table:table-cell office:value-type="string" calcext:value-type="string">
            <text:p>b004</text:p>
          </table:table-cell>
          <table:table-cell office:value-type="string" calcext:value-type="string">
            <text:p>朵納香氛融蠟薰香燈系列</text:p>
          </table:table-cell>
          <table:table-cell office:value-type="string" calcext:value-type="string">
            <text:p>MH家居</text:p>
          </table:table-cell>
          <table:table-cell table:style-name="ce11" office:value-type="float" office:value="991" calcext:value-type="float">
            <text:p>991</text:p>
          </table:table-cell>
          <table:table-cell table:formula="of:=[.I5]*[.M5]/100" office:value-type="float" office:value="99.05" calcext:value-type="float">
            <text:p>99</text:p>
          </table:table-cell>
          <table:table-cell office:value-type="float" office:value="1415" calcext:value-type="float">
            <text:p>1415</text:p>
          </table:table-cell>
          <table:table-cell/>
          <table:table-cell office:value-type="float" office:value="1" calcext:value-type="float">
            <text:p>1</text:p>
          </table:table-cell>
          <table:table-cell/>
          <table:table-cell office:value-type="float" office:value="7" calcext:value-type="float">
            <text:p>7</text:p>
          </table:table-cell>
          <table:table-cell/>
          <table:table-cell table:style-name="ce12" office:value-type="string" calcext:value-type="string">
            <text:p><text:s/>➤ 韓國設計 安全無火香氛融蠟薰香燈 ➤ 台灣專屬電壓 免轉接頭 ➤ 亮度調節器 能調整光線明暗 </text:p>
          </table:table-cell>
          <table:table-cell office:value-type="string" calcext:value-type="string">
            <text:p>其他金屬</text:p>
          </table:table-cell>
          <table:table-cell office:value-type="string" calcext:value-type="string">
            <text:p>機器製造</text:p>
          </table:table-cell>
          <table:table-cell office:value-type="string" calcext:value-type="string">
            <text:p>中國大陸</text:p>
          </table:table-cell>
          <table:table-cell/>
          <table:table-cell office:value-type="float" office:value="10" calcext:value-type="float">
            <text:p>10</text:p>
          </table:table-cell>
          <table:table-cell office:value-type="float" office:value="330579" calcext:value-type="float">
            <text:p>330579</text:p>
          </table:table-cell>
          <table:table-cell office:value-type="float" office:value="1520" calcext:value-type="float">
            <text:p>1520</text:p>
          </table:table-cell>
          <table:table-cell office:value-type="float" office:value="20698" calcext:value-type="float">
            <text:p>20698</text:p>
          </table:table-cell>
          <table:table-cell table:number-columns-repeated="999"/>
        </table:table-row>
        <table:table-row table:style-name="ro5">
          <table:table-cell office:value-type="float" office:value="5" calcext:value-type="float">
            <text:p>5</text:p>
          </table:table-cell>
          <table:table-cell table:formula="of:=0&amp;+0&amp;+[.A6]" office:value-type="string" office:string-value="005" calcext:value-type="string">
            <text:p>005</text:p>
          </table:table-cell>
          <table:table-cell office:value-type="float" office:value="3" calcext:value-type="float">
            <text:p>3</text:p>
          </table:table-cell>
          <table:table-cell office:value-type="string" calcext:value-type="string">
            <text:p>b005</text:p>
          </table:table-cell>
          <table:table-cell office:value-type="string" calcext:value-type="string">
            <text:p>【香氛禮盒】Carroll &amp; Chan手工香氛蜂蠟蠟燭套裝</text:p>
          </table:table-cell>
          <table:table-cell table:style-name="ce12" office:value-type="string" calcext:value-type="string">
            <text:p>The Candle Company </text:p>
          </table:table-cell>
          <table:table-cell office:value-type="float" office:value="969" calcext:value-type="float">
            <text:p>969</text:p>
          </table:table-cell>
          <table:table-cell table:formula="of:=[.I6]*[.M6]/100" office:value-type="float" office:value="968.05" calcext:value-type="float">
            <text:p>968</text:p>
          </table:table-cell>
          <table:table-cell office:value-type="float" office:value="1019" calcext:value-type="float">
            <text:p>1019</text:p>
          </table:table-cell>
          <table:table-cell table:number-columns-repeated="2"/>
          <table:table-cell office:value-type="float" office:value="1" calcext:value-type="float">
            <text:p>1</text:p>
          </table:table-cell>
          <table:table-cell office:value-type="float" office:value="95" calcext:value-type="float">
            <text:p>95</text:p>
          </table:table-cell>
          <table:table-cell/>
          <table:table-cell table:style-name="ce11" office:value-type="string" calcext:value-type="string">
            <text:p>商品為隨機3款香味。 套裝內包括3款迷你杯裝蜂蠟蠟燭。 </text:p>
          </table:table-cell>
          <table:table-cell table:style-name="ce11" office:value-type="string" calcext:value-type="string">
            <text:p>環保材質 </text:p>
          </table:table-cell>
          <table:table-cell table:style-name="Default" office:value-type="string" calcext:value-type="string">
            <text:p>手工製造</text:p>
          </table:table-cell>
          <table:table-cell table:style-name="Default" office:value-type="string" calcext:value-type="string">
            <text:p>香港</text:p>
          </table:table-cell>
          <table:table-cell table:style-name="ce7" office:value-type="string" calcext:value-type="string">
            <text:p>Pinkoi獨家販售</text:p>
          </table:table-cell>
          <table:table-cell table:style-name="Default" office:value-type="float" office:value="9" calcext:value-type="float">
            <text:p>9</text:p>
          </table:table-cell>
          <table:table-cell table:style-name="Default" office:value-type="float" office:value="1099" calcext:value-type="float">
            <text:p>1099</text:p>
          </table:table-cell>
          <table:table-cell table:style-name="Default" office:value-type="float" office:value="1" calcext:value-type="float">
            <text:p>1</text:p>
          </table:table-cell>
          <table:table-cell table:style-name="Default" office:value-type="float" office:value="35" calcext:value-type="float">
            <text:p>35</text:p>
          </table:table-cell>
          <table:table-cell/>
          <table:table-cell table:style-name="Default" table:number-columns-repeated="2"/>
          <table:table-cell table:number-columns-repeated="996"/>
        </table:table-row>
        <table:table-row table:style-name="ro3">
          <table:table-cell office:value-type="float" office:value="6" calcext:value-type="float">
            <text:p>6</text:p>
          </table:table-cell>
          <table:table-cell table:formula="of:=0&amp;+0&amp;+[.A7]" office:value-type="string" office:string-value="006" calcext:value-type="string">
            <text:p>006</text:p>
          </table:table-cell>
          <table:table-cell office:value-type="float" office:value="3" calcext:value-type="float">
            <text:p>3</text:p>
          </table:table-cell>
          <table:table-cell office:value-type="string" calcext:value-type="string">
            <text:p>b006</text:p>
          </table:table-cell>
          <table:table-cell office:value-type="string" calcext:value-type="string">
            <text:p>Usagyuuun 雨衣小突兔玩偶</text:p>
          </table:table-cell>
          <table:table-cell office:value-type="string" calcext:value-type="string">
            <text:p>Q Friends</text:p>
          </table:table-cell>
          <table:table-cell/>
          <table:table-cell table:formula="of:=[.I7]*[.M7]/100" office:value-type="float" office:value="0" calcext:value-type="float">
            <text:p>0</text:p>
          </table:table-cell>
          <table:table-cell office:value-type="float" office:value="1080" calcext:value-type="float">
            <text:p>1080</text:p>
          </table:table-cell>
          <table:table-cell table:number-columns-repeated="5"/>
          <table:table-cell table:style-name="ce11" office:value-type="string" calcext:value-type="string">
            <text:p>Usagyuuun 偵探小突兔玩偶 含放大鏡 </text:p>
          </table:table-cell>
          <table:table-cell table:style-name="ce11" office:value-type="string" calcext:value-type="string">
            <text:p>聚酯纖維 </text:p>
          </table:table-cell>
          <table:table-cell table:style-name="ce11" office:value-type="string" calcext:value-type="string">
            <text:p>機器製造 </text:p>
          </table:table-cell>
          <table:table-cell table:style-name="ce11" office:value-type="string" calcext:value-type="string">
            <text:p>泰國 </text:p>
          </table:table-cell>
          <table:table-cell table:style-name="ce7" office:value-type="string" calcext:value-type="string">
            <text:p>Pinkoi獨家販售</text:p>
          </table:table-cell>
          <table:table-cell office:value-type="float" office:value="10" calcext:value-type="float">
            <text:p>10</text:p>
          </table:table-cell>
          <table:table-cell office:value-type="float" office:value="6136" calcext:value-type="float">
            <text:p>6136</text:p>
          </table:table-cell>
          <table:table-cell office:value-type="float" office:value="47" calcext:value-type="float">
            <text:p>47</text:p>
          </table:table-cell>
          <table:table-cell office:value-type="float" office:value="126" calcext:value-type="float">
            <text:p>126</text:p>
          </table:table-cell>
          <table:table-cell table:number-columns-repeated="999"/>
        </table:table-row>
        <table:table-row table:style-name="ro6">
          <table:table-cell office:value-type="float" office:value="7" calcext:value-type="float">
            <text:p>7</text:p>
          </table:table-cell>
          <table:table-cell table:formula="of:=0&amp;+0&amp;+[.A8]" office:value-type="string" office:string-value="007" calcext:value-type="string">
            <text:p>007</text:p>
          </table:table-cell>
          <table:table-cell office:value-type="float" office:value="6" calcext:value-type="float">
            <text:p>6</text:p>
          </table:table-cell>
          <table:table-cell office:value-type="string" calcext:value-type="string">
            <text:p>b007</text:p>
          </table:table-cell>
          <table:table-cell table:style-name="ce7" office:value-type="string" calcext:value-type="string">
            <text:p>KATOMOKU muku clock 13 山毛櫸(km-104NA) 掛鐘 日本製造</text:p>
          </table:table-cell>
          <table:table-cell office:value-type="string" calcext:value-type="string">
            <text:p>katomoku</text:p>
          </table:table-cell>
          <table:table-cell/>
          <table:table-cell table:formula="of:=[.I8]*[.M8]/100" office:value-type="float" office:value="0" calcext:value-type="float">
            <text:p>0</text:p>
          </table:table-cell>
          <table:table-cell table:style-name="ce11" office:value-type="float" office:value="2775" calcext:value-type="float">
            <text:p>2775</text:p>
          </table:table-cell>
          <table:table-cell/>
          <table:table-cell office:value-type="float" office:value="1" calcext:value-type="float">
            <text:p>1</text:p>
          </table:table-cell>
          <table:table-cell table:number-columns-repeated="3"/>
          <table:table-cell table:style-name="ce11" office:value-type="string" calcext:value-type="string">
            <text:p>這是一種將歐洲山毛櫸用作木製框架的壁鐘。 簡單的設計非常適合任何房間。 這是在日本的木工工廠手工製作的。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日本 </text:p>
          </table:table-cell>
          <table:table-cell/>
          <table:table-cell office:value-type="float" office:value="5" calcext:value-type="float">
            <text:p>5</text:p>
          </table:table-cell>
          <table:table-cell table:style-name="Default" office:value-type="float" office:value="1776" calcext:value-type="float">
            <text:p>1776</text:p>
          </table:table-cell>
          <table:table-cell office:value-type="float" office:value="12" calcext:value-type="float">
            <text:p>12</text:p>
          </table:table-cell>
          <table:table-cell office:value-type="float" office:value="85" calcext:value-type="float">
            <text:p>85</text:p>
          </table:table-cell>
          <table:table-cell table:number-columns-repeated="999"/>
        </table:table-row>
        <table:table-row table:style-name="ro2">
          <table:table-cell office:value-type="float" office:value="8" calcext:value-type="float">
            <text:p>8</text:p>
          </table:table-cell>
          <table:table-cell table:number-columns-repeated="3"/>
          <table:table-cell office:value-type="string" calcext:value-type="string">
            <text:p>多孔設計收線器/電線收納/交換禮物/畢業禮物</text:p>
          </table:table-cell>
          <table:table-cell table:number-columns-repeated="2"/>
          <table:table-cell table:formula="of:=[.I9]*[.M9]/100" office:value-type="float" office:value="0" calcext:value-type="float">
            <text:p>0</text:p>
          </table:table-cell>
          <table:table-cell table:style-name="ce11" office:value-type="float" office:value="108" calcext:value-type="float">
            <text:p>108</text:p>
          </table:table-cell>
          <table:table-cell table:number-columns-repeated="5"/>
          <table:table-cell table:style-name="ce12" office:value-type="string" calcext:value-type="string">
            <text:p>輕鬆整理桌面的各式線材，耳機、傳輸線、電線等線材收納 細緻孔洞防掉設計，3M背膠黏性穩定不易殘膠!</text:p>
          </table:table-cell>
          <table:table-cell table:style-name="ce11"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table:number-columns-repeated="4"/>
          <table:table-cell table:number-columns-repeated="999"/>
        </table:table-row>
        <table:table-row table:style-name="ro2">
          <table:table-cell office:value-type="float" office:value="9" calcext:value-type="float">
            <text:p>9</text:p>
          </table:table-cell>
          <table:table-cell table:formula="of:=0&amp;+0&amp;+[.A10]" office:value-type="string" office:string-value="009" calcext:value-type="string">
            <text:p>009</text:p>
          </table:table-cell>
          <table:table-cell office:value-type="float" office:value="3" calcext:value-type="float">
            <text:p>3</text:p>
          </table:table-cell>
          <table:table-cell office:value-type="string" calcext:value-type="string">
            <text:p>b009</text:p>
          </table:table-cell>
          <table:table-cell office:value-type="string" calcext:value-type="string">
            <text:p>【防疫免運團購組合】檸檬清潔噴霧5入</text:p>
          </table:table-cell>
          <table:table-cell office:value-type="string" calcext:value-type="string">
            <text:p>小草 作 Grassphere</text:p>
          </table:table-cell>
          <table:table-cell table:style-name="ce11" office:value-type="float" office:value="1000" calcext:value-type="float">
            <text:p>1000</text:p>
          </table:table-cell>
          <table:table-cell table:formula="of:=[.I10]*[.M10]/100" office:value-type="float" office:value="0" calcext:value-type="float">
            <text:p>0</text:p>
          </table:table-cell>
          <table:table-cell table:style-name="ce11" office:value-type="float" office:value="1492" calcext:value-type="float">
            <text:p>1492</text:p>
          </table:table-cell>
          <table:table-cell/>
          <table:table-cell office:value-type="float" office:value="1" calcext:value-type="float">
            <text:p>1</text:p>
          </table:table-cell>
          <table:table-cell table:number-columns-repeated="3"/>
          <table:table-cell table:style-name="ce12" office:value-type="string" calcext:value-type="string">
            <text:p>【防疫必備｜檸檬清潔噴霧5入免運組合】以台灣香水檸檬果皮萃取出100%天然精油，搭配75%酒精，製作出具有水果清香的清潔噴霧，零甘油配方讓日常防護更清爽不黏膩，無化學香料讓皮膚不會過敏。讓你的日常防護，不只清潔，更加清爽。 </text:p>
          </table:table-cell>
          <table:table-cell table:style-name="ce11" office:value-type="string" calcext:value-type="string">
            <text:p>玻璃 </text:p>
          </table:table-cell>
          <table:table-cell table:style-name="ce11" office:value-type="string" calcext:value-type="string">
            <text:p>機器製造 </text:p>
          </table:table-cell>
          <table:table-cell table:style-name="ce11" office:value-type="string" calcext:value-type="string">
            <text:p>台灣 </text:p>
          </table:table-cell>
          <table:table-cell/>
          <table:table-cell table:style-name="ce11" office:value-type="float" office:value="10" calcext:value-type="float">
            <text:p>10</text:p>
          </table:table-cell>
          <table:table-cell table:style-name="ce11" office:value-type="float" office:value="7727" calcext:value-type="float">
            <text:p>7727</text:p>
          </table:table-cell>
          <table:table-cell table:style-name="ce11" office:value-type="float" office:value="117" calcext:value-type="float">
            <text:p>117</text:p>
          </table:table-cell>
          <table:table-cell table:style-name="ce11" office:value-type="float" office:value="380" calcext:value-type="float">
            <text:p>380</text:p>
          </table:table-cell>
          <table:table-cell table:number-columns-repeated="999"/>
        </table:table-row>
        <table:table-row table:style-name="ro2">
          <table:table-cell office:value-type="float" office:value="10" calcext:value-type="float">
            <text:p>10</text:p>
          </table:table-cell>
          <table:table-cell table:formula="of:=0&amp;+0&amp;+[.A11]" office:value-type="string" office:string-value="0010" calcext:value-type="string">
            <text:p>0010</text:p>
          </table:table-cell>
          <table:table-cell office:value-type="float" office:value="4" calcext:value-type="float">
            <text:p>4</text:p>
          </table:table-cell>
          <table:table-cell office:value-type="string" calcext:value-type="string">
            <text:p>b010</text:p>
          </table:table-cell>
          <table:table-cell office:value-type="string" calcext:value-type="string">
            <text:p>現貨供應 | 正負零 XQS-Z710 12吋輕巧電風扇-黃色</text:p>
          </table:table-cell>
          <table:table-cell office:value-type="string" calcext:value-type="string">
            <text:p>±0 正負零</text:p>
          </table:table-cell>
          <table:table-cell/>
          <table:table-cell table:formula="of:=[.I11]*[.M11]/100" office:value-type="float" office:value="0" calcext:value-type="float">
            <text:p>0</text:p>
          </table:table-cell>
          <table:table-cell table:style-name="ce11" office:value-type="float" office:value="1990" calcext:value-type="float">
            <text:p>1990</text:p>
          </table:table-cell>
          <table:table-cell table:number-columns-repeated="5"/>
          <table:table-cell office:value-type="string" calcext:value-type="string">
            <text:p>｜恰到好處的舒適 ｜操作簡單易懂 ｜體積小風量卻毫不遜色 ｜遙控器內建磁鐵設計 ｜四段風速與便利的定時功能</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style-name="ce12" office:value-type="string" calcext:value-type="string">
            <text:p>得獎設計 </text:p>
          </table:table-cell>
          <table:table-cell table:style-name="ce11" office:value-type="float" office:value="10" calcext:value-type="float">
            <text:p>10</text:p>
          </table:table-cell>
          <table:table-cell table:style-name="ce11" office:value-type="float" office:value="31053" calcext:value-type="float">
            <text:p>31053</text:p>
          </table:table-cell>
          <table:table-cell table:style-name="ce11" office:value-type="float" office:value="118" calcext:value-type="float">
            <text:p>118</text:p>
          </table:table-cell>
          <table:table-cell table:style-name="ce11" office:value-type="float" office:value="381" calcext:value-type="float">
            <text:p>381</text:p>
          </table:table-cell>
          <table:table-cell table:number-columns-repeated="999"/>
        </table:table-row>
        <table:table-row table:style-name="ro2">
          <table:table-cell office:value-type="float" office:value="11" calcext:value-type="float">
            <text:p>11</text:p>
          </table:table-cell>
          <table:table-cell table:formula="of:=0&amp;+0&amp;+[.A12]" office:value-type="string" office:string-value="0011" calcext:value-type="string">
            <text:p>0011</text:p>
          </table:table-cell>
          <table:table-cell office:value-type="float" office:value="3" calcext:value-type="float">
            <text:p>3</text:p>
          </table:table-cell>
          <table:table-cell office:value-type="string" calcext:value-type="string">
            <text:p>b011</text:p>
          </table:table-cell>
          <table:table-cell office:value-type="string" calcext:value-type="string">
            <text:p>防疫幫手 |日本BRUNO手持掛燙機熨斗(尼羅河藍)</text:p>
          </table:table-cell>
          <table:table-cell table:style-name="ce8" office:value-type="string" calcext:value-type="string">
            <text:p>BRUNO</text:p>
          </table:table-cell>
          <table:table-cell/>
          <table:table-cell table:formula="of:=[.I12]*[.M12]/100" office:value-type="float" office:value="0" calcext:value-type="float">
            <text:p>0</text:p>
          </table:table-cell>
          <table:table-cell table:style-name="ce11" office:value-type="float" office:value="1980" calcext:value-type="float">
            <text:p>1980</text:p>
          </table:table-cell>
          <table:table-cell/>
          <table:table-cell office:value-type="float" office:value="1" calcext:value-type="float">
            <text:p>1</text:p>
          </table:table-cell>
          <table:table-cell table:number-columns-repeated="3"/>
          <table:table-cell office:value-type="string" calcext:value-type="string">
            <text:p>迅速撫平皺褶 輕盈省力，品味BRUNO Style的生活 25秒快速預熱 體面出門不匆忙 輕量x直覺 符合人體工學 130ml大水箱 3件襯衫整燙一氣呵成 7蒸氣孔x2種模式 輕鬆撫平皺褶 99%殺菌率 殺菌除味2in1，2種配件</text:p>
          </table:table-cell>
          <table:table-cell table:style-name="ce11"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2" calcext:value-type="float">
            <text:p>2</text:p>
          </table:table-cell>
          <table:table-cell table:style-name="ce11" office:value-type="float" office:value="31054" calcext:value-type="float">
            <text:p>31054</text:p>
          </table:table-cell>
          <table:table-cell table:style-name="ce11" office:value-type="float" office:value="119" calcext:value-type="float">
            <text:p>119</text:p>
          </table:table-cell>
          <table:table-cell table:style-name="ce11" office:value-type="float" office:value="382" calcext:value-type="float">
            <text:p>382</text:p>
          </table:table-cell>
          <table:table-cell table:number-columns-repeated="999"/>
        </table:table-row>
        <table:table-row table:style-name="ro2">
          <table:table-cell office:value-type="float" office:value="12" calcext:value-type="float">
            <text:p>12</text:p>
          </table:table-cell>
          <table:table-cell table:formula="of:=0&amp;+0&amp;+[.A13]" office:value-type="string" office:string-value="0012" calcext:value-type="string">
            <text:p>0012</text:p>
          </table:table-cell>
          <table:table-cell office:value-type="float" office:value="3" calcext:value-type="float">
            <text:p>3</text:p>
          </table:table-cell>
          <table:table-cell office:value-type="string" calcext:value-type="string">
            <text:p>b012</text:p>
          </table:table-cell>
          <table:table-cell table:style-name="ce3" office:value-type="string" calcext:value-type="string">
            <text:p>可愛貓腳 口罩收納盒 家用大容量多功能雜物收納盒</text:p>
          </table:table-cell>
          <table:table-cell office:value-type="string" calcext:value-type="string">
            <text:p>空之喵喵 | Operated by Pinkoi</text:p>
          </table:table-cell>
          <table:table-cell/>
          <table:table-cell table:formula="of:=[.I13]*[.M13]/100" office:value-type="float" office:value="0" calcext:value-type="float">
            <text:p>0</text:p>
          </table:table-cell>
          <table:table-cell table:style-name="ce11" office:value-type="float" office:value="609" calcext:value-type="float">
            <text:p>609</text:p>
          </table:table-cell>
          <table:table-cell table:number-columns-repeated="4"/>
          <table:table-cell table:style-name="Default"/>
          <table:table-cell office:value-type="string" calcext:value-type="string">
            <text:p>可愛貓腳 口罩收納盒 家用大容量多功能雜物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3" calcext:value-type="float">
            <text:p>3</text:p>
          </table:table-cell>
          <table:table-cell table:style-name="ce11" office:value-type="float" office:value="31055" calcext:value-type="float">
            <text:p>31055</text:p>
          </table:table-cell>
          <table:table-cell table:style-name="ce11" office:value-type="float" office:value="120" calcext:value-type="float">
            <text:p>120</text:p>
          </table:table-cell>
          <table:table-cell table:style-name="ce11" office:value-type="float" office:value="383" calcext:value-type="float">
            <text:p>383</text:p>
          </table:table-cell>
          <table:table-cell table:number-columns-repeated="999"/>
        </table:table-row>
        <table:table-row table:style-name="ro2">
          <table:table-cell office:value-type="float" office:value="13" calcext:value-type="float">
            <text:p>13</text:p>
          </table:table-cell>
          <table:table-cell table:formula="of:=0&amp;+0&amp;+[.A14]" office:value-type="string" office:string-value="0013" calcext:value-type="string">
            <text:p>0013</text:p>
          </table:table-cell>
          <table:table-cell office:value-type="float" office:value="3" calcext:value-type="float">
            <text:p>3</text:p>
          </table:table-cell>
          <table:table-cell office:value-type="string" calcext:value-type="string">
            <text:p>b013</text:p>
          </table:table-cell>
          <table:table-cell office:value-type="string" calcext:value-type="string">
            <text:p>+O家窩 面寬13CM舒納層疊透窗可調式分隔抽屜箱-7格-3入</text:p>
          </table:table-cell>
          <table:table-cell office:value-type="string" calcext:value-type="string">
            <text:p>+O 家窩</text:p>
          </table:table-cell>
          <table:table-cell table:style-name="ce11" office:value-type="float" office:value="878" calcext:value-type="float">
            <text:p>878</text:p>
          </table:table-cell>
          <table:table-cell table:formula="of:=[.I14]*[.M14]/100" office:value-type="float" office:value="0" calcext:value-type="float">
            <text:p>0</text:p>
          </table:table-cell>
          <table:table-cell table:style-name="ce11" office:value-type="float" office:value="1290" calcext:value-type="float">
            <text:p>1290</text:p>
          </table:table-cell>
          <table:table-cell table:number-columns-repeated="5"/>
          <table:table-cell table:style-name="ce12" office:value-type="string" calcext:value-type="string">
            <text:p>衣櫃、系統櫃畸零空間救星，可與同系列不同面寬搭配層疊，7格分類格，隔板可自由調整寬度，適合放男士領帶或成人/兒童內褲，抽屜附防落卡扣，使用更加安全</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table-cell office:value-type="float" office:value="4" calcext:value-type="float">
            <text:p>4</text:p>
          </table:table-cell>
          <table:table-cell table:style-name="ce11" office:value-type="float" office:value="31056" calcext:value-type="float">
            <text:p>31056</text:p>
          </table:table-cell>
          <table:table-cell table:style-name="ce11" office:value-type="float" office:value="121" calcext:value-type="float">
            <text:p>121</text:p>
          </table:table-cell>
          <table:table-cell table:style-name="ce11" office:value-type="float" office:value="384" calcext:value-type="float">
            <text:p>384</text:p>
          </table:table-cell>
          <table:table-cell table:number-columns-repeated="999"/>
        </table:table-row>
        <table:table-row table:style-name="ro2">
          <table:table-cell office:value-type="float" office:value="14" calcext:value-type="float">
            <text:p>14</text:p>
          </table:table-cell>
          <table:table-cell table:formula="of:=0&amp;+0&amp;+[.A15]" office:value-type="string" office:string-value="0014" calcext:value-type="string">
            <text:p>0014</text:p>
          </table:table-cell>
          <table:table-cell office:value-type="float" office:value="3" calcext:value-type="float">
            <text:p>3</text:p>
          </table:table-cell>
          <table:table-cell office:value-type="string" calcext:value-type="string">
            <text:p>b014</text:p>
          </table:table-cell>
          <table:table-cell office:value-type="string" calcext:value-type="string">
            <text:p>向日葵學士帽牛皮花束 乾燥花 不凋花 畢業禮物 畢業花束 送禮</text:p>
          </table:table-cell>
          <table:table-cell office:value-type="string" calcext:value-type="string">
            <text:p>WANYI 玩藝花坊</text:p>
          </table:table-cell>
          <table:table-cell office:value-type="float" office:value="160" calcext:value-type="float">
            <text:p>160</text:p>
          </table:table-cell>
          <table:table-cell table:formula="of:=[.I15]*[.M15]/100" office:value-type="float" office:value="16" calcext:value-type="float">
            <text:p>16</text:p>
          </table:table-cell>
          <table:table-cell office:value-type="float" office:value="400" calcext:value-type="float">
            <text:p>400</text:p>
          </table:table-cell>
          <table:table-cell table:number-columns-repeated="3"/>
          <table:table-cell office:value-type="float" office:value="4" calcext:value-type="float">
            <text:p>4</text:p>
          </table:table-cell>
          <table:table-cell/>
          <table:table-cell office:value-type="string" calcext:value-type="string">
            <text:p>韓國流行的高仿真向日葵 質感非常好! 永恆的向日葵搭配學士帽還有經典的牛皮紙 附上畢業快樂小卡 直接為您送上祝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5" calcext:value-type="float">
            <text:p>5</text:p>
          </table:table-cell>
          <table:table-cell table:style-name="ce11" office:value-type="float" office:value="31057" calcext:value-type="float">
            <text:p>31057</text:p>
          </table:table-cell>
          <table:table-cell table:style-name="ce11" office:value-type="float" office:value="122" calcext:value-type="float">
            <text:p>122</text:p>
          </table:table-cell>
          <table:table-cell table:style-name="ce11" office:value-type="float" office:value="385" calcext:value-type="float">
            <text:p>385</text:p>
          </table:table-cell>
          <table:table-cell table:number-columns-repeated="999"/>
        </table:table-row>
        <table:table-row table:style-name="ro2">
          <table:table-cell office:value-type="float" office:value="15" calcext:value-type="float">
            <text:p>15</text:p>
          </table:table-cell>
          <table:table-cell table:formula="of:=0&amp;+0&amp;+[.A16]" office:value-type="string" office:string-value="0015" calcext:value-type="string">
            <text:p>0015</text:p>
          </table:table-cell>
          <table:table-cell office:value-type="float" office:value="3" calcext:value-type="float">
            <text:p>3</text:p>
          </table:table-cell>
          <table:table-cell office:value-type="string" calcext:value-type="string">
            <text:p>b015</text:p>
          </table:table-cell>
          <table:table-cell office:value-type="string" calcext:value-type="string">
            <text:p>香氛蠟燭 150g | 16種香調選擇 | 香薰 新年禮物 交換</text:p>
          </table:table-cell>
          <table:table-cell office:value-type="string" calcext:value-type="string">
            <text:p>fragrance house</text:p>
          </table:table-cell>
          <table:table-cell/>
          <table:table-cell table:formula="of:=[.I16]*[.M16]/100" office:value-type="float" office:value="0" calcext:value-type="float">
            <text:p>0</text:p>
          </table:table-cell>
          <table:table-cell office:value-type="float" office:value="525" calcext:value-type="float">
            <text:p>525</text:p>
          </table:table-cell>
          <table:table-cell table:number-columns-repeated="5"/>
          <table:table-cell office:value-type="string" calcext:value-type="string">
            <text:p>150克。燃點時間: ~14 小時。燃點時讓整個表面溶成液體。每次燃點不超過3小時燃點時玻璃杯會產生高溫。避免接觸眼睛及皮膚。確保燃點中的蠟燭在視線範圍內及遠離孩童。</text:p>
          </table:table-cell>
          <table:table-cell table:style-name="ce11" office:value-type="string" calcext:value-type="string">
            <text:p>玻璃 </text:p>
          </table:table-cell>
          <table:table-cell table:style-name="Default" office:value-type="string" calcext:value-type="string">
            <text:p>手工製造</text:p>
          </table:table-cell>
          <table:table-cell table:style-name="ce11" office:value-type="string" calcext:value-type="string">
            <text:p>香港 </text:p>
          </table:table-cell>
          <table:table-cell/>
          <table:table-cell office:value-type="float" office:value="6" calcext:value-type="float">
            <text:p>6</text:p>
          </table:table-cell>
          <table:table-cell table:style-name="ce11" office:value-type="float" office:value="31058" calcext:value-type="float">
            <text:p>31058</text:p>
          </table:table-cell>
          <table:table-cell table:style-name="ce11" office:value-type="float" office:value="123" calcext:value-type="float">
            <text:p>123</text:p>
          </table:table-cell>
          <table:table-cell table:style-name="ce11" office:value-type="float" office:value="386" calcext:value-type="float">
            <text:p>386</text:p>
          </table:table-cell>
          <table:table-cell table:number-columns-repeated="999"/>
        </table:table-row>
        <table:table-row table:style-name="ro2">
          <table:table-cell office:value-type="float" office:value="16" calcext:value-type="float">
            <text:p>16</text:p>
          </table:table-cell>
          <table:table-cell table:formula="of:=0&amp;+0&amp;+[.A17]" office:value-type="string" office:string-value="0016" calcext:value-type="string">
            <text:p>0016</text:p>
          </table:table-cell>
          <table:table-cell office:value-type="float" office:value="3" calcext:value-type="float">
            <text:p>3</text:p>
          </table:table-cell>
          <table:table-cell office:value-type="string" calcext:value-type="string">
            <text:p>b016</text:p>
          </table:table-cell>
          <table:table-cell office:value-type="string" calcext:value-type="string">
            <text:p>精油睡眠噴霧套裝10ml*3</text:p>
          </table:table-cell>
          <table:table-cell office:value-type="string" calcext:value-type="string">
            <text:p>Sleepy me</text:p>
          </table:table-cell>
          <table:table-cell office:value-type="float" office:value="693" calcext:value-type="float">
            <text:p>693</text:p>
          </table:table-cell>
          <table:table-cell table:formula="of:=[.I17]*[.M17]/100" office:value-type="float" office:value="0" calcext:value-type="float">
            <text:p>0</text:p>
          </table:table-cell>
          <table:table-cell office:value-type="float" office:value="990" calcext:value-type="float">
            <text:p>990</text:p>
          </table:table-cell>
          <table:table-cell table:number-columns-repeated="5"/>
          <table:table-cell office:value-type="string" calcext:value-type="string">
            <text:p>LOST / RELEASE / EMBRACE 三種睡眠噴霧組合</text:p>
          </table:table-cell>
          <table:table-cell table:style-name="ce11"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table-cell office:value-type="float" office:value="7" calcext:value-type="float">
            <text:p>7</text:p>
          </table:table-cell>
          <table:table-cell table:style-name="ce11" office:value-type="float" office:value="31059" calcext:value-type="float">
            <text:p>31059</text:p>
          </table:table-cell>
          <table:table-cell table:style-name="ce11" office:value-type="float" office:value="124" calcext:value-type="float">
            <text:p>124</text:p>
          </table:table-cell>
          <table:table-cell table:style-name="ce11" office:value-type="float" office:value="387" calcext:value-type="float">
            <text:p>387</text:p>
          </table:table-cell>
          <table:table-cell table:number-columns-repeated="999"/>
        </table:table-row>
        <table:table-row table:style-name="ro2">
          <table:table-cell office:value-type="float" office:value="17" calcext:value-type="float">
            <text:p>17</text:p>
          </table:table-cell>
          <table:table-cell table:formula="of:=0&amp;+0&amp;+[.A18]" office:value-type="string" office:string-value="0017" calcext:value-type="string">
            <text:p>0017</text:p>
          </table:table-cell>
          <table:table-cell office:value-type="float" office:value="4" calcext:value-type="float">
            <text:p>4</text:p>
          </table:table-cell>
          <table:table-cell office:value-type="string" calcext:value-type="string">
            <text:p>b017</text:p>
          </table:table-cell>
          <table:table-cell office:value-type="string" calcext:value-type="string">
            <text:p>Vana Candles 幾何款香氛蠟燭暖燈 新品共4色 送蠟燭!!</text:p>
          </table:table-cell>
          <table:table-cell office:value-type="string" calcext:value-type="string">
            <text:p>Vana Candles</text:p>
          </table:table-cell>
          <table:table-cell/>
          <table:table-cell table:formula="of:=[.I18]*[.M18]/100" office:value-type="float" office:value="0" calcext:value-type="float">
            <text:p>0</text:p>
          </table:table-cell>
          <table:table-cell office:value-type="float" office:value="1990" calcext:value-type="float">
            <text:p>1990</text:p>
          </table:table-cell>
          <table:table-cell table:number-columns-repeated="5"/>
          <table:table-cell office:value-type="string" calcext:value-type="string">
            <text:p>幾何款香氛蠟燭暖燈，品牌首次推出春夏粉嫩色系，主打年輕小資市場，簡單俐落的金屬暖燈外型，由線條、幾何等元素勾勒，適合現代小坪數居家空間的暖燈提案。金屬材質輕量且耐用，適合香氛蠟燭暖燈新手入門！</text:p>
          </table:table-cell>
          <table:table-cell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中國大陸 </text:p>
          </table:table-cell>
          <table:table-cell/>
          <table:table-cell office:value-type="float" office:value="8" calcext:value-type="float">
            <text:p>8</text:p>
          </table:table-cell>
          <table:table-cell/>
          <table:table-cell table:style-name="ce11" office:value-type="float" office:value="125" calcext:value-type="float">
            <text:p>125</text:p>
          </table:table-cell>
          <table:table-cell table:style-name="ce11" office:value-type="float" office:value="388" calcext:value-type="float">
            <text:p>388</text:p>
          </table:table-cell>
          <table:table-cell table:number-columns-repeated="999"/>
        </table:table-row>
        <table:table-row table:style-name="ro2">
          <table:table-cell office:value-type="float" office:value="18" calcext:value-type="float">
            <text:p>18</text:p>
          </table:table-cell>
          <table:table-cell table:formula="of:=0&amp;+0&amp;+[.A19]" office:value-type="string" office:string-value="0018" calcext:value-type="string">
            <text:p>0018</text:p>
          </table:table-cell>
          <table:table-cell office:value-type="float" office:value="3" calcext:value-type="float">
            <text:p>3</text:p>
          </table:table-cell>
          <table:table-cell office:value-type="string" calcext:value-type="string">
            <text:p>b018</text:p>
          </table:table-cell>
          <table:table-cell office:value-type="string" calcext:value-type="string">
            <text:p>【pinkoi嚴選】龜背芋 水泥盆栽 盆栽 淨化空氣 畢業禮物 開幕送</text:p>
          </table:table-cell>
          <table:table-cell office:value-type="string" calcext:value-type="string">
            <text:p>VIC WANG</text:p>
          </table:table-cell>
          <table:table-cell/>
          <table:table-cell table:formula="of:=[.I19]*[.M19]/100" office:value-type="float" office:value="0" calcext:value-type="float">
            <text:p>0</text:p>
          </table:table-cell>
          <table:table-cell table:style-name="ce11" office:value-type="float" office:value="350" calcext:value-type="float">
            <text:p>350</text:p>
          </table:table-cell>
          <table:table-cell table:number-columns-repeated="5"/>
          <table:table-cell table:style-name="Default" office:value-type="string" calcext:value-type="string">
            <text:p>觀葉植物界的網紅- 龜背芋 Monstera deliciosa，由設計師親自挑選的植栽。小巧的尺寸、好照顧的特性是放在家中桌面裝飾、辦公空間增添綠意、質感的好選擇，療癒您的身心靈。</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26" calcext:value-type="float">
            <text:p>126</text:p>
          </table:table-cell>
          <table:table-cell table:style-name="ce11" office:value-type="float" office:value="389" calcext:value-type="float">
            <text:p>389</text:p>
          </table:table-cell>
          <table:table-cell table:number-columns-repeated="999"/>
        </table:table-row>
        <table:table-row table:style-name="ro2">
          <table:table-cell office:value-type="float" office:value="19" calcext:value-type="float">
            <text:p>19</text:p>
          </table:table-cell>
          <table:table-cell table:formula="of:=0&amp;+0&amp;+[.A20]" office:value-type="string" office:string-value="0019" calcext:value-type="string">
            <text:p>0019</text:p>
          </table:table-cell>
          <table:table-cell office:value-type="float" office:value="4" calcext:value-type="float">
            <text:p>4</text:p>
          </table:table-cell>
          <table:table-cell office:value-type="string" calcext:value-type="string">
            <text:p>b019</text:p>
          </table:table-cell>
          <table:table-cell office:value-type="string" calcext:value-type="string">
            <text:p>WOKY 沃廚 -手提激凍輕芯鈦瓷易潔層保溫杯750ML(5色可選)</text:p>
          </table:table-cell>
          <table:table-cell office:value-type="string" calcext:value-type="string">
            <text:p>woky沃廚</text:p>
          </table:table-cell>
          <table:table-cell/>
          <table:table-cell table:formula="of:=[.I20]*[.M20]/100" office:value-type="float" office:value="0" calcext:value-type="float">
            <text:p>0</text:p>
          </table:table-cell>
          <table:table-cell table:style-name="ce11" office:value-type="float" office:value="1480" calcext:value-type="float">
            <text:p>1480</text:p>
          </table:table-cell>
          <table:table-cell table:number-columns-repeated="5"/>
          <table:table-cell office:value-type="string" calcext:value-type="string">
            <text:p>鈦陶瓷塗層更抗刮耐磨！內噴陶瓷表層0毛孔處理，抗酸鹼、異味不殘留，真實呈現飲品原味</text:p>
          </table:table-cell>
          <table:table-cell table:style-name="ce11"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3"/>
          <table:table-cell table:style-name="ce11" office:value-type="float" office:value="127" calcext:value-type="float">
            <text:p>127</text:p>
          </table:table-cell>
          <table:table-cell table:style-name="ce11" office:value-type="float" office:value="390" calcext:value-type="float">
            <text:p>390</text:p>
          </table:table-cell>
          <table:table-cell table:number-columns-repeated="999"/>
        </table:table-row>
        <table:table-row table:style-name="ro2">
          <table:table-cell office:value-type="float" office:value="20" calcext:value-type="float">
            <text:p>20</text:p>
          </table:table-cell>
          <table:table-cell table:formula="of:=0&amp;+0&amp;+[.A21]" office:value-type="string" office:string-value="0020" calcext:value-type="string">
            <text:p>0020</text:p>
          </table:table-cell>
          <table:table-cell office:value-type="float" office:value="3" calcext:value-type="float">
            <text:p>3</text:p>
          </table:table-cell>
          <table:table-cell office:value-type="string" calcext:value-type="string">
            <text:p>b020</text:p>
          </table:table-cell>
          <table:table-cell office:value-type="string" calcext:value-type="string">
            <text:p>\ 自家設計 富士山絨毛毯 / | 姨姨插畫 Eillustrationhk</text:p>
          </table:table-cell>
          <table:table-cell office:value-type="string" calcext:value-type="string">
            <text:p>姨姨插畫 Eillustration</text:p>
          </table:table-cell>
          <table:table-cell/>
          <table:table-cell table:formula="of:=[.I21]*[.M21]/100" office:value-type="float" office:value="0" calcext:value-type="float">
            <text:p>0</text:p>
          </table:table-cell>
          <table:table-cell table:style-name="ce11" office:value-type="float" office:value="809" calcext:value-type="float">
            <text:p>809</text:p>
          </table:table-cell>
          <table:table-cell table:number-columns-repeated="5"/>
          <table:table-cell table:style-name="Default" office:value-type="string" calcext:value-type="string">
            <text:p>毛絨質地，不會容易掉色 毛毯質感超好，冬天窩在被中最舒服♥</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香港 </text:p>
          </table:table-cell>
          <table:table-cell table:number-columns-repeated="3"/>
          <table:table-cell table:style-name="ce11" office:value-type="float" office:value="128" calcext:value-type="float">
            <text:p>128</text:p>
          </table:table-cell>
          <table:table-cell table:style-name="ce11" office:value-type="float" office:value="391" calcext:value-type="float">
            <text:p>391</text:p>
          </table:table-cell>
          <table:table-cell table:number-columns-repeated="999"/>
        </table:table-row>
        <table:table-row table:style-name="ro2">
          <table:table-cell office:value-type="float" office:value="21" calcext:value-type="float">
            <text:p>21</text:p>
          </table:table-cell>
          <table:table-cell table:formula="of:=0&amp;+0&amp;+[.A22]" office:value-type="string" office:string-value="0021" calcext:value-type="string">
            <text:p>0021</text:p>
          </table:table-cell>
          <table:table-cell office:value-type="float" office:value="4" calcext:value-type="float">
            <text:p>4</text:p>
          </table:table-cell>
          <table:table-cell office:value-type="string" calcext:value-type="string">
            <text:p>b021</text:p>
          </table:table-cell>
          <table:table-cell office:value-type="string" calcext:value-type="string">
            <text:p>小盆獸 盆栽座 多肉 夏日生活 男朋友 女朋友 開學季 生日禮物</text:p>
          </table:table-cell>
          <table:table-cell office:value-type="string" calcext:value-type="string">
            <text:p>童心木 TOSMU</text:p>
          </table:table-cell>
          <table:table-cell/>
          <table:table-cell table:formula="of:=[.I22]*[.M22]/100" office:value-type="float" office:value="0" calcext:value-type="float">
            <text:p>0</text:p>
          </table:table-cell>
          <table:table-cell table:style-name="ce11" office:value-type="float" office:value="218" calcext:value-type="float">
            <text:p>218</text:p>
          </table:table-cell>
          <table:table-cell table:number-columns-repeated="5"/>
          <table:table-cell office:value-type="string" calcext:value-type="string">
            <text:p>TOSMU童心木 - 好時光系列，小盆獸 •_•</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3"/>
          <table:table-cell table:style-name="ce11" office:value-type="float" office:value="129" calcext:value-type="float">
            <text:p>129</text:p>
          </table:table-cell>
          <table:table-cell table:style-name="ce11" office:value-type="float" office:value="392" calcext:value-type="float">
            <text:p>392</text:p>
          </table:table-cell>
          <table:table-cell table:number-columns-repeated="999"/>
        </table:table-row>
        <table:table-row table:style-name="ro2">
          <table:table-cell office:value-type="float" office:value="22" calcext:value-type="float">
            <text:p>22</text:p>
          </table:table-cell>
          <table:table-cell table:formula="of:=0&amp;+0&amp;+[.A23]" office:value-type="string" office:string-value="0022" calcext:value-type="string">
            <text:p>0022</text:p>
          </table:table-cell>
          <table:table-cell office:value-type="float" office:value="3" calcext:value-type="float">
            <text:p>3</text:p>
          </table:table-cell>
          <table:table-cell office:value-type="string" calcext:value-type="string">
            <text:p>b022</text:p>
          </table:table-cell>
          <table:table-cell office:value-type="string" calcext:value-type="string">
            <text:p>Zakka Casa居家生活/實木洞洞板/木質洞洞板/北歐洞洞板/置物架</text:p>
          </table:table-cell>
          <table:table-cell office:value-type="string" calcext:value-type="string">
            <text:p>ZakkaCASA</text:p>
          </table:table-cell>
          <table:table-cell/>
          <table:table-cell table:formula="of:=[.I23]*[.M23]/100" office:value-type="float" office:value="0" calcext:value-type="float">
            <text:p>0</text:p>
          </table:table-cell>
          <table:table-cell table:style-name="ce11" office:value-type="float" office:value="1099" calcext:value-type="float">
            <text:p>1099</text:p>
          </table:table-cell>
          <table:table-cell table:number-columns-repeated="5"/>
          <table:table-cell table:style-name="Default" office:value-type="string" calcext:value-type="string">
            <text:p>買太多包包、提袋卻沒有地方可以收納嗎？ 簡約的外型、高質感的實木材質，與多樣化的組合方式， 適合搭配各種不同的居家風格， 從模型、植栽、到捨不得丟的紀念小物，都能在上面找到自己的家 快來把角落裡的雜物堆變成只屬於你的生活風景！</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3"/>
          <table:table-cell table:style-name="ce11" office:value-type="float" office:value="130" calcext:value-type="float">
            <text:p>130</text:p>
          </table:table-cell>
          <table:table-cell table:number-columns-repeated="1000"/>
        </table:table-row>
        <table:table-row table:style-name="ro2">
          <table:table-cell office:value-type="float" office:value="23" calcext:value-type="float">
            <text:p>23</text:p>
          </table:table-cell>
          <table:table-cell table:formula="of:=0&amp;+0&amp;+[.A24]" office:value-type="string" office:string-value="0023" calcext:value-type="string">
            <text:p>0023</text:p>
          </table:table-cell>
          <table:table-cell office:value-type="float" office:value="3" calcext:value-type="float">
            <text:p>3</text:p>
          </table:table-cell>
          <table:table-cell office:value-type="string" calcext:value-type="string">
            <text:p>b023</text:p>
          </table:table-cell>
          <table:table-cell office:value-type="string" calcext:value-type="string">
            <text:p>快速出貨*PD4/龜背芋/苔球防疫小物 畢業季 交換禮物開幕居家辦公</text:p>
          </table:table-cell>
          <table:table-cell office:value-type="string" calcext:value-type="string">
            <text:p>KEYURA GARDEN瓔珞莊園</text:p>
          </table:table-cell>
          <table:table-cell/>
          <table:table-cell table:formula="of:=[.I24]*[.M24]/100" office:value-type="float" office:value="0" calcext:value-type="float">
            <text:p>0</text:p>
          </table:table-cell>
          <table:table-cell table:style-name="ce11" office:value-type="float" office:value="350" calcext:value-type="float">
            <text:p>350</text:p>
          </table:table-cell>
          <table:table-cell table:number-columns-repeated="5"/>
          <table:table-cell office:value-type="string" calcext:value-type="string">
            <text:p>龜背芋包裹水苔製作而成 苔球直徑約10-11cm 高度約18-20cm 每組皆含一個黑色蓄水盆 室內淨化空氣的好幫手,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24" calcext:value-type="float">
            <text:p>24</text:p>
          </table:table-cell>
          <table:table-cell table:formula="of:=0&amp;+0&amp;+[.A25]" office:value-type="string" office:string-value="0024" calcext:value-type="string">
            <text:p>0024</text:p>
          </table:table-cell>
          <table:table-cell office:value-type="float" office:value="4" calcext:value-type="float">
            <text:p>4</text:p>
          </table:table-cell>
          <table:table-cell office:value-type="string" calcext:value-type="string">
            <text:p>b024</text:p>
          </table:table-cell>
          <table:table-cell table:style-name="Default" office:value-type="string" calcext:value-type="string">
            <text:p>送禮首選 │ amadana STSB-0109 超音波啤酒泡泡機</text:p>
          </table:table-cell>
          <table:table-cell office:value-type="string" calcext:value-type="string">
            <text:p>amadana</text:p>
          </table:table-cell>
          <table:table-cell/>
          <table:table-cell table:formula="of:=[.I25]*[.M25]/100" office:value-type="float" office:value="228.97" calcext:value-type="float">
            <text:p>229</text:p>
          </table:table-cell>
          <table:table-cell table:style-name="ce11" office:value-type="float" office:value="3271" calcext:value-type="float">
            <text:p>3271</text:p>
          </table:table-cell>
          <table:table-cell table:number-columns-repeated="3"/>
          <table:table-cell office:value-type="float" office:value="7" calcext:value-type="float">
            <text:p>7</text:p>
          </table:table-cell>
          <table:table-cell/>
          <table:table-cell office:value-type="string" calcext:value-type="string">
            <text:p>每秒40000次超音波製泡．爽滑順口超綿密啤酒沫．可適用多種啤酒包裝．零下14度保冷劑持續三小時．兩顆三號電池即可隨處享受．使用後清洗輕鬆簡單</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25" calcext:value-type="float">
            <text:p>25</text:p>
          </table:table-cell>
          <table:table-cell table:formula="of:=0&amp;+0&amp;+[.A26]" office:value-type="string" office:string-value="0025" calcext:value-type="string">
            <text:p>0025</text:p>
          </table:table-cell>
          <table:table-cell office:value-type="float" office:value="4" calcext:value-type="float">
            <text:p>4</text:p>
          </table:table-cell>
          <table:table-cell office:value-type="string" calcext:value-type="string">
            <text:p>b025</text:p>
          </table:table-cell>
          <table:table-cell office:value-type="string" calcext:value-type="string">
            <text:p>只種樹不砍樹─ReTissue植樹環保衛生紙(100抽/100包,250抽/72包)</text:p>
          </table:table-cell>
          <table:table-cell office:value-type="string" calcext:value-type="string">
            <text:p>ReTissue 在乎衛生紙</text:p>
          </table:table-cell>
          <table:table-cell/>
          <table:table-cell table:formula="of:=[.I26]*[.M26]/100" office:value-type="float" office:value="881.1" calcext:value-type="float">
            <text:p>881</text:p>
          </table:table-cell>
          <table:table-cell table:style-name="ce11" office:value-type="float" office:value="990" calcext:value-type="float">
            <text:p>990</text:p>
          </table:table-cell>
          <table:table-cell table:number-columns-repeated="3"/>
          <table:table-cell office:value-type="float" office:value="89" calcext:value-type="float">
            <text:p>89</text:p>
          </table:table-cell>
          <table:table-cell/>
          <table:table-cell office:value-type="string" calcext:value-type="string">
            <text:p>♻ 100%再生紙漿製成，具有環保標章認證 🌳 不砍樹只種樹，每箱為您與地球種下10棵樹 🛡 SGS五項檢驗全通過 🚽 質地柔軟舒適，能溶於水中丟入馬通 「ReTissue在乎衛生紙，在乎所有你的在乎。」</text:p>
          </table:table-cell>
          <table:table-cell office:value-type="string" calcext:value-type="string">
            <text:p>紙</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2" office:value-type="string" calcext:value-type="string">
            <text:p>客製服務, 得獎設計 </text:p>
          </table:table-cell>
          <table:table-cell table:number-columns-repeated="1003"/>
        </table:table-row>
        <table:table-row table:style-name="ro2">
          <table:table-cell office:value-type="float" office:value="26" calcext:value-type="float">
            <text:p>26</text:p>
          </table:table-cell>
          <table:table-cell table:formula="of:=0&amp;+0&amp;+[.A27]" office:value-type="string" office:string-value="0026" calcext:value-type="string">
            <text:p>0026</text:p>
          </table:table-cell>
          <table:table-cell office:value-type="float" office:value="3" calcext:value-type="float">
            <text:p>3</text:p>
          </table:table-cell>
          <table:table-cell office:value-type="string" calcext:value-type="string">
            <text:p>b026</text:p>
          </table:table-cell>
          <table:table-cell office:value-type="string" calcext:value-type="string">
            <text:p>AJ2 │ 星球泡芙 │ 花瓣米白 │ 懶骨頭</text:p>
          </table:table-cell>
          <table:table-cell office:value-type="string" calcext:value-type="string">
            <text:p>AJ2 - easy modern &amp; happy life</text:p>
          </table:table-cell>
          <table:table-cell/>
          <table:table-cell table:formula="of:=[.I27]*[.M27]/100" office:value-type="float" office:value="0" calcext:value-type="float">
            <text:p>0</text:p>
          </table:table-cell>
          <table:table-cell table:style-name="ce11" office:value-type="float" office:value="3360" calcext:value-type="float">
            <text:p>3360</text:p>
          </table:table-cell>
          <table:table-cell table:number-columns-repeated="6"/>
          <table:table-cell office:value-type="string" calcext:value-type="string">
            <text:p>棉．麻</text:p>
          </table:table-cell>
          <table:table-cell table:number-columns-repeated="1006"/>
        </table:table-row>
        <table:table-row table:style-name="ro2">
          <table:table-cell office:value-type="float" office:value="27" calcext:value-type="float">
            <text:p>27</text:p>
          </table:table-cell>
          <table:table-cell table:formula="of:=0&amp;+0&amp;+[.A28]" office:value-type="string" office:string-value="0027" calcext:value-type="string">
            <text:p>0027</text:p>
          </table:table-cell>
          <table:table-cell office:value-type="float" office:value="4" calcext:value-type="float">
            <text:p>4</text:p>
          </table:table-cell>
          <table:table-cell office:value-type="string" calcext:value-type="string">
            <text:p>b027</text:p>
          </table:table-cell>
          <table:table-cell office:value-type="string" calcext:value-type="string">
            <text:p>【預購】Vana Candles 香氛蠟燭暖燈 原色摩登實木(大) 送蠟燭!!</text:p>
          </table:table-cell>
          <table:table-cell office:value-type="string" calcext:value-type="string">
            <text:p>Vana Candles</text:p>
          </table:table-cell>
          <table:table-cell/>
          <table:table-cell table:formula="of:=[.I28]*[.M28]/100" office:value-type="float" office:value="0" calcext:value-type="float">
            <text:p>0</text:p>
          </table:table-cell>
          <table:table-cell table:style-name="ce11" office:value-type="float" office:value="2690" calcext:value-type="float">
            <text:p>2690</text:p>
          </table:table-cell>
          <table:table-cell table:number-columns-repeated="5"/>
          <table:table-cell table:style-name="ce12" office:value-type="string" calcext:value-type="string">
            <text:p>獨家瑞典設計實木拼接文青作品，樸實高雅的木頭輪廓，流露出自我內斂的質感，可於短時間內帶出蠟燭的香氣，轉換空間和身心情境。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28" calcext:value-type="float">
            <text:p>28</text:p>
          </table:table-cell>
          <table:table-cell table:formula="of:=0&amp;+0&amp;+[.A29]" office:value-type="string" office:string-value="0028" calcext:value-type="string">
            <text:p>0028</text:p>
          </table:table-cell>
          <table:table-cell office:value-type="float" office:value="3" calcext:value-type="float">
            <text:p>3</text:p>
          </table:table-cell>
          <table:table-cell office:value-type="string" calcext:value-type="string">
            <text:p>b028</text:p>
          </table:table-cell>
          <table:table-cell office:value-type="string" calcext:value-type="string">
            <text:p>【好物推薦】 鈦力棒 不用抹油鈦神奇 刮痧棒-美容-瘦小臉</text:p>
          </table:table-cell>
          <table:table-cell office:value-type="string" calcext:value-type="string">
            <text:p>TiANN 鈦安純鈦餐具</text:p>
          </table:table-cell>
          <table:table-cell/>
          <table:table-cell table:formula="of:=[.I29]*[.M29]/100" office:value-type="float" office:value="264" calcext:value-type="float">
            <text:p>264</text:p>
          </table:table-cell>
          <table:table-cell table:style-name="ce11" office:value-type="float" office:value="3300" calcext:value-type="float">
            <text:p>3300</text:p>
          </table:table-cell>
          <table:table-cell table:number-columns-repeated="3"/>
          <table:table-cell office:value-type="float" office:value="8" calcext:value-type="float">
            <text:p>8</text:p>
          </table:table-cell>
          <table:table-cell/>
          <table:table-cell office:value-type="string" calcext:value-type="string">
            <text:p>整隻實心純鈦，四周手工打拋至圓潤 鈦金屬獨有親膚特性 不需抹油，即可輕鬆按摩， 刮痧不會搞得油膩膩 比一般括痧板更容易將氣節刮開，也較不痛 專利多角度設計，按摩、排酸、刮痧、撥筋、舒緩疲勞 美容 瘦小臉 泡溫泉泡澡 永不生鏽</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29" calcext:value-type="float">
            <text:p>29</text:p>
          </table:table-cell>
          <table:table-cell table:formula="of:=0&amp;+0&amp;+[.A30]" office:value-type="string" office:string-value="0029" calcext:value-type="string">
            <text:p>0029</text:p>
          </table:table-cell>
          <table:table-cell office:value-type="float" office:value="4" calcext:value-type="float">
            <text:p>4</text:p>
          </table:table-cell>
          <table:table-cell office:value-type="string" calcext:value-type="string">
            <text:p>b029</text:p>
          </table:table-cell>
          <table:table-cell office:value-type="string" calcext:value-type="string">
            <text:p>水培植栽│室內植物_龜背芋 (藤編花器)</text:p>
          </table:table-cell>
          <table:table-cell office:value-type="string" calcext:value-type="string">
            <text:p>伯伯賣花│水培植栽專賣</text:p>
          </table:table-cell>
          <table:table-cell/>
          <table:table-cell table:formula="of:=[.I30]*[.M30]/100" office:value-type="float" office:value="1786" calcext:value-type="float">
            <text:p>1,786</text:p>
          </table:table-cell>
          <table:table-cell table:style-name="ce11" office:value-type="float" office:value="1880" calcext:value-type="float">
            <text:p>1880</text:p>
          </table:table-cell>
          <table:table-cell table:number-columns-repeated="3"/>
          <table:table-cell office:value-type="float" office:value="95" calcext:value-type="float">
            <text:p>95</text:p>
          </table:table-cell>
          <table:table-cell/>
          <table:table-cell table:style-name="Default" office:value-type="string" calcext:value-type="string">
            <text:p>水培植物│乾淨無土好照護 可放置於室內明亮散光處，僅需每周換水、保持通風即可。</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30" calcext:value-type="float">
            <text:p>30</text:p>
          </table:table-cell>
          <table:table-cell table:formula="of:=0&amp;+0&amp;+[.A31]" office:value-type="string" office:string-value="0030" calcext:value-type="string">
            <text:p>0030</text:p>
          </table:table-cell>
          <table:table-cell office:value-type="float" office:value="4" calcext:value-type="float">
            <text:p>4</text:p>
          </table:table-cell>
          <table:table-cell office:value-type="string" calcext:value-type="string">
            <text:p>b030</text:p>
          </table:table-cell>
          <table:table-cell office:value-type="string" calcext:value-type="string">
            <text:p>Vana Candles香氛蠟燭暖燈 北歐圓頂款 嚴選三色 送蠟燭!!</text:p>
          </table:table-cell>
          <table:table-cell office:value-type="string" calcext:value-type="string">
            <text:p>Vana Candles</text:p>
          </table:table-cell>
          <table:table-cell/>
          <table:table-cell table:formula="of:=[.I31]*[.M31]/100" office:value-type="float" office:value="0" calcext:value-type="float">
            <text:p>0</text:p>
          </table:table-cell>
          <table:table-cell table:style-name="ce11" office:value-type="float" office:value="2490" calcext:value-type="float">
            <text:p>2490</text:p>
          </table:table-cell>
          <table:table-cell table:number-columns-repeated="5"/>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31" calcext:value-type="float">
            <text:p>31</text:p>
          </table:table-cell>
          <table:table-cell table:formula="of:=0&amp;+0&amp;+[.A32]" office:value-type="string" office:string-value="0031" calcext:value-type="string">
            <text:p>0031</text:p>
          </table:table-cell>
          <table:table-cell office:value-type="float" office:value="4" calcext:value-type="float">
            <text:p>4</text:p>
          </table:table-cell>
          <table:table-cell office:value-type="string" calcext:value-type="string">
            <text:p>b031</text:p>
          </table:table-cell>
          <table:table-cell office:value-type="string" calcext:value-type="string">
            <text:p>【快速出貨】除舊佈新 最美輕量除溼機 網美級除溼機好評推薦</text:p>
          </table:table-cell>
          <table:table-cell office:value-type="string" calcext:value-type="string">
            <text:p>ROOMMI</text:p>
          </table:table-cell>
          <table:table-cell/>
          <table:table-cell table:formula="of:=[.I32]*[.M32]/100" office:value-type="float" office:value="2999.65" calcext:value-type="float">
            <text:p>3,000</text:p>
          </table:table-cell>
          <table:table-cell table:style-name="ce11" office:value-type="float" office:value="3529" calcext:value-type="float">
            <text:p>3529</text:p>
          </table:table-cell>
          <table:table-cell table:number-columns-repeated="3"/>
          <table:table-cell office:value-type="float" office:value="85" calcext:value-type="float">
            <text:p>85</text:p>
          </table:table-cell>
          <table:table-cell/>
          <table:table-cell office:value-type="string" calcext:value-type="string">
            <text:p>功能:　除濕機, 滿水自動停止。 特點: 歐洲質感設計, 適合5~8坪空間, 衣櫥裡, 浴室, 小套房, 特點:省電靜音, 安全, 輕量方便隨時移動空間, 最適合人體的溼度控制, 不必擔心過度除溼呼吸道口乾舌燥。</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32" calcext:value-type="float">
            <text:p>32</text:p>
          </table:table-cell>
          <table:table-cell table:formula="of:=0&amp;+0&amp;+[.A33]" office:value-type="string" office:string-value="0032" calcext:value-type="string">
            <text:p>0032</text:p>
          </table:table-cell>
          <table:table-cell office:value-type="float" office:value="4" calcext:value-type="float">
            <text:p>4</text:p>
          </table:table-cell>
          <table:table-cell office:value-type="string" calcext:value-type="string">
            <text:p>b032</text:p>
          </table:table-cell>
          <table:table-cell office:value-type="string" calcext:value-type="string">
            <text:p>【一秒變質感.室內綠植.免運】桌上型 龜背芋水泥盆栽 淨化空氣</text:p>
          </table:table-cell>
          <table:table-cell office:value-type="string" calcext:value-type="string">
            <text:p>JU多肉 人生如同一盆植栽</text:p>
          </table:table-cell>
          <table:table-cell/>
          <table:table-cell table:formula="of:=[.I33]*[.M33]/100" office:value-type="float" office:value="779" calcext:value-type="float">
            <text:p>779</text:p>
          </table:table-cell>
          <table:table-cell table:style-name="ce11" office:value-type="float" office:value="820" calcext:value-type="float">
            <text:p>820</text:p>
          </table:table-cell>
          <table:table-cell table:number-columns-repeated="3"/>
          <table:table-cell office:value-type="float" office:value="95" calcext:value-type="float">
            <text:p>95</text:p>
          </table:table-cell>
          <table:table-cell/>
          <table:table-cell office:value-type="string" calcext:value-type="string">
            <text:p>盆器採用圓柱體盆搭配圓角斜切設計，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Pinkoi 獨家販售 </text:p>
          </table:table-cell>
          <table:table-cell table:number-columns-repeated="1003"/>
        </table:table-row>
        <table:table-row table:style-name="ro2">
          <table:table-cell office:value-type="float" office:value="33" calcext:value-type="float">
            <text:p>33</text:p>
          </table:table-cell>
          <table:table-cell table:formula="of:=0&amp;+0&amp;+[.A34]" office:value-type="string" office:string-value="0033" calcext:value-type="string">
            <text:p>0033</text:p>
          </table:table-cell>
          <table:table-cell office:value-type="float" office:value="4" calcext:value-type="float">
            <text:p>4</text:p>
          </table:table-cell>
          <table:table-cell office:value-type="string" calcext:value-type="string">
            <text:p>b033</text:p>
          </table:table-cell>
          <table:table-cell office:value-type="string" calcext:value-type="string">
            <text:p>迷你迷你珍珠奶茶小冰箱</text:p>
          </table:table-cell>
          <table:table-cell office:value-type="string" calcext:value-type="string">
            <text:p>smoko Inc.</text:p>
          </table:table-cell>
          <table:table-cell/>
          <table:table-cell table:formula="of:=[.I34]*[.M34]/100" office:value-type="float" office:value="0" calcext:value-type="float">
            <text:p>0</text:p>
          </table:table-cell>
          <table:table-cell table:style-name="ce11" office:value-type="float" office:value="2950" calcext:value-type="float">
            <text:p>2950</text:p>
          </table:table-cell>
          <table:table-cell table:number-columns-repeated="5"/>
          <table:table-cell office:value-type="string" calcext:value-type="string">
            <text:p>迷你小冰箱的兄弟"迷你迷你小冰箱來嘍"! 因為超級迷你所以要講兩遍 ^__^ 一樣的功能，一樣的療癒，1/2的尺寸，出外郊游的好夥伴，玲瓏小巧的尺寸讓您輕鬆帶著走~</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34" calcext:value-type="float">
            <text:p>34</text:p>
          </table:table-cell>
          <table:table-cell table:formula="of:=0&amp;+0&amp;+[.A35]" office:value-type="string" office:string-value="0034" calcext:value-type="string">
            <text:p>0034</text:p>
          </table:table-cell>
          <table:table-cell office:value-type="float" office:value="4" calcext:value-type="float">
            <text:p>4</text:p>
          </table:table-cell>
          <table:table-cell office:value-type="string" calcext:value-type="string">
            <text:p>b034</text:p>
          </table:table-cell>
          <table:table-cell office:value-type="string" calcext:value-type="string">
            <text:p>【日本和樂の音色】荷包蛋地毯</text:p>
          </table:table-cell>
          <table:table-cell office:value-type="string" calcext:value-type="string">
            <text:p>FULUX 弗洛克</text:p>
          </table:table-cell>
          <table:table-cell/>
          <table:table-cell table:formula="of:=[.I35]*[.M35]/100" office:value-type="float" office:value="0" calcext:value-type="float">
            <text:p>0</text:p>
          </table:table-cell>
          <table:table-cell table:style-name="ce11" office:value-type="float" office:value="2750" calcext:value-type="float">
            <text:p>2750</text:p>
          </table:table-cell>
          <table:table-cell table:number-columns-repeated="5"/>
          <table:table-cell office:value-type="string" calcext:value-type="string">
            <text:p>．吐司荷包蛋全新企劃 ．2020.7連線新款 ．日本公司高品質全程把關製作</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35" calcext:value-type="float">
            <text:p>35</text:p>
          </table:table-cell>
          <table:table-cell table:formula="of:=0&amp;+0&amp;+[.A36]" office:value-type="string" office:string-value="0035" calcext:value-type="string">
            <text:p>0035</text:p>
          </table:table-cell>
          <table:table-cell office:value-type="float" office:value="5" calcext:value-type="float">
            <text:p>5</text:p>
          </table:table-cell>
          <table:table-cell office:value-type="string" calcext:value-type="string">
            <text:p>b035</text:p>
          </table:table-cell>
          <table:table-cell office:value-type="string" calcext:value-type="string">
            <text:p>日本KINTO TO GO BOTTLE 雙層隨手瓶360ml / 480ml / 共5色</text:p>
          </table:table-cell>
          <table:table-cell office:value-type="string" calcext:value-type="string">
            <text:p>KINTO Taiwan (授權總代理)</text:p>
          </table:table-cell>
          <table:table-cell/>
          <table:table-cell table:formula="of:=[.I36]*[.M36]/100" office:value-type="float" office:value="816" calcext:value-type="float">
            <text:p>816</text:p>
          </table:table-cell>
          <table:table-cell table:style-name="ce11" office:value-type="float" office:value="960" calcext:value-type="float">
            <text:p>960</text:p>
          </table:table-cell>
          <table:table-cell table:number-columns-repeated="3"/>
          <table:table-cell office:value-type="float" office:value="85" calcext:value-type="float">
            <text:p>85</text:p>
          </table:table-cell>
          <table:table-cell/>
          <table:table-cell office:value-type="string" calcext:value-type="string">
            <text:p>簡易方便開蓋，外出攜帶好拿好握，雙層結構防水珠設計，長時間保持冰冷不融化</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36" calcext:value-type="float">
            <text:p>36</text:p>
          </table:table-cell>
          <table:table-cell table:formula="of:=0&amp;+0&amp;+[.A37]" office:value-type="string" office:string-value="0036" calcext:value-type="string">
            <text:p>0036</text:p>
          </table:table-cell>
          <table:table-cell office:value-type="float" office:value="5" calcext:value-type="float">
            <text:p>5</text:p>
          </table:table-cell>
          <table:table-cell office:value-type="string" calcext:value-type="string">
            <text:p>b036</text:p>
          </table:table-cell>
          <table:table-cell office:value-type="string" calcext:value-type="string">
            <text:p>快速出貨|空氣過濾好幫手|Mr.Q負離子空氣清淨機I居家HEPA級濾網</text:p>
          </table:table-cell>
          <table:table-cell office:value-type="string" calcext:value-type="string">
            <text:p>AIRPLUG設計館</text:p>
          </table:table-cell>
          <table:table-cell/>
          <table:table-cell table:formula="of:=[.I37]*[.M37]/100" office:value-type="float" office:value="0" calcext:value-type="float">
            <text:p>0</text:p>
          </table:table-cell>
          <table:table-cell table:style-name="ce11" office:value-type="float" office:value="899" calcext:value-type="float">
            <text:p>899</text:p>
          </table:table-cell>
          <table:table-cell table:number-columns-repeated="5"/>
          <table:table-cell office:value-type="string" calcext:value-type="string">
            <text:p>Mr.Q負離子空氣清淨機內置『可替換式』HEPA級雙層活性碳抗菌濾網，空氣淨化的同時還能產生負離子，加強濾出空氣中的細菌及異味，USB接孔的輕巧小家電，居家、辦公、車用好空氣一把抓，一起找回呼吸自主權。部分商品預購，欲訂購可訊息確認</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37" calcext:value-type="float">
            <text:p>37</text:p>
          </table:table-cell>
          <table:table-cell table:formula="of:=0&amp;+0&amp;+[.A38]" office:value-type="string" office:string-value="0037" calcext:value-type="string">
            <text:p>0037</text:p>
          </table:table-cell>
          <table:table-cell office:value-type="float" office:value="4" calcext:value-type="float">
            <text:p>4</text:p>
          </table:table-cell>
          <table:table-cell office:value-type="string" calcext:value-type="string">
            <text:p>b037</text:p>
          </table:table-cell>
          <table:table-cell office:value-type="string" calcext:value-type="string">
            <text:p>日本 RISU 北歐風堆疊抽屜櫃組 L(加大版) 四色可選</text:p>
          </table:table-cell>
          <table:table-cell office:value-type="string" calcext:value-type="string">
            <text:p>this-this 雜貨研究所</text:p>
          </table:table-cell>
          <table:table-cell/>
          <table:table-cell table:formula="of:=[.I38]*[.M38]/100" office:value-type="float" office:value="2974.4" calcext:value-type="float">
            <text:p>2,974</text:p>
          </table:table-cell>
          <table:table-cell table:style-name="ce11" office:value-type="float" office:value="3380" calcext:value-type="float">
            <text:p>3380</text:p>
          </table:table-cell>
          <table:table-cell table:number-columns-repeated="3"/>
          <table:table-cell office:value-type="float" office:value="88" calcext:value-type="float">
            <text:p>88</text:p>
          </table:table-cell>
          <table:table-cell/>
          <table:table-cell office:value-type="string" calcext:value-type="string">
            <text:p>並非亮面的，而是以消光舒服的粉刷色調製成 擺在室內有種北歐風的安穩舒適感 尺寸又是剛好是A4的大小，不論擺在哪個位置都非常恰當 還有多種尺寸，可依環境選擇適合的高度 深度是50公分的長度，您也可直接放入大衣櫃內，收納襪子或是大小毛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日本 </text:p>
          </table:table-cell>
          <table:table-cell table:number-columns-repeated="1004"/>
        </table:table-row>
        <table:table-row table:style-name="ro2">
          <table:table-cell office:value-type="float" office:value="38" calcext:value-type="float">
            <text:p>38</text:p>
          </table:table-cell>
          <table:table-cell table:formula="of:=0&amp;+0&amp;+[.A39]" office:value-type="string" office:string-value="0038" calcext:value-type="string">
            <text:p>0038</text:p>
          </table:table-cell>
          <table:table-cell office:value-type="float" office:value="5" calcext:value-type="float">
            <text:p>5</text:p>
          </table:table-cell>
          <table:table-cell office:value-type="string" calcext:value-type="string">
            <text:p>b038</text:p>
          </table:table-cell>
          <table:table-cell office:value-type="string" calcext:value-type="string">
            <text:p>EP.1 鍾情 Love at First Sight - 愛情六部曲 | 白茶 200G</text:p>
          </table:table-cell>
          <table:table-cell office:value-type="string" calcext:value-type="string">
            <text:p>Esp.AGAPE - Perfume &amp; Fragrance</text:p>
          </table:table-cell>
          <table:table-cell/>
          <table:table-cell table:formula="of:=[.I39]*[.M39]/100" office:value-type="float" office:value="0" calcext:value-type="float">
            <text:p>0</text:p>
          </table:table-cell>
          <table:table-cell table:style-name="ce11" office:value-type="float" office:value="880" calcext:value-type="float">
            <text:p>880</text:p>
          </table:table-cell>
          <table:table-cell table:number-columns-repeated="5"/>
          <table:table-cell office:value-type="string" calcext:value-type="string">
            <text:p>EP.1 鍾情 Love at First Sight - 愛情六部曲 LOVE Collection 白茶香薰蠟燭 200G</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39" calcext:value-type="float">
            <text:p>39</text:p>
          </table:table-cell>
          <table:table-cell table:formula="of:=0&amp;+0&amp;+[.A40]" office:value-type="string" office:string-value="0039" calcext:value-type="string">
            <text:p>0039</text:p>
          </table:table-cell>
          <table:table-cell office:value-type="float" office:value="4" calcext:value-type="float">
            <text:p>4</text:p>
          </table:table-cell>
          <table:table-cell office:value-type="string" calcext:value-type="string">
            <text:p>b039</text:p>
          </table:table-cell>
          <table:table-cell office:value-type="string" calcext:value-type="string">
            <text:p>可愛水泥擴香石 / 簡約風 禮物 (連天然精油)</text:p>
          </table:table-cell>
          <table:table-cell office:value-type="string" calcext:value-type="string">
            <text:p>Geologists</text:p>
          </table:table-cell>
          <table:table-cell/>
          <table:table-cell table:formula="of:=[.I40]*[.M40]/100" office:value-type="float" office:value="0" calcext:value-type="float">
            <text:p>0</text:p>
          </table:table-cell>
          <table:table-cell table:style-name="ce11" office:value-type="float" office:value="329" calcext:value-type="float">
            <text:p>329</text:p>
          </table:table-cell>
          <table:table-cell table:number-columns-repeated="5"/>
          <table:table-cell office:value-type="string" calcext:value-type="string">
            <text:p>🦉用可愛的水泥石子為你的房間增添氣氛吧！可以隨個人喜好替換香味，可以用水清洗，底部亦有膠墊作固定🦧</text:p>
          </table:table-cell>
          <table:table-cell office:value-type="string" calcext:value-type="string">
            <text:p>水泥</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40" calcext:value-type="float">
            <text:p>40</text:p>
          </table:table-cell>
          <table:table-cell table:formula="of:=0&amp;+0&amp;+[.A41]" office:value-type="string" office:string-value="0040" calcext:value-type="string">
            <text:p>0040</text:p>
          </table:table-cell>
          <table:table-cell office:value-type="float" office:value="4" calcext:value-type="float">
            <text:p>4</text:p>
          </table:table-cell>
          <table:table-cell office:value-type="string" calcext:value-type="string">
            <text:p>b040</text:p>
          </table:table-cell>
          <table:table-cell office:value-type="string" calcext:value-type="string">
            <text:p>大阿嗚 Awu 筆筒/雜物收納 (活潑 橙)</text:p>
          </table:table-cell>
          <table:table-cell office:value-type="string" calcext:value-type="string">
            <text:p>Smilingoods 生活裡的笑容</text:p>
          </table:table-cell>
          <table:table-cell/>
          <table:table-cell table:formula="of:=[.I41]*[.M41]/100" office:value-type="float" office:value="34.2" calcext:value-type="float">
            <text:p>34</text:p>
          </table:table-cell>
          <table:table-cell table:style-name="ce11" office:value-type="float" office:value="380" calcext:value-type="float">
            <text:p>380</text:p>
          </table:table-cell>
          <table:table-cell table:number-columns-repeated="3"/>
          <table:table-cell office:value-type="float" office:value="9" calcext:value-type="float">
            <text:p>9</text:p>
          </table:table-cell>
          <table:table-cell/>
          <table:table-cell office:value-type="string" calcext:value-type="string">
            <text:p>可愛逗趣的仰天長嘯外型，結合動物本能的習性動作，激發內心最簡單、直接且原始的情感～</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41" calcext:value-type="float">
            <text:p>41</text:p>
          </table:table-cell>
          <table:table-cell table:formula="of:=0&amp;+0&amp;+[.A42]" office:value-type="string" office:string-value="0041" calcext:value-type="string">
            <text:p>0041</text:p>
          </table:table-cell>
          <table:table-cell office:value-type="float" office:value="5" calcext:value-type="float">
            <text:p>5</text:p>
          </table:table-cell>
          <table:table-cell office:value-type="string" calcext:value-type="string">
            <text:p>b041</text:p>
          </table:table-cell>
          <table:table-cell office:value-type="string" calcext:value-type="string">
            <text:p>WOOLI 經典款螢幕架 - 雲藤木 客製化</text:p>
          </table:table-cell>
          <table:table-cell office:value-type="string" calcext:value-type="string">
            <text:p>WOOLI</text:p>
          </table:table-cell>
          <table:table-cell/>
          <table:table-cell table:formula="of:=[.I42]*[.M42]/100" office:value-type="float" office:value="0" calcext:value-type="float">
            <text:p>0</text:p>
          </table:table-cell>
          <table:table-cell table:style-name="ce11" office:value-type="float" office:value="1150" calcext:value-type="float">
            <text:p>1150</text:p>
          </table:table-cell>
          <table:table-cell table:number-columns-repeated="5"/>
          <table:table-cell table:style-name="ce12" office:value-type="string" calcext:value-type="string">
            <text:p>可做為螢幕架 / 置物架或各種收納架使用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42" calcext:value-type="float">
            <text:p>42</text:p>
          </table:table-cell>
          <table:table-cell table:formula="of:=0&amp;+0&amp;+[.A43]" office:value-type="string" office:string-value="0042" calcext:value-type="string">
            <text:p>0042</text:p>
          </table:table-cell>
          <table:table-cell office:value-type="float" office:value="4" calcext:value-type="float">
            <text:p>4</text:p>
          </table:table-cell>
          <table:table-cell office:value-type="string" calcext:value-type="string">
            <text:p>b042</text:p>
          </table:table-cell>
          <table:table-cell office:value-type="string" calcext:value-type="string">
            <text:p>快速出貨| Miss.Q充電變速涼風扇 |今夏暢銷好物|免接線可旋轉|</text:p>
          </table:table-cell>
          <table:table-cell office:value-type="string" calcext:value-type="string">
            <text:p>AIRPLUG設計館</text:p>
          </table:table-cell>
          <table:table-cell/>
          <table:table-cell table:formula="of:=[.I43]*[.M43]/100" office:value-type="float" office:value="0" calcext:value-type="float">
            <text:p>0</text:p>
          </table:table-cell>
          <table:table-cell table:style-name="ce11" office:value-type="float" office:value="799" calcext:value-type="float">
            <text:p>799</text:p>
          </table:table-cell>
          <table:table-cell table:number-columns-repeated="5"/>
          <table:table-cell office:value-type="string" calcext:value-type="string">
            <text:p>透過旋轉、按壓按鈕可達無段式調整風速及旋轉功能，除此之外更具有市面桌上型風扇少有的“自然風模式”。產品採用『靜音馬達』，居家及辦公環境使用高品質不受干擾。</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43" calcext:value-type="float">
            <text:p>43</text:p>
          </table:table-cell>
          <table:table-cell table:formula="of:=0&amp;+0&amp;+[.A44]" office:value-type="string" office:string-value="0043" calcext:value-type="string">
            <text:p>0043</text:p>
          </table:table-cell>
          <table:table-cell office:value-type="float" office:value="6" calcext:value-type="float">
            <text:p>6</text:p>
          </table:table-cell>
          <table:table-cell office:value-type="string" calcext:value-type="string">
            <text:p>b043</text:p>
          </table:table-cell>
          <table:table-cell office:value-type="string" calcext:value-type="string">
            <text:p>M32 亞洲白茶系列商品/蠟燭/擴香瓶/噴霧</text:p>
          </table:table-cell>
          <table:table-cell office:value-type="string" calcext:value-type="string">
            <text:p>缪香MEOWXIANG</text:p>
          </table:table-cell>
          <table:table-cell/>
          <table:table-cell table:formula="of:=[.I44]*[.M44]/100" office:value-type="float" office:value="34.2" calcext:value-type="float">
            <text:p>34</text:p>
          </table:table-cell>
          <table:table-cell table:style-name="ce11" office:value-type="float" office:value="380" calcext:value-type="float">
            <text:p>380</text:p>
          </table:table-cell>
          <table:table-cell table:number-columns-repeated="3"/>
          <table:table-cell office:value-type="float" office:value="9" calcext:value-type="float">
            <text:p>9</text:p>
          </table:table-cell>
          <table:table-cell/>
          <table:table-cell table:style-name="ce12" office:value-type="string" calcext:value-type="string">
            <text:p>享受香氣帶來的溫度， 品味存在於空氣中的美好！</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44" calcext:value-type="float">
            <text:p>44</text:p>
          </table:table-cell>
          <table:table-cell table:formula="of:=0&amp;+0&amp;+[.A45]" office:value-type="string" office:string-value="0044" calcext:value-type="string">
            <text:p>0044</text:p>
          </table:table-cell>
          <table:table-cell office:value-type="float" office:value="6" calcext:value-type="float">
            <text:p>6</text:p>
          </table:table-cell>
          <table:table-cell office:value-type="string" calcext:value-type="string">
            <text:p>b044</text:p>
          </table:table-cell>
          <table:table-cell office:value-type="string" calcext:value-type="string">
            <text:p>原木色竹時日式掛鐘 壁掛靜音時鐘 木質鐘掛鐘</text:p>
          </table:table-cell>
          <table:table-cell table:style-name="Default" office:value-type="string" calcext:value-type="string">
            <text:p>自然家 | Operated by Pinkoi</text:p>
          </table:table-cell>
          <table:table-cell/>
          <table:table-cell table:formula="of:=[.I45]*[.M45]/100" office:value-type="float" office:value="0" calcext:value-type="float">
            <text:p>0</text:p>
          </table:table-cell>
          <table:table-cell table:style-name="ce11" office:value-type="float" office:value="1659" calcext:value-type="float">
            <text:p>1659</text:p>
          </table:table-cell>
          <table:table-cell table:number-columns-repeated="5"/>
          <table:table-cell office:value-type="string" calcext:value-type="string">
            <text:p>原木色竹時日式掛鐘 壁掛靜音時鐘 木質鐘掛鐘</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45" calcext:value-type="float">
            <text:p>45</text:p>
          </table:table-cell>
          <table:table-cell table:formula="of:=0&amp;+0&amp;+[.A46]" office:value-type="string" office:string-value="0045" calcext:value-type="string">
            <text:p>0045</text:p>
          </table:table-cell>
          <table:table-cell office:value-type="float" office:value="4" calcext:value-type="float">
            <text:p>4</text:p>
          </table:table-cell>
          <table:table-cell office:value-type="string" calcext:value-type="string">
            <text:p>b045</text:p>
          </table:table-cell>
          <table:table-cell office:value-type="string" calcext:value-type="string">
            <text:p>日系條紋涼感被 涼感纖維 三色可選【超取限購二組】</text:p>
          </table:table-cell>
          <table:table-cell office:value-type="string" calcext:value-type="string">
            <text:p>annahome棉床本舖</text:p>
          </table:table-cell>
          <table:table-cell/>
          <table:table-cell table:formula="of:=[.I46]*[.M46]/100" office:value-type="float" office:value="89.1" calcext:value-type="float">
            <text:p>89</text:p>
          </table:table-cell>
          <table:table-cell table:style-name="ce11" office:value-type="float" office:value="990" calcext:value-type="float">
            <text:p>990</text:p>
          </table:table-cell>
          <table:table-cell table:number-columns-repeated="3"/>
          <table:table-cell office:value-type="float" office:value="9" calcext:value-type="float">
            <text:p>9</text:p>
          </table:table-cell>
          <table:table-cell/>
          <table:table-cell office:value-type="string" calcext:value-type="string">
            <text:p>柔順親膚 Q-Max值達到0.328 涼感舒適 夏季神物</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46" calcext:value-type="float">
            <text:p>46</text:p>
          </table:table-cell>
          <table:table-cell table:formula="of:=0&amp;+0&amp;+[.A47]" office:value-type="string" office:string-value="0046" calcext:value-type="string">
            <text:p>0046</text:p>
          </table:table-cell>
          <table:table-cell office:value-type="float" office:value="5" calcext:value-type="float">
            <text:p>5</text:p>
          </table:table-cell>
          <table:table-cell office:value-type="string" calcext:value-type="string">
            <text:p>b046</text:p>
          </table:table-cell>
          <table:table-cell office:value-type="string" calcext:value-type="string">
            <text:p>免打孔洞洞板實木掛牆壁收納置物板木板書架電視牆隔板牆上置物架</text:p>
          </table:table-cell>
          <table:table-cell office:value-type="string" calcext:value-type="string">
            <text:p>無意家居</text:p>
          </table:table-cell>
          <table:table-cell/>
          <table:table-cell table:formula="of:=[.I47]*[.M47]/100" office:value-type="float" office:value="0" calcext:value-type="float">
            <text:p>0</text:p>
          </table:table-cell>
          <table:table-cell table:style-name="ce11" office:value-type="float" office:value="1975" calcext:value-type="float">
            <text:p>1975</text:p>
          </table:table-cell>
          <table:table-cell table:number-columns-repeated="5"/>
          <table:table-cell office:value-type="string" calcext:value-type="string">
            <text:p>Vana Candles 品牌獨家設計，顛覆暖燈印象，靈感汲取現代感燈飾和神祕的UFO飛碟，簡單俐落的霧面質感金屬線條，拼接木製底座，保有溫暖的質地。</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47" calcext:value-type="float">
            <text:p>47</text:p>
          </table:table-cell>
          <table:table-cell table:formula="of:=0&amp;+0&amp;+[.A48]" office:value-type="string" office:string-value="0047" calcext:value-type="string">
            <text:p>0047</text:p>
          </table:table-cell>
          <table:table-cell office:value-type="float" office:value="5" calcext:value-type="float">
            <text:p>5</text:p>
          </table:table-cell>
          <table:table-cell office:value-type="string" calcext:value-type="string">
            <text:p>b047</text:p>
          </table:table-cell>
          <table:table-cell office:value-type="string" calcext:value-type="string">
            <text:p>桌面多功能壓克力口罩抽屜收納盒</text:p>
          </table:table-cell>
          <table:table-cell office:value-type="string" calcext:value-type="string">
            <text:p>喵術士 MSS | Operated by Pinkoi</text:p>
          </table:table-cell>
          <table:table-cell/>
          <table:table-cell table:formula="of:=[.I48]*[.M48]/100" office:value-type="float" office:value="0" calcext:value-type="float">
            <text:p>0</text:p>
          </table:table-cell>
          <table:table-cell table:style-name="ce11" office:value-type="float" office:value="505" calcext:value-type="float">
            <text:p>505</text:p>
          </table:table-cell>
          <table:table-cell table:number-columns-repeated="5"/>
          <table:table-cell office:value-type="string" calcext:value-type="string">
            <text:p>MSS 喵術士桌面多功能亞克力口罩抽屜收納盒整理文具工具日本</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48" calcext:value-type="float">
            <text:p>48</text:p>
          </table:table-cell>
          <table:table-cell table:formula="of:=0&amp;+0&amp;+[.A49]" office:value-type="string" office:string-value="0048" calcext:value-type="string">
            <text:p>0048</text:p>
          </table:table-cell>
          <table:table-cell office:value-type="float" office:value="4" calcext:value-type="float">
            <text:p>4</text:p>
          </table:table-cell>
          <table:table-cell office:value-type="string" calcext:value-type="string">
            <text:p>b048</text:p>
          </table:table-cell>
          <table:table-cell office:value-type="string" calcext:value-type="string">
            <text:p>浪漫系:香氛療癒紓壓助眠 Jo Malone 英國梨與小蒼蘭/婚禮日</text:p>
          </table:table-cell>
          <table:table-cell office:value-type="string" calcext:value-type="string">
            <text:p>Kate Candle Art Paradise</text:p>
          </table:table-cell>
          <table:table-cell/>
          <table:table-cell table:formula="of:=[.I49]*[.M49]/100" office:value-type="float" office:value="0" calcext:value-type="float">
            <text:p>0</text:p>
          </table:table-cell>
          <table:table-cell table:style-name="ce11" office:value-type="float" office:value="899" calcext:value-type="float">
            <text:p>899</text:p>
          </table:table-cell>
          <table:table-cell table:number-columns-repeated="5"/>
          <table:table-cell table:style-name="Default" office:value-type="string" calcext:value-type="string">
            <text:p>每一天都是獨一無二的一天，無論是努力工作著、休假宅在家、出去度假、或是又平常的過一天，都應該好好洗個澡沈澱完心情，點上一顆精油蠟燭，享受一下今天的經歷。</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Pinkoi 獨家販售 </text:p>
          </table:table-cell>
          <table:table-cell table:number-columns-repeated="1003"/>
        </table:table-row>
        <table:table-row table:style-name="ro2">
          <table:table-cell office:value-type="float" office:value="49" calcext:value-type="float">
            <text:p>49</text:p>
          </table:table-cell>
          <table:table-cell table:formula="of:=0&amp;+0&amp;+[.A50]" office:value-type="string" office:string-value="0049" calcext:value-type="string">
            <text:p>0049</text:p>
          </table:table-cell>
          <table:table-cell office:value-type="float" office:value="6" calcext:value-type="float">
            <text:p>6</text:p>
          </table:table-cell>
          <table:table-cell office:value-type="string" calcext:value-type="string">
            <text:p>b049</text:p>
          </table:table-cell>
          <table:table-cell office:value-type="string" calcext:value-type="string">
            <text:p>nanahsu似顏繪加購商品 - 無框畫(含卡片一張) | 情人節 插畫</text:p>
          </table:table-cell>
          <table:table-cell office:value-type="string" calcext:value-type="string">
            <text:p>男男製造 nanahsu</text:p>
          </table:table-cell>
          <table:table-cell/>
          <table:table-cell table:formula="of:=[.I50]*[.M50]/100" office:value-type="float" office:value="0" calcext:value-type="float">
            <text:p>0</text:p>
          </table:table-cell>
          <table:table-cell table:style-name="ce11" office:value-type="float" office:value="550" calcext:value-type="float">
            <text:p>550</text:p>
          </table:table-cell>
          <table:table-cell table:number-columns-repeated="5"/>
          <table:table-cell office:value-type="string" calcext:value-type="string">
            <text:p>⚠️商品不包含似顏繪的價格 ***此為加購商品勿直接下單 請先私訊討論***</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50" calcext:value-type="float">
            <text:p>50</text:p>
          </table:table-cell>
          <table:table-cell table:formula="of:=0&amp;+0&amp;+[.A51]" office:value-type="string" office:string-value="0050" calcext:value-type="string">
            <text:p>0050</text:p>
          </table:table-cell>
          <table:table-cell office:value-type="float" office:value="5" calcext:value-type="float">
            <text:p>5</text:p>
          </table:table-cell>
          <table:table-cell office:value-type="string" calcext:value-type="string">
            <text:p>b050</text:p>
          </table:table-cell>
          <table:table-cell office:value-type="string" calcext:value-type="string">
            <text:p>Oval TRAY I 置物皿 I 水泥 I 擺飾 I 杯墊 I 小碟 I 清水模－</text:p>
          </table:table-cell>
          <table:table-cell office:value-type="string" calcext:value-type="string">
            <text:p>壹叁叁壹 Cementer No.1331</text:p>
          </table:table-cell>
          <table:table-cell/>
          <table:table-cell table:formula="of:=[.I51]*[.M51]/100" office:value-type="float" office:value="0" calcext:value-type="float">
            <text:p>0</text:p>
          </table:table-cell>
          <table:table-cell table:style-name="ce11" office:value-type="float" office:value="280" calcext:value-type="float">
            <text:p>280</text:p>
          </table:table-cell>
          <table:table-cell table:number-columns-repeated="5"/>
          <table:table-cell office:value-type="string" calcext:value-type="string">
            <text:p>Oval TRAY－呈現水泥原始質感元素，高質感 x 多用途，完美呈現清水模的簡約，溫潤設計能融入各種室內風格。樸素質感的內斂，卻透著不一樣的個性氣息，低調中提升質感的設計美物替生活注入一抹新鮮元素！</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string" calcext:value-type="string">
            <text:p>客製服務</text:p>
          </table:table-cell>
          <table:table-cell table:number-columns-repeated="1003"/>
        </table:table-row>
        <table:table-row table:style-name="ro2">
          <table:table-cell office:value-type="float" office:value="51" calcext:value-type="float">
            <text:p>51</text:p>
          </table:table-cell>
          <table:table-cell table:formula="of:=0&amp;+0&amp;+[.A52]" office:value-type="string" office:string-value="0051" calcext:value-type="string">
            <text:p>0051</text:p>
          </table:table-cell>
          <table:table-cell office:value-type="float" office:value="2" calcext:value-type="float">
            <text:p>2</text:p>
          </table:table-cell>
          <table:table-cell office:value-type="string" calcext:value-type="string">
            <text:p>b051</text:p>
          </table:table-cell>
          <table:table-cell office:value-type="string" calcext:value-type="string">
            <text:p>Art Print Poster Golden Shower Lanna Flower Collection</text:p>
          </table:table-cell>
          <table:table-cell office:value-type="string" calcext:value-type="string">
            <text:p>tamattayasaiprint</text:p>
          </table:table-cell>
          <table:table-cell/>
          <table:table-cell table:formula="of:=[.I52]*[.M52]/100" office:value-type="float" office:value="0" calcext:value-type="float">
            <text:p>0</text:p>
          </table:table-cell>
          <table:table-cell office:value-type="float" office:value="795" calcext:value-type="float">
            <text:p>795</text:p>
          </table:table-cell>
          <table:table-cell table:number-columns-repeated="5"/>
          <table:table-cell office:value-type="string" calcext:value-type="string">
            <text:p>Art Print Poster Golden Shower Flower Collection Size: A3 297 x 420mm (Vertical)</text:p>
          </table:table-cell>
          <table:table-cell office:value-type="string" calcext:value-type="string">
            <text:p>紙</text:p>
          </table:table-cell>
          <table:table-cell table:style-name="ce11" office:value-type="string" calcext:value-type="string">
            <text:p>機器製造 </text:p>
          </table:table-cell>
          <table:table-cell office:value-type="string" calcext:value-type="string">
            <text:p>泰國 </text:p>
          </table:table-cell>
          <table:table-cell table:number-columns-repeated="1004"/>
        </table:table-row>
        <table:table-row table:style-name="ro2">
          <table:table-cell office:value-type="float" office:value="52" calcext:value-type="float">
            <text:p>52</text:p>
          </table:table-cell>
          <table:table-cell table:formula="of:=0&amp;+0&amp;+[.A53]" office:value-type="string" office:string-value="0052" calcext:value-type="string">
            <text:p>0052</text:p>
          </table:table-cell>
          <table:table-cell office:value-type="float" office:value="4" calcext:value-type="float">
            <text:p>4</text:p>
          </table:table-cell>
          <table:table-cell office:value-type="string" calcext:value-type="string">
            <text:p>b052</text:p>
          </table:table-cell>
          <table:table-cell office:value-type="string" calcext:value-type="string">
            <text:p>60支天絲|兩用被床包組|四件式|萊塞爾纖維|台灣製造|仲夏夜之夢</text:p>
          </table:table-cell>
          <table:table-cell office:value-type="string" calcext:value-type="string">
            <text:p>織眠家族</text:p>
          </table:table-cell>
          <table:table-cell/>
          <table:table-cell table:formula="of:=[.I53]*[.M53]/100" office:value-type="float" office:value="3638" calcext:value-type="float">
            <text:p>3,638</text:p>
          </table:table-cell>
          <table:table-cell office:value-type="float" office:value="4280" calcext:value-type="float">
            <text:p>4280</text:p>
          </table:table-cell>
          <table:table-cell table:number-columns-repeated="3"/>
          <table:table-cell office:value-type="float" office:value="85" calcext:value-type="float">
            <text:p>85</text:p>
          </table:table-cell>
          <table:table-cell/>
          <table:table-cell office:value-type="string" calcext:value-type="string">
            <text:p>奧地利蘭精公司天絲萊賽爾纖維採用 絕美獨家設計花色 純淨、衛生、無化學添加 光澤度及色牢度極佳 絲滑柔嫩的親膚觸感 全工藝製程不起毛球 SGS檢測不含有毒物質</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53" calcext:value-type="float">
            <text:p>53</text:p>
          </table:table-cell>
          <table:table-cell table:formula="of:=0&amp;+0&amp;+[.A54]" office:value-type="string" office:string-value="0053" calcext:value-type="string">
            <text:p>0053</text:p>
          </table:table-cell>
          <table:table-cell office:value-type="float" office:value="5" calcext:value-type="float">
            <text:p>5</text:p>
          </table:table-cell>
          <table:table-cell office:value-type="string" calcext:value-type="string">
            <text:p>b053</text:p>
          </table:table-cell>
          <table:table-cell office:value-type="string" calcext:value-type="string">
            <text:p>【歐士OSHI】輕草地螢幕架 辦公室收納 實木 快速出貨 聖誕節</text:p>
          </table:table-cell>
          <table:table-cell office:value-type="string" calcext:value-type="string">
            <text:p>OSHI歐士</text:p>
          </table:table-cell>
          <table:table-cell/>
          <table:table-cell table:formula="of:=[.I54]*[.M54]/100" office:value-type="float" office:value="0" calcext:value-type="float">
            <text:p>0</text:p>
          </table:table-cell>
          <table:table-cell office:value-type="float" office:value="1780" calcext:value-type="float">
            <text:p>1780</text:p>
          </table:table-cell>
          <table:table-cell table:number-columns-repeated="5"/>
          <table:table-cell office:value-type="string" calcext:value-type="string">
            <text:p>※熱賣款※ 🌹歐士為您準備貼心的送禮首選 【輕草地螢幕架】 🌹輕草地不但讓您在上班感到煩悶時， 🌹看了自己的可愛的公仔，擺放在綠茵草地上， 🌹也會覺得一天的疲憊，就這樣消失了 : )</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54" calcext:value-type="float">
            <text:p>54</text:p>
          </table:table-cell>
          <table:table-cell table:formula="of:=0&amp;+0&amp;+[.A55]" office:value-type="string" office:string-value="0054" calcext:value-type="string">
            <text:p>0054</text:p>
          </table:table-cell>
          <table:table-cell office:value-type="float" office:value="3" calcext:value-type="float">
            <text:p>3</text:p>
          </table:table-cell>
          <table:table-cell office:value-type="string" calcext:value-type="string">
            <text:p>b054</text:p>
          </table:table-cell>
          <table:table-cell office:value-type="string" calcext:value-type="string">
            <text:p>Vana Candles故事版香氛蠟燭暖燈禮盒 共2款</text:p>
          </table:table-cell>
          <table:table-cell office:value-type="string" calcext:value-type="string">
            <text:p>Vana Candles</text:p>
          </table:table-cell>
          <table:table-cell/>
          <table:table-cell table:formula="of:=[.I55]*[.M55]/100" office:value-type="float" office:value="1994.08" calcext:value-type="float">
            <text:p>1,994</text:p>
          </table:table-cell>
          <table:table-cell table:style-name="ce11" office:value-type="float" office:value="2266" calcext:value-type="float">
            <text:p>2266</text:p>
          </table:table-cell>
          <table:table-cell table:number-columns-repeated="3"/>
          <table:table-cell office:value-type="float" office:value="88" calcext:value-type="float">
            <text:p>88</text:p>
          </table:table-cell>
          <table:table-cell/>
          <table:table-cell office:value-type="string" calcext:value-type="string">
            <text:p>Vana Candles 瑞典設計香氛蠟燭暖燈，靈感擷取歐陸復古油燈風格，搭配Vana Candles香氛蠟燭將空間營造出寧靜舒適的氛圍。</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55" calcext:value-type="float">
            <text:p>55</text:p>
          </table:table-cell>
          <table:table-cell table:formula="of:=0&amp;+0&amp;+[.A56]" office:value-type="string" office:string-value="0055" calcext:value-type="string">
            <text:p>0055</text:p>
          </table:table-cell>
          <table:table-cell office:value-type="float" office:value="5" calcext:value-type="float">
            <text:p>5</text:p>
          </table:table-cell>
          <table:table-cell office:value-type="string" calcext:value-type="string">
            <text:p>b055</text:p>
          </table:table-cell>
          <table:table-cell office:value-type="string" calcext:value-type="string">
            <text:p>極簡落地燈創意立式氛圍燈個性實木led落地臺燈臥室客廳北歐燈具</text:p>
          </table:table-cell>
          <table:table-cell office:value-type="string" calcext:value-type="string">
            <text:p>PTLIFE平田</text:p>
          </table:table-cell>
          <table:table-cell/>
          <table:table-cell table:formula="of:=[.I56]*[.M56]/100" office:value-type="float" office:value="92.25" calcext:value-type="float">
            <text:p>92</text:p>
          </table:table-cell>
          <table:table-cell table:style-name="ce11" office:value-type="float" office:value="1025" calcext:value-type="float">
            <text:p>1025</text:p>
          </table:table-cell>
          <table:table-cell table:number-columns-repeated="3"/>
          <table:table-cell office:value-type="float" office:value="9" calcext:value-type="float">
            <text:p>9</text:p>
          </table:table-cell>
          <table:table-cell/>
          <table:table-cell table:style-name="ce12" office:value-type="string" calcext:value-type="string">
            <text:p>簡潔如壹，不占空間，隨處可放。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56" calcext:value-type="float">
            <text:p>56</text:p>
          </table:table-cell>
          <table:table-cell table:formula="of:=0&amp;+0&amp;+[.A57]" office:value-type="string" office:string-value="0056" calcext:value-type="string">
            <text:p>0056</text:p>
          </table:table-cell>
          <table:table-cell office:value-type="float" office:value="5" calcext:value-type="float">
            <text:p>5</text:p>
          </table:table-cell>
          <table:table-cell office:value-type="string" calcext:value-type="string">
            <text:p>b056</text:p>
          </table:table-cell>
          <table:table-cell office:value-type="string" calcext:value-type="string">
            <text:p>房子 / 衛生紙套</text:p>
          </table:table-cell>
          <table:table-cell office:value-type="string" calcext:value-type="string">
            <text:p>右手超人</text:p>
          </table:table-cell>
          <table:table-cell/>
          <table:table-cell table:formula="of:=[.I57]*[.M57]/100" office:value-type="float" office:value="0" calcext:value-type="float">
            <text:p>0</text:p>
          </table:table-cell>
          <table:table-cell table:style-name="ce11" office:value-type="float" office:value="780" calcext:value-type="float">
            <text:p>780</text:p>
          </table:table-cell>
          <table:table-cell table:number-columns-repeated="5"/>
          <table:table-cell office:value-type="string" calcext:value-type="string">
            <text:p>衛生紙套，用磁釦固定的，可以裝飾衛生紙</text:p>
          </table:table-cell>
          <table:table-cell office:value-type="string" calcext:value-type="string">
            <text:p>防水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57" calcext:value-type="float">
            <text:p>57</text:p>
          </table:table-cell>
          <table:table-cell table:formula="of:=0&amp;+0&amp;+[.A58]" office:value-type="string" office:string-value="0057" calcext:value-type="string">
            <text:p>0057</text:p>
          </table:table-cell>
          <table:table-cell office:value-type="float" office:value="5" calcext:value-type="float">
            <text:p>5</text:p>
          </table:table-cell>
          <table:table-cell office:value-type="string" calcext:value-type="string">
            <text:p>b057</text:p>
          </table:table-cell>
          <table:table-cell office:value-type="string" calcext:value-type="string">
            <text:p>原木色現貨 實木復古融蠟燈 香氛融燭燈 市面唯一不燙手 可調高度</text:p>
          </table:table-cell>
          <table:table-cell office:value-type="string" calcext:value-type="string">
            <text:p>USERWATS</text:p>
          </table:table-cell>
          <table:table-cell/>
          <table:table-cell table:formula="of:=[.I58]*[.M58]/100" office:value-type="float" office:value="0" calcext:value-type="float">
            <text:p>0</text:p>
          </table:table-cell>
          <table:table-cell office:value-type="float" office:value="2650" calcext:value-type="float">
            <text:p>2650</text:p>
          </table:table-cell>
          <table:table-cell table:number-columns-repeated="5"/>
          <table:table-cell office:value-type="string" calcext:value-type="string">
            <text:p>因為一頭栽進香氛蠟燭的坑，但又需要顧到明火的安全，於是開發了這款以實木製作的融蠟燈:可麗露。 可麗露不只調整燈光，還可以調整高度角度， 因為用的是有厚度的實木，燈光照久了也會比一般融蠟燈的燈頭來的不燙手。 每款融蠟燈皆附燈泡，收到即可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58" calcext:value-type="float">
            <text:p>58</text:p>
          </table:table-cell>
          <table:table-cell table:formula="of:=0&amp;+0&amp;+[.A59]" office:value-type="string" office:string-value="0058" calcext:value-type="string">
            <text:p>0058</text:p>
          </table:table-cell>
          <table:table-cell office:value-type="float" office:value="4" calcext:value-type="float">
            <text:p>4</text:p>
          </table:table-cell>
          <table:table-cell office:value-type="string" calcext:value-type="string">
            <text:p>b058</text:p>
          </table:table-cell>
          <table:table-cell office:value-type="string" calcext:value-type="string">
            <text:p>日本豊田産業 | TOBIcoBACO 跳箱造型木製迷你收納盒-Punva堆疊3</text:p>
          </table:table-cell>
          <table:table-cell office:value-type="string" calcext:value-type="string">
            <text:p>豊田産業</text:p>
          </table:table-cell>
          <table:table-cell/>
          <table:table-cell table:formula="of:=[.I59]*[.M59]/100" office:value-type="float" office:value="0" calcext:value-type="float">
            <text:p>0</text:p>
          </table:table-cell>
          <table:table-cell table:style-name="ce11" office:value-type="float" office:value="1980" calcext:value-type="float">
            <text:p>1980</text:p>
          </table:table-cell>
          <table:table-cell table:number-columns-repeated="5"/>
          <table:table-cell table:style-name="ce12" office:value-type="string" calcext:value-type="string">
            <text:p>款式：**Punva 堆疊式3層**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59" calcext:value-type="float">
            <text:p>59</text:p>
          </table:table-cell>
          <table:table-cell table:formula="of:=0&amp;+0&amp;+[.A60]" office:value-type="string" office:string-value="0059" calcext:value-type="string">
            <text:p>0059</text:p>
          </table:table-cell>
          <table:table-cell office:value-type="float" office:value="5" calcext:value-type="float">
            <text:p>5</text:p>
          </table:table-cell>
          <table:table-cell office:value-type="string" calcext:value-type="string">
            <text:p>b059</text:p>
          </table:table-cell>
          <table:table-cell office:value-type="string" calcext:value-type="string">
            <text:p>羊奶的家*手作/兔子微景觀森林 療癒禮物 (蒲公英永生花)</text:p>
          </table:table-cell>
          <table:table-cell office:value-type="string" calcext:value-type="string">
            <text:p>羊奶的家 UNI HOUSE</text:p>
          </table:table-cell>
          <table:table-cell/>
          <table:table-cell table:formula="of:=[.I60]*[.M60]/100" office:value-type="float" office:value="0" calcext:value-type="float">
            <text:p>0</text:p>
          </table:table-cell>
          <table:table-cell table:style-name="ce11" office:value-type="float" office:value="1489" calcext:value-type="float">
            <text:p>1489</text:p>
          </table:table-cell>
          <table:table-cell table:number-columns-repeated="5"/>
          <table:table-cell office:value-type="string" calcext:value-type="string">
            <text:p>🌳🐰療癒的微型景觀森林， 可愛的小兔子躺在草皮上注視著蒲公英， 陽光温柔地灑落在它的身上， 一個個都撑著一把雪白的毛绒小傘， 等待一陣風吹了過来~</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60" calcext:value-type="float">
            <text:p>60</text:p>
          </table:table-cell>
          <table:table-cell table:formula="of:=0&amp;+0&amp;+[.A61]" office:value-type="string" office:string-value="0060" calcext:value-type="string">
            <text:p>0060</text:p>
          </table:table-cell>
          <table:table-cell office:value-type="float" office:value="4" calcext:value-type="float">
            <text:p>4</text:p>
          </table:table-cell>
          <table:table-cell office:value-type="string" calcext:value-type="string">
            <text:p>b060</text:p>
          </table:table-cell>
          <table:table-cell office:value-type="string" calcext:value-type="string">
            <text:p>多功能組件推車-白/家居整理收納/文具收納新品/畢業交換禮物</text:p>
          </table:table-cell>
          <table:table-cell office:value-type="string" calcext:value-type="string">
            <text:p>立格扉 Ligfe</text:p>
          </table:table-cell>
          <table:table-cell/>
          <table:table-cell table:formula="of:=[.I61]*[.M61]/100" office:value-type="float" office:value="0" calcext:value-type="float">
            <text:p>0</text:p>
          </table:table-cell>
          <table:table-cell table:style-name="ce11" office:value-type="float" office:value="2450" calcext:value-type="float">
            <text:p>2450</text:p>
          </table:table-cell>
          <table:table-cell table:number-columns-repeated="5"/>
          <table:table-cell office:value-type="string" calcext:value-type="string">
            <text:p>簡約純白色系，多元組件設計收納再升級 打造專屬自己的風格，居家的一角井然有序。</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61" calcext:value-type="float">
            <text:p>61</text:p>
          </table:table-cell>
          <table:table-cell table:formula="of:=0&amp;+0&amp;+[.A62]" office:value-type="string" office:string-value="0061" calcext:value-type="string">
            <text:p>0061</text:p>
          </table:table-cell>
          <table:table-cell office:value-type="float" office:value="5" calcext:value-type="float">
            <text:p>5</text:p>
          </table:table-cell>
          <table:table-cell office:value-type="string" calcext:value-type="string">
            <text:p>b061</text:p>
          </table:table-cell>
          <table:table-cell office:value-type="string" calcext:value-type="string">
            <text:p>【防疫24h出貨】75%酒精乾洗手/白橙花青檸植萃噴霧</text:p>
          </table:table-cell>
          <table:table-cell office:value-type="string" calcext:value-type="string">
            <text:p>沐時光</text:p>
          </table:table-cell>
          <table:table-cell/>
          <table:table-cell table:formula="of:=[.I62]*[.M62]/100" office:value-type="float" office:value="34.2" calcext:value-type="float">
            <text:p>34</text:p>
          </table:table-cell>
          <table:table-cell table:style-name="ce11" office:value-type="float" office:value="380" calcext:value-type="float">
            <text:p>380</text:p>
          </table:table-cell>
          <table:table-cell table:number-columns-repeated="3"/>
          <table:table-cell office:value-type="float" office:value="9" calcext:value-type="float">
            <text:p>9</text:p>
          </table:table-cell>
          <table:table-cell/>
          <table:table-cell office:value-type="string" calcext:value-type="string">
            <text:p>一款涵蓋14世紀歐洲人文、氣候、歷史背景的氣味。 在中世紀歐洲，隨手可得的柑橘果實、枝葉和白花就是這時期常用的香材。依照歐洲傳統調香工法，所有的香料都採集自大自然：西西里島的青檸、塞維亞苦橙、英國白橙花，還原復刻14世紀歐洲一方人文風土。</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62" calcext:value-type="float">
            <text:p>62</text:p>
          </table:table-cell>
          <table:table-cell table:formula="of:=0&amp;+0&amp;+[.A63]" office:value-type="string" office:string-value="0062" calcext:value-type="string">
            <text:p>0062</text:p>
          </table:table-cell>
          <table:table-cell office:value-type="float" office:value="6" calcext:value-type="float">
            <text:p>6</text:p>
          </table:table-cell>
          <table:table-cell office:value-type="string" calcext:value-type="string">
            <text:p>b062</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table-cell table:formula="of:=[.I63]*[.M63]/100" office:value-type="float" office:value="679.15" calcext:value-type="float">
            <text:p>679</text:p>
          </table:table-cell>
          <table:table-cell table:style-name="ce11" office:value-type="float" office:value="799" calcext:value-type="float">
            <text:p>799</text:p>
          </table:table-cell>
          <table:table-cell table:number-columns-repeated="3"/>
          <table:table-cell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63" calcext:value-type="float">
            <text:p>63</text:p>
          </table:table-cell>
          <table:table-cell table:formula="of:=0&amp;+0&amp;+[.A64]" office:value-type="string" office:string-value="0063" calcext:value-type="string">
            <text:p>0063</text:p>
          </table:table-cell>
          <table:table-cell office:value-type="float" office:value="3" calcext:value-type="float">
            <text:p>3</text:p>
          </table:table-cell>
          <table:table-cell office:value-type="string" calcext:value-type="string">
            <text:p>b063</text:p>
          </table:table-cell>
          <table:table-cell office:value-type="string" calcext:value-type="string">
            <text:p>純天然植物精油 (10ml) - 芳療 薰香 淨化空氣</text:p>
          </table:table-cell>
          <table:table-cell office:value-type="string" calcext:value-type="string">
            <text:p>LANIAKEA 嵐尼雅香氛</text:p>
          </table:table-cell>
          <table:table-cell/>
          <table:table-cell table:formula="of:=[.I64]*[.M64]/100" office:value-type="float" office:value="0" calcext:value-type="float">
            <text:p>0</text:p>
          </table:table-cell>
          <table:table-cell table:style-name="ce11" office:value-type="float" office:value="250" calcext:value-type="float">
            <text:p>250</text:p>
          </table:table-cell>
          <table:table-cell table:number-columns-repeated="5"/>
          <table:table-cell office:value-type="string" calcext:value-type="string">
            <text:p>嵐尼雅的精油，是來自法國等地進口的純天然精油，產地來自世界各地，經過英國土壤協會及荷蘭EKO有機認證，品質保證，純淨溫和。</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64" calcext:value-type="float">
            <text:p>64</text:p>
          </table:table-cell>
          <table:table-cell table:formula="of:=0&amp;+0&amp;+[.A65]" office:value-type="string" office:string-value="0064" calcext:value-type="string">
            <text:p>0064</text:p>
          </table:table-cell>
          <table:table-cell office:value-type="float" office:value="5" calcext:value-type="float">
            <text:p>5</text:p>
          </table:table-cell>
          <table:table-cell office:value-type="string" calcext:value-type="string">
            <text:p>b064</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table-cell table:formula="of:=[.I65]*[.M65]/100" office:value-type="float" office:value="990" calcext:value-type="float">
            <text:p>990</text:p>
          </table:table-cell>
          <table:table-cell table:style-name="ce11" office:value-type="float" office:value="1320" calcext:value-type="float">
            <text:p>1320</text:p>
          </table:table-cell>
          <table:table-cell table:number-columns-repeated="3"/>
          <table:table-cell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65" calcext:value-type="float">
            <text:p>65</text:p>
          </table:table-cell>
          <table:table-cell table:formula="of:=0&amp;+0&amp;+[.A66]" office:value-type="string" office:string-value="0065" calcext:value-type="string">
            <text:p>0065</text:p>
          </table:table-cell>
          <table:table-cell office:value-type="float" office:value="4" calcext:value-type="float">
            <text:p>4</text:p>
          </table:table-cell>
          <table:table-cell office:value-type="string" calcext:value-type="string">
            <text:p>b065</text:p>
          </table:table-cell>
          <table:table-cell office:value-type="string" calcext:value-type="string">
            <text:p>日本KINTO ACTIVE TUMBLER 運動魔法瓶600ml /800ml /共5色</text:p>
          </table:table-cell>
          <table:table-cell office:value-type="string" calcext:value-type="string">
            <text:p>KINTO Taiwan (授權總代理)</text:p>
          </table:table-cell>
          <table:table-cell/>
          <table:table-cell table:formula="of:=[.I66]*[.M66]/100" office:value-type="float" office:value="1317.5" calcext:value-type="float">
            <text:p>1,318</text:p>
          </table:table-cell>
          <table:table-cell office:value-type="float" office:value="1550" calcext:value-type="float">
            <text:p>1550</text:p>
          </table:table-cell>
          <table:table-cell table:number-columns-repeated="3"/>
          <table:table-cell office:value-type="float" office:value="85" calcext:value-type="float">
            <text:p>85</text:p>
          </table:table-cell>
          <table:table-cell/>
          <table:table-cell office:value-type="string" calcext:value-type="string">
            <text:p>600ml與800ml兩種大容量，搭配沉穩卻不失質感的配色，為在陽光下揮灑汗水享受運動生活的你，提供補充能量的最佳選擇。</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66" calcext:value-type="float">
            <text:p>66</text:p>
          </table:table-cell>
          <table:table-cell table:formula="of:=0&amp;+0&amp;+[.A67]" office:value-type="string" office:string-value="0066" calcext:value-type="string">
            <text:p>0066</text:p>
          </table:table-cell>
          <table:table-cell office:value-type="float" office:value="4" calcext:value-type="float">
            <text:p>4</text:p>
          </table:table-cell>
          <table:table-cell office:value-type="string" calcext:value-type="string">
            <text:p>b066</text:p>
          </table:table-cell>
          <table:table-cell office:value-type="string" calcext:value-type="string">
            <text:p>MoriMori LED 煤油燈藍牙音響 ORIGINAL GREEN 經典綠</text:p>
          </table:table-cell>
          <table:table-cell office:value-type="string" calcext:value-type="string">
            <text:p>MoriMori Taiwan</text:p>
          </table:table-cell>
          <table:table-cell/>
          <table:table-cell table:formula="of:=[.I67]*[.M67]/100" office:value-type="float" office:value="2879.8" calcext:value-type="float">
            <text:p>2,880</text:p>
          </table:table-cell>
          <table:table-cell office:value-type="float" office:value="3388" calcext:value-type="float">
            <text:p>3388</text:p>
          </table:table-cell>
          <table:table-cell table:number-columns-repeated="3"/>
          <table:table-cell office:value-type="float" office:value="85" calcext:value-type="float">
            <text:p>85</text:p>
          </table:table-cell>
          <table:table-cell/>
          <table:table-cell office:value-type="string" calcext:value-type="string">
            <text:p>Mori（もり）為「森林」之意，品牌源自日本輕井澤森林，以匠人精神，致力於創造與自然感官體驗完美結合的系列家居藝術品。</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67" calcext:value-type="float">
            <text:p>67</text:p>
          </table:table-cell>
          <table:table-cell table:formula="of:=0&amp;+0&amp;+[.A68]" office:value-type="string" office:string-value="0067" calcext:value-type="string">
            <text:p>0067</text:p>
          </table:table-cell>
          <table:table-cell office:value-type="float" office:value="2" calcext:value-type="float">
            <text:p>2</text:p>
          </table:table-cell>
          <table:table-cell office:value-type="string" calcext:value-type="string">
            <text:p>b067</text:p>
          </table:table-cell>
          <table:table-cell office:value-type="string" calcext:value-type="string">
            <text:p>藝術家Hsing Anna/合歡山</text:p>
          </table:table-cell>
          <table:table-cell office:value-type="string" calcext:value-type="string">
            <text:p>Anna Artworks</text:p>
          </table:table-cell>
          <table:table-cell/>
          <table:table-cell table:formula="of:=[.I68]*[.M68]/100" office:value-type="float" office:value="0" calcext:value-type="float">
            <text:p>0</text:p>
          </table:table-cell>
          <table:table-cell table:style-name="ce11" office:value-type="float" office:value="3000" calcext:value-type="float">
            <text:p>3000</text:p>
          </table:table-cell>
          <table:table-cell table:number-columns-repeated="5"/>
          <table:table-cell office:value-type="string" calcext:value-type="string">
            <text:p>媒材：蠟筆（crayon)、厚紙板 作品年份：2016 尺寸：21*27 cm</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4" office:value-type="string" calcext:value-type="string">
            <text:p>客製服務</text:p>
          </table:table-cell>
          <table:table-cell table:number-columns-repeated="1003"/>
        </table:table-row>
        <table:table-row table:style-name="ro2">
          <table:table-cell office:value-type="float" office:value="68" calcext:value-type="float">
            <text:p>68</text:p>
          </table:table-cell>
          <table:table-cell table:formula="of:=0&amp;+0&amp;+[.A69]" office:value-type="string" office:string-value="0068" calcext:value-type="string">
            <text:p>0068</text:p>
          </table:table-cell>
          <table:table-cell office:value-type="float" office:value="4" calcext:value-type="float">
            <text:p>4</text:p>
          </table:table-cell>
          <table:table-cell office:value-type="string" calcext:value-type="string">
            <text:p>b068</text:p>
          </table:table-cell>
          <table:table-cell office:value-type="string" calcext:value-type="string">
            <text:p>工業風六格推車-鐵灰色/霧灰色/居家收納</text:p>
          </table:table-cell>
          <table:table-cell office:value-type="string" calcext:value-type="string">
            <text:p>立格扉 Ligfe</text:p>
          </table:table-cell>
          <table:table-cell/>
          <table:table-cell table:formula="of:=[.I69]*[.M69]/100" office:value-type="float" office:value="0" calcext:value-type="float">
            <text:p>0</text:p>
          </table:table-cell>
          <table:table-cell table:style-name="ce11" office:value-type="float" office:value="1480" calcext:value-type="float">
            <text:p>1480</text:p>
          </table:table-cell>
          <table:table-cell table:number-columns-repeated="5"/>
          <table:table-cell table:style-name="Default" office:value-type="string" calcext:value-type="string">
            <text:p>質感霧灰搭配黑色系，行動自如、層層收納，別具風格的居家時尚單品!</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69" calcext:value-type="float">
            <text:p>69</text:p>
          </table:table-cell>
          <table:table-cell table:formula="of:=0&amp;+0&amp;+[.A70]" office:value-type="string" office:string-value="0069" calcext:value-type="string">
            <text:p>0069</text:p>
          </table:table-cell>
          <table:table-cell office:value-type="float" office:value="4" calcext:value-type="float">
            <text:p>4</text:p>
          </table:table-cell>
          <table:table-cell office:value-type="string" calcext:value-type="string">
            <text:p>b069</text:p>
          </table:table-cell>
          <table:table-cell office:value-type="string" calcext:value-type="string">
            <text:p>80g迷你蠟燭禮盒/八款氣味任選</text:p>
          </table:table-cell>
          <table:table-cell office:value-type="string" calcext:value-type="string">
            <text:p>缪香MEOWXIANG</text:p>
          </table:table-cell>
          <table:table-cell/>
          <table:table-cell table:formula="of:=[.I70]*[.M70]/100" office:value-type="float" office:value="1275" calcext:value-type="float">
            <text:p>1,275</text:p>
          </table:table-cell>
          <table:table-cell table:style-name="ce11" office:value-type="float" office:value="1500" calcext:value-type="float">
            <text:p>1500</text:p>
          </table:table-cell>
          <table:table-cell table:number-columns-repeated="3"/>
          <table:table-cell office:value-type="float" office:value="85" calcext:value-type="float">
            <text:p>85</text:p>
          </table:table-cell>
          <table:table-cell/>
          <table:table-cell office:value-type="string" calcext:value-type="string">
            <text:p>原價1500， 適合3-4坪小空間使用， 送禮的最佳選擇！</text:p>
          </table:table-cell>
          <table:table-cell office:value-type="string" calcext:value-type="string">
            <text:p>蠟</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table:number-columns-repeated="3"/>
          <table:table-cell table:number-columns-repeated="1001"/>
        </table:table-row>
        <table:table-row table:style-name="ro2">
          <table:table-cell office:value-type="float" office:value="70" calcext:value-type="float">
            <text:p>70</text:p>
          </table:table-cell>
          <table:table-cell table:formula="of:=0&amp;+0&amp;+[.A71]" office:value-type="string" office:string-value="0070" calcext:value-type="string">
            <text:p>0070</text:p>
          </table:table-cell>
          <table:table-cell office:value-type="float" office:value="5" calcext:value-type="float">
            <text:p>5</text:p>
          </table:table-cell>
          <table:table-cell office:value-type="string" calcext:value-type="string">
            <text:p>b070</text:p>
          </table:table-cell>
          <table:table-cell office:value-type="string" calcext:value-type="string">
            <text:p>漂浮珍奶杯 - Tritan版(3色可選)</text:p>
          </table:table-cell>
          <table:table-cell office:value-type="string" calcext:value-type="string">
            <text:p>FLOAT</text:p>
          </table:table-cell>
          <table:table-cell/>
          <table:table-cell table:formula="of:=[.I71]*[.M71]/100" office:value-type="float" office:value="0" calcext:value-type="float">
            <text:p>0</text:p>
          </table:table-cell>
          <table:table-cell table:style-name="ce11" office:value-type="float" office:value="780" calcext:value-type="float">
            <text:p>780</text:p>
          </table:table-cell>
          <table:table-cell table:number-columns-repeated="5"/>
          <table:table-cell office:value-type="string" calcext:value-type="string">
            <text:p>全宇宙第一款不用吸管也能喝到珍珠的「FLOAT 漂浮珍奶杯」。沒有了吸管，飲料杯變得好洗、好帶、甚至更好喝；美好的使用體驗把環保變得簡單，讓你輕鬆愛地球！</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71" calcext:value-type="float">
            <text:p>71</text:p>
          </table:table-cell>
          <table:table-cell table:formula="of:=0&amp;+0&amp;+[.A72]" office:value-type="string" office:string-value="0071" calcext:value-type="string">
            <text:p>0071</text:p>
          </table:table-cell>
          <table:table-cell office:value-type="float" office:value="4" calcext:value-type="float">
            <text:p>4</text:p>
          </table:table-cell>
          <table:table-cell office:value-type="string" calcext:value-type="string">
            <text:p>b071</text:p>
          </table:table-cell>
          <table:table-cell office:value-type="string" calcext:value-type="string">
            <text:p>鬼蝠魟造型毛毯</text:p>
          </table:table-cell>
          <table:table-cell office:value-type="string" calcext:value-type="string">
            <text:p>DOWN BY THE SEA</text:p>
          </table:table-cell>
          <table:table-cell/>
          <table:table-cell table:formula="of:=[.I72]*[.M72]/100" office:value-type="float" office:value="0" calcext:value-type="float">
            <text:p>0</text:p>
          </table:table-cell>
          <table:table-cell table:style-name="ce11" office:value-type="float" office:value="1755" calcext:value-type="float">
            <text:p>1755</text:p>
          </table:table-cell>
          <table:table-cell table:number-columns-repeated="5"/>
          <table:table-cell office:value-type="string" calcext:value-type="string">
            <text:p>鬼蝠魟造型毛毯，150 x 85 公分。</text:p>
          </table:table-cell>
          <table:table-cell office:value-type="string" calcext:value-type="string">
            <text:p>環保材質</text:p>
          </table:table-cell>
          <table:table-cell table:style-name="ce11" office:value-type="string" calcext:value-type="string">
            <text:p>機器製造 </text:p>
          </table:table-cell>
          <table:table-cell office:value-type="string" calcext:value-type="string">
            <text:p>泰國 </text:p>
          </table:table-cell>
          <table:table-cell table:number-columns-repeated="1004"/>
        </table:table-row>
        <table:table-row table:style-name="ro2">
          <table:table-cell office:value-type="float" office:value="72" calcext:value-type="float">
            <text:p>72</text:p>
          </table:table-cell>
          <table:table-cell table:formula="of:=0&amp;+0&amp;+[.A73]" office:value-type="string" office:string-value="0072" calcext:value-type="string">
            <text:p>0072</text:p>
          </table:table-cell>
          <table:table-cell office:value-type="float" office:value="3" calcext:value-type="float">
            <text:p>3</text:p>
          </table:table-cell>
          <table:table-cell office:value-type="string" calcext:value-type="string">
            <text:p>b072</text:p>
          </table:table-cell>
          <table:table-cell office:value-type="string" calcext:value-type="string">
            <text:p>原作版畫 - 啟承轉合 - 張凌翔 - 作品含框</text:p>
          </table:table-cell>
          <table:table-cell office:value-type="string" calcext:value-type="string">
            <text:p>岩筆模MBmore</text:p>
          </table:table-cell>
          <table:table-cell/>
          <table:table-cell table:formula="of:=[.I73]*[.M73]/100" office:value-type="float" office:value="0" calcext:value-type="float">
            <text:p>0</text:p>
          </table:table-cell>
          <table:table-cell table:style-name="ce11" office:value-type="float" office:value="9000" calcext:value-type="float">
            <text:p>9000</text:p>
          </table:table-cell>
          <table:table-cell table:number-columns-repeated="5"/>
          <table:table-cell office:value-type="string" calcext:value-type="string">
            <text:p>作品資訊-- 藝術家：張凌翔 尺寸：約11.5x13.8cm(畫心) 版種：木口木版 年代：2016 加工註解：印製於日本雁皮宣上，再裱貼於日本和紙。 作品含框裱。</text:p>
          </table:table-cell>
          <table:table-cell office:value-type="string" calcext:value-type="string">
            <text:p>紙</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73" calcext:value-type="float">
            <text:p>73</text:p>
          </table:table-cell>
          <table:table-cell table:formula="of:=0&amp;+0&amp;+[.A74]" office:value-type="string" office:string-value="0073" calcext:value-type="string">
            <text:p>0073</text:p>
          </table:table-cell>
          <table:table-cell office:value-type="float" office:value="3" calcext:value-type="float">
            <text:p>3</text:p>
          </table:table-cell>
          <table:table-cell office:value-type="string" calcext:value-type="string">
            <text:p>b073</text:p>
          </table:table-cell>
          <table:table-cell office:value-type="string" calcext:value-type="string">
            <text:p>朵氛禮盒D-乾燥花DIY擴香杯-乾燥花組+精油+可密封玻璃杯200ml附</text:p>
          </table:table-cell>
          <table:table-cell office:value-type="string" calcext:value-type="string">
            <text:p>朵氛 Dofen</text:p>
          </table:table-cell>
          <table:table-cell/>
          <table:table-cell table:formula="of:=[.I74]*[.M74]/100" office:value-type="float" office:value="0" calcext:value-type="float">
            <text:p>0</text:p>
          </table:table-cell>
          <table:table-cell office:value-type="float" office:value="450" calcext:value-type="float">
            <text:p>450</text:p>
          </table:table-cell>
          <table:table-cell table:number-columns-repeated="5"/>
          <table:table-cell office:value-type="string" calcext:value-type="string">
            <text:p>乾燥花DIY杯 新春賀禮 附甜橙精油</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Pinkoi 獨家販售 </text:p>
          </table:table-cell>
          <table:table-cell table:number-columns-repeated="1003"/>
        </table:table-row>
        <table:table-row table:style-name="ro2">
          <table:table-cell office:value-type="float" office:value="74" calcext:value-type="float">
            <text:p>74</text:p>
          </table:table-cell>
          <table:table-cell table:formula="of:=0&amp;+0&amp;+[.A75]" office:value-type="string" office:string-value="0074" calcext:value-type="string">
            <text:p>0074</text:p>
          </table:table-cell>
          <table:table-cell office:value-type="float" office:value="4" calcext:value-type="float">
            <text:p>4</text:p>
          </table:table-cell>
          <table:table-cell office:value-type="string" calcext:value-type="string">
            <text:p>b074</text:p>
          </table:table-cell>
          <table:table-cell office:value-type="string" calcext:value-type="string">
            <text:p>此木－暖心燈座　客製化夜燈　情人禮物 生日禮物　結婚禮物</text:p>
          </table:table-cell>
          <table:table-cell office:value-type="string" calcext:value-type="string">
            <text:p>此木の悠</text:p>
          </table:table-cell>
          <table:table-cell/>
          <table:table-cell table:formula="of:=[.I75]*[.M75]/100" office:value-type="float" office:value="0" calcext:value-type="float">
            <text:p>0</text:p>
          </table:table-cell>
          <table:table-cell office:value-type="float" office:value="998" calcext:value-type="float">
            <text:p>998</text:p>
          </table:table-cell>
          <table:table-cell table:number-columns-repeated="5"/>
          <table:table-cell office:value-type="string" calcext:value-type="string">
            <text:p>「讓每一份有溫度的溫暖找到歸屬」 寒冷的冬夜，颯颯的冷風 是否還在找尋能夠讓您暖心的寄托? 冬天是團圓的季節， 此木幫您們用簡單的呈現， 道出千里遙遙的思念。 讓寒冷的夜晚， 因珍貴的心意而溫暖起來。</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75" calcext:value-type="float">
            <text:p>75</text:p>
          </table:table-cell>
          <table:table-cell table:formula="of:=0&amp;+0&amp;+[.A76]" office:value-type="string" office:string-value="0075" calcext:value-type="string">
            <text:p>0075</text:p>
          </table:table-cell>
          <table:table-cell office:value-type="float" office:value="5" calcext:value-type="float">
            <text:p>5</text:p>
          </table:table-cell>
          <table:table-cell office:value-type="string" calcext:value-type="string">
            <text:p>b075</text:p>
          </table:table-cell>
          <table:table-cell office:value-type="string" calcext:value-type="string">
            <text:p>草莓晶 粉色繡球花 大理石碗 50g 250g 天然大豆蠟香氛蠟燭 晶石</text:p>
          </table:table-cell>
          <table:table-cell office:value-type="string" calcext:value-type="string">
            <text:p>Natural Candle Airl</text:p>
          </table:table-cell>
          <table:table-cell/>
          <table:table-cell table:formula="of:=[.I76]*[.M76]/100" office:value-type="float" office:value="0" calcext:value-type="float">
            <text:p>0</text:p>
          </table:table-cell>
          <table:table-cell table:style-name="ce11" office:value-type="float" office:value="679" calcext:value-type="float">
            <text:p>679</text:p>
          </table:table-cell>
          <table:table-cell table:number-columns-repeated="5"/>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76" calcext:value-type="float">
            <text:p>76</text:p>
          </table:table-cell>
          <table:table-cell table:formula="of:=0&amp;+0&amp;+[.A77]" office:value-type="string" office:string-value="0076" calcext:value-type="string">
            <text:p>0076</text:p>
          </table:table-cell>
          <table:table-cell office:value-type="float" office:value="4" calcext:value-type="float">
            <text:p>4</text:p>
          </table:table-cell>
          <table:table-cell office:value-type="string" calcext:value-type="string">
            <text:p>b076</text:p>
          </table:table-cell>
          <table:table-cell office:value-type="string" calcext:value-type="string">
            <text:p>山舍原創木質大腳紙巾盒</text:p>
          </table:table-cell>
          <table:table-cell office:value-type="string" calcext:value-type="string">
            <text:p>山舍senser</text:p>
          </table:table-cell>
          <table:table-cell/>
          <table:table-cell table:formula="of:=[.I77]*[.M77]/100" office:value-type="float" office:value="0" calcext:value-type="float">
            <text:p>0</text:p>
          </table:table-cell>
          <table:table-cell table:style-name="ce11" office:value-type="float" office:value="1585" calcext:value-type="float">
            <text:p>1585</text:p>
          </table:table-cell>
          <table:table-cell table:number-columns-repeated="5"/>
          <table:table-cell table:style-name="Default" office:value-type="string" calcext:value-type="string">
            <text:p>山舍原創的圓乎乎的木質紙巾盒-大腳紙巾盒</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77" calcext:value-type="float">
            <text:p>77</text:p>
          </table:table-cell>
          <table:table-cell table:formula="of:=0&amp;+0&amp;+[.A78]" office:value-type="string" office:string-value="0077" calcext:value-type="string">
            <text:p>0077</text:p>
          </table:table-cell>
          <table:table-cell office:value-type="float" office:value="4" calcext:value-type="float">
            <text:p>4</text:p>
          </table:table-cell>
          <table:table-cell office:value-type="string" calcext:value-type="string">
            <text:p>b077</text:p>
          </table:table-cell>
          <table:table-cell office:value-type="string" calcext:value-type="string">
            <text:p>波蘭手工陶瓷鳥擺設 - 站立母雞 - 白色 - 高10厘米</text:p>
          </table:table-cell>
          <table:table-cell office:value-type="string" calcext:value-type="string">
            <text:p>Jehn Ceramika by Boonbui</text:p>
          </table:table-cell>
          <table:table-cell/>
          <table:table-cell table:formula="of:=[.I78]*[.M78]/100" office:value-type="float" office:value="0" calcext:value-type="float">
            <text:p>0</text:p>
          </table:table-cell>
          <table:table-cell office:value-type="float" office:value="1059" calcext:value-type="float">
            <text:p>1059</text:p>
          </table:table-cell>
          <table:table-cell table:number-columns-repeated="5"/>
          <table:table-cell office:value-type="string" calcext:value-type="string">
            <text:p>具廿多年經驗的波蘭陶藝手作人Robert Jehn-Olszewski，參照真實鳥類品種再加入現代設計元素製成。 高度：10 厘米 物料：白泥、陶瓷、白色釉彩、鋼支架</text:p>
          </table:table-cell>
          <table:table-cell office:value-type="string" calcext:value-type="string">
            <text:p>陶</text:p>
          </table:table-cell>
          <table:table-cell table:style-name="ce11" office:value-type="string" calcext:value-type="string">
            <text:p>機器製造 </text:p>
          </table:table-cell>
          <table:table-cell office:value-type="string" calcext:value-type="string">
            <text:p>波蘭</text:p>
          </table:table-cell>
          <table:table-cell table:number-columns-repeated="1004"/>
        </table:table-row>
        <table:table-row table:style-name="ro2">
          <table:table-cell office:value-type="float" office:value="78" calcext:value-type="float">
            <text:p>78</text:p>
          </table:table-cell>
          <table:table-cell table:formula="of:=0&amp;+0&amp;+[.A79]" office:value-type="string" office:string-value="0078" calcext:value-type="string">
            <text:p>0078</text:p>
          </table:table-cell>
          <table:table-cell office:value-type="float" office:value="2" calcext:value-type="float">
            <text:p>2</text:p>
          </table:table-cell>
          <table:table-cell office:value-type="string" calcext:value-type="string">
            <text:p>b078</text:p>
          </table:table-cell>
          <table:table-cell office:value-type="string" calcext:value-type="string">
            <text:p>日本ideaco 原木蓋口罩收納抽取盒</text:p>
          </table:table-cell>
          <table:table-cell office:value-type="string" calcext:value-type="string">
            <text:p>日本ideaco</text:p>
          </table:table-cell>
          <table:table-cell/>
          <table:table-cell table:formula="of:=[.I79]*[.M79]/100" office:value-type="float" office:value="132.3" calcext:value-type="float">
            <text:p>132</text:p>
          </table:table-cell>
          <table:table-cell table:style-name="ce11" office:value-type="float" office:value="1890" calcext:value-type="float">
            <text:p>1890</text:p>
          </table:table-cell>
          <table:table-cell table:number-columns-repeated="3"/>
          <table:table-cell office:value-type="float" office:value="7" calcext:value-type="float">
            <text:p>7</text:p>
          </table:table-cell>
          <table:table-cell/>
          <table:table-cell office:value-type="string" calcext:value-type="string">
            <text:p>將口罩堆疊收納成一盒，方便抽取，原木質感溫潤。</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79" calcext:value-type="float">
            <text:p>79</text:p>
          </table:table-cell>
          <table:table-cell table:formula="of:=0&amp;+0&amp;+[.A80]" office:value-type="string" office:string-value="0079" calcext:value-type="string">
            <text:p>0079</text:p>
          </table:table-cell>
          <table:table-cell office:value-type="float" office:value="5" calcext:value-type="float">
            <text:p>5</text:p>
          </table:table-cell>
          <table:table-cell office:value-type="string" calcext:value-type="string">
            <text:p>b079</text:p>
          </table:table-cell>
          <table:table-cell office:value-type="string" calcext:value-type="string">
            <text:p>山舍 | 微笑口罩盒 實木手工 門廳 玄關 鑰匙收納架 口罩收納盒</text:p>
          </table:table-cell>
          <table:table-cell office:value-type="string" calcext:value-type="string">
            <text:p>山舍senser</text:p>
          </table:table-cell>
          <table:table-cell/>
          <table:table-cell table:formula="of:=[.I80]*[.M80]/100" office:value-type="float" office:value="0" calcext:value-type="float">
            <text:p>0</text:p>
          </table:table-cell>
          <table:table-cell table:style-name="ce11" office:value-type="float" office:value="1929" calcext:value-type="float">
            <text:p>1929</text:p>
          </table:table-cell>
          <table:table-cell table:number-columns-repeated="5"/>
          <table:table-cell office:value-type="string" calcext:value-type="string">
            <text:p>特殊的一年，因為疫情，我們每個人都面臨了前所未有的困難。在這個過程中，我們見證了大家的團結和力量，以及面對困難的樂觀精神和勇氣。2020年或許是疫情元年，或許口罩會是我們生活中離不開的用品，那就讓我們保持微笑，哪怕戴著口罩！</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80" calcext:value-type="float">
            <text:p>80</text:p>
          </table:table-cell>
          <table:table-cell table:formula="of:=0&amp;+0&amp;+[.A81]" office:value-type="string" office:string-value="0080" calcext:value-type="string">
            <text:p>0080</text:p>
          </table:table-cell>
          <table:table-cell office:value-type="float" office:value="4" calcext:value-type="float">
            <text:p>4</text:p>
          </table:table-cell>
          <table:table-cell office:value-type="string" calcext:value-type="string">
            <text:p>b080</text:p>
          </table:table-cell>
          <table:table-cell office:value-type="string" calcext:value-type="string">
            <text:p>【新品到貨】官方授權英國Paladone瑪利歐火花小夜燈</text:p>
          </table:table-cell>
          <table:table-cell office:value-type="string" calcext:value-type="string">
            <text:p>Paladone UK</text:p>
          </table:table-cell>
          <table:table-cell/>
          <table:table-cell table:formula="of:=[.I81]*[.M81]/100" office:value-type="float" office:value="0" calcext:value-type="float">
            <text:p>0</text:p>
          </table:table-cell>
          <table:table-cell table:style-name="ce11" office:value-type="float" office:value="699" calcext:value-type="float">
            <text:p>699</text:p>
          </table:table-cell>
          <table:table-cell table:number-columns-repeated="5"/>
          <table:table-cell office:value-type="string" calcext:value-type="string">
            <text:p>來自居家生活英國品牌 Paladone 與 Nintendo 攜手合作推出官方授權小夜燈，源於深受歡迎遊戲 《超級瑪利歐》的火花角色， 火花是在《超級瑪利歐》遊戲內會令瑪利歐可以﻿﻿掟火球做武器，打低敵人，讓大家更享受遊戲，自用送禮首選。</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81" calcext:value-type="float">
            <text:p>81</text:p>
          </table:table-cell>
          <table:table-cell table:formula="of:=0&amp;+0&amp;+[.A82]" office:value-type="string" office:string-value="0081" calcext:value-type="string">
            <text:p>0081</text:p>
          </table:table-cell>
          <table:table-cell office:value-type="float" office:value="5" calcext:value-type="float">
            <text:p>5</text:p>
          </table:table-cell>
          <table:table-cell office:value-type="string" calcext:value-type="string">
            <text:p>b081</text:p>
          </table:table-cell>
          <table:table-cell office:value-type="string" calcext:value-type="string">
            <text:p>【ONPRO】微家電吸塵器 USB充電式迷你吹吸兩用無線吸塵器 UV-V1</text:p>
          </table:table-cell>
          <table:table-cell office:value-type="string" calcext:value-type="string">
            <text:p>ONPRO</text:p>
          </table:table-cell>
          <table:table-cell/>
          <table:table-cell table:formula="of:=[.I82]*[.M82]/100" office:value-type="float" office:value="98.96" calcext:value-type="float">
            <text:p>99</text:p>
          </table:table-cell>
          <table:table-cell office:value-type="float" office:value="1237" calcext:value-type="float">
            <text:p>1237</text:p>
          </table:table-cell>
          <table:table-cell table:number-columns-repeated="3"/>
          <table:table-cell office:value-type="float" office:value="8" calcext:value-type="float">
            <text:p>8</text:p>
          </table:table-cell>
          <table:table-cell/>
          <table:table-cell office:value-type="string" calcext:value-type="string">
            <text:p>■ 強力29000rpm馬達 ■ 強勁吸力 2.0Kpa ■ 吹塵吸塵兩用設計超好用 ■ 汽車手套箱置杯架好收納 ■ 附贈刷毛吸炳沙發鍵盤最適合 ■ 可水洗重複使用濾芯 ■ 小巧好收納 ■ 大心附贈高級絨布套</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82" calcext:value-type="float">
            <text:p>82</text:p>
          </table:table-cell>
          <table:table-cell table:formula="of:=0&amp;+0&amp;+[.A83]" office:value-type="string" office:string-value="0082" calcext:value-type="string">
            <text:p>0082</text:p>
          </table:table-cell>
          <table:table-cell office:value-type="float" office:value="5" calcext:value-type="float">
            <text:p>5</text:p>
          </table:table-cell>
          <table:table-cell office:value-type="string" calcext:value-type="string">
            <text:p>b082</text:p>
          </table:table-cell>
          <table:table-cell office:value-type="string" calcext:value-type="string">
            <text:p>Patti Florist春日花漾 不凋繡球花樹</text:p>
          </table:table-cell>
          <table:table-cell office:value-type="string" calcext:value-type="string">
            <text:p>Patti Florist</text:p>
          </table:table-cell>
          <table:table-cell/>
          <table:table-cell table:formula="of:=[.I83]*[.M83]/100" office:value-type="float" office:value="0" calcext:value-type="float">
            <text:p>0</text:p>
          </table:table-cell>
          <table:table-cell table:style-name="ce11" office:value-type="float" office:value="1280" calcext:value-type="float">
            <text:p>1280</text:p>
          </table:table-cell>
          <table:table-cell table:number-columns-repeated="5"/>
          <table:table-cell table:style-name="Default" office:value-type="string" calcext:value-type="string">
            <text:p>花開了，屬於春天的腳步接近了，只要看著各種顏色的繡球花樹，無時無刻都是風和日麗，心情美麗的春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83" calcext:value-type="float">
            <text:p>83</text:p>
          </table:table-cell>
          <table:table-cell table:formula="of:=0&amp;+0&amp;+[.A84]" office:value-type="string" office:string-value="0083" calcext:value-type="string">
            <text:p>0083</text:p>
          </table:table-cell>
          <table:table-cell office:value-type="float" office:value="4" calcext:value-type="float">
            <text:p>4</text:p>
          </table:table-cell>
          <table:table-cell office:value-type="string" calcext:value-type="string">
            <text:p>b083</text:p>
          </table:table-cell>
          <table:table-cell office:value-type="string" calcext:value-type="string">
            <text:p>經典生活 - 海棠花玻璃衛生紙盒</text:p>
          </table:table-cell>
          <table:table-cell office:value-type="string" calcext:value-type="string">
            <text:p>Hands</text:p>
          </table:table-cell>
          <table:table-cell/>
          <table:table-cell table:formula="of:=[.I84]*[.M84]/100" office:value-type="float" office:value="0" calcext:value-type="float">
            <text:p>0</text:p>
          </table:table-cell>
          <table:table-cell table:style-name="ce11" office:value-type="float" office:value="1380" calcext:value-type="float">
            <text:p>1380</text:p>
          </table:table-cell>
          <table:table-cell table:number-columns-repeated="5"/>
          <table:table-cell office:value-type="string" calcext:value-type="string">
            <text:p>花窗衛生紙盒 - 台灣在地工藝，讓工藝重新回到日 傳承日式組子細工的技法，由彰化永茂木器，在一九七○年代，花窗曾經是鹿港引以為傲的產業，走過一甲子歲月。Hands以品牌新的設計與形象再次推出花窗收納盒! 讓家中客廳多一份台灣的好味道~</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84" calcext:value-type="float">
            <text:p>84</text:p>
          </table:table-cell>
          <table:table-cell table:formula="of:=0&amp;+0&amp;+[.A85]" office:value-type="string" office:string-value="0084" calcext:value-type="string">
            <text:p>0084</text:p>
          </table:table-cell>
          <table:table-cell office:value-type="float" office:value="4" calcext:value-type="float">
            <text:p>4</text:p>
          </table:table-cell>
          <table:table-cell office:value-type="string" calcext:value-type="string">
            <text:p>b084</text:p>
          </table:table-cell>
          <table:table-cell office:value-type="string" calcext:value-type="string">
            <text:p>實木香氛融蠟燈 睡眠定時 防燙設計 遠距遙控</text:p>
          </table:table-cell>
          <table:table-cell office:value-type="string" calcext:value-type="string">
            <text:p>USERWATS</text:p>
          </table:table-cell>
          <table:table-cell/>
          <table:table-cell table:formula="of:=[.I85]*[.M85]/100" office:value-type="float" office:value="0" calcext:value-type="float">
            <text:p>0</text:p>
          </table:table-cell>
          <table:table-cell table:style-name="ce11" office:value-type="float" office:value="3600" calcext:value-type="float">
            <text:p>3600</text:p>
          </table:table-cell>
          <table:table-cell table:number-columns-repeated="5"/>
          <table:table-cell office:value-type="string" calcext:value-type="string">
            <text:p>我們以定時小夜燈的經驗開發了一款自!帶!定!時!的融蠟燈，配有遙控器可以控制亮度與開關，這真的是融蠟燈界首創，就是希望大家在享受蠟燭香氛時，也能兼顧安全與便利。 送禮自用都適合的安全融蠟燈-錵Hana</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85" calcext:value-type="float">
            <text:p>85</text:p>
          </table:table-cell>
          <table:table-cell table:formula="of:=0&amp;+0&amp;+[.A86]" office:value-type="string" office:string-value="0085" calcext:value-type="string">
            <text:p>0085</text:p>
          </table:table-cell>
          <table:table-cell office:value-type="float" office:value="5" calcext:value-type="float">
            <text:p>5</text:p>
          </table:table-cell>
          <table:table-cell office:value-type="string" calcext:value-type="string">
            <text:p>b085</text:p>
          </table:table-cell>
          <table:table-cell office:value-type="string" calcext:value-type="string">
            <text:p>Fiddle 琴葉榕大型室內植栽_荷蘭設計極簡霧面盆</text:p>
          </table:table-cell>
          <table:table-cell office:value-type="string" calcext:value-type="string">
            <text:p>小菜一盆 laiveitsai</text:p>
          </table:table-cell>
          <table:table-cell/>
          <table:table-cell table:formula="of:=[.I86]*[.M86]/100" office:value-type="float" office:value="1555.2" calcext:value-type="float">
            <text:p>1,555</text:p>
          </table:table-cell>
          <table:table-cell table:style-name="ce11" office:value-type="float" office:value="1620" calcext:value-type="float">
            <text:p>1620</text:p>
          </table:table-cell>
          <table:table-cell table:number-columns-repeated="3"/>
          <table:table-cell office:value-type="float" office:value="96" calcext:value-type="float">
            <text:p>96</text:p>
          </table:table-cell>
          <table:table-cell/>
          <table:table-cell office:value-type="string" calcext:value-type="string">
            <text:p>Fiddle Leaf Fig 琴葉榕 （大植栽） 小葉的琴葉榮品種長大版！ 讓想省下養大成人時間的盆友可以直接購買大植栽 也可以省事不用移植，直接讓大家直接選擇想要的盆栽顏色 大家要記得備註填寫不然就會隨機顏色出貨囉！ 琴葉榕如同棵小</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86" calcext:value-type="float">
            <text:p>86</text:p>
          </table:table-cell>
          <table:table-cell table:formula="of:=0&amp;+0&amp;+[.A87]" office:value-type="string" office:string-value="0086" calcext:value-type="string">
            <text:p>0086</text:p>
          </table:table-cell>
          <table:table-cell office:value-type="float" office:value="5" calcext:value-type="float">
            <text:p>5</text:p>
          </table:table-cell>
          <table:table-cell office:value-type="string" calcext:value-type="string">
            <text:p>b086</text:p>
          </table:table-cell>
          <table:table-cell office:value-type="string" calcext:value-type="string">
            <text:p>實木展示櫃 | 點心櫃 | 海棠花玻璃櫥窗</text:p>
          </table:table-cell>
          <table:table-cell office:value-type="string" calcext:value-type="string">
            <text:p>紳森實木ShenSenWood</text:p>
          </table:table-cell>
          <table:table-cell/>
          <table:table-cell table:formula="of:=[.I87]*[.M87]/100" office:value-type="float" office:value="0" calcext:value-type="float">
            <text:p>0</text:p>
          </table:table-cell>
          <table:table-cell table:style-name="ce11" office:value-type="float" office:value="5300" calcext:value-type="float">
            <text:p>5300</text:p>
          </table:table-cell>
          <table:table-cell table:number-columns-repeated="5"/>
          <table:table-cell office:value-type="string" calcext:value-type="string">
            <text:p>*缺貨通知: 海棠花玻璃/如訂購相關產品會延長到貨時間，急單請勿下單謝謝 點心櫃‖小櫥窗 喜歡「海棠花紋」，想要擁有小巧的點心櫃。 放入自己用心手作的麵包，細心呵護於櫃中呈現。</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87" calcext:value-type="float">
            <text:p>87</text:p>
          </table:table-cell>
          <table:table-cell table:formula="of:=0&amp;+0&amp;+[.A88]" office:value-type="string" office:string-value="0087" calcext:value-type="string">
            <text:p>0087</text:p>
          </table:table-cell>
          <table:table-cell office:value-type="float" office:value="4" calcext:value-type="float">
            <text:p>4</text:p>
          </table:table-cell>
          <table:table-cell office:value-type="string" calcext:value-type="string">
            <text:p>b087</text:p>
          </table:table-cell>
          <table:table-cell office:value-type="string" calcext:value-type="string">
            <text:p>Variegated Pittosporum斑葉海桐大型植栽_荷蘭設計極簡霧面盆</text:p>
          </table:table-cell>
          <table:table-cell office:value-type="string" calcext:value-type="string">
            <text:p>小菜一盆 laiveitsai</text:p>
          </table:table-cell>
          <table:table-cell/>
          <table:table-cell table:formula="of:=[.I88]*[.M88]/100" office:value-type="float" office:value="0" calcext:value-type="float">
            <text:p>0</text:p>
          </table:table-cell>
          <table:table-cell table:style-name="ce11" office:value-type="float" office:value="1620" calcext:value-type="float">
            <text:p>1620</text:p>
          </table:table-cell>
          <table:table-cell table:number-columns-repeated="5"/>
          <table:table-cell table:style-name="Default" office:value-type="string" calcext:value-type="string">
            <text:p>迎戰夏季！！Variegated Pittosporum 耐熱、耐風、耐旱的斑葉海桐！ 是海桐科品種之一的常綠小灌木 原本是生長在熱帶跟亞熱帶的濱海植物 所以對鹽分有抗性，也耐海風、耐熱跟耐旱 這個品種的葉子顏色偏灰綠😍不是鮮綠的那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88" calcext:value-type="float">
            <text:p>88</text:p>
          </table:table-cell>
          <table:table-cell table:formula="of:=0&amp;+0&amp;+[.A89]" office:value-type="string" office:string-value="0088" calcext:value-type="string">
            <text:p>0088</text:p>
          </table:table-cell>
          <table:table-cell office:value-type="float" office:value="4" calcext:value-type="float">
            <text:p>4</text:p>
          </table:table-cell>
          <table:table-cell office:value-type="string" calcext:value-type="string">
            <text:p>b088</text:p>
          </table:table-cell>
          <table:table-cell office:value-type="string" calcext:value-type="string">
            <text:p>日本 yamato japan doors mini 手工前開式迷你型垃圾桶 8L-八色</text:p>
          </table:table-cell>
          <table:table-cell office:value-type="string" calcext:value-type="string">
            <text:p>yamato japan</text:p>
          </table:table-cell>
          <table:table-cell/>
          <table:table-cell table:formula="of:=[.I89]*[.M89]/100" office:value-type="float" office:value="0" calcext:value-type="float">
            <text:p>0</text:p>
          </table:table-cell>
          <table:table-cell table:style-name="ce11" office:value-type="float" office:value="2180" calcext:value-type="float">
            <text:p>2180</text:p>
          </table:table-cell>
          <table:table-cell table:number-columns-repeated="5"/>
          <table:table-cell office:value-type="string" calcext:value-type="string">
            <text:p>使用生長在潔淨的水和大自然中的木材 每個木材都是精心挑選而出，木匠們用著傳統與現代的技術及純手工製作成許多與我們日常生活息息相關的周邊用品。每件商品都是獨一無二的。 yamotojapan希望透過木製商品的柔和感與溫暖為顧客帶來更舒適的生活</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1004"/>
        </table:table-row>
        <table:table-row table:style-name="ro2">
          <table:table-cell office:value-type="float" office:value="89" calcext:value-type="float">
            <text:p>89</text:p>
          </table:table-cell>
          <table:table-cell table:formula="of:=0&amp;+0&amp;+[.A90]" office:value-type="string" office:string-value="0089" calcext:value-type="string">
            <text:p>0089</text:p>
          </table:table-cell>
          <table:table-cell office:value-type="float" office:value="4" calcext:value-type="float">
            <text:p>4</text:p>
          </table:table-cell>
          <table:table-cell office:value-type="string" calcext:value-type="string">
            <text:p>b089</text:p>
          </table:table-cell>
          <table:table-cell office:value-type="string" calcext:value-type="string">
            <text:p>RELEASE 精油睡眠噴霧30ml</text:p>
          </table:table-cell>
          <table:table-cell office:value-type="string" calcext:value-type="string">
            <text:p>Sleepy me</text:p>
          </table:table-cell>
          <table:table-cell/>
          <table:table-cell table:formula="of:=[.I90]*[.M90]/100" office:value-type="float" office:value="54.6" calcext:value-type="float">
            <text:p>55</text:p>
          </table:table-cell>
          <table:table-cell table:style-name="ce11" office:value-type="float" office:value="780" calcext:value-type="float">
            <text:p>780</text:p>
          </table:table-cell>
          <table:table-cell table:number-columns-repeated="3"/>
          <table:table-cell office:value-type="float" office:value="7" calcext:value-type="float">
            <text:p>7</text:p>
          </table:table-cell>
          <table:table-cell/>
          <table:table-cell office:value-type="string" calcext:value-type="string">
            <text:p>RELEASE睡眠噴霧－ 安撫緊繃的情緒,穩定不安的心情,進而讓身體放鬆,釋放壓力,弛放神經而達到助眠的效果。</text:p>
          </table:table-cell>
          <table:table-cell office:value-type="string" calcext:value-type="string">
            <text:p>精油</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0" calcext:value-type="float">
            <text:p>90</text:p>
          </table:table-cell>
          <table:table-cell table:formula="of:=0&amp;+0&amp;+[.A91]" office:value-type="string" office:string-value="0090" calcext:value-type="string">
            <text:p>0090</text:p>
          </table:table-cell>
          <table:table-cell office:value-type="float" office:value="2" calcext:value-type="float">
            <text:p>2</text:p>
          </table:table-cell>
          <table:table-cell office:value-type="string" calcext:value-type="string">
            <text:p>b090</text:p>
          </table:table-cell>
          <table:table-cell office:value-type="string" calcext:value-type="string">
            <text:p>Miffy掛牆磁鐵板</text:p>
          </table:table-cell>
          <table:table-cell office:value-type="string" calcext:value-type="string">
            <text:p>hellolittleshop</text:p>
          </table:table-cell>
          <table:table-cell/>
          <table:table-cell table:formula="of:=[.I91]*[.M91]/100" office:value-type="float" office:value="0" calcext:value-type="float">
            <text:p>0</text:p>
          </table:table-cell>
          <table:table-cell office:value-type="float" office:value="2645" calcext:value-type="float">
            <text:p>2645</text:p>
          </table:table-cell>
          <table:table-cell table:number-columns-repeated="5"/>
          <table:table-cell office:value-type="string" calcext:value-type="string">
            <text:p>尺寸 56H x 36cm 100% 比利時製造 磁鐵板懸挂</text:p>
          </table:table-cell>
          <table:table-cell office:value-type="string" calcext:value-type="string">
            <text:p>不鏽鋼</text:p>
          </table:table-cell>
          <table:table-cell table:style-name="ce11" office:value-type="string" calcext:value-type="string">
            <text:p>機器製造 </text:p>
          </table:table-cell>
          <table:table-cell office:value-type="string" calcext:value-type="string">
            <text:p>比利時</text:p>
          </table:table-cell>
          <table:table-cell table:number-columns-repeated="1004"/>
        </table:table-row>
        <table:table-row table:style-name="ro2">
          <table:table-cell office:value-type="float" office:value="91" calcext:value-type="float">
            <text:p>91</text:p>
          </table:table-cell>
          <table:table-cell table:formula="of:=0&amp;+0&amp;+[.A92]" office:value-type="string" office:string-value="0091" calcext:value-type="string">
            <text:p>0091</text:p>
          </table:table-cell>
          <table:table-cell office:value-type="float" office:value="4" calcext:value-type="float">
            <text:p>4</text:p>
          </table:table-cell>
          <table:table-cell office:value-type="string" calcext:value-type="string">
            <text:p>b091</text:p>
          </table:table-cell>
          <table:table-cell office:value-type="string" calcext:value-type="string">
            <text:p>此木－檜木杯墊(含設計) 一款能聞到味道的杯墊 客製化 刻字 圖像</text:p>
          </table:table-cell>
          <table:table-cell office:value-type="string" calcext:value-type="string">
            <text:p>此木の悠</text:p>
          </table:table-cell>
          <table:table-cell/>
          <table:table-cell table:formula="of:=[.I92]*[.M92]/100" office:value-type="float" office:value="0" calcext:value-type="float">
            <text:p>0</text:p>
          </table:table-cell>
          <table:table-cell table:style-name="ce11" office:value-type="float" office:value="269" calcext:value-type="float">
            <text:p>269</text:p>
          </table:table-cell>
          <table:table-cell table:number-columns-repeated="5"/>
          <table:table-cell office:value-type="string" calcext:value-type="string">
            <text:p>一款有味道的杯墊， 將你的心意傳遞出去。 用線條來描繪彼此間的聯繫， 用文字來表達象徵性的話語， 心意本身是一種無形的寄託， 可以透過不同的方式來傳遞。</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92" calcext:value-type="float">
            <text:p>92</text:p>
          </table:table-cell>
          <table:table-cell table:formula="of:=0&amp;+0&amp;+[.A93]" office:value-type="string" office:string-value="0092" calcext:value-type="string">
            <text:p>0092</text:p>
          </table:table-cell>
          <table:table-cell office:value-type="float" office:value="4" calcext:value-type="float">
            <text:p>4</text:p>
          </table:table-cell>
          <table:table-cell office:value-type="string" calcext:value-type="string">
            <text:p>b092</text:p>
          </table:table-cell>
          <table:table-cell office:value-type="string" calcext:value-type="string">
            <text:p>Mod - 淺木紋靜音時鐘 掛鐘 數字</text:p>
          </table:table-cell>
          <table:table-cell office:value-type="string" calcext:value-type="string">
            <text:p>Desrochers x 曜生活</text:p>
          </table:table-cell>
          <table:table-cell/>
          <table:table-cell table:formula="of:=[.I93]*[.M93]/100" office:value-type="float" office:value="749.25" calcext:value-type="float">
            <text:p>749</text:p>
          </table:table-cell>
          <table:table-cell table:style-name="ce11" office:value-type="float" office:value="999" calcext:value-type="float">
            <text:p>999</text:p>
          </table:table-cell>
          <table:table-cell table:number-columns-repeated="3"/>
          <table:table-cell office:value-type="float" office:value="75" calcext:value-type="float">
            <text:p>75</text:p>
          </table:table-cell>
          <table:table-cell/>
          <table:table-cell office:value-type="string" calcext:value-type="string">
            <text:p>木製品雕刻數字,二D的凹字形,側邊正面都非常清楚和清晰,提供3種不同顏色可供參考</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93" calcext:value-type="float">
            <text:p>93</text:p>
          </table:table-cell>
          <table:table-cell table:formula="of:=0&amp;+0&amp;+[.A94]" office:value-type="string" office:string-value="0093" calcext:value-type="string">
            <text:p>0093</text:p>
          </table:table-cell>
          <table:table-cell office:value-type="float" office:value="3" calcext:value-type="float">
            <text:p>3</text:p>
          </table:table-cell>
          <table:table-cell office:value-type="string" calcext:value-type="string">
            <text:p>b093</text:p>
          </table:table-cell>
          <table:table-cell office:value-type="string" calcext:value-type="string">
            <text:p>釉彩玻璃畫-山</text:p>
          </table:table-cell>
          <table:table-cell office:value-type="string" calcext:value-type="string">
            <text:p>M.L.慢砌</text:p>
          </table:table-cell>
          <table:table-cell/>
          <table:table-cell table:formula="of:=[.I94]*[.M94]/100" office:value-type="float" office:value="0" calcext:value-type="float">
            <text:p>0</text:p>
          </table:table-cell>
          <table:table-cell table:style-name="ce11" office:value-type="float" office:value="5000" calcext:value-type="float">
            <text:p>5000</text:p>
          </table:table-cell>
          <table:table-cell table:number-columns-repeated="5"/>
          <table:table-cell office:value-type="string" calcext:value-type="string">
            <text:p>玻璃 / 壁飾 / 小品掛畫 / 送禮 / 居家</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4" calcext:value-type="float">
            <text:p>94</text:p>
          </table:table-cell>
          <table:table-cell table:formula="of:=0&amp;+0&amp;+[.A95]" office:value-type="string" office:string-value="0094" calcext:value-type="string">
            <text:p>0094</text:p>
          </table:table-cell>
          <table:table-cell office:value-type="float" office:value="3" calcext:value-type="float">
            <text:p>3</text:p>
          </table:table-cell>
          <table:table-cell office:value-type="string" calcext:value-type="string">
            <text:p>b094</text:p>
          </table:table-cell>
          <table:table-cell office:value-type="string" calcext:value-type="string">
            <text:p>【防疫期間】永德堂 －你絕對會需要的盤香組合 贈十二生肖生香盒</text:p>
          </table:table-cell>
          <table:table-cell office:value-type="string" calcext:value-type="string">
            <text:p>永德堂</text:p>
          </table:table-cell>
          <table:table-cell/>
          <table:table-cell table:formula="of:=[.I95]*[.M95]/100" office:value-type="float" office:value="0" calcext:value-type="float">
            <text:p>0</text:p>
          </table:table-cell>
          <table:table-cell table:style-name="ce11" office:value-type="float" office:value="1150" calcext:value-type="float">
            <text:p>1150</text:p>
          </table:table-cell>
          <table:table-cell table:number-columns-repeated="5"/>
          <table:table-cell table:style-name="ce12" office:value-type="string" calcext:value-type="string">
            <text:p>香，可以是引導正向生活的能量，永德堂遵循古法與天然材料，堅持呈現最好的味道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5" calcext:value-type="float">
            <text:p>95</text:p>
          </table:table-cell>
          <table:table-cell table:formula="of:=0&amp;+0&amp;+[.A96]" office:value-type="string" office:string-value="0095" calcext:value-type="string">
            <text:p>0095</text:p>
          </table:table-cell>
          <table:table-cell office:value-type="float" office:value="3" calcext:value-type="float">
            <text:p>3</text:p>
          </table:table-cell>
          <table:table-cell office:value-type="string" calcext:value-type="string">
            <text:p>b095</text:p>
          </table:table-cell>
          <table:table-cell office:value-type="string" calcext:value-type="string">
            <text:p>Bucute富士山與福神面紙套/面紙盒/100%手工/讓人想一直抽的面紙</text:p>
          </table:table-cell>
          <table:table-cell office:value-type="string" calcext:value-type="string">
            <text:p>Bucute</text:p>
          </table:table-cell>
          <table:table-cell/>
          <table:table-cell table:formula="of:=[.I96]*[.M96]/100" office:value-type="float" office:value="0" calcext:value-type="float">
            <text:p>0</text:p>
          </table:table-cell>
          <table:table-cell table:style-name="ce11" office:value-type="float" office:value="1580" calcext:value-type="float">
            <text:p>1580</text:p>
          </table:table-cell>
          <table:table-cell table:number-columns-repeated="5"/>
          <table:table-cell office:value-type="string" calcext:value-type="string">
            <text:p>讓人一直想抽的面紙套 今年推出限量日式新年款 和風富士山 另外有搭配福神組合優惠價</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6" calcext:value-type="float">
            <text:p>96</text:p>
          </table:table-cell>
          <table:table-cell table:formula="of:=0&amp;+0&amp;+[.A97]" office:value-type="string" office:string-value="0096" calcext:value-type="string">
            <text:p>0096</text:p>
          </table:table-cell>
          <table:table-cell office:value-type="float" office:value="4" calcext:value-type="float">
            <text:p>4</text:p>
          </table:table-cell>
          <table:table-cell office:value-type="string" calcext:value-type="string">
            <text:p>b096</text:p>
          </table:table-cell>
          <table:table-cell office:value-type="string" calcext:value-type="string">
            <text:p>玫瑰金 防塵耳環飾品收納盒 珠寶首飾盒 女友生日 畢業禮物</text:p>
          </table:table-cell>
          <table:table-cell office:value-type="string" calcext:value-type="string">
            <text:p>Moosy Life 目喜生活</text:p>
          </table:table-cell>
          <table:table-cell/>
          <table:table-cell table:formula="of:=[.I97]*[.M97]/100" office:value-type="float" office:value="0" calcext:value-type="float">
            <text:p>0</text:p>
          </table:table-cell>
          <table:table-cell table:style-name="ce11" office:value-type="float" office:value="1180" calcext:value-type="float">
            <text:p>1180</text:p>
          </table:table-cell>
          <table:table-cell table:number-columns-repeated="5"/>
          <table:table-cell office:value-type="string" calcext:value-type="string">
            <text:p>耳針、耳夾皆適用，約可收放20-30副耳環（依耳環大小而定）｜上下錯落的橫槓設計，讓長型耳環或項鍊可掛置上層，也不會碰撞到下層｜防塵拉抽設計，減緩氧化速度也兼具展示功能</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7" calcext:value-type="float">
            <text:p>97</text:p>
          </table:table-cell>
          <table:table-cell table:formula="of:=0&amp;+0&amp;+[.A98]" office:value-type="string" office:string-value="0097" calcext:value-type="string">
            <text:p>0097</text:p>
          </table:table-cell>
          <table:table-cell office:value-type="float" office:value="3" calcext:value-type="float">
            <text:p>3</text:p>
          </table:table-cell>
          <table:table-cell office:value-type="string" calcext:value-type="string">
            <text:p>b097</text:p>
          </table:table-cell>
          <table:table-cell office:value-type="string" calcext:value-type="string">
            <text:p>瓔珞莊園 自然系植栽/PD07/圓葉椒草苔球/送禮小物/開幕送禮/防疫</text:p>
          </table:table-cell>
          <table:table-cell office:value-type="string" calcext:value-type="string">
            <text:p>KEYURA GARDEN瓔珞莊園</text:p>
          </table:table-cell>
          <table:table-cell/>
          <table:table-cell table:formula="of:=[.I98]*[.M98]/100" office:value-type="float" office:value="0" calcext:value-type="float">
            <text:p>0</text:p>
          </table:table-cell>
          <table:table-cell office:value-type="float" office:value="350" calcext:value-type="float">
            <text:p>350</text:p>
          </table:table-cell>
          <table:table-cell table:number-columns-repeated="5"/>
          <table:table-cell office:value-type="string" calcext:value-type="string">
            <text:p>每款皆附贈植物養護卡+蓄水盤+大頭針+小木片 / 苔球包裹水苔及椰絲製作而成 / 直徑約10-12cm 高度約18-20cm / 室內淨化空氣的好幫手, 吸取甲醛甲苯、二甲苯、二氧化碳、灰塵</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98" calcext:value-type="float">
            <text:p>98</text:p>
          </table:table-cell>
          <table:table-cell table:formula="of:=0&amp;+0&amp;+[.A99]" office:value-type="string" office:string-value="0098" calcext:value-type="string">
            <text:p>0098</text:p>
          </table:table-cell>
          <table:table-cell office:value-type="float" office:value="5" calcext:value-type="float">
            <text:p>5</text:p>
          </table:table-cell>
          <table:table-cell office:value-type="string" calcext:value-type="string">
            <text:p>b098</text:p>
          </table:table-cell>
          <table:table-cell office:value-type="string" calcext:value-type="string">
            <text:p>Life素色系列- 玖月 100%精梳棉(60支) 床包組 台灣製造</text:p>
          </table:table-cell>
          <table:table-cell office:value-type="string" calcext:value-type="string">
            <text:p>annahome棉床本舖</text:p>
          </table:table-cell>
          <table:table-cell/>
          <table:table-cell table:formula="of:=[.I99]*[.M99]/100" office:value-type="float" office:value="24.21" calcext:value-type="float">
            <text:p>24</text:p>
          </table:table-cell>
          <table:table-cell table:style-name="ce11" office:value-type="float" office:value="269" calcext:value-type="float">
            <text:p>269</text:p>
          </table:table-cell>
          <table:table-cell table:number-columns-repeated="3"/>
          <table:table-cell office:value-type="float" office:value="9" calcext:value-type="float">
            <text:p>9</text:p>
          </table:table-cell>
          <table:table-cell/>
          <table:table-cell office:value-type="string" calcext:value-type="string">
            <text:p>【超取限一組】•100%精選精梳棉 •花色獨家好搭配 •布品平順好觸感 •全程台灣精製</text:p>
          </table:table-cell>
          <table:table-cell office:value-type="string" calcext:value-type="string">
            <text:p>棉．麻</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99" calcext:value-type="float">
            <text:p>99</text:p>
          </table:table-cell>
          <table:table-cell table:formula="of:=0&amp;+0&amp;+[.A100]" office:value-type="string" office:string-value="0099" calcext:value-type="string">
            <text:p>0099</text:p>
          </table:table-cell>
          <table:table-cell office:value-type="float" office:value="4" calcext:value-type="float">
            <text:p>4</text:p>
          </table:table-cell>
          <table:table-cell office:value-type="string" calcext:value-type="string">
            <text:p>b099</text:p>
          </table:table-cell>
          <table:table-cell office:value-type="string" calcext:value-type="string">
            <text:p>【新色New】KINTO AQUA CULTURE玻璃花瓶 / 共6款</text:p>
          </table:table-cell>
          <table:table-cell office:value-type="string" calcext:value-type="string">
            <text:p>KINTO Taiwan (授權總代理)</text:p>
          </table:table-cell>
          <table:table-cell/>
          <table:table-cell table:formula="of:=[.I100]*[.M100]/100" office:value-type="float" office:value="646" calcext:value-type="float">
            <text:p>646</text:p>
          </table:table-cell>
          <table:table-cell office:value-type="float" office:value="760" calcext:value-type="float">
            <text:p>760</text:p>
          </table:table-cell>
          <table:table-cell table:number-columns-repeated="3"/>
          <table:table-cell office:value-type="float" office:value="85" calcext:value-type="float">
            <text:p>85</text:p>
          </table:table-cell>
          <table:table-cell/>
          <table:table-cell office:value-type="string" calcext:value-type="string">
            <text:p>清澈的玻璃材質，有透明與藍灰兩種顏色，讓人能夠近距離觀察植物草葉的延伸！</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日本 </text:p>
          </table:table-cell>
          <table:table-cell table:number-columns-repeated="1004"/>
        </table:table-row>
        <table:table-row table:style-name="ro2">
          <table:table-cell office:value-type="float" office:value="100" calcext:value-type="float">
            <text:p>100</text:p>
          </table:table-cell>
          <table:table-cell table:formula="of:=0&amp;+0&amp;+[.A101]" office:value-type="string" office:string-value="00100" calcext:value-type="string">
            <text:p>00100</text:p>
          </table:table-cell>
          <table:table-cell office:value-type="float" office:value="4" calcext:value-type="float">
            <text:p>4</text:p>
          </table:table-cell>
          <table:table-cell office:value-type="string" calcext:value-type="string">
            <text:p>b100</text:p>
          </table:table-cell>
          <table:table-cell office:value-type="string" calcext:value-type="string">
            <text:p>【可客製文字】畢業禮物 法式字母浮游花夜燈 藍紫水晶-正常款</text:p>
          </table:table-cell>
          <table:table-cell office:value-type="string" calcext:value-type="string">
            <text:p>WEIWEI FLOWER 質感乾燥花&amp;永生花設計花禮</text:p>
          </table:table-cell>
          <table:table-cell/>
          <table:table-cell table:formula="of:=[.I101]*[.M101]/100" office:value-type="float" office:value="0" calcext:value-type="float">
            <text:p>0</text:p>
          </table:table-cell>
          <table:table-cell office:value-type="float" office:value="539" calcext:value-type="float">
            <text:p>539</text:p>
          </table:table-cell>
          <table:table-cell table:number-columns-repeated="5"/>
          <table:table-cell table:style-name="Default" office:value-type="string" calcext:value-type="string">
            <text:p>美美的浮游花瓶 獨家可客製文字在瓶身</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1003"/>
        </table:table-row>
        <table:table-row table:style-name="ro2">
          <table:table-cell office:value-type="float" office:value="101" calcext:value-type="float">
            <text:p>101</text:p>
          </table:table-cell>
          <table:table-cell table:formula="of:=0&amp;+0&amp;+[.A102]" office:value-type="string" office:string-value="00101" calcext:value-type="string">
            <text:p>00101</text:p>
          </table:table-cell>
          <table:table-cell office:value-type="float" office:value="5" calcext:value-type="float">
            <text:p>5</text:p>
          </table:table-cell>
          <table:table-cell office:value-type="string" calcext:value-type="string">
            <text:p>b101</text:p>
          </table:table-cell>
          <table:table-cell office:value-type="string" calcext:value-type="string">
            <text:p>日本TWINBIRD 美型蒸氣掛燙機 / 白</text:p>
          </table:table-cell>
          <table:table-cell office:value-type="string" calcext:value-type="string">
            <text:p>Twinbird 日本家電設計品牌</text:p>
          </table:table-cell>
          <table:table-cell/>
          <table:table-cell table:formula="of:=[.I102]*[.M102]/100" office:value-type="float" office:value="199" calcext:value-type="float">
            <text:p>199</text:p>
          </table:table-cell>
          <table:table-cell table:style-name="ce11" office:value-type="float" office:value="3980" calcext:value-type="float">
            <text:p>3980</text:p>
          </table:table-cell>
          <table:table-cell table:number-columns-repeated="3"/>
          <table:table-cell office:value-type="float" office:value="5" calcext:value-type="float">
            <text:p>5</text:p>
          </table:table-cell>
          <table:table-cell/>
          <table:table-cell office:value-type="string" calcext:value-type="string">
            <text:p>超輕量設計，隨手熨燙；470g (不含配件)設計，手感舒適；不需要熨衫板，衣物掛好後直接使用。</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02" calcext:value-type="float">
            <text:p>102</text:p>
          </table:table-cell>
          <table:table-cell table:formula="of:=0&amp;+0&amp;+[.A103]" office:value-type="string" office:string-value="00102" calcext:value-type="string">
            <text:p>00102</text:p>
          </table:table-cell>
          <table:table-cell office:value-type="float" office:value="4" calcext:value-type="float">
            <text:p>4</text:p>
          </table:table-cell>
          <table:table-cell office:value-type="string" calcext:value-type="string">
            <text:p>b102</text:p>
          </table:table-cell>
          <table:table-cell office:value-type="string" calcext:value-type="string">
            <text:p>雅拾 衣架</text:p>
          </table:table-cell>
          <table:table-cell office:value-type="string" calcext:value-type="string">
            <text:p>居然 家居</text:p>
          </table:table-cell>
          <table:table-cell/>
          <table:table-cell table:formula="of:=[.I103]*[.M103]/100" office:value-type="float" office:value="0" calcext:value-type="float">
            <text:p>0</text:p>
          </table:table-cell>
          <table:table-cell office:value-type="float" office:value="2100" calcext:value-type="float">
            <text:p>2100</text:p>
          </table:table-cell>
          <table:table-cell table:number-columns-repeated="5"/>
          <table:table-cell office:value-type="string" calcext:value-type="string">
            <text:p>● 白橡木色 尺寸：W80 X D40 X H173 (公分) ＊全館家具商品消費 - 滿 NT$ 8,000元 ，享免運 ＊全館家具商品消費 - 滿 NT$ 6,000元 ，統一運費300元</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03" calcext:value-type="float">
            <text:p>103</text:p>
          </table:table-cell>
          <table:table-cell table:formula="of:=0&amp;+0&amp;+[.A104]" office:value-type="string" office:string-value="00103" calcext:value-type="string">
            <text:p>00103</text:p>
          </table:table-cell>
          <table:table-cell office:value-type="float" office:value="5" calcext:value-type="float">
            <text:p>5</text:p>
          </table:table-cell>
          <table:table-cell office:value-type="string" calcext:value-type="string">
            <text:p>b103</text:p>
          </table:table-cell>
          <table:table-cell office:value-type="string" calcext:value-type="string">
            <text:p>【醫療防疫】快速出貨 |【銀離子抗菌口罩收納盒】溫暖花草森林</text:p>
          </table:table-cell>
          <table:table-cell office:value-type="string" calcext:value-type="string">
            <text:p>SINGLE NEST （滿千免運）</text:p>
          </table:table-cell>
          <table:table-cell/>
          <table:table-cell table:formula="of:=[.I104]*[.M104]/100" office:value-type="float" office:value="0" calcext:value-type="float">
            <text:p>0</text:p>
          </table:table-cell>
          <table:table-cell office:value-type="float" office:value="380" calcext:value-type="float">
            <text:p>380</text:p>
          </table:table-cell>
          <table:table-cell table:number-columns-repeated="5"/>
          <table:table-cell office:value-type="string" calcext:value-type="string">
            <text:p>採用日本銀離子無機抗菌技術 日本原裝抗菌材料 有效隔絕細菌滋生</text:p>
          </table:table-cell>
          <table:table-cell office:value-type="string" calcext:value-type="string">
            <text:p>環保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04" calcext:value-type="float">
            <text:p>104</text:p>
          </table:table-cell>
          <table:table-cell table:formula="of:=0&amp;+0&amp;+[.A105]" office:value-type="string" office:string-value="00104" calcext:value-type="string">
            <text:p>00104</text:p>
          </table:table-cell>
          <table:table-cell office:value-type="float" office:value="4" calcext:value-type="float">
            <text:p>4</text:p>
          </table:table-cell>
          <table:table-cell office:value-type="string" calcext:value-type="string">
            <text:p>b104</text:p>
          </table:table-cell>
          <table:table-cell office:value-type="string" calcext:value-type="string">
            <text:p>60支長絨精梳棉|床包|被套|枕套|素色|刺繡|台灣製|第凡內早餐</text:p>
          </table:table-cell>
          <table:table-cell office:value-type="string" calcext:value-type="string">
            <text:p>織眠家族</text:p>
          </table:table-cell>
          <table:table-cell/>
          <table:table-cell table:formula="of:=[.I105]*[.M105]/100" office:value-type="float" office:value="679.15" calcext:value-type="float">
            <text:p>679</text:p>
          </table:table-cell>
          <table:table-cell table:style-name="ce11" office:value-type="float" office:value="799" calcext:value-type="float">
            <text:p>799</text:p>
          </table:table-cell>
          <table:table-cell table:number-columns-repeated="3"/>
          <table:table-cell office:value-type="float" office:value="85" calcext:value-type="float">
            <text:p>85</text:p>
          </table:table-cell>
          <table:table-cell/>
          <table:table-cell table:style-name="Default" office:value-type="string" calcext:value-type="string">
            <text:p>60支長絨精梳棉布料，由專業師傅手工車縫；質料親膚透氣 ，質感富有光澤；以純色搭配刺繡設計，打造品味生活，享受質感好寢。</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05" calcext:value-type="float">
            <text:p>105</text:p>
          </table:table-cell>
          <table:table-cell table:formula="of:=0&amp;+0&amp;+[.A106]" office:value-type="string" office:string-value="00105" calcext:value-type="string">
            <text:p>00105</text:p>
          </table:table-cell>
          <table:table-cell office:value-type="float" office:value="5" calcext:value-type="float">
            <text:p>5</text:p>
          </table:table-cell>
          <table:table-cell office:value-type="string" calcext:value-type="string">
            <text:p>b105</text:p>
          </table:table-cell>
          <table:table-cell office:value-type="string" calcext:value-type="string">
            <text:p>【限電首選】Lisscode自動擺頭伸縮風扇 | 24小時超強續航</text:p>
          </table:table-cell>
          <table:table-cell office:value-type="string" calcext:value-type="string">
            <text:p>lisscode</text:p>
          </table:table-cell>
          <table:table-cell/>
          <table:table-cell table:formula="of:=[.I106]*[.M106]/100" office:value-type="float" office:value="990" calcext:value-type="float">
            <text:p>990</text:p>
          </table:table-cell>
          <table:table-cell office:value-type="float" office:value="1320" calcext:value-type="float">
            <text:p>1320</text:p>
          </table:table-cell>
          <table:table-cell table:number-columns-repeated="3"/>
          <table:table-cell office:value-type="float" office:value="75" calcext:value-type="float">
            <text:p>75</text:p>
          </table:table-cell>
          <table:table-cell/>
          <table:table-cell office:value-type="string" calcext:value-type="string">
            <text:p>自動旋轉擺頭設定 五段伸縮高低 超大電量24小時不間斷 可拆式前風罩</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06" calcext:value-type="float">
            <text:p>106</text:p>
          </table:table-cell>
          <table:table-cell table:formula="of:=0&amp;+0&amp;+[.A107]" office:value-type="string" office:string-value="00106" calcext:value-type="string">
            <text:p>00106</text:p>
          </table:table-cell>
          <table:table-cell office:value-type="float" office:value="6" calcext:value-type="float">
            <text:p>6</text:p>
          </table:table-cell>
          <table:table-cell office:value-type="string" calcext:value-type="string">
            <text:p>b106</text:p>
          </table:table-cell>
          <table:table-cell office:value-type="string" calcext:value-type="string">
            <text:p>組合優惠 | 正負零XJM-F020 無線電動拖把 +專用拖布組 極簡白</text:p>
          </table:table-cell>
          <table:table-cell office:value-type="string" calcext:value-type="string">
            <text:p>±0 正負零</text:p>
          </table:table-cell>
          <table:table-cell/>
          <table:table-cell table:formula="of:=[.I107]*[.M107]/100" office:value-type="float" office:value="0" calcext:value-type="float">
            <text:p>0</text:p>
          </table:table-cell>
          <table:table-cell table:style-name="ce11" office:value-type="float" office:value="4990" calcext:value-type="float">
            <text:p>4990</text:p>
          </table:table-cell>
          <table:table-cell table:number-columns-repeated="5"/>
          <table:table-cell office:value-type="string" calcext:value-type="string">
            <text:p>2公斤輕巧設計 |續航力高達40分鐘 | 每分鐘190轉高速好清潔 | 精密設計手持角度,易於拆裝的延長管,四段高度調節 |多角度清潔,不論是桌腳、牆縫都能靈活清潔 | 乾/濕兩種拖布隨時替換 | 貼心LED燈照明,髒污無所遁形</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07" calcext:value-type="float">
            <text:p>107</text:p>
          </table:table-cell>
          <table:table-cell table:formula="of:=0&amp;+0&amp;+[.A108]" office:value-type="string" office:string-value="00107" calcext:value-type="string">
            <text:p>00107</text:p>
          </table:table-cell>
          <table:table-cell office:value-type="float" office:value="4" calcext:value-type="float">
            <text:p>4</text:p>
          </table:table-cell>
          <table:table-cell office:value-type="string" calcext:value-type="string">
            <text:p>b107</text:p>
          </table:table-cell>
          <table:table-cell office:value-type="string" calcext:value-type="string">
            <text:p>【春季好物】DONKEY PRODUCTS Maneki - Neko 幸運繽紛招財貓</text:p>
          </table:table-cell>
          <table:table-cell office:value-type="string" calcext:value-type="string">
            <text:p>Shark Tank Taiwan 歐美時尚生活網</text:p>
          </table:table-cell>
          <table:table-cell/>
          <table:table-cell table:formula="of:=[.I108]*[.M108]/100" office:value-type="float" office:value="0" calcext:value-type="float">
            <text:p>0</text:p>
          </table:table-cell>
          <table:table-cell office:value-type="float" office:value="990" calcext:value-type="float">
            <text:p>990</text:p>
          </table:table-cell>
          <table:table-cell table:number-columns-repeated="5"/>
          <table:table-cell table:style-name="Default" office:value-type="string" calcext:value-type="string">
            <text:p>來自德國的 DONKEY 工作室的幸運繽紛招財貓，以傳統招財貓為原型，使用啞光噴漆材料，設計出現代又洋氣的招財吉祥物。它們不僅可以為您的店鋪調性畫龍點睛，吸引路過年輕族群的注意，放在家中的也可以妝點居家空間，帶來一份療愈力量。</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08" calcext:value-type="float">
            <text:p>108</text:p>
          </table:table-cell>
          <table:table-cell table:formula="of:=0&amp;+0&amp;+[.A109]" office:value-type="string" office:string-value="00108" calcext:value-type="string">
            <text:p>00108</text:p>
          </table:table-cell>
          <table:table-cell office:value-type="float" office:value="6" calcext:value-type="float">
            <text:p>6</text:p>
          </table:table-cell>
          <table:table-cell office:value-type="string" calcext:value-type="string">
            <text:p>b108</text:p>
          </table:table-cell>
          <table:table-cell office:value-type="string" calcext:value-type="string">
            <text:p>COLIN 弧形凳</text:p>
          </table:table-cell>
          <table:table-cell office:value-type="string" calcext:value-type="string">
            <text:p>Gudee 好迪家居</text:p>
          </table:table-cell>
          <table:table-cell/>
          <table:table-cell table:formula="of:=[.I109]*[.M109]/100" office:value-type="float" office:value="0" calcext:value-type="float">
            <text:p>0</text:p>
          </table:table-cell>
          <table:table-cell office:value-type="float" office:value="3490" calcext:value-type="float">
            <text:p>3490</text:p>
          </table:table-cell>
          <table:table-cell table:number-columns-repeated="5"/>
          <table:table-cell office:value-type="string" calcext:value-type="string">
            <text:p>雙層結構設計，提升穩固，並貼近人體坐姿，是安穩舒適的椅凳。 *目前此商品無現貨，預計到貨時間6月初，到貨後會依訂單陸續出貨 !</text:p>
          </table:table-cell>
          <table:table-cell office:value-type="string" calcext:value-type="string">
            <text:p>竹</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09" calcext:value-type="float">
            <text:p>109</text:p>
          </table:table-cell>
          <table:table-cell table:formula="of:=0&amp;+0&amp;+[.A110]" office:value-type="string" office:string-value="00109" calcext:value-type="string">
            <text:p>00109</text:p>
          </table:table-cell>
          <table:table-cell office:value-type="float" office:value="3" calcext:value-type="float">
            <text:p>3</text:p>
          </table:table-cell>
          <table:table-cell office:value-type="string" calcext:value-type="string">
            <text:p>b109</text:p>
          </table:table-cell>
          <table:table-cell office:value-type="string" calcext:value-type="string">
            <text:p>【法國 SteamOne】S-NOMAD手持式蒸氣掛燙機(奶油白)</text:p>
          </table:table-cell>
          <table:table-cell office:value-type="string" calcext:value-type="string">
            <text:p>SteamOne</text:p>
          </table:table-cell>
          <table:table-cell/>
          <table:table-cell table:formula="of:=[.I110]*[.M110]/100" office:value-type="float" office:value="0" calcext:value-type="float">
            <text:p>0</text:p>
          </table:table-cell>
          <table:table-cell office:value-type="float" office:value="4280" calcext:value-type="float">
            <text:p>4280</text:p>
          </table:table-cell>
          <table:table-cell table:number-columns-repeated="5"/>
          <table:table-cell office:value-type="string" calcext:value-type="string">
            <text:p>45秒快速加熱 手持式設計 免用熨燙板 兩段式蒸氣 高效熨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10" calcext:value-type="float">
            <text:p>110</text:p>
          </table:table-cell>
          <table:table-cell table:formula="of:=0&amp;+0&amp;+[.A111]" office:value-type="string" office:string-value="00110" calcext:value-type="string">
            <text:p>00110</text:p>
          </table:table-cell>
          <table:table-cell office:value-type="float" office:value="3" calcext:value-type="float">
            <text:p>3</text:p>
          </table:table-cell>
          <table:table-cell office:value-type="string" calcext:value-type="string">
            <text:p>b110</text:p>
          </table:table-cell>
          <table:table-cell office:value-type="string" calcext:value-type="string">
            <text:p>小方桌實木小桌子家用多功能寶寶積木游戲桌玩具桌幼兒園桌兒童桌</text:p>
          </table:table-cell>
          <table:table-cell office:value-type="string" calcext:value-type="string">
            <text:p>無意家居</text:p>
          </table:table-cell>
          <table:table-cell/>
          <table:table-cell table:formula="of:=[.I111]*[.M111]/100" office:value-type="float" office:value="0" calcext:value-type="float">
            <text:p>0</text:p>
          </table:table-cell>
          <table:table-cell office:value-type="float" office:value="1715" calcext:value-type="float">
            <text:p>1715</text:p>
          </table:table-cell>
          <table:table-cell table:number-columns-repeated="5"/>
          <table:table-cell office:value-type="string" calcext:value-type="string">
            <text:p>進口實木打造，看得見的安全環保 桌面倒圓化處理，給孩子安全呵護 水滴狀桌腿設計，用料厚實，安全穩固 一桌多用，小飯桌、游戲桌、學習桌......更多身份，等著你和寶寶解鎖 精心打磨，手感順滑 色澤天然，看得見的清新自然</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11" calcext:value-type="float">
            <text:p>111</text:p>
          </table:table-cell>
          <table:table-cell table:formula="of:=0&amp;+0&amp;+[.A112]" office:value-type="string" office:string-value="00111" calcext:value-type="string">
            <text:p>00111</text:p>
          </table:table-cell>
          <table:table-cell office:value-type="float" office:value="5" calcext:value-type="float">
            <text:p>5</text:p>
          </table:table-cell>
          <table:table-cell office:value-type="string" calcext:value-type="string">
            <text:p>b111</text:p>
          </table:table-cell>
          <table:table-cell office:value-type="string" calcext:value-type="string">
            <text:p>19again皮革訂製面紙套/收納套</text:p>
          </table:table-cell>
          <table:table-cell office:value-type="string" calcext:value-type="string">
            <text:p>19 again</text:p>
          </table:table-cell>
          <table:table-cell/>
          <table:table-cell table:formula="of:=[.I112]*[.M112]/100" office:value-type="float" office:value="0" calcext:value-type="float">
            <text:p>0</text:p>
          </table:table-cell>
          <table:table-cell office:value-type="float" office:value="490" calcext:value-type="float">
            <text:p>490</text:p>
          </table:table-cell>
          <table:table-cell table:number-columns-repeated="5"/>
          <table:table-cell office:value-type="string" calcext:value-type="string">
            <text:p>從生活角落散發儀式感，居家生活、辦公室中的質感面紙套， 也可當作日常裝飾的收納小物擺放保養品、文具、居家收納...等等， 視覺與觸覺都能感受到皮革的柔軟， 防潑水設計放在化妝台、浴室裡也放心， 享受在自己的時區，走出自己的優雅步調。</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12" calcext:value-type="float">
            <text:p>112</text:p>
          </table:table-cell>
          <table:table-cell table:formula="of:=0&amp;+0&amp;+[.A113]" office:value-type="string" office:string-value="00112" calcext:value-type="string">
            <text:p>00112</text:p>
          </table:table-cell>
          <table:table-cell office:value-type="float" office:value="1" calcext:value-type="float">
            <text:p>1</text:p>
          </table:table-cell>
          <table:table-cell office:value-type="string" calcext:value-type="string">
            <text:p>b112</text:p>
          </table:table-cell>
          <table:table-cell office:value-type="string" calcext:value-type="string">
            <text:p>50顆袋裝高支撐獨立筒彈簧枕(1入)/拉鍊開口/台灣製</text:p>
          </table:table-cell>
          <table:table-cell office:value-type="string" calcext:value-type="string">
            <text:p>小日常寢居</text:p>
          </table:table-cell>
          <table:table-cell/>
          <table:table-cell table:formula="of:=[.I113]*[.M113]/100" office:value-type="float" office:value="0" calcext:value-type="float">
            <text:p>0</text:p>
          </table:table-cell>
          <table:table-cell office:value-type="float" office:value="723" calcext:value-type="float">
            <text:p>723</text:p>
          </table:table-cell>
          <table:table-cell table:number-columns-repeated="5"/>
          <table:table-cell office:value-type="string" calcext:value-type="string">
            <text:p>☆50顆彈簧完整支撐包覆 ☆螺旋中空纖維棉柔軟舒適 ☆高貴壓花表布舒適透氣 ☆拉鍊開口可檢視內材 ☆高級優雅單滾邊設計</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13" calcext:value-type="float">
            <text:p>113</text:p>
          </table:table-cell>
          <table:table-cell table:formula="of:=0&amp;+0&amp;+[.A114]" office:value-type="string" office:string-value="00113" calcext:value-type="string">
            <text:p>00113</text:p>
          </table:table-cell>
          <table:table-cell office:value-type="float" office:value="5" calcext:value-type="float">
            <text:p>5</text:p>
          </table:table-cell>
          <table:table-cell office:value-type="string" calcext:value-type="string">
            <text:p>b113</text:p>
          </table:table-cell>
          <table:table-cell office:value-type="string" calcext:value-type="string">
            <text:p>Zakka Casa居家生活/新品/實木洞洞層架/掛勾/木質洞洞板/置物架</text:p>
          </table:table-cell>
          <table:table-cell office:value-type="string" calcext:value-type="string">
            <text:p>ZakkaCASA</text:p>
          </table:table-cell>
          <table:table-cell/>
          <table:table-cell table:formula="of:=[.I114]*[.M114]/100" office:value-type="float" office:value="0" calcext:value-type="float">
            <text:p>0</text:p>
          </table:table-cell>
          <table:table-cell office:value-type="float" office:value="780" calcext:value-type="float">
            <text:p>780</text:p>
          </table:table-cell>
          <table:table-cell table:number-columns-repeated="5"/>
          <table:table-cell table:style-name="ce12" office:value-type="string" calcext:value-type="string">
            <text:p>新品上架，實木洞洞層架 - 生活質感，從浪漫的角落實現 劃分生活的空間 佈置一塊自己的小場域 用風格營造出居家生活的層次感 專屬於自己的角落 就是一日生活的開始！ </text:p>
          </table:table-cell>
          <table:table-cell table:style-name="ce11" office:value-type="string" calcext:value-type="string">
            <text:p>木頭 </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14" calcext:value-type="float">
            <text:p>114</text:p>
          </table:table-cell>
          <table:table-cell table:formula="of:=0&amp;+0&amp;+[.A115]" office:value-type="string" office:string-value="00114" calcext:value-type="string">
            <text:p>00114</text:p>
          </table:table-cell>
          <table:table-cell office:value-type="float" office:value="6" calcext:value-type="float">
            <text:p>6</text:p>
          </table:table-cell>
          <table:table-cell office:value-type="string" calcext:value-type="string">
            <text:p>b114</text:p>
          </table:table-cell>
          <table:table-cell office:value-type="string" calcext:value-type="string">
            <text:p>【春夏特惠】UDDO 天然櫸木風扇 手持+立式兩用 | 台灣設計製造</text:p>
          </table:table-cell>
          <table:table-cell office:value-type="string" calcext:value-type="string">
            <text:p>lisscode</text:p>
          </table:table-cell>
          <table:table-cell/>
          <table:table-cell table:formula="of:=[.I115]*[.M115]/100" office:value-type="float" office:value="58" calcext:value-type="float">
            <text:p>58</text:p>
          </table:table-cell>
          <table:table-cell table:style-name="ce11" office:value-type="float" office:value="725" calcext:value-type="float">
            <text:p>725</text:p>
          </table:table-cell>
          <table:table-cell table:number-columns-repeated="3"/>
          <table:table-cell office:value-type="float" office:value="8" calcext:value-type="float">
            <text:p>8</text:p>
          </table:table-cell>
          <table:table-cell/>
          <table:table-cell office:value-type="string" calcext:value-type="string">
            <text:p>結合純天然櫸木工藝，溫潤手感，便攜方便 三段風量調節 無刷電機風扇 採用高品質電芯2200mAh可充電電池 風罩增壓結構，增強風量 附有底座，可直立於桌面使用</text:p>
          </table:table-cell>
          <table:table-cell table:style-name="ce11" office:value-type="string" calcext:value-type="string">
            <text:p>木頭 </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15" calcext:value-type="float">
            <text:p>115</text:p>
          </table:table-cell>
          <table:table-cell table:formula="of:=0&amp;+0&amp;+[.A116]" office:value-type="string" office:string-value="00115" calcext:value-type="string">
            <text:p>00115</text:p>
          </table:table-cell>
          <table:table-cell office:value-type="float" office:value="5" calcext:value-type="float">
            <text:p>5</text:p>
          </table:table-cell>
          <table:table-cell office:value-type="string" calcext:value-type="string">
            <text:p>b115</text:p>
          </table:table-cell>
          <table:table-cell office:value-type="string" calcext:value-type="string">
            <text:p>【美好製所】手工熱氣球-經典系列 紅/藍條紋 / 大型</text:p>
          </table:table-cell>
          <table:table-cell office:value-type="string" calcext:value-type="string">
            <text:p>美好製所 Craft Boutique</text:p>
          </table:table-cell>
          <table:table-cell/>
          <table:table-cell table:formula="of:=[.I116]*[.M116]/100" office:value-type="float" office:value="0" calcext:value-type="float">
            <text:p>0</text:p>
          </table:table-cell>
          <table:table-cell office:value-type="float" office:value="3450" calcext:value-type="float">
            <text:p>3450</text:p>
          </table:table-cell>
          <table:table-cell table:number-columns-repeated="5"/>
          <table:table-cell office:value-type="string" calcext:value-type="string">
            <text:p>美好製所- 手工熱氣球創造生活一個美好的想像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1003"/>
        </table:table-row>
        <table:table-row table:style-name="ro2">
          <table:table-cell office:value-type="float" office:value="116" calcext:value-type="float">
            <text:p>116</text:p>
          </table:table-cell>
          <table:table-cell table:formula="of:=0&amp;+0&amp;+[.A117]" office:value-type="string" office:string-value="00116" calcext:value-type="string">
            <text:p>00116</text:p>
          </table:table-cell>
          <table:table-cell office:value-type="float" office:value="5" calcext:value-type="float">
            <text:p>5</text:p>
          </table:table-cell>
          <table:table-cell office:value-type="string" calcext:value-type="string">
            <text:p>b116</text:p>
          </table:table-cell>
          <table:table-cell office:value-type="string" calcext:value-type="string">
            <text:p>手工原木壁櫃 深色</text:p>
          </table:table-cell>
          <table:table-cell office:value-type="string" calcext:value-type="string">
            <text:p>黑鼻手工坊木工教室</text:p>
          </table:table-cell>
          <table:table-cell/>
          <table:table-cell table:formula="of:=[.I117]*[.M117]/100" office:value-type="float" office:value="0" calcext:value-type="float">
            <text:p>0</text:p>
          </table:table-cell>
          <table:table-cell office:value-type="float" office:value="3200" calcext:value-type="float">
            <text:p>3200</text:p>
          </table:table-cell>
          <table:table-cell table:number-columns-repeated="6"/>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17" calcext:value-type="float">
            <text:p>117</text:p>
          </table:table-cell>
          <table:table-cell table:formula="of:=0&amp;+0&amp;+[.A118]" office:value-type="string" office:string-value="00117" calcext:value-type="string">
            <text:p>00117</text:p>
          </table:table-cell>
          <table:table-cell office:value-type="float" office:value="5" calcext:value-type="float">
            <text:p>5</text:p>
          </table:table-cell>
          <table:table-cell office:value-type="string" calcext:value-type="string">
            <text:p>b117</text:p>
          </table:table-cell>
          <table:table-cell office:value-type="string" calcext:value-type="string">
            <text:p>不一而作-一存一藏 書架</text:p>
          </table:table-cell>
          <table:table-cell office:value-type="string" calcext:value-type="string">
            <text:p>不一而作-人貓家具</text:p>
          </table:table-cell>
          <table:table-cell/>
          <table:table-cell table:formula="of:=[.I118]*[.M118]/100" office:value-type="float" office:value="0" calcext:value-type="float">
            <text:p>0</text:p>
          </table:table-cell>
          <table:table-cell table:style-name="ce11" office:value-type="float" office:value="2350" calcext:value-type="float">
            <text:p>2350</text:p>
          </table:table-cell>
          <table:table-cell table:number-columns-repeated="5"/>
          <table:table-cell office:value-type="string" calcext:value-type="string">
            <text:p>[貓咪遊樂場] 書架正面可以儲物，側面卻是貓咪的專屬遊樂場，讓貓咪跳上跳落。而兩個空間漚分隔開，不用擔心貓咪會弄翻東西。</text:p>
          </table:table-cell>
          <table:table-cell table:style-name="ce11" office:value-type="string" calcext:value-type="string">
            <text:p>木頭 </text:p>
          </table:table-cell>
          <table:table-cell table:style-name="ce11" office:value-type="string" calcext:value-type="string">
            <text:p>機器製造 </text:p>
          </table:table-cell>
          <table:table-cell office:value-type="string" calcext:value-type="string">
            <text:p>香港</text:p>
          </table:table-cell>
          <table:table-cell table:number-columns-repeated="1004"/>
        </table:table-row>
        <table:table-row table:style-name="ro2">
          <table:table-cell office:value-type="float" office:value="118" calcext:value-type="float">
            <text:p>118</text:p>
          </table:table-cell>
          <table:table-cell table:formula="of:=0&amp;+0&amp;+[.A119]" office:value-type="string" office:string-value="00118" calcext:value-type="string">
            <text:p>00118</text:p>
          </table:table-cell>
          <table:table-cell office:value-type="float" office:value="4" calcext:value-type="float">
            <text:p>4</text:p>
          </table:table-cell>
          <table:table-cell office:value-type="string" calcext:value-type="string">
            <text:p>b118</text:p>
          </table:table-cell>
          <table:table-cell office:value-type="string" calcext:value-type="string">
            <text:p>水泥老屋創作--老屋花坊(訂製)</text:p>
          </table:table-cell>
          <table:table-cell office:value-type="string" calcext:value-type="string">
            <text:p>拙木創作</text:p>
          </table:table-cell>
          <table:table-cell/>
          <table:table-cell table:formula="of:=[.I119]*[.M119]/100" office:value-type="float" office:value="0" calcext:value-type="float">
            <text:p>0</text:p>
          </table:table-cell>
          <table:table-cell office:value-type="float" office:value="8800" calcext:value-type="float">
            <text:p>8800</text:p>
          </table:table-cell>
          <table:table-cell table:number-columns-repeated="5"/>
          <table:table-cell office:value-type="string" calcext:value-type="string">
            <text:p>純手工灌製水泥屋體,細木作門窗,獨一無二作品,透過門窗的光影十分懷舊.</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19" calcext:value-type="float">
            <text:p>119</text:p>
          </table:table-cell>
          <table:table-cell table:formula="of:=0&amp;+0&amp;+[.A120]" office:value-type="string" office:string-value="00119" calcext:value-type="string">
            <text:p>00119</text:p>
          </table:table-cell>
          <table:table-cell office:value-type="float" office:value="4" calcext:value-type="float">
            <text:p>4</text:p>
          </table:table-cell>
          <table:table-cell office:value-type="string" calcext:value-type="string">
            <text:p>b119</text:p>
          </table:table-cell>
          <table:table-cell office:value-type="string" calcext:value-type="string">
            <text:p>簡約竹木集線盒大+小組 /電線收納盒/畢業禮物</text:p>
          </table:table-cell>
          <table:table-cell office:value-type="string" calcext:value-type="string">
            <text:p>立格扉 Ligfe</text:p>
          </table:table-cell>
          <table:table-cell/>
          <table:table-cell table:formula="of:=[.I120]*[.M120]/100" office:value-type="float" office:value="0" calcext:value-type="float">
            <text:p>0</text:p>
          </table:table-cell>
          <table:table-cell office:value-type="float" office:value="520" calcext:value-type="float">
            <text:p>520</text:p>
          </table:table-cell>
          <table:table-cell table:number-columns-repeated="5"/>
          <table:table-cell table:style-name="Default" office:value-type="string" calcext:value-type="string">
            <text:p>凌亂的電線、充電線，常常讓人覺得一團亂； 想整理卻又不知道該如何收拾，有了集線盒， 所有的線通通可以乾乾淨淨整齊排列了!</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20" calcext:value-type="float">
            <text:p>120</text:p>
          </table:table-cell>
          <table:table-cell table:formula="of:=0&amp;+0&amp;+[.A121]" office:value-type="string" office:string-value="00120" calcext:value-type="string">
            <text:p>00120</text:p>
          </table:table-cell>
          <table:table-cell office:value-type="float" office:value="5" calcext:value-type="float">
            <text:p>5</text:p>
          </table:table-cell>
          <table:table-cell office:value-type="string" calcext:value-type="string">
            <text:p>b120</text:p>
          </table:table-cell>
          <table:table-cell office:value-type="string" calcext:value-type="string">
            <text:p>珍珠奶茶-新天絲棉床邊口袋床包枕套組</text:p>
          </table:table-cell>
          <table:table-cell office:value-type="string" calcext:value-type="string">
            <text:p>好關係 HAOKUANXI</text:p>
          </table:table-cell>
          <table:table-cell/>
          <table:table-cell table:formula="of:=[.I121]*[.M121]/100" office:value-type="float" office:value="0" calcext:value-type="float">
            <text:p>0</text:p>
          </table:table-cell>
          <table:table-cell office:value-type="float" office:value="1580" calcext:value-type="float">
            <text:p>1580</text:p>
          </table:table-cell>
          <table:table-cell table:number-columns-repeated="5"/>
          <table:table-cell office:value-type="string" calcext:value-type="string">
            <text:p>萊賽爾天絲及純棉 以完美配比進行織造 感溫特性冬暖夏涼 一年四季使用皆合適 布料使用不易起皺 耐洗耐用減少起球率 貼心床邊口袋設計 放所有必備床邊小物</text:p>
          </table:table-cell>
          <table:table-cell office:value-type="string" calcext:value-type="string">
            <text:p>環保材質</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21" calcext:value-type="float">
            <text:p>121</text:p>
          </table:table-cell>
          <table:table-cell table:formula="of:=0&amp;+0&amp;+[.A122]" office:value-type="string" office:string-value="00121" calcext:value-type="string">
            <text:p>00121</text:p>
          </table:table-cell>
          <table:table-cell office:value-type="float" office:value="4" calcext:value-type="float">
            <text:p>4</text:p>
          </table:table-cell>
          <table:table-cell office:value-type="string" calcext:value-type="string">
            <text:p>b121</text:p>
          </table:table-cell>
          <table:table-cell office:value-type="string" calcext:value-type="string">
            <text:p>長笛衣帽掛鉤 黑胡桃木 可滑動 60/80公分</text:p>
          </table:table-cell>
          <table:table-cell office:value-type="string" calcext:value-type="string">
            <text:p>息間</text:p>
          </table:table-cell>
          <table:table-cell/>
          <table:table-cell table:formula="of:=[.I122]*[.M122]/100" office:value-type="float" office:value="0" calcext:value-type="float">
            <text:p>0</text:p>
          </table:table-cell>
          <table:table-cell office:value-type="float" office:value="65" calcext:value-type="float">
            <text:p>65</text:p>
          </table:table-cell>
          <table:table-cell table:number-columns-repeated="5"/>
          <table:table-cell office:value-type="string" calcext:value-type="string">
            <text:p>這是一件特別輕巧的衣帽架，利用了傳統木工工藝的燕尾榫，採用實木精心雕琢，細長的木桿上幾顆圓鍵，每個圓鍵可以自由滑動，就像一款無聲的長笛。備註：圓鍵不單賣的。</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22" calcext:value-type="float">
            <text:p>122</text:p>
          </table:table-cell>
          <table:table-cell table:formula="of:=0&amp;+0&amp;+[.A123]" office:value-type="string" office:string-value="00122" calcext:value-type="string">
            <text:p>00122</text:p>
          </table:table-cell>
          <table:table-cell office:value-type="float" office:value="5" calcext:value-type="float">
            <text:p>5</text:p>
          </table:table-cell>
          <table:table-cell office:value-type="string" calcext:value-type="string">
            <text:p>b122</text:p>
          </table:table-cell>
          <table:table-cell office:value-type="string" calcext:value-type="string">
            <text:p>天堂島　木質擴香座</text:p>
          </table:table-cell>
          <table:table-cell office:value-type="string" calcext:value-type="string">
            <text:p>YIXIGE</text:p>
          </table:table-cell>
          <table:table-cell/>
          <table:table-cell table:formula="of:=[.I123]*[.M123]/100" office:value-type="float" office:value="1998.92" calcext:value-type="float">
            <text:p>1,999</text:p>
          </table:table-cell>
          <table:table-cell office:value-type="float" office:value="2596" calcext:value-type="float">
            <text:p>2596</text:p>
          </table:table-cell>
          <table:table-cell table:number-columns-repeated="3"/>
          <table:table-cell office:value-type="float" office:value="77" calcext:value-type="float">
            <text:p>77</text:p>
          </table:table-cell>
          <table:table-cell/>
          <table:table-cell office:value-type="string" calcext:value-type="string">
            <text:p>天堂島 ｜ 全木質擴香座，打造一個放鬆平靜的療癒空間 我們希望它使人感到放鬆與平靜，看著看著就能被療癒 轉動可愛的橡果，放空同時放鬆，享受生活片刻的寧靜與紓壓</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23" calcext:value-type="float">
            <text:p>123</text:p>
          </table:table-cell>
          <table:table-cell table:formula="of:=0&amp;+0&amp;+[.A124]" office:value-type="string" office:string-value="00123" calcext:value-type="string">
            <text:p>00123</text:p>
          </table:table-cell>
          <table:table-cell office:value-type="float" office:value="6" calcext:value-type="float">
            <text:p>6</text:p>
          </table:table-cell>
          <table:table-cell office:value-type="string" calcext:value-type="string">
            <text:p>b123</text:p>
          </table:table-cell>
          <table:table-cell office:value-type="string" calcext:value-type="string">
            <text:p>淺木紋紋層架推車/居家收納</text:p>
          </table:table-cell>
          <table:table-cell office:value-type="string" calcext:value-type="string">
            <text:p>立格扉 Ligfe</text:p>
          </table:table-cell>
          <table:table-cell/>
          <table:table-cell table:formula="of:=[.I124]*[.M124]/100" office:value-type="float" office:value="0" calcext:value-type="float">
            <text:p>0</text:p>
          </table:table-cell>
          <table:table-cell office:value-type="float" office:value="1835" calcext:value-type="float">
            <text:p>1835</text:p>
          </table:table-cell>
          <table:table-cell table:number-columns-repeated="5"/>
          <table:table-cell office:value-type="string" calcext:value-type="string">
            <text:p>北歐風淺木紋搭配白色烤漆 行動自如、層層收納 輕鬆打造清新北歐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24" calcext:value-type="float">
            <text:p>124</text:p>
          </table:table-cell>
          <table:table-cell table:formula="of:=0&amp;+0&amp;+[.A125]" office:value-type="string" office:string-value="00124" calcext:value-type="string">
            <text:p>00124</text:p>
          </table:table-cell>
          <table:table-cell office:value-type="float" office:value="2" calcext:value-type="float">
            <text:p>2</text:p>
          </table:table-cell>
          <table:table-cell office:value-type="string" calcext:value-type="string">
            <text:p>b124</text:p>
          </table:table-cell>
          <table:table-cell office:value-type="string" calcext:value-type="string">
            <text:p>瓔珞莊園*PD28/青蘋果竹芋/苔球/辦公室防疫/交換禮物/開幕禮</text:p>
          </table:table-cell>
          <table:table-cell office:value-type="string" calcext:value-type="string">
            <text:p>KEYURA GARDEN瓔珞莊園</text:p>
          </table:table-cell>
          <table:table-cell/>
          <table:table-cell table:formula="of:=[.I125]*[.M125]/100" office:value-type="float" office:value="0" calcext:value-type="float">
            <text:p>0</text:p>
          </table:table-cell>
          <table:table-cell office:value-type="float" office:value="1480" calcext:value-type="float">
            <text:p>1480</text:p>
          </table:table-cell>
          <table:table-cell table:number-columns-repeated="5"/>
          <table:table-cell office:value-type="string" calcext:value-type="string">
            <text:p>大顆苔球皆附贈植物養護卡+蓄水盤+H立架+大頭針+小木片 / 苔球包裹水苔及椰絲製作而成 / 直徑約18-20cm 高度約35-40cm / 青蘋果竹芋照顧上更需要增加葉片的溼度，建議偶爾可以噴水在葉片上補強水分,避免葉燒也可讓植物更美</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客製服務 </text:p>
          </table:table-cell>
          <table:table-cell table:number-columns-repeated="1003"/>
        </table:table-row>
        <table:table-row table:style-name="ro2">
          <table:table-cell office:value-type="float" office:value="125" calcext:value-type="float">
            <text:p>125</text:p>
          </table:table-cell>
          <table:table-cell table:formula="of:=0&amp;+0&amp;+[.A126]" office:value-type="string" office:string-value="00125" calcext:value-type="string">
            <text:p>00125</text:p>
          </table:table-cell>
          <table:table-cell office:value-type="float" office:value="4" calcext:value-type="float">
            <text:p>4</text:p>
          </table:table-cell>
          <table:table-cell office:value-type="string" calcext:value-type="string">
            <text:p>b125</text:p>
          </table:table-cell>
          <table:table-cell office:value-type="string" calcext:value-type="string">
            <text:p>我就是那個女主角</text:p>
          </table:table-cell>
          <table:table-cell office:value-type="string" calcext:value-type="string">
            <text:p>chiao yi</text:p>
          </table:table-cell>
          <table:table-cell/>
          <table:table-cell table:formula="of:=[.I126]*[.M126]/100" office:value-type="float" office:value="0" calcext:value-type="float">
            <text:p>0</text:p>
          </table:table-cell>
          <table:table-cell office:value-type="float" office:value="3500" calcext:value-type="float">
            <text:p>3500</text:p>
          </table:table-cell>
          <table:table-cell table:number-columns-repeated="5"/>
          <table:table-cell table:style-name="Default" office:value-type="string" calcext:value-type="string">
            <text:p>禮物尺寸116.5cm *72.5cm 禮物價格 3500 元 作品為印刷品 製作時間約7到14天左右</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26" calcext:value-type="float">
            <text:p>126</text:p>
          </table:table-cell>
          <table:table-cell table:formula="of:=0&amp;+0&amp;+[.A127]" office:value-type="string" office:string-value="00126" calcext:value-type="string">
            <text:p>00126</text:p>
          </table:table-cell>
          <table:table-cell office:value-type="float" office:value="5" calcext:value-type="float">
            <text:p>5</text:p>
          </table:table-cell>
          <table:table-cell office:value-type="string" calcext:value-type="string">
            <text:p>b126</text:p>
          </table:table-cell>
          <table:table-cell office:value-type="string" calcext:value-type="string">
            <text:p>平衡毛巾桿 黃銅+實木 可調節 免打孔</text:p>
          </table:table-cell>
          <table:table-cell office:value-type="string" calcext:value-type="string">
            <text:p>息間</text:p>
          </table:table-cell>
          <table:table-cell/>
          <table:table-cell table:formula="of:=[.I127]*[.M127]/100" office:value-type="float" office:value="0" calcext:value-type="float">
            <text:p>0</text:p>
          </table:table-cell>
          <table:table-cell table:style-name="ce11" office:value-type="float" office:value="1505" calcext:value-type="float">
            <text:p>1505</text:p>
          </table:table-cell>
          <table:table-cell table:number-columns-repeated="5"/>
          <table:table-cell office:value-type="string" calcext:value-type="string">
            <text:p>品名：平衡毛巾桿 材質：黑胡桃木 白蠟木 黃銅 涂裝：半開放硝基漆 符合歐盟標准 尺寸：支座直徑70mm，支座深度50mm，銅桿直徑10mm，銅桿長度 400-600mm 工藝：整木切割，手工打磨 安裝：免釘安裝</text:p>
          </table:table-cell>
          <table:table-cell table:style-name="ce11" office:value-type="string" calcext:value-type="string">
            <text:p>銅/黃銅</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27" calcext:value-type="float">
            <text:p>127</text:p>
          </table:table-cell>
          <table:table-cell table:formula="of:=0&amp;+0&amp;+[.A128]" office:value-type="string" office:string-value="00127" calcext:value-type="string">
            <text:p>00127</text:p>
          </table:table-cell>
          <table:table-cell office:value-type="float" office:value="4" calcext:value-type="float">
            <text:p>4</text:p>
          </table:table-cell>
          <table:table-cell office:value-type="string" calcext:value-type="string">
            <text:p>b127</text:p>
          </table:table-cell>
          <table:table-cell office:value-type="string" calcext:value-type="string">
            <text:p>QUICK MOP 免手洗高效平板拖把1入(白)+拖布5入</text:p>
          </table:table-cell>
          <table:table-cell office:value-type="string" calcext:value-type="string">
            <text:p>百潔 PERCENT</text:p>
          </table:table-cell>
          <table:table-cell/>
          <table:table-cell table:formula="of:=[.I128]*[.M128]/100" office:value-type="float" office:value="1259.16" calcext:value-type="float">
            <text:p>1,259</text:p>
          </table:table-cell>
          <table:table-cell office:value-type="float" office:value="1499" calcext:value-type="float">
            <text:p>1499</text:p>
          </table:table-cell>
          <table:table-cell table:number-columns-repeated="3"/>
          <table:table-cell office:value-type="float" office:value="84" calcext:value-type="float">
            <text:p>84</text:p>
          </table:table-cell>
          <table:table-cell/>
          <table:table-cell office:value-type="string" calcext:value-type="string">
            <text:p>環境清潔新主張，改變居家清潔的繁複過程，PERCENT 將清潔過程進入美好生活的新開端，免洗手過程，專利式去水刮柄，採360度高自由轉頭設計，彈性角度深入細微家務，擁有優雅清潔的新時代來臨。居家清潔不再繁瑣，用清潔詮釋品味生活的新開端。</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28" calcext:value-type="float">
            <text:p>128</text:p>
          </table:table-cell>
          <table:table-cell table:formula="of:=0&amp;+0&amp;+[.A129]" office:value-type="string" office:string-value="00128" calcext:value-type="string">
            <text:p>00128</text:p>
          </table:table-cell>
          <table:table-cell office:value-type="float" office:value="4" calcext:value-type="float">
            <text:p>4</text:p>
          </table:table-cell>
          <table:table-cell office:value-type="string" calcext:value-type="string">
            <text:p>b128</text:p>
          </table:table-cell>
          <table:table-cell office:value-type="string" calcext:value-type="string">
            <text:p>雨木茶几</text:p>
          </table:table-cell>
          <table:table-cell office:value-type="string" calcext:value-type="string">
            <text:p>ComfyCozy 原居</text:p>
          </table:table-cell>
          <table:table-cell/>
          <table:table-cell table:formula="of:=[.I129]*[.M129]/100" office:value-type="float" office:value="0" calcext:value-type="float">
            <text:p>0</text:p>
          </table:table-cell>
          <table:table-cell table:style-name="ce11" office:value-type="float" office:value="5229" calcext:value-type="float">
            <text:p>5229</text:p>
          </table:table-cell>
          <table:table-cell table:number-columns-repeated="5"/>
          <table:table-cell office:value-type="string" calcext:value-type="string">
            <text:p>崇尚簡單生活，喜愛分享大自然之美及手作工藝。</text:p>
          </table:table-cell>
          <table:table-cell office:value-type="string" calcext:value-type="string">
            <text:p>木頭</text:p>
          </table:table-cell>
          <table:table-cell table:style-name="Default" office:value-type="string" calcext:value-type="string">
            <text:p>手工製造</text:p>
          </table:table-cell>
          <table:table-cell office:value-type="string" calcext:value-type="string">
            <text:p>印尼</text:p>
          </table:table-cell>
          <table:table-cell table:number-columns-repeated="1004"/>
        </table:table-row>
        <table:table-row table:style-name="ro2">
          <table:table-cell office:value-type="float" office:value="129" calcext:value-type="float">
            <text:p>129</text:p>
          </table:table-cell>
          <table:table-cell table:formula="of:=0&amp;+0&amp;+[.A130]" office:value-type="string" office:string-value="00129" calcext:value-type="string">
            <text:p>00129</text:p>
          </table:table-cell>
          <table:table-cell office:value-type="float" office:value="4" calcext:value-type="float">
            <text:p>4</text:p>
          </table:table-cell>
          <table:table-cell office:value-type="string" calcext:value-type="string">
            <text:p>b129</text:p>
          </table:table-cell>
          <table:table-cell office:value-type="string" calcext:value-type="string">
            <text:p>滿滿多肉小木箱 共2款。仿真黏土多肉植物</text:p>
          </table:table-cell>
          <table:table-cell office:value-type="string" calcext:value-type="string">
            <text:p>Una Sofa Handmade 優娜舒發手感小物</text:p>
          </table:table-cell>
          <table:table-cell/>
          <table:table-cell table:formula="of:=[.I130]*[.M130]/100" office:value-type="float" office:value="0" calcext:value-type="float">
            <text:p>0</text:p>
          </table:table-cell>
          <table:table-cell table:style-name="ce11" office:value-type="float" office:value="590" calcext:value-type="float">
            <text:p>590</text:p>
          </table:table-cell>
          <table:table-cell table:number-columns-repeated="5"/>
          <table:table-cell office:value-type="string" calcext:value-type="string">
            <text:p>迷你木箱裡的滿滿多肉，可愛的袖珍比例，給你更大的療癒。仿真黏土多肉植物盆栽，不需費心照顧就能每天感受綠意</text:p>
          </table:table-cell>
          <table:table-cell office:value-type="string" calcext:value-type="string">
            <text:p>黏土</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30" calcext:value-type="float">
            <text:p>130</text:p>
          </table:table-cell>
          <table:table-cell table:formula="of:=0&amp;+0&amp;+[.A131]" office:value-type="string" office:string-value="00130" calcext:value-type="string">
            <text:p>00130</text:p>
          </table:table-cell>
          <table:table-cell office:value-type="float" office:value="3" calcext:value-type="float">
            <text:p>3</text:p>
          </table:table-cell>
          <table:table-cell office:value-type="string" calcext:value-type="string">
            <text:p>b130</text:p>
          </table:table-cell>
          <table:table-cell office:value-type="string" calcext:value-type="string">
            <text:p>【24小時內寄出】水泥消波塊 中部粽</text:p>
          </table:table-cell>
          <table:table-cell office:value-type="string" calcext:value-type="string">
            <text:p>氺の尼 泥研製所</text:p>
          </table:table-cell>
          <table:table-cell/>
          <table:table-cell table:formula="of:=[.I131]*[.M131]/100" office:value-type="float" office:value="0" calcext:value-type="float">
            <text:p>0</text:p>
          </table:table-cell>
          <table:table-cell table:style-name="ce11" office:value-type="float" office:value="120" calcext:value-type="float">
            <text:p>120</text:p>
          </table:table-cell>
          <table:table-cell table:number-columns-repeated="5"/>
          <table:table-cell office:value-type="string" calcext:value-type="string">
            <text:p>消波塊為粗糙質感 觸感較為踏實 【下單須知】 ▸下單前，請私訊設計師，確認商品。 ▸水泥製品，都會有特有的氣孔與紋路，表現出獨特的風格。 ▸水泥為易碎材質，在使用時也請注意保護勿碰撞。</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31" calcext:value-type="float">
            <text:p>131</text:p>
          </table:table-cell>
          <table:table-cell table:formula="of:=0&amp;+0&amp;+[.A132]" office:value-type="string" office:string-value="00131" calcext:value-type="string">
            <text:p>00131</text:p>
          </table:table-cell>
          <table:table-cell office:value-type="float" office:value="5" calcext:value-type="float">
            <text:p>5</text:p>
          </table:table-cell>
          <table:table-cell office:value-type="string" calcext:value-type="string">
            <text:p>b131</text:p>
          </table:table-cell>
          <table:table-cell office:value-type="string" calcext:value-type="string">
            <text:p>天然草本香氛 尼泊爾Stupa 盒裝線香-喜馬拉雅雪松HimalayanCedar</text:p>
          </table:table-cell>
          <table:table-cell office:value-type="string" calcext:value-type="string">
            <text:p>Stupa Incense</text:p>
          </table:table-cell>
          <table:table-cell/>
          <table:table-cell table:formula="of:=[.I132]*[.M132]/100" office:value-type="float" office:value="0" calcext:value-type="float">
            <text:p>0</text:p>
          </table:table-cell>
          <table:table-cell table:style-name="ce11" office:value-type="float" office:value="315" calcext:value-type="float">
            <text:p>315</text:p>
          </table:table-cell>
          <table:table-cell table:number-columns-repeated="5"/>
          <table:table-cell office:value-type="string" calcext:value-type="string">
            <text:p>{喜馬拉雅雪松 Himalayan Cedar} - 淨化空氣 • 潔淨磁場 - | 主要成分：喜馬拉雅雪松, 杜松 | 香調：森林氣息清香木調 |</text:p>
          </table:table-cell>
          <table:table-cell office:value-type="string" calcext:value-type="string">
            <text:p>濃縮/萃取物</text:p>
          </table:table-cell>
          <table:table-cell table:style-name="Default" office:value-type="string" calcext:value-type="string">
            <text:p>手工製造</text:p>
          </table:table-cell>
          <table:table-cell office:value-type="string" calcext:value-type="string">
            <text:p>尼泊爾</text:p>
          </table:table-cell>
          <table:table-cell table:number-columns-repeated="1004"/>
        </table:table-row>
        <table:table-row table:style-name="ro2">
          <table:table-cell office:value-type="float" office:value="132" calcext:value-type="float">
            <text:p>132</text:p>
          </table:table-cell>
          <table:table-cell table:formula="of:=0&amp;+0&amp;+[.A133]" office:value-type="string" office:string-value="00132" calcext:value-type="string">
            <text:p>00132</text:p>
          </table:table-cell>
          <table:table-cell office:value-type="float" office:value="2" calcext:value-type="float">
            <text:p>2</text:p>
          </table:table-cell>
          <table:table-cell office:value-type="string" calcext:value-type="string">
            <text:p>b132</text:p>
          </table:table-cell>
          <table:table-cell office:value-type="string" calcext:value-type="string">
            <text:p>雨中露營 | 怪奇氣味大豆香氛蠟燭 140g</text:p>
          </table:table-cell>
          <table:table-cell office:value-type="string" calcext:value-type="string">
            <text:p>The Wax Can</text:p>
          </table:table-cell>
          <table:table-cell/>
          <table:table-cell table:formula="of:=[.I133]*[.M133]/100" office:value-type="float" office:value="489.25" calcext:value-type="float">
            <text:p>489</text:p>
          </table:table-cell>
          <table:table-cell office:value-type="float" office:value="515" calcext:value-type="float">
            <text:p>515</text:p>
          </table:table-cell>
          <table:table-cell table:number-columns-repeated="3"/>
          <table:table-cell office:value-type="float" office:value="95" calcext:value-type="float">
            <text:p>95</text:p>
          </table:table-cell>
          <table:table-cell/>
          <table:table-cell office:value-type="string" calcext:value-type="string">
            <text:p>氣味：雨水、水霧、泥土、葉； 燃點時間： 30 小時； 淨重：140g； 主要成份：大豆蠟、椰子蠟，植物油； 產地：香港手工製作；</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133" calcext:value-type="float">
            <text:p>133</text:p>
          </table:table-cell>
          <table:table-cell table:formula="of:=0&amp;+0&amp;+[.A134]" office:value-type="string" office:string-value="00133" calcext:value-type="string">
            <text:p>00133</text:p>
          </table:table-cell>
          <table:table-cell office:value-type="float" office:value="4" calcext:value-type="float">
            <text:p>4</text:p>
          </table:table-cell>
          <table:table-cell office:value-type="string" calcext:value-type="string">
            <text:p>b133</text:p>
          </table:table-cell>
          <table:table-cell office:value-type="string" calcext:value-type="string">
            <text:p>Jouetle北極熊Polar Bear 動物門擋書擋家居禮品擺件</text:p>
          </table:table-cell>
          <table:table-cell office:value-type="string" calcext:value-type="string">
            <text:p>Jouetle</text:p>
          </table:table-cell>
          <table:table-cell/>
          <table:table-cell table:formula="of:=[.I134]*[.M134]/100" office:value-type="float" office:value="0" calcext:value-type="float">
            <text:p>0</text:p>
          </table:table-cell>
          <table:table-cell office:value-type="float" office:value="1439" calcext:value-type="float">
            <text:p>1439</text:p>
          </table:table-cell>
          <table:table-cell table:number-columns-repeated="5"/>
          <table:table-cell table:style-name="ce13" office:value-type="string" calcext:value-type="string">
            <text:p>Jouetle北極熊Polar Bear 動物門擋書擋家居禮品擺件 </text:p>
          </table:table-cell>
          <table:table-cell office:value-type="string" calcext:value-type="string">
            <text:p>聚酯纖維</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134" calcext:value-type="float">
            <text:p>134</text:p>
          </table:table-cell>
          <table:table-cell table:formula="of:=0&amp;+0&amp;+[.A135]" office:value-type="string" office:string-value="00134" calcext:value-type="string">
            <text:p>00134</text:p>
          </table:table-cell>
          <table:table-cell office:value-type="float" office:value="3" calcext:value-type="float">
            <text:p>3</text:p>
          </table:table-cell>
          <table:table-cell office:value-type="string" calcext:value-type="string">
            <text:p>b134</text:p>
          </table:table-cell>
          <table:table-cell office:value-type="string" calcext:value-type="string">
            <text:p>客製化情侶照片 spotify歌曲亞克力擺飾 情人節結婚週年生日禮物</text:p>
          </table:table-cell>
          <table:table-cell office:value-type="string" calcext:value-type="string">
            <text:p>IGREAN艾綠繪</text:p>
          </table:table-cell>
          <table:table-cell/>
          <table:table-cell table:formula="of:=[.I135]*[.M135]/100" office:value-type="float" office:value="0" calcext:value-type="float">
            <text:p>0</text:p>
          </table:table-cell>
          <table:table-cell table:style-name="ce11" office:value-type="float" office:value="555" calcext:value-type="float">
            <text:p>555</text:p>
          </table:table-cell>
          <table:table-cell table:number-columns-repeated="5"/>
          <table:table-cell office:value-type="string" calcext:value-type="string">
            <text:p>選一張照片配上喜歡的歌曲，記錄一起共度的快樂時光，也包含這美好的祝福和期待。縱然時光流逝但一起哼過的聽過的歌，透過Youtube和Spotify依然可以無限循環，美好的瞬間也在相框里慢慢的回味，直至永遠。對定製有疑問請先讀商品詳情后再提出。</text:p>
          </table:table-cell>
          <table:table-cell office:value-type="string" calcext:value-type="string">
            <text:p>壓克力</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35" calcext:value-type="float">
            <text:p>135</text:p>
          </table:table-cell>
          <table:table-cell table:formula="of:=0&amp;+0&amp;+[.A136]" office:value-type="string" office:string-value="00135" calcext:value-type="string">
            <text:p>00135</text:p>
          </table:table-cell>
          <table:table-cell office:value-type="float" office:value="5" calcext:value-type="float">
            <text:p>5</text:p>
          </table:table-cell>
          <table:table-cell office:value-type="string" calcext:value-type="string">
            <text:p>b135</text:p>
          </table:table-cell>
          <table:table-cell office:value-type="string" calcext:value-type="string">
            <text:p>【防撞不怕摔】聯名丹麥品牌 | 雙層防撞隨行瓶 360ml</text:p>
          </table:table-cell>
          <table:table-cell office:value-type="string" calcext:value-type="string">
            <text:p>小草 作 Grassphere</text:p>
          </table:table-cell>
          <table:table-cell/>
          <table:table-cell table:formula="of:=[.I136]*[.M136]/100" office:value-type="float" office:value="767.52" calcext:value-type="float">
            <text:p>768</text:p>
          </table:table-cell>
          <table:table-cell office:value-type="float" office:value="984" calcext:value-type="float">
            <text:p>984</text:p>
          </table:table-cell>
          <table:table-cell table:number-columns-repeated="3"/>
          <table:table-cell office:value-type="float" office:value="78" calcext:value-type="float">
            <text:p>78</text:p>
          </table:table-cell>
          <table:table-cell/>
          <table:table-cell office:value-type="string" calcext:value-type="string">
            <text:p>小草作我們和丹麥居家設計品牌PO:Selected聯名推出「雙層防撞隨行瓶」。瓶身雙層設計，防撞不怕摔。彈跳式杯蓋可以單手直接打開，開車也能輕鬆喝。360ml容量剛剛好裝得下超商中杯飲料！</text:p>
          </table:table-cell>
          <table:table-cell table:style-name="Default" office:value-type="string" calcext:value-type="string">
            <text:p>玻璃</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36" calcext:value-type="float">
            <text:p>136</text:p>
          </table:table-cell>
          <table:table-cell table:formula="of:=0&amp;+0&amp;+[.A137]" office:value-type="string" office:string-value="00136" calcext:value-type="string">
            <text:p>00136</text:p>
          </table:table-cell>
          <table:table-cell office:value-type="float" office:value="5" calcext:value-type="float">
            <text:p>5</text:p>
          </table:table-cell>
          <table:table-cell office:value-type="string" calcext:value-type="string">
            <text:p>b136</text:p>
          </table:table-cell>
          <table:table-cell office:value-type="string" calcext:value-type="string">
            <text:p>【宅配免運.讓人想咬一口生日禮物】肉肉蛋糕盆 送小動物</text:p>
          </table:table-cell>
          <table:table-cell office:value-type="string" calcext:value-type="string">
            <text:p>JU多肉 人生如同一盆植栽</text:p>
          </table:table-cell>
          <table:table-cell/>
          <table:table-cell table:formula="of:=[.I137]*[.M137]/100" office:value-type="float" office:value="399" calcext:value-type="float">
            <text:p>399</text:p>
          </table:table-cell>
          <table:table-cell office:value-type="float" office:value="420" calcext:value-type="float">
            <text:p>420</text:p>
          </table:table-cell>
          <table:table-cell table:number-columns-repeated="3"/>
          <table:table-cell office:value-type="float" office:value="95" calcext:value-type="float">
            <text:p>95</text:p>
          </table:table-cell>
          <table:table-cell/>
          <table:table-cell office:value-type="string" calcext:value-type="string">
            <text:p>設計師運用灰&amp;白水泥的渲染手法塑造成療癒的水泥盆器，搭配讓人忍不住咬一口的蛋糕造型，適合送給即將生日的好朋友！生日不要吃蛋糕了會胖的阿！今年來吃肉肉吧 (●’ω`●）誤</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37" calcext:value-type="float">
            <text:p>137</text:p>
          </table:table-cell>
          <table:table-cell table:formula="of:=0&amp;+0&amp;+[.A138]" office:value-type="string" office:string-value="00137" calcext:value-type="string">
            <text:p>00137</text:p>
          </table:table-cell>
          <table:table-cell office:value-type="float" office:value="4" calcext:value-type="float">
            <text:p>4</text:p>
          </table:table-cell>
          <table:table-cell office:value-type="string" calcext:value-type="string">
            <text:p>b137</text:p>
          </table:table-cell>
          <table:table-cell office:value-type="string" calcext:value-type="string">
            <text:p>【24H出貨.宅配免運.最夯的創意禮物首選】摩艾鑽石水泥盆 送草帽</text:p>
          </table:table-cell>
          <table:table-cell office:value-type="string" calcext:value-type="string">
            <text:p>JU多肉 人生如同一盆植栽</text:p>
          </table:table-cell>
          <table:table-cell/>
          <table:table-cell table:formula="of:=[.I138]*[.M138]/100" office:value-type="float" office:value="399" calcext:value-type="float">
            <text:p>399</text:p>
          </table:table-cell>
          <table:table-cell office:value-type="float" office:value="420" calcext:value-type="float">
            <text:p>420</text:p>
          </table:table-cell>
          <table:table-cell table:number-columns-repeated="3"/>
          <table:table-cell office:value-type="float" office:value="95" calcext:value-type="float">
            <text:p>95</text:p>
          </table:table-cell>
          <table:table-cell/>
          <table:table-cell office:value-type="string" calcext:value-type="string">
            <text:p>優雅有氣質的鑽石盆是我們市集經驗以來，容易搭配各種植物，不論多肉仙人掌或一般植物都非常耐看，療癒可愛。</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38" calcext:value-type="float">
            <text:p>138</text:p>
          </table:table-cell>
          <table:table-cell table:formula="of:=0&amp;+0&amp;+[.A139]" office:value-type="string" office:string-value="00138" calcext:value-type="string">
            <text:p>00138</text:p>
          </table:table-cell>
          <table:table-cell office:value-type="float" office:value="5" calcext:value-type="float">
            <text:p>5</text:p>
          </table:table-cell>
          <table:table-cell office:value-type="string" calcext:value-type="string">
            <text:p>b138</text:p>
          </table:table-cell>
          <table:table-cell office:value-type="string" calcext:value-type="string">
            <text:p>巧收。劃一。井然 收納大全配 - 桌面收納架</text:p>
          </table:table-cell>
          <table:table-cell office:value-type="string" calcext:value-type="string">
            <text:p>ZENLET</text:p>
          </table:table-cell>
          <table:table-cell/>
          <table:table-cell table:formula="of:=[.I139]*[.M139]/100" office:value-type="float" office:value="423" calcext:value-type="float">
            <text:p>423</text:p>
          </table:table-cell>
          <table:table-cell office:value-type="float" office:value="4700" calcext:value-type="float">
            <text:p>4700</text:p>
          </table:table-cell>
          <table:table-cell table:number-columns-repeated="3"/>
          <table:table-cell office:value-type="float" office:value="9" calcext:value-type="float">
            <text:p>9</text:p>
          </table:table-cell>
          <table:table-cell/>
          <table:table-cell office:value-type="string" calcext:value-type="string">
            <text:p>一款輕鬆安裝、直覺使用、隨心擴充的多功能收納整合方案。 外型簡約卻功能強大，輕鬆展現你的獨特收納風範。 模組配件，自由定義符合你需求的配置，充份提升工作效率。 簡約設計，任你百搭各種空間風格。</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39" calcext:value-type="float">
            <text:p>139</text:p>
          </table:table-cell>
          <table:table-cell table:formula="of:=0&amp;+0&amp;+[.A140]" office:value-type="string" office:string-value="00139" calcext:value-type="string">
            <text:p>00139</text:p>
          </table:table-cell>
          <table:table-cell office:value-type="float" office:value="5" calcext:value-type="float">
            <text:p>5</text:p>
          </table:table-cell>
          <table:table-cell office:value-type="string" calcext:value-type="string">
            <text:p>b139</text:p>
          </table:table-cell>
          <table:table-cell office:value-type="string" calcext:value-type="string">
            <text:p>山丘 _ 檜木擴香石</text:p>
          </table:table-cell>
          <table:table-cell office:value-type="string" calcext:value-type="string">
            <text:p>neenue</text:p>
          </table:table-cell>
          <table:table-cell/>
          <table:table-cell table:formula="of:=[.I140]*[.M140]/100" office:value-type="float" office:value="0" calcext:value-type="float">
            <text:p>0</text:p>
          </table:table-cell>
          <table:table-cell office:value-type="float" office:value="1580" calcext:value-type="float">
            <text:p>1580</text:p>
          </table:table-cell>
          <table:table-cell table:number-columns-repeated="5"/>
          <table:table-cell table:style-name="Default" office:value-type="string" calcext:value-type="string">
            <text:p>是擴香石，也是花器，更是承載情緒的載體。 隨著心境的變化，換上不同的花材， 滴上不同的精油；讓療癒蔓延吧。</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40" calcext:value-type="float">
            <text:p>140</text:p>
          </table:table-cell>
          <table:table-cell table:formula="of:=0&amp;+0&amp;+[.A141]" office:value-type="string" office:string-value="00140" calcext:value-type="string">
            <text:p>00140</text:p>
          </table:table-cell>
          <table:table-cell office:value-type="float" office:value="4" calcext:value-type="float">
            <text:p>4</text:p>
          </table:table-cell>
          <table:table-cell office:value-type="string" calcext:value-type="string">
            <text:p>b140</text:p>
          </table:table-cell>
          <table:table-cell office:value-type="string" calcext:value-type="string">
            <text:p>楊枝蔓柳 薄床包兩用被組(60支)專櫃級 100%天絲【超取限一組】</text:p>
          </table:table-cell>
          <table:table-cell table:number-columns-repeated="2"/>
          <table:table-cell table:formula="of:=[.I141]*[.M141]/100" office:value-type="float" office:value="137.7" calcext:value-type="float">
            <text:p>138</text:p>
          </table:table-cell>
          <table:table-cell office:value-type="float" office:value="1530" calcext:value-type="float">
            <text:p>1530</text:p>
          </table:table-cell>
          <table:table-cell table:number-columns-repeated="3"/>
          <table:table-cell office:value-type="float" office:value="9" calcext:value-type="float">
            <text:p>9</text:p>
          </table:table-cell>
          <table:table-cell/>
          <table:table-cell table:style-name="Default" office:value-type="string" calcext:value-type="string">
            <text:p>100%萊賽爾纖維 超強吸濕性透氣涼爽 防靜電高品質睡眠保證 極親膚舒適 柔軟如絲綢般的觸感</text:p>
          </table:table-cell>
          <table:table-cell table:style-name="ce5"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41" calcext:value-type="float">
            <text:p>141</text:p>
          </table:table-cell>
          <table:table-cell table:formula="of:=0&amp;+0&amp;+[.A142]" office:value-type="string" office:string-value="00141" calcext:value-type="string">
            <text:p>00141</text:p>
          </table:table-cell>
          <table:table-cell office:value-type="float" office:value="2" calcext:value-type="float">
            <text:p>2</text:p>
          </table:table-cell>
          <table:table-cell office:value-type="string" calcext:value-type="string">
            <text:p>b141</text:p>
          </table:table-cell>
          <table:table-cell office:value-type="string" calcext:value-type="string">
            <text:p>三角抬腿枕 人體工學設計 聚酯纖維棉 台灣製</text:p>
          </table:table-cell>
          <table:table-cell office:value-type="string" calcext:value-type="string">
            <text:p>annahome棉床本舖</text:p>
          </table:table-cell>
          <table:table-cell/>
          <table:table-cell table:formula="of:=[.I142]*[.M142]/100" office:value-type="float" office:value="35.91" calcext:value-type="float">
            <text:p>36</text:p>
          </table:table-cell>
          <table:table-cell table:style-name="ce11" office:value-type="float" office:value="399" calcext:value-type="float">
            <text:p>399</text:p>
          </table:table-cell>
          <table:table-cell table:number-columns-repeated="3"/>
          <table:table-cell office:value-type="float" office:value="9" calcext:value-type="float">
            <text:p>9</text:p>
          </table:table-cell>
          <table:table-cell/>
          <table:table-cell office:value-type="string" calcext:value-type="string">
            <text:p>限量布製成之抱枕 觸感特殊/花樣特殊 布套可取下方便清洗 限量發售</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42" calcext:value-type="float">
            <text:p>142</text:p>
          </table:table-cell>
          <table:table-cell table:formula="of:=0&amp;+0&amp;+[.A143]" office:value-type="string" office:string-value="00142" calcext:value-type="string">
            <text:p>00142</text:p>
          </table:table-cell>
          <table:table-cell office:value-type="float" office:value="1" calcext:value-type="float">
            <text:p>1</text:p>
          </table:table-cell>
          <table:table-cell office:value-type="string" calcext:value-type="string">
            <text:p>b142</text:p>
          </table:table-cell>
          <table:table-cell office:value-type="string" calcext:value-type="string">
            <text:p>畫布上的花圈|乾燥花|不凋花|婚禮配件|送禮|畫框|客製化</text:p>
          </table:table-cell>
          <table:table-cell office:value-type="string" calcext:value-type="string">
            <text:p>四季花緒</text:p>
          </table:table-cell>
          <table:table-cell/>
          <table:table-cell table:formula="of:=[.I143]*[.M143]/100" office:value-type="float" office:value="0" calcext:value-type="float">
            <text:p>0</text:p>
          </table:table-cell>
          <table:table-cell table:style-name="ce11" office:value-type="float" office:value="1200" calcext:value-type="float">
            <text:p>1200</text:p>
          </table:table-cell>
          <table:table-cell table:number-columns-repeated="5"/>
          <table:table-cell office:value-type="string" calcext:value-type="string">
            <text:p>這是一個在畫布上設計的花圈，用不同方式呈現畫布上的立體感， 可搭配手繪文字，讓你對他、她、everyone、anyone ....或自己，寫下你想說的話， 讓花與文字融為一體，成為你獨一無二的專屬禮!</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43" calcext:value-type="float">
            <text:p>143</text:p>
          </table:table-cell>
          <table:table-cell table:formula="of:=0&amp;+0&amp;+[.A144]" office:value-type="string" office:string-value="00143" calcext:value-type="string">
            <text:p>00143</text:p>
          </table:table-cell>
          <table:table-cell office:value-type="float" office:value="5" calcext:value-type="float">
            <text:p>5</text:p>
          </table:table-cell>
          <table:table-cell office:value-type="string" calcext:value-type="string">
            <text:p>b143</text:p>
          </table:table-cell>
          <table:table-cell office:value-type="string" calcext:value-type="string">
            <text:p>【快速出貨】居家防疫 除舊佈新 空氣淨化器 奈米光觸媒</text:p>
          </table:table-cell>
          <table:table-cell office:value-type="string" calcext:value-type="string">
            <text:p>ROOMMI</text:p>
          </table:table-cell>
          <table:table-cell/>
          <table:table-cell table:formula="of:=[.I144]*[.M144]/100" office:value-type="float" office:value="4489.7" calcext:value-type="float">
            <text:p>4,490</text:p>
          </table:table-cell>
          <table:table-cell table:style-name="ce11" office:value-type="float" office:value="5282" calcext:value-type="float">
            <text:p>5282</text:p>
          </table:table-cell>
          <table:table-cell table:number-columns-repeated="3"/>
          <table:table-cell office:value-type="float" office:value="85" calcext:value-type="float">
            <text:p>85</text:p>
          </table:table-cell>
          <table:table-cell/>
          <table:table-cell office:value-type="string" calcext:value-type="string">
            <text:p>嘖嘖募資突破兩千萬，清淨機嘖嘖史上最高 光分解倍增引擎，可淨化高達 10 坪空間 終生 0 耗材費，真正高 CP 細菌病毒淨化率、PM 2.5 去除率99.9% 甲醛、異味快速淨化 節能省電一天不到 1 塊錢 100% 台灣製造</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44" calcext:value-type="float">
            <text:p>144</text:p>
          </table:table-cell>
          <table:table-cell table:formula="of:=0&amp;+0&amp;+[.A145]" office:value-type="string" office:string-value="00144" calcext:value-type="string">
            <text:p>00144</text:p>
          </table:table-cell>
          <table:table-cell office:value-type="float" office:value="5" calcext:value-type="float">
            <text:p>5</text:p>
          </table:table-cell>
          <table:table-cell office:value-type="string" calcext:value-type="string">
            <text:p>b144</text:p>
          </table:table-cell>
          <table:table-cell office:value-type="string" calcext:value-type="string">
            <text:p>旗艦品牌免運 |正負零 XQH-X020 空氣清淨機-白色</text:p>
          </table:table-cell>
          <table:table-cell office:value-type="string" calcext:value-type="string">
            <text:p>±0 正負零</text:p>
          </table:table-cell>
          <table:table-cell/>
          <table:table-cell table:formula="of:=[.I145]*[.M145]/100" office:value-type="float" office:value="0" calcext:value-type="float">
            <text:p>0</text:p>
          </table:table-cell>
          <table:table-cell table:style-name="ce11" office:value-type="float" office:value="3990" calcext:value-type="float">
            <text:p>3990</text:p>
          </table:table-cell>
          <table:table-cell table:number-columns-repeated="5"/>
          <table:table-cell table:style-name="Default" office:value-type="string" calcext:value-type="string">
            <text:p>｜2006年度優良設計獎 ｜日本極致簡約風 ｜5-7坪左右空間適用 ｜HEPA 4層濾網結構 ｜5種運轉模式切換 ｜低噪音</text:p>
          </table:table-cell>
          <table:table-cell office:value-type="string" calcext:value-type="string">
            <text:p>樹脂</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45" calcext:value-type="float">
            <text:p>145</text:p>
          </table:table-cell>
          <table:table-cell table:formula="of:=0&amp;+0&amp;+[.A146]" office:value-type="string" office:string-value="00145" calcext:value-type="string">
            <text:p>00145</text:p>
          </table:table-cell>
          <table:table-cell office:value-type="float" office:value="2" calcext:value-type="float">
            <text:p>2</text:p>
          </table:table-cell>
          <table:table-cell office:value-type="string" calcext:value-type="string">
            <text:p>b145</text:p>
          </table:table-cell>
          <table:table-cell office:value-type="string" calcext:value-type="string">
            <text:p>諾亞方舟的小犀牛</text:p>
          </table:table-cell>
          <table:table-cell office:value-type="string" calcext:value-type="string">
            <text:p>Maileg</text:p>
          </table:table-cell>
          <table:table-cell/>
          <table:table-cell table:formula="of:=[.I146]*[.M146]/100" office:value-type="float" office:value="0" calcext:value-type="float">
            <text:p>0</text:p>
          </table:table-cell>
          <table:table-cell table:style-name="ce11" office:value-type="float" office:value="600" calcext:value-type="float">
            <text:p>600</text:p>
          </table:table-cell>
          <table:table-cell table:number-columns-repeated="5"/>
          <table:table-cell office:value-type="string" calcext:value-type="string">
            <text:p>珍貴稀有的小犀牛是諾亞的好朋友，可不能讓他們絕跡了！快來收集諾亞的動物好朋友們～</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46" calcext:value-type="float">
            <text:p>146</text:p>
          </table:table-cell>
          <table:table-cell table:formula="of:=0&amp;+0&amp;+[.A147]" office:value-type="string" office:string-value="00146" calcext:value-type="string">
            <text:p>00146</text:p>
          </table:table-cell>
          <table:table-cell office:value-type="float" office:value="3" calcext:value-type="float">
            <text:p>3</text:p>
          </table:table-cell>
          <table:table-cell office:value-type="string" calcext:value-type="string">
            <text:p>b146</text:p>
          </table:table-cell>
          <table:table-cell office:value-type="string" calcext:value-type="string">
            <text:p>隨意丟零錢盒 零錢收納盒 存錢筒 居家小物 新居 撲滿 畢業</text:p>
          </table:table-cell>
          <table:table-cell office:value-type="string" calcext:value-type="string">
            <text:p>simplewood</text:p>
          </table:table-cell>
          <table:table-cell/>
          <table:table-cell table:formula="of:=[.I147]*[.M147]/100" office:value-type="float" office:value="0" calcext:value-type="float">
            <text:p>0</text:p>
          </table:table-cell>
          <table:table-cell table:style-name="ce11" office:value-type="float" office:value="880" calcext:value-type="float">
            <text:p>880</text:p>
          </table:table-cell>
          <table:table-cell table:number-columns-repeated="5"/>
          <table:table-cell office:value-type="string" calcext:value-type="string">
            <text:p>隨手丟輕鬆拿 山毛櫸木零錢盒 零錢 收納盒 斜面滑槽大開孔設計. 零錢隨手丟即可輕易滑入 可收納420個10圓硬幣左右 適合放家中任何一個地方 默默替自己存上一桶金唷 新居落成小禮物</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2" office:value-type="string" calcext:value-type="string">
            <text:p>客製服務, Pinkoi 獨家販售 </text:p>
          </table:table-cell>
          <table:table-cell table:number-columns-repeated="1003"/>
        </table:table-row>
        <table:table-row table:style-name="ro2">
          <table:table-cell office:value-type="float" office:value="147" calcext:value-type="float">
            <text:p>147</text:p>
          </table:table-cell>
          <table:table-cell table:formula="of:=0&amp;+0&amp;+[.A148]" office:value-type="string" office:string-value="00147" calcext:value-type="string">
            <text:p>00147</text:p>
          </table:table-cell>
          <table:table-cell office:value-type="float" office:value="4" calcext:value-type="float">
            <text:p>4</text:p>
          </table:table-cell>
          <table:table-cell office:value-type="string" calcext:value-type="string">
            <text:p>b147</text:p>
          </table:table-cell>
          <table:table-cell office:value-type="string" calcext:value-type="string">
            <text:p>Via K Studio 鬱金香小盆栽 LED仿真花夜燈 情人節禮物 結婚禮物</text:p>
          </table:table-cell>
          <table:table-cell office:value-type="string" calcext:value-type="string">
            <text:p>K Style ( Via K )</text:p>
          </table:table-cell>
          <table:table-cell/>
          <table:table-cell table:formula="of:=[.I148]*[.M148]/100" office:value-type="float" office:value="0" calcext:value-type="float">
            <text:p>0</text:p>
          </table:table-cell>
          <table:table-cell table:style-name="ce11" office:value-type="float" office:value="899" calcext:value-type="float">
            <text:p>899</text:p>
          </table:table-cell>
          <table:table-cell table:number-columns-repeated="5"/>
          <table:table-cell table:style-name="ce12" office:value-type="string" calcext:value-type="string">
            <text:p>鬱金香花語-永恆的祝福 純白鬱金香-純潔的愛 粉嫩鬱金香-熱愛幸福 蜜桃鬱金香-高貴珍重 </text:p>
          </table:table-cell>
          <table:table-cell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48" calcext:value-type="float">
            <text:p>148</text:p>
          </table:table-cell>
          <table:table-cell table:formula="of:=0&amp;+0&amp;+[.A149]" office:value-type="string" office:string-value="00148" calcext:value-type="string">
            <text:p>00148</text:p>
          </table:table-cell>
          <table:table-cell office:value-type="float" office:value="5" calcext:value-type="float">
            <text:p>5</text:p>
          </table:table-cell>
          <table:table-cell office:value-type="string" calcext:value-type="string">
            <text:p>b148</text:p>
          </table:table-cell>
          <table:table-cell office:value-type="string" calcext:value-type="string">
            <text:p>輕工業風 曲木鐵腳工作桌 / 迪克書桌</text:p>
          </table:table-cell>
          <table:table-cell office:value-type="string" calcext:value-type="string">
            <text:p>惠風堂時尚家居 HFT FURNITURE STORE</text:p>
          </table:table-cell>
          <table:table-cell/>
          <table:table-cell table:formula="of:=[.I149]*[.M149]/100" office:value-type="float" office:value="0" calcext:value-type="float">
            <text:p>0</text:p>
          </table:table-cell>
          <table:table-cell table:style-name="ce11" office:value-type="float" office:value="3380" calcext:value-type="float">
            <text:p>3380</text:p>
          </table:table-cell>
          <table:table-cell table:number-columns-repeated="5"/>
          <table:table-cell table:style-name="Default" office:value-type="string" calcext:value-type="string">
            <text:p>○尺寸 : W90 x D45 x H75 CM ○情境圖片僅供參考，本商品內容不含其他展示品</text:p>
          </table:table-cell>
          <table:table-cell office:value-type="string" calcext:value-type="string">
            <text:p>木頭</text:p>
          </table:table-cell>
          <table:table-cell table:style-name="ce11" office:value-type="string" calcext:value-type="string">
            <text:p>機器製造 </text:p>
          </table:table-cell>
          <table:table-cell office:value-type="string" calcext:value-type="string">
            <text:p>越南</text:p>
          </table:table-cell>
          <table:table-cell table:number-columns-repeated="1004"/>
        </table:table-row>
        <table:table-row table:style-name="ro2">
          <table:table-cell office:value-type="float" office:value="149" calcext:value-type="float">
            <text:p>149</text:p>
          </table:table-cell>
          <table:table-cell table:formula="of:=0&amp;+0&amp;+[.A150]" office:value-type="string" office:string-value="00149" calcext:value-type="string">
            <text:p>00149</text:p>
          </table:table-cell>
          <table:table-cell office:value-type="float" office:value="6" calcext:value-type="float">
            <text:p>6</text:p>
          </table:table-cell>
          <table:table-cell office:value-type="string" calcext:value-type="string">
            <text:p>b149</text:p>
          </table:table-cell>
          <table:table-cell office:value-type="string" calcext:value-type="string">
            <text:p>【原生態NatureWorld】分子震盪精油擴香儀/首賣/送精油10ml</text:p>
          </table:table-cell>
          <table:table-cell office:value-type="string" calcext:value-type="string">
            <text:p>原生態 NatureWorld</text:p>
          </table:table-cell>
          <table:table-cell/>
          <table:table-cell table:formula="of:=[.I150]*[.M150]/100" office:value-type="float" office:value="1485" calcext:value-type="float">
            <text:p>1,485</text:p>
          </table:table-cell>
          <table:table-cell office:value-type="float" office:value="1980" calcext:value-type="float">
            <text:p>1980</text:p>
          </table:table-cell>
          <table:table-cell table:number-columns-repeated="3"/>
          <table:table-cell office:value-type="float" office:value="75" calcext:value-type="float">
            <text:p>75</text:p>
          </table:table-cell>
          <table:table-cell/>
          <table:table-cell office:value-type="string" calcext:value-type="string">
            <text:p>精美原木造型的分子震盪精油擴香儀，結合原生態調製的香氛精油，讓精油的療癒力，隨手即可綻放。無須加水即可使用,效果可達8~15坪。</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50" calcext:value-type="float">
            <text:p>150</text:p>
          </table:table-cell>
          <table:table-cell table:formula="of:=0&amp;+0&amp;+[.A151]" office:value-type="string" office:string-value="00150" calcext:value-type="string">
            <text:p>00150</text:p>
          </table:table-cell>
          <table:table-cell office:value-type="float" office:value="5" calcext:value-type="float">
            <text:p>5</text:p>
          </table:table-cell>
          <table:table-cell office:value-type="string" calcext:value-type="string">
            <text:p>b150</text:p>
          </table:table-cell>
          <table:table-cell office:value-type="string" calcext:value-type="string">
            <text:p>栓木 || 書桌 餐桌 工作桌</text:p>
          </table:table-cell>
          <table:table-cell office:value-type="string" calcext:value-type="string">
            <text:p>木島 BOKTO</text:p>
          </table:table-cell>
          <table:table-cell/>
          <table:table-cell table:formula="of:=[.I151]*[.M151]/100" office:value-type="float" office:value="441.9" calcext:value-type="float">
            <text:p>442</text:p>
          </table:table-cell>
          <table:table-cell office:value-type="float" office:value="4910" calcext:value-type="float">
            <text:p>4910</text:p>
          </table:table-cell>
          <table:table-cell table:number-columns-repeated="3"/>
          <table:table-cell office:value-type="float" office:value="9" calcext:value-type="float">
            <text:p>9</text:p>
          </table:table-cell>
          <table:table-cell/>
          <table:table-cell office:value-type="string" calcext:value-type="string">
            <text:p>這樣輕量的桌子可以輕鬆移動， 客人來的時候可以將兩張拼在一起，成為一個適合宴客的大桌面。</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51" calcext:value-type="float">
            <text:p>151</text:p>
          </table:table-cell>
          <table:table-cell table:formula="of:=0&amp;+0&amp;+[.A152]" office:value-type="string" office:string-value="00151" calcext:value-type="string">
            <text:p>00151</text:p>
          </table:table-cell>
          <table:table-cell office:value-type="float" office:value="3" calcext:value-type="float">
            <text:p>3</text:p>
          </table:table-cell>
          <table:table-cell office:value-type="string" calcext:value-type="string">
            <text:p>b151</text:p>
          </table:table-cell>
          <table:table-cell office:value-type="string" calcext:value-type="string">
            <text:p>淑女寫字桌/化妝桌 + 立體剪裁造型鏡 (可單買 / 組合價有優惠)</text:p>
          </table:table-cell>
          <table:table-cell office:value-type="string" calcext:value-type="string">
            <text:p>Handi Racoco 家具</text:p>
          </table:table-cell>
          <table:table-cell/>
          <table:table-cell table:formula="of:=[.I152]*[.M152]/100" office:value-type="float" office:value="0" calcext:value-type="float">
            <text:p>0</text:p>
          </table:table-cell>
          <table:table-cell office:value-type="float" office:value="5800" calcext:value-type="float">
            <text:p>5800</text:p>
          </table:table-cell>
          <table:table-cell table:number-columns-repeated="5"/>
          <table:table-cell table:style-name="Default" office:value-type="string" calcext:value-type="string">
            <text:p>氣質優雅的化妝桌，可搭配化妝鏡</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52" calcext:value-type="float">
            <text:p>152</text:p>
          </table:table-cell>
          <table:table-cell table:formula="of:=0&amp;+0&amp;+[.A153]" office:value-type="string" office:string-value="00152" calcext:value-type="string">
            <text:p>00152</text:p>
          </table:table-cell>
          <table:table-cell office:value-type="float" office:value="5" calcext:value-type="float">
            <text:p>5</text:p>
          </table:table-cell>
          <table:table-cell office:value-type="string" calcext:value-type="string">
            <text:p>b152</text:p>
          </table:table-cell>
          <table:table-cell office:value-type="string" calcext:value-type="string">
            <text:p>原木雙層架 收納好幫手 辦公室、廚房都適用</text:p>
          </table:table-cell>
          <table:table-cell office:value-type="string" calcext:value-type="string">
            <text:p>原木哲學 feelosophy</text:p>
          </table:table-cell>
          <table:table-cell/>
          <table:table-cell table:formula="of:=[.I153]*[.M153]/100" office:value-type="float" office:value="0" calcext:value-type="float">
            <text:p>0</text:p>
          </table:table-cell>
          <table:table-cell office:value-type="float" office:value="1280" calcext:value-type="float">
            <text:p>1280</text:p>
          </table:table-cell>
          <table:table-cell table:number-columns-repeated="5"/>
          <table:table-cell office:value-type="string" calcext:value-type="string">
            <text:p>雙層收納架 雙倍你的生活空間 北歐風格生活居家品，設計感無所不在 嚴選北美鐵杉製作，比市面上廉價木、貼皮木，更堅固耐用 以鐵杉的優雅木紋，打造居家風格經典單品</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53" calcext:value-type="float">
            <text:p>153</text:p>
          </table:table-cell>
          <table:table-cell table:formula="of:=0&amp;+0&amp;+[.A154]" office:value-type="string" office:string-value="00153" calcext:value-type="string">
            <text:p>00153</text:p>
          </table:table-cell>
          <table:table-cell office:value-type="float" office:value="3" calcext:value-type="float">
            <text:p>3</text:p>
          </table:table-cell>
          <table:table-cell office:value-type="string" calcext:value-type="string">
            <text:p>b153</text:p>
          </table:table-cell>
          <table:table-cell office:value-type="string" calcext:value-type="string">
            <text:p>和織系列－市松葉綠 兩片組</text:p>
          </table:table-cell>
          <table:table-cell office:value-type="string" calcext:value-type="string">
            <text:p>MIGUSA美草榻榻米</text:p>
          </table:table-cell>
          <table:table-cell/>
          <table:table-cell table:formula="of:=[.I154]*[.M154]/100" office:value-type="float" office:value="0" calcext:value-type="float">
            <text:p>0</text:p>
          </table:table-cell>
          <table:table-cell office:value-type="float" office:value="5960" calcext:value-type="float">
            <text:p>5960</text:p>
          </table:table-cell>
          <table:table-cell table:number-columns-repeated="5"/>
          <table:table-cell office:value-type="string" calcext:value-type="string">
            <text:p>MIGUSA美草榻榻米．日式地墊 防水、防蟎、好清潔</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日本</text:p>
          </table:table-cell>
          <table:table-cell office:value-type="string" calcext:value-type="string">
            <text:p>得獎設計</text:p>
          </table:table-cell>
          <table:table-cell table:number-columns-repeated="1003"/>
        </table:table-row>
        <table:table-row table:style-name="ro2">
          <table:table-cell office:value-type="float" office:value="154" calcext:value-type="float">
            <text:p>154</text:p>
          </table:table-cell>
          <table:table-cell table:formula="of:=0&amp;+0&amp;+[.A155]" office:value-type="string" office:string-value="00154" calcext:value-type="string">
            <text:p>00154</text:p>
          </table:table-cell>
          <table:table-cell office:value-type="float" office:value="4" calcext:value-type="float">
            <text:p>4</text:p>
          </table:table-cell>
          <table:table-cell office:value-type="string" calcext:value-type="string">
            <text:p>b154</text:p>
          </table:table-cell>
          <table:table-cell office:value-type="string" calcext:value-type="string">
            <text:p>現貨 S05 玻璃罩盅LED 畢業禮物 畢業季 交換禮 造型公仔 情人節</text:p>
          </table:table-cell>
          <table:table-cell office:value-type="string" calcext:value-type="string">
            <text:p>KEYURA GARDEN瓔珞莊園</text:p>
          </table:table-cell>
          <table:table-cell/>
          <table:table-cell table:formula="of:=[.I155]*[.M155]/100" office:value-type="float" office:value="0" calcext:value-type="float">
            <text:p>0</text:p>
          </table:table-cell>
          <table:table-cell office:value-type="float" office:value="680" calcext:value-type="float">
            <text:p>680</text:p>
          </table:table-cell>
          <table:table-cell table:number-columns-repeated="5"/>
          <table:table-cell office:value-type="string" calcext:value-type="string">
            <text:p>'此款含LED燈(可更換電池)及禮盒包裝' 公仔不挑選 由乾燥索拉玫瑰.永生花玫瑰.繡球搭配乾燥花材製作而成 花面約7cm 花禮總高約10cm 禮盒尺寸10*10*10cm</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55" calcext:value-type="float">
            <text:p>155</text:p>
          </table:table-cell>
          <table:table-cell table:formula="of:=0&amp;+0&amp;+[.A156]" office:value-type="string" office:string-value="00155" calcext:value-type="string">
            <text:p>00155</text:p>
          </table:table-cell>
          <table:table-cell office:value-type="float" office:value="5" calcext:value-type="float">
            <text:p>5</text:p>
          </table:table-cell>
          <table:table-cell office:value-type="string" calcext:value-type="string">
            <text:p>b155</text:p>
          </table:table-cell>
          <table:table-cell office:value-type="string" calcext:value-type="string">
            <text:p>#熱銷補貨到 韓國nineware 簡約碗盤木角瀝水籃11L / 共3色</text:p>
          </table:table-cell>
          <table:table-cell office:value-type="string" calcext:value-type="string">
            <text:p>Nineware 韓國創意餐廚</text:p>
          </table:table-cell>
          <table:table-cell/>
          <table:table-cell table:formula="of:=[.I156]*[.M156]/100" office:value-type="float" office:value="1598" calcext:value-type="float">
            <text:p>1,598</text:p>
          </table:table-cell>
          <table:table-cell table:style-name="ce11" office:value-type="float" office:value="1880" calcext:value-type="float">
            <text:p>1880</text:p>
          </table:table-cell>
          <table:table-cell table:number-columns-repeated="3"/>
          <table:table-cell office:value-type="float" office:value="85" calcext:value-type="float">
            <text:p>85</text:p>
          </table:table-cell>
          <table:table-cell/>
          <table:table-cell office:value-type="string" calcext:value-type="string">
            <text:p>優雅流線輪廓設計，360°可旋轉排水設計，穩固橡膠防滑底坐</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南韓</text:p>
          </table:table-cell>
          <table:table-cell table:number-columns-repeated="1004"/>
        </table:table-row>
        <table:table-row table:style-name="ro2">
          <table:table-cell office:value-type="float" office:value="156" calcext:value-type="float">
            <text:p>156</text:p>
          </table:table-cell>
          <table:table-cell table:formula="of:=0&amp;+0&amp;+[.A157]" office:value-type="string" office:string-value="00156" calcext:value-type="string">
            <text:p>00156</text:p>
          </table:table-cell>
          <table:table-cell office:value-type="float" office:value="2" calcext:value-type="float">
            <text:p>2</text:p>
          </table:table-cell>
          <table:table-cell office:value-type="string" calcext:value-type="string">
            <text:p>b156</text:p>
          </table:table-cell>
          <table:table-cell office:value-type="string" calcext:value-type="string">
            <text:p>【MELT】Grandma's Kitchen味100%大豆蠟燭</text:p>
          </table:table-cell>
          <table:table-cell office:value-type="string" calcext:value-type="string">
            <text:p>The Candle Company</text:p>
          </table:table-cell>
          <table:table-cell/>
          <table:table-cell table:formula="of:=[.I157]*[.M157]/100" office:value-type="float" office:value="498.75" calcext:value-type="float">
            <text:p>499</text:p>
          </table:table-cell>
          <table:table-cell table:style-name="ce11" office:value-type="float" office:value="525" calcext:value-type="float">
            <text:p>525</text:p>
          </table:table-cell>
          <table:table-cell table:number-columns-repeated="3"/>
          <table:table-cell office:value-type="float" office:value="95" calcext:value-type="float">
            <text:p>95</text:p>
          </table:table-cell>
          <table:table-cell/>
          <table:table-cell table:style-name="Default" office:value-type="string" calcext:value-type="string">
            <text:p>MELT大豆蠟燭系列具有獨特香氣和充滿玩味的名字，旨在讓您會心微笑=) Grandma's Kitchen 由美味的蘋果、蜂蜜和肉桂香氣糅合而成, 讓您在記憶之路上進行令人心動的旅行。</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157" calcext:value-type="float">
            <text:p>157</text:p>
          </table:table-cell>
          <table:table-cell table:formula="of:=0&amp;+0&amp;+[.A158]" office:value-type="string" office:string-value="00157" calcext:value-type="string">
            <text:p>00157</text:p>
          </table:table-cell>
          <table:table-cell office:value-type="float" office:value="5" calcext:value-type="float">
            <text:p>5</text:p>
          </table:table-cell>
          <table:table-cell office:value-type="string" calcext:value-type="string">
            <text:p>b157</text:p>
          </table:table-cell>
          <table:table-cell office:value-type="string" calcext:value-type="string">
            <text:p>情人節禮物首選 旋轉燭台 獨角獸 金粉雪花杯 85g 大豆蠟香氛蠟燭</text:p>
          </table:table-cell>
          <table:table-cell office:value-type="string" calcext:value-type="string">
            <text:p>Natural Candle Airl</text:p>
          </table:table-cell>
          <table:table-cell/>
          <table:table-cell table:formula="of:=[.I158]*[.M158]/100" office:value-type="float" office:value="0" calcext:value-type="float">
            <text:p>0</text:p>
          </table:table-cell>
          <table:table-cell office:value-type="float" office:value="609" calcext:value-type="float">
            <text:p>609</text:p>
          </table:table-cell>
          <table:table-cell table:number-columns-repeated="5"/>
          <table:table-cell office:value-type="string" calcext:value-type="string">
            <text:p>Candle Airl 使用100%純正大豆蠟，無黑煙，無殘留物。</text:p>
          </table:table-cell>
          <table:table-cell office:value-type="string" calcext:value-type="string">
            <text:p>蠟</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158" calcext:value-type="float">
            <text:p>158</text:p>
          </table:table-cell>
          <table:table-cell table:formula="of:=0&amp;+0&amp;+[.A159]" office:value-type="string" office:string-value="00158" calcext:value-type="string">
            <text:p>00158</text:p>
          </table:table-cell>
          <table:table-cell office:value-type="float" office:value="3" calcext:value-type="float">
            <text:p>3</text:p>
          </table:table-cell>
          <table:table-cell office:value-type="string" calcext:value-type="string">
            <text:p>b158</text:p>
          </table:table-cell>
          <table:table-cell office:value-type="string" calcext:value-type="string">
            <text:p>北歐實木鞋櫃鞋架帶掛衣架一體家用客廳門口落地衣帽架換鞋凳組合</text:p>
          </table:table-cell>
          <table:table-cell office:value-type="string" calcext:value-type="string">
            <text:p>無意家居</text:p>
          </table:table-cell>
          <table:table-cell/>
          <table:table-cell table:formula="of:=[.I159]*[.M159]/100" office:value-type="float" office:value="0" calcext:value-type="float">
            <text:p>0</text:p>
          </table:table-cell>
          <table:table-cell office:value-type="float" office:value="2139" calcext:value-type="float">
            <text:p>2139</text:p>
          </table:table-cell>
          <table:table-cell table:number-columns-repeated="5"/>
          <table:table-cell office:value-type="string" calcext:value-type="string">
            <text:p>6個樹芽，多角度，多層次分佈 集衣帽架、換鞋凳、鞋架於一體 優質產地加持，色澤天然，看得見的清新自然 樹芽360°全形度覆蓋 平衡壓力，滿足一家人掛物的需求超強承重 精選優質原木，穩固耐用，換鞋時安全放心 雙層鞋架 滿足三口之家日常需求</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59" calcext:value-type="float">
            <text:p>159</text:p>
          </table:table-cell>
          <table:table-cell table:formula="of:=0&amp;+0&amp;+[.A160]" office:value-type="string" office:string-value="00159" calcext:value-type="string">
            <text:p>00159</text:p>
          </table:table-cell>
          <table:table-cell office:value-type="float" office:value="5" calcext:value-type="float">
            <text:p>5</text:p>
          </table:table-cell>
          <table:table-cell office:value-type="string" calcext:value-type="string">
            <text:p>b159</text:p>
          </table:table-cell>
          <table:table-cell office:value-type="string" calcext:value-type="string">
            <text:p>【西班牙製 】Mamut Big Design 瑪牧良作 - 最好墊墊 60X140</text:p>
          </table:table-cell>
          <table:table-cell office:value-type="string" calcext:value-type="string">
            <text:p>Mamut Big Design</text:p>
          </table:table-cell>
          <table:table-cell/>
          <table:table-cell table:formula="of:=[.I160]*[.M160]/100" office:value-type="float" office:value="0" calcext:value-type="float">
            <text:p>0</text:p>
          </table:table-cell>
          <table:table-cell office:value-type="float" office:value="2890" calcext:value-type="float">
            <text:p>2890</text:p>
          </table:table-cell>
          <table:table-cell table:number-columns-repeated="5"/>
          <table:table-cell office:value-type="string" calcext:value-type="string">
            <text:p>★ 西班牙設計製作 ★ 輕薄 (1.88mm) ★ 不需安裝、不需貼膠 ★ 雙面止滑 ★ 防水、易清潔 ★ 可用清潔劑清洗 ★ 表面使用環保製程，不產生臭氧 ★ UVI印刷，抗日照 ★ 隔熱</text:p>
          </table:table-cell>
          <table:table-cell office:value-type="string" calcext:value-type="string">
            <text:p>塑膠</text:p>
          </table:table-cell>
          <table:table-cell table:style-name="ce11" office:value-type="string" calcext:value-type="string">
            <text:p>機器製造 </text:p>
          </table:table-cell>
          <table:table-cell office:value-type="string" calcext:value-type="string">
            <text:p>西班牙</text:p>
          </table:table-cell>
          <table:table-cell table:number-columns-repeated="1004"/>
        </table:table-row>
        <table:table-row table:style-name="ro2">
          <table:table-cell office:value-type="float" office:value="160" calcext:value-type="float">
            <text:p>160</text:p>
          </table:table-cell>
          <table:table-cell table:formula="of:=0&amp;+0&amp;+[.A161]" office:value-type="string" office:string-value="00160" calcext:value-type="string">
            <text:p>00160</text:p>
          </table:table-cell>
          <table:table-cell office:value-type="float" office:value="2" calcext:value-type="float">
            <text:p>2</text:p>
          </table:table-cell>
          <table:table-cell office:value-type="string" calcext:value-type="string">
            <text:p>b160</text:p>
          </table:table-cell>
          <table:table-cell office:value-type="string" calcext:value-type="string">
            <text:p>健康拉筋箱 - 遠紅外線10段式</text:p>
          </table:table-cell>
          <table:table-cell office:value-type="string" calcext:value-type="string">
            <text:p>森學苑 Forest School</text:p>
          </table:table-cell>
          <table:table-cell/>
          <table:table-cell table:formula="of:=[.I161]*[.M161]/100" office:value-type="float" office:value="0" calcext:value-type="float">
            <text:p>0</text:p>
          </table:table-cell>
          <table:table-cell office:value-type="float" office:value="2180" calcext:value-type="float">
            <text:p>2180</text:p>
          </table:table-cell>
          <table:table-cell table:number-columns-repeated="5"/>
          <table:table-cell office:value-type="string" calcext:value-type="string">
            <text:p>健康是最珍貴的禮物 耕木工場的健康拉筋箱，適合廣大年齡群 除了有多達10段變化，產品本身有遠紅外線保護漆 健身拉筋之餘還可促進血液循環</text:p>
          </table:table-cell>
          <table:table-cell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台灣 </text:p>
          </table:table-cell>
          <table:table-cell table:number-columns-repeated="1004"/>
        </table:table-row>
        <table:table-row table:style-name="ro2">
          <table:table-cell office:value-type="float" office:value="161" calcext:value-type="float">
            <text:p>161</text:p>
          </table:table-cell>
          <table:table-cell table:formula="of:=0&amp;+0&amp;+[.A162]" office:value-type="string" office:string-value="00161" calcext:value-type="string">
            <text:p>00161</text:p>
          </table:table-cell>
          <table:table-cell office:value-type="float" office:value="2" calcext:value-type="float">
            <text:p>2</text:p>
          </table:table-cell>
          <table:table-cell office:value-type="string" calcext:value-type="string">
            <text:p>b161</text:p>
          </table:table-cell>
          <table:table-cell office:value-type="string" calcext:value-type="string">
            <text:p>雨中的沙漠玫瑰/無框複製畫/實木背框/阿飛攝影A0007</text:p>
          </table:table-cell>
          <table:table-cell office:value-type="string" calcext:value-type="string">
            <text:p>阿飛</text:p>
          </table:table-cell>
          <table:table-cell/>
          <table:table-cell table:formula="of:=[.I162]*[.M162]/100" office:value-type="float" office:value="0" calcext:value-type="float">
            <text:p>0</text:p>
          </table:table-cell>
          <table:table-cell office:value-type="float" office:value="1280" calcext:value-type="float">
            <text:p>1280</text:p>
          </table:table-cell>
          <table:table-cell table:number-columns-repeated="5"/>
          <table:table-cell office:value-type="string" calcext:value-type="string">
            <text:p>採用頂級微噴技術，高解析度及高保存性 讓空間瞬間質感升等 送給朋友的好禮物</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台灣 </text:p>
          </table:table-cell>
          <table:table-cell office:value-type="string" calcext:value-type="string">
            <text:p>客製服務 </text:p>
          </table:table-cell>
          <table:table-cell table:number-columns-repeated="1003"/>
        </table:table-row>
        <table:table-row table:style-name="ro2">
          <table:table-cell office:value-type="float" office:value="162" calcext:value-type="float">
            <text:p>162</text:p>
          </table:table-cell>
          <table:table-cell table:formula="of:=0&amp;+0&amp;+[.A163]" office:value-type="string" office:string-value="00162" calcext:value-type="string">
            <text:p>00162</text:p>
          </table:table-cell>
          <table:table-cell office:value-type="float" office:value="4" calcext:value-type="float">
            <text:p>4</text:p>
          </table:table-cell>
          <table:table-cell office:value-type="string" calcext:value-type="string">
            <text:p>b162</text:p>
          </table:table-cell>
          <table:table-cell office:value-type="string" calcext:value-type="string">
            <text:p>永生花照片寶物盒 相框 生日禮物 照片客製 聖誕節禮物 交換禮物</text:p>
          </table:table-cell>
          <table:table-cell office:value-type="string" calcext:value-type="string">
            <text:p>蒔嚐花藝 shibashibaflorist</text:p>
          </table:table-cell>
          <table:table-cell/>
          <table:table-cell table:formula="of:=[.I163]*[.M163]/100" office:value-type="float" office:value="0" calcext:value-type="float">
            <text:p>0</text:p>
          </table:table-cell>
          <table:table-cell office:value-type="float" office:value="990" calcext:value-type="float">
            <text:p>990</text:p>
          </table:table-cell>
          <table:table-cell table:number-columns-repeated="5"/>
          <table:table-cell office:value-type="string" calcext:value-type="string">
            <text:p>**商品皆可客製化想說的話在裡面唷** **中文字數10個字以內，英文15個字母以內** 永生花，就像我對你的思念一樣永不止息 謝謝你的一切，我將最美好的時光 永久封存♡</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63" calcext:value-type="float">
            <text:p>163</text:p>
          </table:table-cell>
          <table:table-cell table:formula="of:=0&amp;+0&amp;+[.A164]" office:value-type="string" office:string-value="00163" calcext:value-type="string">
            <text:p>00163</text:p>
          </table:table-cell>
          <table:table-cell office:value-type="float" office:value="3" calcext:value-type="float">
            <text:p>3</text:p>
          </table:table-cell>
          <table:table-cell office:value-type="string" calcext:value-type="string">
            <text:p>b163</text:p>
          </table:table-cell>
          <table:table-cell office:value-type="string" calcext:value-type="string">
            <text:p>Mesa - 粉紅色線條掛鐘 桌鐘 靜音</text:p>
          </table:table-cell>
          <table:table-cell office:value-type="string" calcext:value-type="string">
            <text:p>Desrochers x 曜生活</text:p>
          </table:table-cell>
          <table:table-cell/>
          <table:table-cell table:formula="of:=[.I164]*[.M164]/100" office:value-type="float" office:value="70.4" calcext:value-type="float">
            <text:p>70</text:p>
          </table:table-cell>
          <table:table-cell office:value-type="float" office:value="880" calcext:value-type="float">
            <text:p>880</text:p>
          </table:table-cell>
          <table:table-cell table:number-columns-repeated="3"/>
          <table:table-cell office:value-type="float" office:value="8" calcext:value-type="float">
            <text:p>8</text:p>
          </table:table-cell>
          <table:table-cell/>
          <table:table-cell table:style-name="ce12" office:value-type="string" calcext:value-type="string">
            <text:p>另提供腳座,可放置桌上,相當方便 </text:p>
          </table:table-cell>
          <table:table-cell table:style-name="Default" office:value-type="string" calcext:value-type="string">
            <text:p>其他金屬</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64" calcext:value-type="float">
            <text:p>164</text:p>
          </table:table-cell>
          <table:table-cell table:formula="of:=0&amp;+0&amp;+[.A165]" office:value-type="string" office:string-value="00164" calcext:value-type="string">
            <text:p>00164</text:p>
          </table:table-cell>
          <table:table-cell office:value-type="float" office:value="3" calcext:value-type="float">
            <text:p>3</text:p>
          </table:table-cell>
          <table:table-cell office:value-type="string" calcext:value-type="string">
            <text:p>b164</text:p>
          </table:table-cell>
          <table:table-cell office:value-type="string" calcext:value-type="string">
            <text:p>居家好物 | Eufy T2520 無線手持臭氧吸塵器-藍色</text:p>
          </table:table-cell>
          <table:table-cell office:value-type="string" calcext:value-type="string">
            <text:p>ANKER</text:p>
          </table:table-cell>
          <table:table-cell/>
          <table:table-cell table:formula="of:=[.I165]*[.M165]/100" office:value-type="float" office:value="0" calcext:value-type="float">
            <text:p>0</text:p>
          </table:table-cell>
          <table:table-cell office:value-type="float" office:value="1680" calcext:value-type="float">
            <text:p>1680</text:p>
          </table:table-cell>
          <table:table-cell table:number-columns-repeated="5"/>
          <table:table-cell office:value-type="string" calcext:value-type="string">
            <text:p>●無線設計 ，走到哪 吸到哪 ●小巧身形、強悍清潔力 ●臭氧淨化，滅菌除味 ●淨化99.97%以上細菌、病毒與微生物 ●5500Pa勁量大吸力 ●薄型刷頭設計，可輕易深入縫隙</text:p>
          </table:table-cell>
          <table:table-cell office:value-type="string" calcext:value-type="string">
            <text:p>其他材質</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65" calcext:value-type="float">
            <text:p>165</text:p>
          </table:table-cell>
          <table:table-cell table:formula="of:=0&amp;+0&amp;+[.A166]" office:value-type="string" office:string-value="00165" calcext:value-type="string">
            <text:p>00165</text:p>
          </table:table-cell>
          <table:table-cell office:value-type="float" office:value="2" calcext:value-type="float">
            <text:p>2</text:p>
          </table:table-cell>
          <table:table-cell office:value-type="string" calcext:value-type="string">
            <text:p>b165</text:p>
          </table:table-cell>
          <table:table-cell office:value-type="string" calcext:value-type="string">
            <text:p>永生美利亞拼貼玫瑰捧花</text:p>
          </table:table-cell>
          <table:table-cell office:value-type="string" calcext:value-type="string">
            <text:p>Teresa’s Floral Design</text:p>
          </table:table-cell>
          <table:table-cell/>
          <table:table-cell table:formula="of:=[.I166]*[.M166]/100" office:value-type="float" office:value="0" calcext:value-type="float">
            <text:p>0</text:p>
          </table:table-cell>
          <table:table-cell table:style-name="ce11" office:value-type="float" office:value="6500" calcext:value-type="float">
            <text:p>6500</text:p>
          </table:table-cell>
          <table:table-cell table:number-columns-repeated="5"/>
          <table:table-cell office:value-type="string" calcext:value-type="string">
            <text:p>手作的溫度最貼近人心,所有商品皆由設計師手工製作,並提供客製化設計服務,設計出只專屬於您的客製花禮,生活要有的儀式感,儘管時間不停歇,再忙碌,也要停下腳步,優雅渡過每一天。</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66" calcext:value-type="float">
            <text:p>166</text:p>
          </table:table-cell>
          <table:table-cell table:formula="of:=0&amp;+0&amp;+[.A167]" office:value-type="string" office:string-value="00166" calcext:value-type="string">
            <text:p>00166</text:p>
          </table:table-cell>
          <table:table-cell office:value-type="float" office:value="2" calcext:value-type="float">
            <text:p>2</text:p>
          </table:table-cell>
          <table:table-cell office:value-type="string" calcext:value-type="string">
            <text:p>b166</text:p>
          </table:table-cell>
          <table:table-cell office:value-type="string" calcext:value-type="string">
            <text:p>海洋之流</text:p>
          </table:table-cell>
          <table:table-cell office:value-type="string" calcext:value-type="string">
            <text:p>浮流藝術</text:p>
          </table:table-cell>
          <table:table-cell/>
          <table:table-cell table:formula="of:=[.I167]*[.M167]/100" office:value-type="float" office:value="0" calcext:value-type="float">
            <text:p>0</text:p>
          </table:table-cell>
          <table:table-cell office:value-type="float" office:value="4590" calcext:value-type="float">
            <text:p>4590</text:p>
          </table:table-cell>
          <table:table-cell table:number-columns-repeated="5"/>
          <table:table-cell office:value-type="string" calcext:value-type="string">
            <text:p>畫作尺寸：直徑50公分 媒材成分：壓克力顏料 創作日期：2020年</text:p>
          </table:table-cell>
          <table:table-cell office:value-type="string" calcext:value-type="string">
            <text:p>顏料</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67" calcext:value-type="float">
            <text:p>167</text:p>
          </table:table-cell>
          <table:table-cell table:formula="of:=0&amp;+0&amp;+[.A168]" office:value-type="string" office:string-value="00167" calcext:value-type="string">
            <text:p>00167</text:p>
          </table:table-cell>
          <table:table-cell office:value-type="float" office:value="5" calcext:value-type="float">
            <text:p>5</text:p>
          </table:table-cell>
          <table:table-cell office:value-type="string" calcext:value-type="string">
            <text:p>b167</text:p>
          </table:table-cell>
          <table:table-cell office:value-type="string" calcext:value-type="string">
            <text:p>獨家 -【超值雙瓶】KINTO 提式輕巧保溫瓶 大+小2入組</text:p>
          </table:table-cell>
          <table:table-cell table:style-name="Default" office:value-type="string" calcext:value-type="string">
            <text:p>KINTO Taiwan (授權總代理)</text:p>
          </table:table-cell>
          <table:table-cell/>
          <table:table-cell table:formula="of:=[.I168]*[.M168]/100" office:value-type="float" office:value="2173" calcext:value-type="float">
            <text:p>2,173</text:p>
          </table:table-cell>
          <table:table-cell office:value-type="float" office:value="2650" calcext:value-type="float">
            <text:p>2650</text:p>
          </table:table-cell>
          <table:table-cell table:number-columns-repeated="3"/>
          <table:table-cell office:value-type="float" office:value="82" calcext:value-type="float">
            <text:p>82</text:p>
          </table:table-cell>
          <table:table-cell/>
          <table:table-cell office:value-type="string" calcext:value-type="string">
            <text:p>圓潤好握取的把手，配上啞光色的外型，讓您的OFF TIME格外輕鬆自在！針對活力旺盛的孩子所設計的吸管式保溫瓶，繽紛的色彩帶來了生命力！</text:p>
          </table:table-cell>
          <table:table-cell office:value-type="string" calcext:value-type="string">
            <text:p>不鏽鋼</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68" calcext:value-type="float">
            <text:p>168</text:p>
          </table:table-cell>
          <table:table-cell table:formula="of:=0&amp;+0&amp;+[.A169]" office:value-type="string" office:string-value="00168" calcext:value-type="string">
            <text:p>00168</text:p>
          </table:table-cell>
          <table:table-cell office:value-type="float" office:value="3" calcext:value-type="float">
            <text:p>3</text:p>
          </table:table-cell>
          <table:table-cell office:value-type="string" calcext:value-type="string">
            <text:p>b168</text:p>
          </table:table-cell>
          <table:table-cell office:value-type="string" calcext:value-type="string">
            <text:p>純白蒲公英魔法球 乾燥花 永生花 婚禮 畢業禮物 玻璃罩 情人節</text:p>
          </table:table-cell>
          <table:table-cell table:style-name="Default" office:value-type="string" calcext:value-type="string">
            <text:p>WANYI 玩藝花坊</text:p>
          </table:table-cell>
          <table:table-cell/>
          <table:table-cell table:formula="of:=[.I169]*[.M169]/100" office:value-type="float" office:value="0" calcext:value-type="float">
            <text:p>0</text:p>
          </table:table-cell>
          <table:table-cell office:value-type="float" office:value="1300" calcext:value-type="float">
            <text:p>1300</text:p>
          </table:table-cell>
          <table:table-cell table:number-columns-repeated="5"/>
          <table:table-cell office:value-type="string" calcext:value-type="string">
            <text:p>在蒲公英的單純、善良、純淨世界裡 加上各種美好元素 通通放入魔法玻璃罩中 呈現滿滿的心意出來🥰🥰</text:p>
          </table:table-cell>
          <table:table-cell office:value-type="string" calcext:value-type="string">
            <text:p>植物．花</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69" calcext:value-type="float">
            <text:p>169</text:p>
          </table:table-cell>
          <table:table-cell table:formula="of:=0&amp;+0&amp;+[.A170]" office:value-type="string" office:string-value="00169" calcext:value-type="string">
            <text:p>00169</text:p>
          </table:table-cell>
          <table:table-cell office:value-type="float" office:value="4" calcext:value-type="float">
            <text:p>4</text:p>
          </table:table-cell>
          <table:table-cell office:value-type="string" calcext:value-type="string">
            <text:p>b169</text:p>
          </table:table-cell>
          <table:table-cell office:value-type="string" calcext:value-type="string">
            <text:p>【畢業禮物推薦】轉轉零錢盒二代 / 禮物版</text:p>
          </table:table-cell>
          <table:table-cell office:value-type="string" calcext:value-type="string">
            <text:p>mordeco</text:p>
          </table:table-cell>
          <table:table-cell/>
          <table:table-cell table:formula="of:=[.I170]*[.M170]/100" office:value-type="float" office:value="0" calcext:value-type="float">
            <text:p>0</text:p>
          </table:table-cell>
          <table:table-cell table:style-name="ce11" office:value-type="float" office:value="1580" calcext:value-type="float">
            <text:p>1580</text:p>
          </table:table-cell>
          <table:table-cell table:number-columns-repeated="5"/>
          <table:table-cell table:style-name="Default" office:value-type="string" calcext:value-type="string">
            <text:p>● 好開，專利磁力旋轉機構， 滑開取物一氣呵成 ● 好放，漏斗形結構，零錢輕鬆滑落 ● 適用全世界通用硬幣大小 ● 山毛櫸實木與鋁合金上蓋，天然細膩，觸感溫潤 ● 禮物版方便送禮。（附硬紙袋＋酒紅棉紙）</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得獎設計</text:p>
          </table:table-cell>
          <table:table-cell table:number-columns-repeated="1003"/>
        </table:table-row>
        <table:table-row table:style-name="ro2">
          <table:table-cell office:value-type="float" office:value="170" calcext:value-type="float">
            <text:p>170</text:p>
          </table:table-cell>
          <table:table-cell table:formula="of:=0&amp;+0&amp;+[.A171]" office:value-type="string" office:string-value="00170" calcext:value-type="string">
            <text:p>00170</text:p>
          </table:table-cell>
          <table:table-cell office:value-type="float" office:value="3" calcext:value-type="float">
            <text:p>3</text:p>
          </table:table-cell>
          <table:table-cell office:value-type="string" calcext:value-type="string">
            <text:p>b170</text:p>
          </table:table-cell>
          <table:table-cell office:value-type="string" calcext:value-type="string">
            <text:p>星夜蠟燭 - 蘭花 250g</text:p>
          </table:table-cell>
          <table:table-cell office:value-type="string" calcext:value-type="string">
            <text:p>The Candleholic</text:p>
          </table:table-cell>
          <table:table-cell/>
          <table:table-cell table:formula="of:=[.I171]*[.M171]/100" office:value-type="float" office:value="0" calcext:value-type="float">
            <text:p>0</text:p>
          </table:table-cell>
          <table:table-cell table:style-name="ce11" office:value-type="float" office:value="915" calcext:value-type="float">
            <text:p>915</text:p>
          </table:table-cell>
          <table:table-cell table:number-columns-repeated="5"/>
          <table:table-cell office:value-type="string" calcext:value-type="string">
            <text:p>香薰：蘭花 描述：由桃、蘭花、連花等成份調配，星夜蠟燭將充滿星星的夜空淡雅味道透過嗅覺重現你的眼前。 容量：250克 燃燒時間：33-36小時 The Candleholic 。堅守以天然材料造成蠟燭的原則，採用從美國入口的純淨精</text:p>
          </table:table-cell>
          <table:table-cell office:value-type="string" calcext:value-type="string">
            <text:p>玻璃</text:p>
          </table:table-cell>
          <table:table-cell table:style-name="Default" office:value-type="string" calcext:value-type="string">
            <text:p>手工製造</text:p>
          </table:table-cell>
          <table:table-cell office:value-type="string" calcext:value-type="string">
            <text:p>越南</text:p>
          </table:table-cell>
          <table:table-cell table:number-columns-repeated="1004"/>
        </table:table-row>
        <table:table-row table:style-name="ro2">
          <table:table-cell office:value-type="float" office:value="171" calcext:value-type="float">
            <text:p>171</text:p>
          </table:table-cell>
          <table:table-cell table:formula="of:=0&amp;+0&amp;+[.A172]" office:value-type="string" office:string-value="00171" calcext:value-type="string">
            <text:p>00171</text:p>
          </table:table-cell>
          <table:table-cell office:value-type="float" office:value="5" calcext:value-type="float">
            <text:p>5</text:p>
          </table:table-cell>
          <table:table-cell office:value-type="string" calcext:value-type="string">
            <text:p>b171</text:p>
          </table:table-cell>
          <table:table-cell office:value-type="string" calcext:value-type="string">
            <text:p>SimpliCute | Oliver the Sloth 樹懶</text:p>
          </table:table-cell>
          <table:table-cell office:value-type="string" calcext:value-type="string">
            <text:p>SimpliCute</text:p>
          </table:table-cell>
          <table:table-cell/>
          <table:table-cell table:formula="of:=[.I172]*[.M172]/100" office:value-type="float" office:value="0" calcext:value-type="float">
            <text:p>0</text:p>
          </table:table-cell>
          <table:table-cell table:style-name="ce11" office:value-type="float" office:value="480" calcext:value-type="float">
            <text:p>480</text:p>
          </table:table-cell>
          <table:table-cell table:number-columns-repeated="5"/>
          <table:table-cell office:value-type="string" calcext:value-type="string">
            <text:p>SimpliCute | Oliver the Sloth 樹懶 懶洋洋又可愛的樹懶</text:p>
          </table:table-cell>
          <table:table-cell office:value-type="string" calcext:value-type="string">
            <text:p>其他人造纖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72" calcext:value-type="float">
            <text:p>172</text:p>
          </table:table-cell>
          <table:table-cell table:formula="of:=0&amp;+0&amp;+[.A173]" office:value-type="string" office:string-value="00172" calcext:value-type="string">
            <text:p>00172</text:p>
          </table:table-cell>
          <table:table-cell office:value-type="float" office:value="4" calcext:value-type="float">
            <text:p>4</text:p>
          </table:table-cell>
          <table:table-cell office:value-type="string" calcext:value-type="string">
            <text:p>b172</text:p>
          </table:table-cell>
          <table:table-cell office:value-type="string" calcext:value-type="string">
            <text:p>防塵扭蛋公仔收納櫃 迷霧拉門 模型展示收納盒</text:p>
          </table:table-cell>
          <table:table-cell table:number-columns-repeated="2"/>
          <table:table-cell table:formula="of:=[.I173]*[.M173]/100" office:value-type="float" office:value="0" calcext:value-type="float">
            <text:p>0</text:p>
          </table:table-cell>
          <table:table-cell table:style-name="ce11" office:value-type="float" office:value="1580" calcext:value-type="float">
            <text:p>1580</text:p>
          </table:table-cell>
          <table:table-cell table:number-columns-repeated="5"/>
          <table:table-cell office:value-type="string" calcext:value-type="string">
            <text:p>Moosy Life 目喜生活</text:p>
          </table:table-cell>
          <table:table-cell office:value-type="string" calcext:value-type="string">
            <text:p>壓克力</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73" calcext:value-type="float">
            <text:p>173</text:p>
          </table:table-cell>
          <table:table-cell table:formula="of:=0&amp;+0&amp;+[.A174]" office:value-type="string" office:string-value="00173" calcext:value-type="string">
            <text:p>00173</text:p>
          </table:table-cell>
          <table:table-cell office:value-type="float" office:value="4" calcext:value-type="float">
            <text:p>4</text:p>
          </table:table-cell>
          <table:table-cell office:value-type="string" calcext:value-type="string">
            <text:p>b173</text:p>
          </table:table-cell>
          <table:table-cell office:value-type="string" calcext:value-type="string">
            <text:p>HOLA 迪士尼系列雲朵絨懶骨頭-小豬</text:p>
          </table:table-cell>
          <table:table-cell office:value-type="string" calcext:value-type="string">
            <text:p>HOLA特力和樂</text:p>
          </table:table-cell>
          <table:table-cell/>
          <table:table-cell table:formula="of:=[.I174]*[.M174]/100" office:value-type="float" office:value="2500.4" calcext:value-type="float">
            <text:p>2,500</text:p>
          </table:table-cell>
          <table:table-cell office:value-type="float" office:value="3290" calcext:value-type="float">
            <text:p>3290</text:p>
          </table:table-cell>
          <table:table-cell table:number-columns-repeated="3"/>
          <table:table-cell office:value-type="float" office:value="76" calcext:value-type="float">
            <text:p>76</text:p>
          </table:table-cell>
          <table:table-cell/>
          <table:table-cell office:value-type="string" calcext:value-type="string">
            <text:p>HOLA 迪士尼系列雲朵絨懶骨頭-小豬</text:p>
          </table:table-cell>
          <table:table-cell office:value-type="string" calcext:value-type="string">
            <text:p>聚酯纖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74" calcext:value-type="float">
            <text:p>174</text:p>
          </table:table-cell>
          <table:table-cell table:formula="of:=0&amp;+0&amp;+[.A175]" office:value-type="string" office:string-value="00174" calcext:value-type="string">
            <text:p>00174</text:p>
          </table:table-cell>
          <table:table-cell office:value-type="float" office:value="4" calcext:value-type="float">
            <text:p>4</text:p>
          </table:table-cell>
          <table:table-cell office:value-type="string" calcext:value-type="string">
            <text:p>b174</text:p>
          </table:table-cell>
          <table:table-cell office:value-type="string" calcext:value-type="string">
            <text:p>【母親節推薦】18星芒/ 玻璃花器13</text:p>
          </table:table-cell>
          <table:table-cell office:value-type="string" calcext:value-type="string">
            <text:p>HANSCHIU 瀚思</text:p>
          </table:table-cell>
          <table:table-cell/>
          <table:table-cell table:formula="of:=[.I175]*[.M175]/100" office:value-type="float" office:value="0" calcext:value-type="float">
            <text:p>0</text:p>
          </table:table-cell>
          <table:table-cell office:value-type="float" office:value="680" calcext:value-type="float">
            <text:p>680</text:p>
          </table:table-cell>
          <table:table-cell table:number-columns-repeated="5"/>
          <table:table-cell office:value-type="string" calcext:value-type="string">
            <text:p>直徑 8cm x 高13cm，瓶口直徑4公分，容量：500ml，手工硼玻璃，每組1入，一般紙盒包裝。</text:p>
          </table:table-cell>
          <table:table-cell office:value-type="string" calcext:value-type="string">
            <text:p>玻璃</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75" calcext:value-type="float">
            <text:p>175</text:p>
          </table:table-cell>
          <table:table-cell table:formula="of:=0&amp;+0&amp;+[.A176]" office:value-type="string" office:string-value="00175" calcext:value-type="string">
            <text:p>00175</text:p>
          </table:table-cell>
          <table:table-cell office:value-type="float" office:value="1" calcext:value-type="float">
            <text:p>1</text:p>
          </table:table-cell>
          <table:table-cell office:value-type="string" calcext:value-type="string">
            <text:p>b175</text:p>
          </table:table-cell>
          <table:table-cell office:value-type="string" calcext:value-type="string">
            <text:p>【日本和樂の音色】吐司造型沙發椅A399.A442</text:p>
          </table:table-cell>
          <table:table-cell office:value-type="string" calcext:value-type="string">
            <text:p>FULUX 弗洛克</text:p>
          </table:table-cell>
          <table:table-cell/>
          <table:table-cell table:formula="of:=[.I176]*[.M176]/100" office:value-type="float" office:value="0" calcext:value-type="float">
            <text:p>0</text:p>
          </table:table-cell>
          <table:table-cell office:value-type="float" office:value="4680" calcext:value-type="float">
            <text:p>4680</text:p>
          </table:table-cell>
          <table:table-cell table:number-columns-repeated="5"/>
          <table:table-cell office:value-type="string" calcext:value-type="string">
            <text:p>．2020年日本連線新款 ．吐司荷包蛋系列 ．大沙發可攤開變身單人床墊</text:p>
          </table:table-cell>
          <table:table-cell office:value-type="string" calcext:value-type="string">
            <text:p>其他材質</text:p>
          </table:table-cell>
          <table:table-cell table:style-name="ce11" office:value-type="string" calcext:value-type="string">
            <text:p>機器製造 </text:p>
          </table:table-cell>
          <table:table-cell office:value-type="string" calcext:value-type="string">
            <text:p>日本</text:p>
          </table:table-cell>
          <table:table-cell table:number-columns-repeated="1004"/>
        </table:table-row>
        <table:table-row table:style-name="ro2">
          <table:table-cell office:value-type="float" office:value="176" calcext:value-type="float">
            <text:p>176</text:p>
          </table:table-cell>
          <table:table-cell table:formula="of:=0&amp;+0&amp;+[.A177]" office:value-type="string" office:string-value="00176" calcext:value-type="string">
            <text:p>00176</text:p>
          </table:table-cell>
          <table:table-cell office:value-type="float" office:value="4" calcext:value-type="float">
            <text:p>4</text:p>
          </table:table-cell>
          <table:table-cell office:value-type="string" calcext:value-type="string">
            <text:p>b176</text:p>
          </table:table-cell>
          <table:table-cell office:value-type="string" calcext:value-type="string">
            <text:p>Miffy First Light 小夜燈</text:p>
          </table:table-cell>
          <table:table-cell office:value-type="string" calcext:value-type="string">
            <text:p>hellolittleshop</text:p>
          </table:table-cell>
          <table:table-cell/>
          <table:table-cell table:formula="of:=[.I177]*[.M177]/100" office:value-type="float" office:value="0" calcext:value-type="float">
            <text:p>0</text:p>
          </table:table-cell>
          <table:table-cell table:style-name="ce11" office:value-type="float" office:value="3529" calcext:value-type="float">
            <text:p>3529</text:p>
          </table:table-cell>
          <table:table-cell table:number-columns-repeated="5"/>
          <table:table-cell table:style-name="Default" office:value-type="string" calcext:value-type="string">
            <text:p>一個能帶來小奇蹟的小伙伴～ Miffy first light 無論在何時何地都能帶來寧靜和柔和的光線</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office:value-type="string" calcext:value-type="string">
            <text:p>得獎設計</text:p>
          </table:table-cell>
          <table:table-cell table:number-columns-repeated="1003"/>
        </table:table-row>
        <table:table-row table:style-name="ro2">
          <table:table-cell office:value-type="float" office:value="177" calcext:value-type="float">
            <text:p>177</text:p>
          </table:table-cell>
          <table:table-cell table:formula="of:=0&amp;+0&amp;+[.A178]" office:value-type="string" office:string-value="00177" calcext:value-type="string">
            <text:p>00177</text:p>
          </table:table-cell>
          <table:table-cell office:value-type="float" office:value="6" calcext:value-type="float">
            <text:p>6</text:p>
          </table:table-cell>
          <table:table-cell office:value-type="string" calcext:value-type="string">
            <text:p>b177</text:p>
          </table:table-cell>
          <table:table-cell office:value-type="string" calcext:value-type="string">
            <text:p>維斯格林 北歐 現代 日式 實木 餐椅 希望椅 Y椅 Wishbone Chair</text:p>
          </table:table-cell>
          <table:table-cell office:value-type="string" calcext:value-type="string">
            <text:p>WealthyGreen 全實木家具廠</text:p>
          </table:table-cell>
          <table:table-cell/>
          <table:table-cell table:formula="of:=[.I178]*[.M178]/100" office:value-type="float" office:value="0" calcext:value-type="float">
            <text:p>0</text:p>
          </table:table-cell>
          <table:table-cell table:style-name="ce11" office:value-type="float" office:value="3200" calcext:value-type="float">
            <text:p>3200</text:p>
          </table:table-cell>
          <table:table-cell table:number-columns-repeated="5"/>
          <table:table-cell office:value-type="string" calcext:value-type="string">
            <text:p>材質說明: 嚴選北美梣木+環保木噴漆+進口牛皮紙繩，賣場內商品顏色為原木色，可另外客定顏色，實際現貨以客服告知為主</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78" calcext:value-type="float">
            <text:p>178</text:p>
          </table:table-cell>
          <table:table-cell table:formula="of:=0&amp;+0&amp;+[.A179]" office:value-type="string" office:string-value="00178" calcext:value-type="string">
            <text:p>00178</text:p>
          </table:table-cell>
          <table:table-cell office:value-type="float" office:value="4" calcext:value-type="float">
            <text:p>4</text:p>
          </table:table-cell>
          <table:table-cell office:value-type="string" calcext:value-type="string">
            <text:p>b178</text:p>
          </table:table-cell>
          <table:table-cell office:value-type="string" calcext:value-type="string">
            <text:p>面紙套 樁花</text:p>
          </table:table-cell>
          <table:table-cell office:value-type="string" calcext:value-type="string">
            <text:p>Fcns販賣機</text:p>
          </table:table-cell>
          <table:table-cell/>
          <table:table-cell table:formula="of:=[.I179]*[.M179]/100" office:value-type="float" office:value="361" calcext:value-type="float">
            <text:p>361</text:p>
          </table:table-cell>
          <table:table-cell office:value-type="float" office:value="380" calcext:value-type="float">
            <text:p>380</text:p>
          </table:table-cell>
          <table:table-cell table:number-columns-repeated="3"/>
          <table:table-cell office:value-type="float" office:value="95" calcext:value-type="float">
            <text:p>95</text:p>
          </table:table-cell>
          <table:table-cell/>
          <table:table-cell table:style-name="ce13" office:value-type="string" calcext:value-type="string">
            <text:p>面紙套，讓居家環境變美麗 兩用，打開也可以當餐墊使用歐 </text:p>
          </table:table-cell>
          <table:table-cell office:value-type="string" calcext:value-type="string">
            <text:p>棉．麻</text:p>
          </table:table-cell>
          <table:table-cell table:style-name="Default" office:value-type="string" calcext:value-type="string">
            <text:p>手工製造</text:p>
          </table:table-cell>
          <table:table-cell table:style-name="ce11" office:value-type="string" calcext:value-type="string">
            <text:p>台灣 </text:p>
          </table:table-cell>
          <table:table-cell office:value-type="string" calcext:value-type="string">
            <text:p>客製服務 </text:p>
          </table:table-cell>
          <table:table-cell table:number-columns-repeated="1003"/>
        </table:table-row>
        <table:table-row table:style-name="ro2">
          <table:table-cell office:value-type="float" office:value="179" calcext:value-type="float">
            <text:p>179</text:p>
          </table:table-cell>
          <table:table-cell table:formula="of:=0&amp;+0&amp;+[.A180]" office:value-type="string" office:string-value="00179" calcext:value-type="string">
            <text:p>00179</text:p>
          </table:table-cell>
          <table:table-cell office:value-type="float" office:value="5" calcext:value-type="float">
            <text:p>5</text:p>
          </table:table-cell>
          <table:table-cell office:value-type="string" calcext:value-type="string">
            <text:p>b179</text:p>
          </table:table-cell>
          <table:table-cell office:value-type="string" calcext:value-type="string">
            <text:p>起司 擴香石 香磚 薰香石 送禮 畢業禮物 交換禮物 生日 實用</text:p>
          </table:table-cell>
          <table:table-cell office:value-type="string" calcext:value-type="string">
            <text:p>Denny Chang</text:p>
          </table:table-cell>
          <table:table-cell/>
          <table:table-cell table:formula="of:=[.I180]*[.M180]/100" office:value-type="float" office:value="0" calcext:value-type="float">
            <text:p>0</text:p>
          </table:table-cell>
          <table:table-cell office:value-type="float" office:value="280" calcext:value-type="float">
            <text:p>280</text:p>
          </table:table-cell>
          <table:table-cell table:number-columns-repeated="5"/>
          <table:table-cell table:style-name="Default" office:value-type="string" calcext:value-type="string">
            <text:p>獨家起司造型擴香石不管送禮自用都賞心悅目，造型很可口但請勿食用唷！</text:p>
          </table:table-cell>
          <table:table-cell table:style-name="Default" office:value-type="string" calcext:value-type="string">
            <text:p>其他材質</text:p>
          </table:table-cell>
          <table:table-cell table:style-name="Default" office:value-type="string" calcext:value-type="string">
            <text:p>手工製造</text:p>
          </table:table-cell>
          <table:table-cell table:style-name="ce11" office:value-type="string" calcext:value-type="string">
            <text:p>台灣 </text:p>
          </table:table-cell>
          <table:table-cell table:style-name="ce11" office:value-type="string" calcext:value-type="string">
            <text:p>獨家販售 </text:p>
          </table:table-cell>
          <table:table-cell table:number-columns-repeated="1003"/>
        </table:table-row>
        <table:table-row table:style-name="ro2">
          <table:table-cell office:value-type="float" office:value="180" calcext:value-type="float">
            <text:p>180</text:p>
          </table:table-cell>
          <table:table-cell table:formula="of:=0&amp;+0&amp;+[.A181]" office:value-type="string" office:string-value="00180" calcext:value-type="string">
            <text:p>00180</text:p>
          </table:table-cell>
          <table:table-cell office:value-type="float" office:value="5" calcext:value-type="float">
            <text:p>5</text:p>
          </table:table-cell>
          <table:table-cell office:value-type="string" calcext:value-type="string">
            <text:p>b180</text:p>
          </table:table-cell>
          <table:table-cell office:value-type="string" calcext:value-type="string">
            <text:p>可愛小鹿夜燈 | 附精緻禮物包裝</text:p>
          </table:table-cell>
          <table:table-cell office:value-type="string" calcext:value-type="string">
            <text:p>ideamonster</text:p>
          </table:table-cell>
          <table:table-cell/>
          <table:table-cell table:formula="of:=[.I181]*[.M181]/100" office:value-type="float" office:value="499.8" calcext:value-type="float">
            <text:p>500</text:p>
          </table:table-cell>
          <table:table-cell office:value-type="float" office:value="588" calcext:value-type="float">
            <text:p>588</text:p>
          </table:table-cell>
          <table:table-cell table:number-columns-repeated="3"/>
          <table:table-cell office:value-type="float" office:value="85" calcext:value-type="float">
            <text:p>85</text:p>
          </table:table-cell>
          <table:table-cell/>
          <table:table-cell office:value-type="string" calcext:value-type="string">
            <text:p>◆圓滾滾的療癒造型，柔軟舒服的觸感，給您隨時所需的溫暖夜光 ! ◆提供溫暖黃光與溫暖白光兩種色溫的LED燈與三段亮度可調整 ! ◆燈罩為安全無毒的柔軟矽膠材質 ! ◆雙層濾光設計，燈光更柔和不刺眼 ! ◆內建充電鋰電池，不需插電不受環境限制</text:p>
          </table:table-cell>
          <table:table-cell office:value-type="string" calcext:value-type="string">
            <text:p>矽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81" calcext:value-type="float">
            <text:p>181</text:p>
          </table:table-cell>
          <table:table-cell table:formula="of:=0&amp;+0&amp;+[.A182]" office:value-type="string" office:string-value="00181" calcext:value-type="string">
            <text:p>00181</text:p>
          </table:table-cell>
          <table:table-cell office:value-type="float" office:value="3" calcext:value-type="float">
            <text:p>3</text:p>
          </table:table-cell>
          <table:table-cell office:value-type="string" calcext:value-type="string">
            <text:p>b181</text:p>
          </table:table-cell>
          <table:table-cell office:value-type="string" calcext:value-type="string">
            <text:p>手工五關節迷你狗狗抱偶玩偶 藝術家泰迪熊</text:p>
          </table:table-cell>
          <table:table-cell office:value-type="string" calcext:value-type="string">
            <text:p>MadebyHinme</text:p>
          </table:table-cell>
          <table:table-cell/>
          <table:table-cell table:formula="of:=[.I182]*[.M182]/100" office:value-type="float" office:value="0" calcext:value-type="float">
            <text:p>0</text:p>
          </table:table-cell>
          <table:table-cell office:value-type="float" office:value="2369" calcext:value-type="float">
            <text:p>2369</text:p>
          </table:table-cell>
          <table:table-cell table:number-columns-repeated="5"/>
          <table:table-cell table:style-name="Default" office:value-type="string" calcext:value-type="string">
            <text:p>玩偶只有一隻，下單前請來信確認庫存，謝謝~</text:p>
          </table:table-cell>
          <table:table-cell office:value-type="string" calcext:value-type="string">
            <text:p>其他材質</text:p>
          </table:table-cell>
          <table:table-cell table:style-name="Default" office:value-type="string" calcext:value-type="string">
            <text:p>手工製造</text:p>
          </table:table-cell>
          <table:table-cell office:value-type="string" calcext:value-type="string">
            <text:p>香港</text:p>
          </table:table-cell>
          <table:table-cell table:number-columns-repeated="1004"/>
        </table:table-row>
        <table:table-row table:style-name="ro2">
          <table:table-cell office:value-type="float" office:value="182" calcext:value-type="float">
            <text:p>182</text:p>
          </table:table-cell>
          <table:table-cell table:formula="of:=0&amp;+0&amp;+[.A183]" office:value-type="string" office:string-value="00182" calcext:value-type="string">
            <text:p>00182</text:p>
          </table:table-cell>
          <table:table-cell office:value-type="float" office:value="5" calcext:value-type="float">
            <text:p>5</text:p>
          </table:table-cell>
          <table:table-cell office:value-type="string" calcext:value-type="string">
            <text:p>b182</text:p>
          </table:table-cell>
          <table:table-cell office:value-type="string" calcext:value-type="string">
            <text:p>北歐木作兩抽牆邊桌</text:p>
          </table:table-cell>
          <table:table-cell office:value-type="string" calcext:value-type="string">
            <text:p>笨木頭 Bamtor</text:p>
          </table:table-cell>
          <table:table-cell/>
          <table:table-cell table:formula="of:=[.I183]*[.M183]/100" office:value-type="float" office:value="0" calcext:value-type="float">
            <text:p>0</text:p>
          </table:table-cell>
          <table:table-cell office:value-type="float" office:value="3980" calcext:value-type="float">
            <text:p>3980</text:p>
          </table:table-cell>
          <table:table-cell table:number-columns-repeated="5"/>
          <table:table-cell office:value-type="string" calcext:value-type="string">
            <text:p>「北歐木質兩抽牆邊桌」　 是一款具穿透感的設計，底部鏤空的部分不僅是為了收納做使用，更是希望在這樣的視覺表現上牆邊桌不會顯得厚重，反而更能與牆面做一個搭配，而頂部的雙拉抽屜，則是設計為可以擺放些體積較小的物件。</text:p>
          </table:table-cell>
          <table:table-cell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中國大陸 </text:p>
          </table:table-cell>
          <table:table-cell table:number-columns-repeated="1004"/>
        </table:table-row>
        <table:table-row table:style-name="ro2">
          <table:table-cell office:value-type="float" office:value="183" calcext:value-type="float">
            <text:p>183</text:p>
          </table:table-cell>
          <table:table-cell table:formula="of:=0&amp;+0&amp;+[.A184]" office:value-type="string" office:string-value="00183" calcext:value-type="string">
            <text:p>00183</text:p>
          </table:table-cell>
          <table:table-cell office:value-type="float" office:value="3" calcext:value-type="float">
            <text:p>3</text:p>
          </table:table-cell>
          <table:table-cell office:value-type="string" calcext:value-type="string">
            <text:p>b183</text:p>
          </table:table-cell>
          <table:table-cell table:style-name="Default" office:value-type="string" calcext:value-type="string">
            <text:p>【送布袋 】全蠟燭配件組合 - 燭芯剪 滅燭罩 蠟燭鉤</text:p>
          </table:table-cell>
          <table:table-cell office:value-type="string" calcext:value-type="string">
            <text:p>Nook.mylife(小角落)</text:p>
          </table:table-cell>
          <table:table-cell/>
          <table:table-cell table:formula="of:=[.I184]*[.M184]/100" office:value-type="float" office:value="0" calcext:value-type="float">
            <text:p>0</text:p>
          </table:table-cell>
          <table:table-cell office:value-type="float" office:value="530" calcext:value-type="float">
            <text:p>530</text:p>
          </table:table-cell>
          <table:table-cell table:number-columns-repeated="5"/>
          <table:table-cell office:value-type="string" calcext:value-type="string">
            <text:p>🕯從細節開始🕯 愛點蠟燭大家相信對滅燭工具有一定的認識! 🕯🕯蠟燭工具組 有賣啦🕯🕯 1️⃣滅燭罩 2️⃣燭芯剪 3️⃣燭芯勾 (三件送布袋❤️） 💛買本店任何蠟燭可＋＄150 HKD 換購</text:p>
          </table:table-cell>
          <table:table-cell office:value-type="string" calcext:value-type="string">
            <text:p>其他金屬</text:p>
          </table:table-cell>
          <table:table-cell table:style-name="ce11" office:value-type="string" calcext:value-type="string">
            <text:p>機器製造 </text:p>
          </table:table-cell>
          <table:table-cell office:value-type="string" calcext:value-type="string">
            <text:p>香港</text:p>
          </table:table-cell>
          <table:table-cell table:number-columns-repeated="1004"/>
        </table:table-row>
        <table:table-row table:style-name="ro2">
          <table:table-cell office:value-type="float" office:value="184" calcext:value-type="float">
            <text:p>184</text:p>
          </table:table-cell>
          <table:table-cell table:formula="of:=0&amp;+0&amp;+[.A185]" office:value-type="string" office:string-value="00184" calcext:value-type="string">
            <text:p>00184</text:p>
          </table:table-cell>
          <table:table-cell office:value-type="float" office:value="6" calcext:value-type="float">
            <text:p>6</text:p>
          </table:table-cell>
          <table:table-cell office:value-type="string" calcext:value-type="string">
            <text:p>b184</text:p>
          </table:table-cell>
          <table:table-cell office:value-type="string" calcext:value-type="string">
            <text:p>拾植 l 互動式燈飾 木質夜燈</text:p>
          </table:table-cell>
          <table:table-cell office:value-type="string" calcext:value-type="string">
            <text:p>MoziDozen</text:p>
          </table:table-cell>
          <table:table-cell/>
          <table:table-cell table:formula="of:=[.I185]*[.M185]/100" office:value-type="float" office:value="0" calcext:value-type="float">
            <text:p>0</text:p>
          </table:table-cell>
          <table:table-cell office:value-type="float" office:value="4400" calcext:value-type="float">
            <text:p>4400</text:p>
          </table:table-cell>
          <table:table-cell table:number-columns-repeated="5"/>
          <table:table-cell office:value-type="string" calcext:value-type="string">
            <text:p>撿拾大自然所給予我們的溫暖擁抱，將它植入、常伴我們的生活。 推薦給喜歡品味生活、想增添溫潤且沉靜的你/妳</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85" calcext:value-type="float">
            <text:p>185</text:p>
          </table:table-cell>
          <table:table-cell table:formula="of:=0&amp;+0&amp;+[.A186]" office:value-type="string" office:string-value="00185" calcext:value-type="string">
            <text:p>00185</text:p>
          </table:table-cell>
          <table:table-cell office:value-type="float" office:value="4" calcext:value-type="float">
            <text:p>4</text:p>
          </table:table-cell>
          <table:table-cell office:value-type="string" calcext:value-type="string">
            <text:p>b185</text:p>
          </table:table-cell>
          <table:table-cell office:value-type="string" calcext:value-type="string">
            <text:p>工業風藤椅</text:p>
          </table:table-cell>
          <table:table-cell office:value-type="string" calcext:value-type="string">
            <text:p>ComfyCozy 原居</text:p>
          </table:table-cell>
          <table:table-cell/>
          <table:table-cell table:formula="of:=[.I186]*[.M186]/100" office:value-type="float" office:value="438.75" calcext:value-type="float">
            <text:p>439</text:p>
          </table:table-cell>
          <table:table-cell table:style-name="ce11" office:value-type="float" office:value="4875" calcext:value-type="float">
            <text:p>4875</text:p>
          </table:table-cell>
          <table:table-cell table:number-columns-repeated="3"/>
          <table:table-cell office:value-type="float" office:value="9" calcext:value-type="float">
            <text:p>9</text:p>
          </table:table-cell>
          <table:table-cell/>
          <table:table-cell office:value-type="string" calcext:value-type="string">
            <text:p>崇尚簡單生活，喜愛分享大自然之美及手作工藝。</text:p>
          </table:table-cell>
          <table:table-cell office:value-type="string" calcext:value-type="string">
            <text:p>植物．花</text:p>
          </table:table-cell>
          <table:table-cell table:style-name="Default" office:value-type="string" calcext:value-type="string">
            <text:p>手工製造</text:p>
          </table:table-cell>
          <table:table-cell office:value-type="string" calcext:value-type="string">
            <text:p>印尼</text:p>
          </table:table-cell>
          <table:table-cell table:number-columns-repeated="1004"/>
        </table:table-row>
        <table:table-row table:style-name="ro2">
          <table:table-cell office:value-type="float" office:value="186" calcext:value-type="float">
            <text:p>186</text:p>
          </table:table-cell>
          <table:table-cell table:formula="of:=0&amp;+0&amp;+[.A187]" office:value-type="string" office:string-value="00186" calcext:value-type="string">
            <text:p>00186</text:p>
          </table:table-cell>
          <table:table-cell office:value-type="float" office:value="5" calcext:value-type="float">
            <text:p>5</text:p>
          </table:table-cell>
          <table:table-cell office:value-type="string" calcext:value-type="string">
            <text:p>b186</text:p>
          </table:table-cell>
          <table:table-cell office:value-type="string" calcext:value-type="string">
            <text:p>維斯塔收納櫃</text:p>
          </table:table-cell>
          <table:table-cell office:value-type="string" calcext:value-type="string">
            <text:p>MH家居</text:p>
          </table:table-cell>
          <table:table-cell table:number-columns-repeated="2"/>
          <table:table-cell table:style-name="ce11" office:value-type="float" office:value="1777" calcext:value-type="float">
            <text:p>1777</text:p>
          </table:table-cell>
          <table:table-cell table:number-columns-repeated="5"/>
          <table:table-cell office:value-type="string" calcext:value-type="string">
            <text:p>➤ 韓劇「最強送貨員」同款櫃 ➤ 堅固鐵架 北歐百搭質感 ➤ 陶瓷手把 布面收納盒</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87" calcext:value-type="float">
            <text:p>187</text:p>
          </table:table-cell>
          <table:table-cell table:formula="of:=0&amp;+0&amp;+[.A188]" office:value-type="string" office:string-value="00187" calcext:value-type="string">
            <text:p>00187</text:p>
          </table:table-cell>
          <table:table-cell office:value-type="float" office:value="6" calcext:value-type="float">
            <text:p>6</text:p>
          </table:table-cell>
          <table:table-cell office:value-type="string" calcext:value-type="string">
            <text:p>b187</text:p>
          </table:table-cell>
          <table:table-cell office:value-type="string" calcext:value-type="string">
            <text:p>梅爾森收納掛衣架(二層)</text:p>
          </table:table-cell>
          <table:table-cell office:value-type="string" calcext:value-type="string">
            <text:p>MH家居</text:p>
          </table:table-cell>
          <table:table-cell table:number-columns-repeated="2"/>
          <table:table-cell office:value-type="float" office:value="1240" calcext:value-type="float">
            <text:p>1240</text:p>
          </table:table-cell>
          <table:table-cell table:number-columns-repeated="5"/>
          <table:table-cell office:value-type="string" calcext:value-type="string">
            <text:p>➤ 韓國設計 獨家進口款 ➤ 簡約時尚北歐風掛衣架 ➤ 實用雙層 衣物收納更方便 ➤ 適用家庭/民宿/飯店等空間 ➤ 預購款預計8/5依排序出貨</text:p>
          </table:table-cell>
          <table:table-cell office:value-type="string" calcext:value-type="string">
            <text:p>其他金屬</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88" calcext:value-type="float">
            <text:p>188</text:p>
          </table:table-cell>
          <table:table-cell table:formula="of:=0&amp;+0&amp;+[.A189]" office:value-type="string" office:string-value="00188" calcext:value-type="string">
            <text:p>00188</text:p>
          </table:table-cell>
          <table:table-cell office:value-type="float" office:value="3" calcext:value-type="float">
            <text:p>3</text:p>
          </table:table-cell>
          <table:table-cell office:value-type="string" calcext:value-type="string">
            <text:p>b188</text:p>
          </table:table-cell>
          <table:table-cell office:value-type="string" calcext:value-type="string">
            <text:p>質感木製三層推車-白/家居收納</text:p>
          </table:table-cell>
          <table:table-cell office:value-type="string" calcext:value-type="string">
            <text:p>立格扉 Ligfe</text:p>
          </table:table-cell>
          <table:table-cell table:number-columns-repeated="2"/>
          <table:table-cell office:value-type="float" office:value="1530" calcext:value-type="float">
            <text:p>1530</text:p>
          </table:table-cell>
          <table:table-cell table:number-columns-repeated="5"/>
          <table:table-cell office:value-type="string" calcext:value-type="string">
            <text:p>忙碌生活中的時尚收納推車 客廳午後的下午茶、床邊擺放的雜誌 日常小物一一收納，質感居家生活現正展開</text:p>
          </table:table-cell>
          <table:table-cell table:style-name="Default" office:value-type="string" calcext:value-type="string">
            <text:p>木頭</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89" calcext:value-type="float">
            <text:p>189</text:p>
          </table:table-cell>
          <table:table-cell table:formula="of:=0&amp;+0&amp;+[.A190]" office:value-type="string" office:string-value="00189" calcext:value-type="string">
            <text:p>00189</text:p>
          </table:table-cell>
          <table:table-cell office:value-type="float" office:value="1" calcext:value-type="float">
            <text:p>1</text:p>
          </table:table-cell>
          <table:table-cell office:value-type="string" calcext:value-type="string">
            <text:p>b189</text:p>
          </table:table-cell>
          <table:table-cell office:value-type="string" calcext:value-type="string">
            <text:p>【新產品】官方授權3D Pac-Man經典角色小夜燈</text:p>
          </table:table-cell>
          <table:table-cell office:value-type="string" calcext:value-type="string">
            <text:p>Paladone UK</text:p>
          </table:table-cell>
          <table:table-cell table:number-columns-repeated="2"/>
          <table:table-cell office:value-type="float" office:value="1219" calcext:value-type="float">
            <text:p>1219</text:p>
          </table:table-cell>
          <table:table-cell table:number-columns-repeated="5"/>
          <table:table-cell table:style-name="Default" office:value-type="string" calcext:value-type="string">
            <text:p>官方授權3D Pac-Man經典角色小夜燈 ，立體設計，把復古經典食鬼主角和三色鬼遊戲角色帶到您的房間， Pac-Man Light非常適合在臥室、遊戲室或書房內使用，非常適合經典街機食鬼系列的愛好者，可用作為生日禮物、辦公室小擺設 。</text:p>
          </table:table-cell>
          <table:table-cell office:value-type="string" calcext:value-type="string">
            <text:p>塑膠</text:p>
          </table:table-cell>
          <table:table-cell table:style-name="ce11" office:value-type="string" calcext:value-type="string">
            <text:p>機器製造 </text:p>
          </table:table-cell>
          <table:table-cell table:style-name="ce11" office:value-type="string" calcext:value-type="string">
            <text:p>中國大陸 </text:p>
          </table:table-cell>
          <table:table-cell table:number-columns-repeated="1004"/>
        </table:table-row>
        <table:table-row table:style-name="ro2">
          <table:table-cell office:value-type="float" office:value="190" calcext:value-type="float">
            <text:p>190</text:p>
          </table:table-cell>
          <table:table-cell table:formula="of:=0&amp;+0&amp;+[.A191]" office:value-type="string" office:string-value="00190" calcext:value-type="string">
            <text:p>00190</text:p>
          </table:table-cell>
          <table:table-cell office:value-type="float" office:value="4" calcext:value-type="float">
            <text:p>4</text:p>
          </table:table-cell>
          <table:table-cell office:value-type="string" calcext:value-type="string">
            <text:p>b190</text:p>
          </table:table-cell>
          <table:table-cell office:value-type="string" calcext:value-type="string">
            <text:p>大理石紋水泥盆栽 • 可客製名字 一定要買的生日禮物 婚禮小物</text:p>
          </table:table-cell>
          <table:table-cell office:value-type="string" calcext:value-type="string">
            <text:p>littlewalk小肉園步道•水泥飾物</text:p>
          </table:table-cell>
          <table:table-cell table:number-columns-repeated="2"/>
          <table:table-cell office:value-type="float" office:value="350" calcext:value-type="float">
            <text:p>350</text:p>
          </table:table-cell>
          <table:table-cell table:number-columns-repeated="5"/>
          <table:table-cell office:value-type="string" calcext:value-type="string">
            <text:p>1.大理石紋水泥盆栽（ 很有質感 ） 2.可客製製英文字母 （ 專屬泥的 ） 3.可客製數字(專屬泥的紀念日)</text:p>
          </table:table-cell>
          <table:table-cell office:value-type="string" calcext:value-type="string">
            <text:p>水泥</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91" calcext:value-type="float">
            <text:p>191</text:p>
          </table:table-cell>
          <table:table-cell table:formula="of:=0&amp;+0&amp;+[.A192]" office:value-type="string" office:string-value="00191" calcext:value-type="string">
            <text:p>00191</text:p>
          </table:table-cell>
          <table:table-cell office:value-type="float" office:value="5" calcext:value-type="float">
            <text:p>5</text:p>
          </table:table-cell>
          <table:table-cell office:value-type="string" calcext:value-type="string">
            <text:p>b191</text:p>
          </table:table-cell>
          <table:table-cell office:value-type="string" calcext:value-type="string">
            <text:p>小白鷺 成人/兒童 衣架 , 隨手掛取常用衣物</text:p>
          </table:table-cell>
          <table:table-cell office:value-type="string" calcext:value-type="string">
            <text:p>9house Design / 九窩設計</text:p>
          </table:table-cell>
          <table:table-cell table:number-columns-repeated="2"/>
          <table:table-cell office:value-type="float" office:value="2950" calcext:value-type="float">
            <text:p>2950</text:p>
          </table:table-cell>
          <table:table-cell table:number-columns-repeated="5"/>
          <table:table-cell table:style-name="Default" office:value-type="string" calcext:value-type="string">
            <text:p>日常生活中隨手使用的衣架，經由全新的極簡設計搭配巧思結構，變的更加美麗及耐用。</text:p>
          </table:table-cell>
          <table:table-cell table:style-name="Default" office:value-type="string" calcext:value-type="string">
            <text:p>木頭</text:p>
          </table:table-cell>
          <table:table-cell table:style-name="Default" office:value-type="string" calcext:value-type="string">
            <text:p>手工製造</text:p>
          </table:table-cell>
          <table:table-cell table:style-name="ce11" office:value-type="string" calcext:value-type="string">
            <text:p>台灣 </text:p>
          </table:table-cell>
          <table:table-cell table:number-columns-repeated="1004"/>
        </table:table-row>
        <table:table-row table:style-name="ro2">
          <table:table-cell office:value-type="float" office:value="192" calcext:value-type="float">
            <text:p>192</text:p>
          </table:table-cell>
          <table:table-cell table:formula="of:=0&amp;+0&amp;+[.A193]" office:value-type="string" office:string-value="00192" calcext:value-type="string">
            <text:p>00192</text:p>
          </table:table-cell>
          <table:table-cell office:value-type="float" office:value="4" calcext:value-type="float">
            <text:p>4</text:p>
          </table:table-cell>
          <table:table-cell office:value-type="string" calcext:value-type="string">
            <text:p>b192</text:p>
          </table:table-cell>
          <table:table-cell office:value-type="string" calcext:value-type="string">
            <text:p>HOLA 迪士尼系列公主造型抱枕-小美人魚</text:p>
          </table:table-cell>
          <table:table-cell office:value-type="string" calcext:value-type="string">
            <text:p>HOLA特力和樂</text:p>
          </table:table-cell>
          <table:table-cell table:number-columns-repeated="2"/>
          <table:table-cell office:value-type="float" office:value="899" calcext:value-type="float">
            <text:p>899</text:p>
          </table:table-cell>
          <table:table-cell table:number-columns-repeated="3"/>
          <table:table-cell office:value-type="float" office:value="78" calcext:value-type="float">
            <text:p>78</text:p>
          </table:table-cell>
          <table:table-cell/>
          <table:table-cell office:value-type="string" calcext:value-type="string">
            <text:p>HOLA 迪士尼系列公主造型抱枕-小美人魚</text:p>
          </table:table-cell>
          <table:table-cell office:value-type="string" calcext:value-type="string">
            <text:p>其他材質</text:p>
          </table:table-cell>
          <table:table-cell office:value-type="string" calcext:value-type="string">
            <text:p>機器製造 </text:p>
          </table:table-cell>
          <table:table-cell office:value-type="string" calcext:value-type="string">
            <text:p>中國大陸 </text:p>
          </table:table-cell>
          <table:table-cell table:number-columns-repeated="1004"/>
        </table:table-row>
        <table:table-row table:style-name="ro1">
          <table:table-cell office:value-type="float" office:value="193" calcext:value-type="float">
            <text:p>193</text:p>
          </table:table-cell>
          <table:table-cell table:number-columns-repeated="1021"/>
        </table:table-row>
        <table:table-row table:style-name="ro1">
          <table:table-cell office:value-type="float" office:value="194" calcext:value-type="float">
            <text:p>194</text:p>
          </table:table-cell>
          <table:table-cell table:number-columns-repeated="1021"/>
        </table:table-row>
        <table:table-row table:style-name="ro1">
          <table:table-cell office:value-type="float" office:value="195" calcext:value-type="float">
            <text:p>195</text:p>
          </table:table-cell>
          <table:table-cell table:number-columns-repeated="1021"/>
        </table:table-row>
        <table:table-row table:style-name="ro1">
          <table:table-cell office:value-type="float" office:value="196" calcext:value-type="float">
            <text:p>196</text:p>
          </table:table-cell>
          <table:table-cell table:number-columns-repeated="1021"/>
        </table:table-row>
        <table:table-row table:style-name="ro1">
          <table:table-cell office:value-type="float" office:value="197" calcext:value-type="float">
            <text:p>197</text:p>
          </table:table-cell>
          <table:table-cell table:number-columns-repeated="1021"/>
        </table:table-row>
        <table:table-row table:style-name="ro1">
          <table:table-cell office:value-type="float" office:value="198" calcext:value-type="float">
            <text:p>198</text:p>
          </table:table-cell>
          <table:table-cell table:number-columns-repeated="1021"/>
        </table:table-row>
        <table:table-row table:style-name="ro1">
          <table:table-cell office:value-type="float" office:value="199" calcext:value-type="float">
            <text:p>199</text:p>
          </table:table-cell>
          <table:table-cell table:number-columns-repeated="1021"/>
        </table:table-row>
        <table:table-row table:style-name="ro1">
          <table:table-cell office:value-type="float" office:value="200" calcext:value-type="float">
            <text:p>200</text:p>
          </table:table-cell>
          <table:table-cell table:number-columns-repeated="1021"/>
        </table:table-row>
        <table:table-row table:style-name="ro1" table:number-rows-repeated="1048374">
          <table:table-cell table:number-columns-repeated="1022"/>
        </table:table-row>
        <table:table-row table:style-name="ro1">
          <table:table-cell table:number-columns-repeated="1022"/>
        </table:table-row>
      </table:table>
      <table:table table:name="product_detail" table:style-name="ta1">
        <office:forms form:automatic-focus="false" form:apply-design-mode="false"/>
        <table:table-column table:style-name="co8" table:default-cell-style-name="Default"/>
        <table:table-column table:style-name="co9" table:default-cell-style-name="Default"/>
        <table:table-column table:style-name="co9" table:default-cell-style-name="ce26"/>
        <table:table-column table:style-name="co8" table:default-cell-style-name="ce26"/>
        <table:table-column table:style-name="co1" table:number-columns-repeated="13" table:default-cell-style-name="ce26"/>
        <table:table-row table:style-name="ro7">
          <table:table-cell table:style-name="ce9" office:value-type="string" calcext:value-type="string">
            <text:p>productNumber</text:p>
          </table:table-cell>
          <table:table-cell table:style-name="ce9"/>
          <table:table-cell office:value-type="string" calcext:value-type="string">
            <text:p>productDetail1</text:p>
          </table:table-cell>
          <table:table-cell office:value-type="string" calcext:value-type="string">
            <text:p>productDetail2</text:p>
          </table:table-cell>
          <table:table-cell office:value-type="string" calcext:value-type="string">
            <text:p>productDetail3</text:p>
          </table:table-cell>
          <table:table-cell office:value-type="string" calcext:value-type="string">
            <text:p>productDetail4</text:p>
          </table:table-cell>
          <table:table-cell office:value-type="string" calcext:value-type="string">
            <text:p>productDetail5</text:p>
          </table:table-cell>
          <table:table-cell office:value-type="string" calcext:value-type="string">
            <text:p>productDetail6</text:p>
          </table:table-cell>
          <table:table-cell office:value-type="string" calcext:value-type="string">
            <text:p>productDetail7</text:p>
          </table:table-cell>
          <table:table-cell office:value-type="string" calcext:value-type="string">
            <text:p>productDetail8</text:p>
          </table:table-cell>
          <table:table-cell office:value-type="string" calcext:value-type="string">
            <text:p>productDetail9</text:p>
          </table:table-cell>
          <table:table-cell office:value-type="string" calcext:value-type="string">
            <text:p>productDetail10</text:p>
          </table:table-cell>
          <table:table-cell office:value-type="string" calcext:value-type="string">
            <text:p>productDetail11</text:p>
          </table:table-cell>
          <table:table-cell office:value-type="string" calcext:value-type="string">
            <text:p>productDetail12</text:p>
          </table:table-cell>
          <table:table-cell table:number-columns-repeated="3"/>
        </table:table-row>
        <table:table-row table:style-name="ro8">
          <table:table-cell office:value-type="float" office:value="1" calcext:value-type="float">
            <text:p>1</text:p>
          </table:table-cell>
          <table:table-cell office:value-type="string" calcext:value-type="string">
            <text:p>t,i,t,i,t,i,t,i,t,i,t,i,t,i,t</text:p>
          </table:table-cell>
          <table:table-cell table:style-name="ce29" office:value-type="string" calcext:value-type="string">
            <text:p>日系清香香薰擴香竹條 Diffuser換了全新透明的玻璃瓶子喔～想每天外出後回家都可以得到好好的享受？放一個香薰diffuser在屋裹就可以啦😛淡淡的香味令人身心舒暢完全有助釋放工作或學習的壓力和不快-本產品選用了法國香料,萃取植物精華香氣持久散香超過6個月並融入除臭成份,讓室內空氣更加清新放在客廳，睡房都好香🎈每種都超級好聞超級香！包裝清雅超適合送人😍-有助淨化空氣同時舒緩精神壓力,為你在辛勞的一天裏營造舒適氣氛,減輕工作帶來的壓力(*´∀`)~♥-這款香薰大受歡迎所以我們新增了 3 款香味喔！ </text:p>
          </table:table-cell>
          <table:table-cell table:style-name="ce31" office:value-type="string" calcext:value-type="string">
            <text:p>001pd1</text:p>
          </table:table-cell>
          <table:table-cell table:style-name="ce11" office:value-type="string" calcext:value-type="string">
            <text:p>風信子 Hyacinth *新香味 </text:p>
          </table:table-cell>
          <table:table-cell table:style-name="ce31" office:value-type="string" calcext:value-type="string">
            <text:p>001pd2</text:p>
          </table:table-cell>
          <table:table-cell table:style-name="ce11" office:value-type="string" calcext:value-type="string">
            <text:p>檀香&amp;香草 Sandalwood &amp; Vanilla *新香味 </text:p>
          </table:table-cell>
          <table:table-cell table:style-name="ce31" office:value-type="string" calcext:value-type="string">
            <text:p>001pd3</text:p>
          </table:table-cell>
          <table:table-cell table:style-name="ce11" office:value-type="string" calcext:value-type="string">
            <text:p>百合與茉莉 Lily &amp; Jasmine </text:p>
          </table:table-cell>
          <table:table-cell table:style-name="ce31" office:value-type="string" calcext:value-type="string">
            <text:p>001pd4</text:p>
          </table:table-cell>
          <table:table-cell table:style-name="ce11" office:value-type="string" calcext:value-type="string">
            <text:p>蘭花 Orchid </text:p>
          </table:table-cell>
          <table:table-cell table:style-name="ce31" office:value-type="string" calcext:value-type="string">
            <text:p>001pd5</text:p>
          </table:table-cell>
          <table:table-cell table:style-name="ce11" office:value-type="string" calcext:value-type="string">
            <text:p>薰衣草 Lavender </text:p>
          </table:table-cell>
          <table:table-cell table:style-name="ce31" office:value-type="string" calcext:value-type="string">
            <text:p>001pd6</text:p>
          </table:table-cell>
          <table:table-cell table:style-name="ce11" office:value-type="string" calcext:value-type="string">
            <text:p>櫻花 Sakura &lt;---超好賣！ </text:p>
          </table:table-cell>
          <table:table-cell table:style-name="ce31" office:value-type="string" calcext:value-type="string">
            <text:p>001pd7</text:p>
          </table:table-cell>
          <table:table-cell office:value-type="string" calcext:value-type="string">
            <text:p>-使用說明打開竹藤盒後，取出竹條和精油順著指示方向揭開精油的膠蓋，鐵蓋會連同一起打開取出鐵蓋後再把灰色膠塞取出把竹條插上，放在床頭，書桌等位置好好享受一下吧～-注意不接受退換貨1.易碎品請小心輕放，勿傾斜放置避免液體外漏。2.若不慎觸及眼睛請用大量清水沖洗，並儘速送醫。3.產品消耗速度將依環境影響有所變化。4.請置於陰涼乾燥處，避免陽光直曬，避免接觸火源或高溫環境。 </text:p>
          </table:table-cell>
        </table:table-row>
        <table:table-row table:style-name="ro9">
          <table:table-cell office:value-type="float" office:value="2" calcext:value-type="float">
            <text:p>2</text:p>
          </table:table-cell>
          <table:table-cell office:value-type="string" calcext:value-type="string">
            <text:p>t</text:p>
          </table:table-cell>
          <table:table-cell table:style-name="ce28" office:value-type="string" calcext:value-type="string">
            <text:p>｜商品詳情｜▲可自訂文字▲尺寸：max. W25xH9cm▲材料：椴木/櫸木/胡桃木皮▲產地：香港▲製作時間：14天▲如需訂製其它款式/ 尺寸，歡迎與我們聯絡｜下單流程｜1. 下單付款2. 提供刻字內容3. 我們會提供初稿給您檢閱，初稿可更改兩次，兩次後每次收費HKD40 （請註意，修改只是作少量修改，例如字體要放大、面形改細一點、髮型改長一點等等，修改不等同重新畫圖，如客人要求按照新的來圖重新畫圖或有新的設計概念要重新畫圖，我們將按照新圖再作報價 ）4. 確認無誤後我們將進行製作｜郵寄方法｜1. 本地平郵 - 買滿$90免郵費，$90以下收取$5平郵費(某些產品除外)； 派送時間約5-12工作天 *買家需承擔風險，如有寄失，本店不會補發2.易快遞，買滿$90免郵費，$90以下收取$5平郵費 ( 某些產品除外，)設有網上追蹤資料，須於香港任何一個郵局取件(sms 提示取件)，派送時間約2-3工作天*請提供領件郵局地址，收件人&amp;聯絡電話號碼3.順豐到付$30，派送時間約2-3工作天*請提供順豐站/智能櫃地址，收件人&amp;聯絡電話號碼 </text:p>
          </table:table-cell>
          <table:table-cell table:number-columns-repeated="14"/>
        </table:table-row>
        <table:table-row table:style-name="ro10">
          <table:table-cell office:value-type="float" office:value="3" calcext:value-type="float">
            <text:p>3</text:p>
          </table:table-cell>
          <table:table-cell office:value-type="string" calcext:value-type="string">
            <text:p>t</text:p>
          </table:table-cell>
          <table:table-cell table:style-name="ce11" office:value-type="string" calcext:value-type="string">
            <text:p>櫻花是日本人最喜歡既花。芬芳的小櫻花一年只會盛開幾星期，令人聯想生命短暫但美麗。Carroll&amp;Chan櫻花系列散發著櫻花、橙花、山谷百合和玫瑰花瓣的香氣，將獨特且美麗的香氣帶到您的家中。Carroll&amp;Chan委託日本藝術家Hisahiro Fukasawa以櫻花香味為題為我們的產品進行創作。Hisahiro Fukasawa先生表示:「我深受日本室町時代到江戸時代的’花和鳥’華麗且優雅的繪畫風格所影響與啟發。在繪畫時我亦加入了現代的元素，令繪畫風格更進一步。」200ml藤枝香薰約可維持3至4個月。不含酒精成份, 蘊含純天然香薰油。花形藤枝不包括在內。 </text:p>
          </table:table-cell>
          <table:table-cell table:number-columns-repeated="14"/>
        </table:table-row>
        <table:table-row table:style-name="ro1">
          <table:table-cell office:value-type="float" office:value="4" calcext:value-type="float">
            <text:p>4</text:p>
          </table:table-cell>
          <table:table-cell office:value-type="string" calcext:value-type="string">
            <text:p>i,i,i,i,i,i,i,i,i,i,i,i</text:p>
          </table:table-cell>
          <table:table-cell table:style-name="ce31" office:value-type="string" calcext:value-type="string">
            <text:p>004pd1</text:p>
          </table:table-cell>
          <table:table-cell table:style-name="ce31" office:value-type="string" calcext:value-type="string">
            <text:p>004pd2</text:p>
          </table:table-cell>
          <table:table-cell table:style-name="ce31" office:value-type="string" calcext:value-type="string">
            <text:p>004pd3</text:p>
          </table:table-cell>
          <table:table-cell table:style-name="ce31" office:value-type="string" calcext:value-type="string">
            <text:p>004pd4</text:p>
          </table:table-cell>
          <table:table-cell table:style-name="ce31" office:value-type="string" calcext:value-type="string">
            <text:p>004pd5</text:p>
          </table:table-cell>
          <table:table-cell table:style-name="ce31" office:value-type="string" calcext:value-type="string">
            <text:p>004pd6</text:p>
          </table:table-cell>
          <table:table-cell table:style-name="ce31" office:value-type="string" calcext:value-type="string">
            <text:p>004pd7</text:p>
          </table:table-cell>
          <table:table-cell table:style-name="ce31" office:value-type="string" calcext:value-type="string">
            <text:p>004pd8</text:p>
          </table:table-cell>
          <table:table-cell table:style-name="ce31" office:value-type="string" calcext:value-type="string">
            <text:p>004pd9</text:p>
          </table:table-cell>
          <table:table-cell table:style-name="ce31" office:value-type="string" calcext:value-type="string">
            <text:p>004pd10</text:p>
          </table:table-cell>
          <table:table-cell table:style-name="ce31" office:value-type="string" calcext:value-type="string">
            <text:p>004pd11</text:p>
          </table:table-cell>
          <table:table-cell table:style-name="ce31" office:value-type="string" calcext:value-type="string">
            <text:p>004pd12</text:p>
          </table:table-cell>
          <table:table-cell table:number-columns-repeated="3"/>
        </table:table-row>
        <table:table-row table:style-name="ro10">
          <table:table-cell office:value-type="float" office:value="5" calcext:value-type="float">
            <text:p>5</text:p>
          </table:table-cell>
          <table:table-cell office:value-type="string" calcext:value-type="string">
            <text:p>t</text:p>
          </table:table-cell>
          <table:table-cell office:value-type="string" calcext:value-type="string">
            <text:p>商品為隨機3款香味。套裝內包括3款迷你杯裝香氛蜂蠟蠟燭。Carroll &amp; Chan杯裝蜂蠟蠟燭燃燒時間約為14小時。有關 Carroll &amp; Chan手工蜂蠟蠟燭由100%蜂蠟製成並不是每個蠟燭品牌會清楚地告訴你蠟燭內蠟的成份是什麼。即使你問他們，他們也只會回答你是由「天然蠟」、「植物蠟」或是「含有天然蠟成份」，但我們可以告訴你我們是採用100%蜂蠟製成的手工蠟燭。為什麼選用蜂蠟?因為蜂蠟是唯一不用破壞熱帶雨林、不用砍伐樹木、不用開墾土地或破壞動物棲息地，在生產過程中亦沒有加入化學物質漂染而得來的天然蠟。蜂蠟是由蜜蜂製造蜜糖時得來的天然產品。 </text:p>
          </table:table-cell>
          <table:table-cell table:number-columns-repeated="14"/>
        </table:table-row>
        <table:table-row table:style-name="ro11">
          <table:table-cell office:value-type="float" office:value="6" calcext:value-type="float">
            <text:p>6</text:p>
          </table:table-cell>
          <table:table-cell office:value-type="string" calcext:value-type="string">
            <text:p>t</text:p>
          </table:table-cell>
          <table:table-cell office:value-type="string" calcext:value-type="string">
            <text:p>Usagyuuun 偵探小突兔玩偶 含放大鏡⭕️ 材質: 聚酯纖維⭕️ 尺寸: 36x21 cm⭕️ 放大鏡尺寸: 12x6.5 cm⭕️ 重量 200 grams⭕️ 泰國製作關於 Usagyuuun 小突兔元氣滿滿的白色兔子，小突兔。兔子跟年糕的混血。總是元氣滿滿！雖然總是一個表情，但用盡全身的力氣來表達感情哦。出現在人面前的話就會用謎之動作來給大家帶來歡笑！住在地球村，但具體是從哪裡來的還是未知。📌 國際航空基本運送，含追蹤號碼📦 每週一、五出貨💌 快速出貨會有追蹤號碼基本運送約 15 ~ 30 工作天快速出貨約 3 ~ 10 個工作天📦 寄到美國的基本運送是使用 USPS，快速出貨則是使用 DHL Express </text:p>
          </table:table-cell>
          <table:table-cell table:number-columns-repeated="14"/>
        </table:table-row>
        <table:table-row table:style-name="ro12">
          <table:table-cell office:value-type="float" office:value="7" calcext:value-type="float">
            <text:p>7</text:p>
          </table:table-cell>
          <table:table-cell office:value-type="string" calcext:value-type="string">
            <text:p>t</text:p>
          </table:table-cell>
          <table:table-cell office:value-type="string" calcext:value-type="string">
            <text:p>-產品詳情-尺寸：φ30.6厘米x 4.6厘米重量：900克材質：歐洲山毛櫸（框架），MDF（錶盤），玻璃顏色：自然色機芯：日本製造商（Rhythm co.,LTD.）靜音機芯製造業：日本（Katomokko Inc.）備註：鹼性AA電池×1（不包括在內） </text:p>
          </table:table-cell>
          <table:table-cell table:number-columns-repeated="14"/>
        </table:table-row>
        <table:table-row table:style-name="ro1">
          <table:table-cell office:value-type="float" office:value="8" calcext:value-type="float">
            <text:p>8</text:p>
          </table:table-cell>
          <table:table-cell office:value-type="string" calcext:value-type="string">
            <text:p>I</text:p>
          </table:table-cell>
          <table:table-cell table:style-name="ce31" office:value-type="string" calcext:value-type="string">
            <text:p>008pd1</text:p>
          </table:table-cell>
          <table:table-cell table:number-columns-repeated="14"/>
        </table:table-row>
        <table:table-row table:style-name="ro1">
          <table:table-cell office:value-type="float" office:value="9" calcext:value-type="float">
            <text:p>9</text:p>
          </table:table-cell>
          <table:table-cell office:value-type="string" calcext:value-type="string">
            <text:p>i,i,i,i</text:p>
          </table:table-cell>
          <table:table-cell table:style-name="ce31" office:value-type="string" calcext:value-type="string">
            <text:p>009pd1</text:p>
          </table:table-cell>
          <table:table-cell table:style-name="ce31" office:value-type="string" calcext:value-type="string">
            <text:p>009pd2</text:p>
          </table:table-cell>
          <table:table-cell table:style-name="ce31" office:value-type="string" calcext:value-type="string">
            <text:p>009pd3</text:p>
          </table:table-cell>
          <table:table-cell table:style-name="ce31" office:value-type="string" calcext:value-type="string">
            <text:p>009pd4</text:p>
          </table:table-cell>
          <table:table-cell table:number-columns-repeated="11"/>
        </table:table-row>
        <table:table-row table:style-name="ro13">
          <table:table-cell office:value-type="float" office:value="10" calcext:value-type="float">
            <text:p>10</text:p>
          </table:table-cell>
          <table:table-cell office:value-type="string" calcext:value-type="string">
            <text:p>v,v,i</text:p>
          </table:table-cell>
          <table:table-cell table:style-name="ce33" office:value-type="string" calcext:value-type="string">
            <text:p>&lt;iframe width="531" height="354" src="https://www.youtube.com/embed/hZsLoxk35F0"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uooZepo2VUc" title="YouTube video player" frameborder="0" allow="accelerometer; autoplay; clipboard-write; encrypted-media; gyroscope; picture-in-picture" allowfullscreen&gt;&lt;/iframe&gt;</text:p>
          </table:table-cell>
          <table:table-cell table:style-name="ce31" office:value-type="string" calcext:value-type="string">
            <text:p>0010pd1</text:p>
          </table:table-cell>
          <table:table-cell table:number-columns-repeated="12"/>
        </table:table-row>
        <table:table-row table:style-name="ro14">
          <table:table-cell office:value-type="float" office:value="11" calcext:value-type="float">
            <text:p>11</text:p>
          </table:table-cell>
          <table:table-cell office:value-type="string" calcext:value-type="string">
            <text:p>v,i</text:p>
          </table:table-cell>
          <table:table-cell table:style-name="ce33" office:value-type="string" calcext:value-type="string">
            <text:p>&lt;iframe width="531" height="354" src="https://www.youtube.com/embed/Fcs1_ixRm7c" title="YouTube video player" frameborder="0" allow="accelerometer; autoplay; clipboard-write; encrypted-media; gyroscope; picture-in-picture" allowfullscreen&gt;&lt;/iframe&gt;</text:p>
          </table:table-cell>
          <table:table-cell table:style-name="ce31" office:value-type="string" calcext:value-type="string">
            <text:p>0011pd1</text:p>
          </table:table-cell>
          <table:table-cell table:number-columns-repeated="13"/>
        </table:table-row>
        <table:table-row table:style-name="ro1">
          <table:table-cell office:value-type="float" office:value="12" calcext:value-type="float">
            <text:p>12</text:p>
          </table:table-cell>
          <table:table-cell office:value-type="string" calcext:value-type="string">
            <text:p>I.i.i.i.i</text:p>
          </table:table-cell>
          <table:table-cell table:style-name="ce31" office:value-type="string" calcext:value-type="string">
            <text:p>0012pd1</text:p>
          </table:table-cell>
          <table:table-cell table:style-name="ce31" office:value-type="string" calcext:value-type="string">
            <text:p>0012pd2</text:p>
          </table:table-cell>
          <table:table-cell table:style-name="ce31" office:value-type="string" calcext:value-type="string">
            <text:p>0012pd3</text:p>
          </table:table-cell>
          <table:table-cell table:style-name="ce31" office:value-type="string" calcext:value-type="string">
            <text:p>0012pd4</text:p>
          </table:table-cell>
          <table:table-cell table:style-name="ce31" office:value-type="string" calcext:value-type="string">
            <text:p>0012pd5</text:p>
          </table:table-cell>
          <table:table-cell table:number-columns-repeated="10"/>
        </table:table-row>
        <table:table-row table:style-name="ro15">
          <table:table-cell office:value-type="float" office:value="13" calcext:value-type="float">
            <text:p>13</text:p>
          </table:table-cell>
          <table:table-cell office:value-type="string" calcext:value-type="string">
            <text:p>t,i,i</text:p>
          </table:table-cell>
          <table:table-cell office:value-type="string" calcext:value-type="string">
            <text:p>．衣櫃、系統櫃畸零空間救星．可與同系列不同面寬搭配層疊．7格分類格，隔板可自由調整寬度．適合放男士領帶或成人/兒童內褲．抽屜附防落卡扣，使用更加安全｜商品規格｜材質：PP整體尺寸：寬12.7 x 深34.7 x 高13.8cm抽屜內徑：寬10 x 深32 x 高7.3cm※尺寸皆為人工測量，誤差±2cm屬正常範圍 </text:p>
          </table:table-cell>
          <table:table-cell table:style-name="ce31" office:value-type="string" calcext:value-type="string">
            <text:p>0013pd1</text:p>
          </table:table-cell>
          <table:table-cell table:style-name="ce31" office:value-type="string" calcext:value-type="string">
            <text:p>0013pd2</text:p>
          </table:table-cell>
          <table:table-cell table:number-columns-repeated="12"/>
        </table:table-row>
        <table:table-row table:style-name="ro16">
          <table:table-cell office:value-type="float" office:value="14" calcext:value-type="float">
            <text:p>14</text:p>
          </table:table-cell>
          <table:table-cell office:value-type="string" calcext:value-type="string">
            <text:p>t,i,t</text:p>
          </table:table-cell>
          <table:table-cell table:style-name="ce11" office:value-type="string" calcext:value-type="string">
            <text:p>新品特價優惠至5/30✿商品介紹韓國流行的高仿真向日葵 質感非常好!永恆的向日葵搭配學士帽還有經典的牛皮紙附上畢業快樂小卡 直接為您送上祝福CP值超高!!!尺寸：40x20cm✿Facebook Wanyi 玩藝花坊✿Instagram Wanyi001✿Wanyi 品牌介紹與溫馨、浪漫攜手的幸福，豐富生活中的色彩。 </text:p>
          </table:table-cell>
          <table:table-cell table:style-name="ce31" office:value-type="string" calcext:value-type="string">
            <text:p>0014pd1</text:p>
          </table:table-cell>
          <table:table-cell office:value-type="string" calcext:value-type="string">
            <text:p>✿ 購買前須知＊2018/9/1起，開立統一發票，隨貨附發票，不另外寄唷！＊超商物流運送過程比較粗魯脆弱的花兒較容易損壞，建議使用宅配選項。＊花品都是手工製作，為了維護品質以及訂單製作，急著需要請先詢問，以免耽誤到您重要的日子！＊照片皆為實品拍攝，但每朵花兒都是獨一無二的天然花材，無法完全跟照片一模一樣唷！＊WANYI採用當季新鮮花材乾製而成，如遇到花材缺貨，會自行搭配最適合的花材替代，如無法接受請勿下單。✿產品說明&amp;保養＊保持花兒的乾燥避免潮濕、陽光直射。＊永生花、不凋花是鮮花經特殊技術處理，能保有鮮花般色彩，可保持2-3年不等。＊乾燥花是鮮花自然風乾處理，可擺放數月至年，隨著時間會漸漸褪色。＊若有灰塵使用柔軟的刷子ｅｘ毛筆，輕輕刷拭。✿ 購買後＊商品如有任何問題請來訊聯繫，WANYI將會用心為您服務，希望WANYI的花品與服務能讓您滿意：） </text:p>
          </table:table-cell>
          <table:table-cell table:number-columns-repeated="12"/>
        </table:table-row>
        <table:table-row table:style-name="ro1">
          <table:table-cell office:value-type="float" office:value="15" calcext:value-type="float">
            <text:p>15</text:p>
          </table:table-cell>
          <table:table-cell office:value-type="string" calcext:value-type="string">
            <text:p>I,i,i,i,i,i,i</text:p>
          </table:table-cell>
          <table:table-cell table:style-name="ce34" office:value-type="string" calcext:value-type="string">
            <text:p>0015pd1</text:p>
          </table:table-cell>
          <table:table-cell table:style-name="ce34" office:value-type="string" calcext:value-type="string">
            <text:p>0015pd2</text:p>
          </table:table-cell>
          <table:table-cell table:style-name="ce34" office:value-type="string" calcext:value-type="string">
            <text:p>0015pd3</text:p>
          </table:table-cell>
          <table:table-cell table:style-name="ce34" office:value-type="string" calcext:value-type="string">
            <text:p>0015pd4</text:p>
          </table:table-cell>
          <table:table-cell table:style-name="ce34" office:value-type="string" calcext:value-type="string">
            <text:p>0015pd5</text:p>
          </table:table-cell>
          <table:table-cell table:style-name="ce34" office:value-type="string" calcext:value-type="string">
            <text:p>0015pd6</text:p>
          </table:table-cell>
          <table:table-cell table:style-name="ce34" office:value-type="string" calcext:value-type="string">
            <text:p>0015pd7</text:p>
          </table:table-cell>
          <table:table-cell table:number-columns-repeated="8"/>
        </table:table-row>
        <table:table-row table:style-name="ro17">
          <table:table-cell office:value-type="float" office:value="16" calcext:value-type="float">
            <text:p>16</text:p>
          </table:table-cell>
          <table:table-cell office:value-type="string" calcext:value-type="string">
            <text:p>t</text:p>
          </table:table-cell>
          <table:table-cell table:style-name="ce36" office:value-type="string" calcext:value-type="string">
            <text:p>Sleepy me Lab. 精油睡眠噴霧🌿嚴選來自於法國實驗室的植萃精油🌿🌿歐盟ecocert有機認證精油🌿🌿台灣製造 成分純天然🌿🤎睡前將睡眠噴霧噴灑在枕頭或床單上 與天然香氛一同入眠🤎【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RELEASE睡眠噴霧】羅馬洋甘菊-安撫緊張恐懼.穩定心情真正薰衣草-舒壓.放鬆.助眠安撫緊繃的情緒,穩定不安的心情,進而讓身體放鬆,釋放壓力,弛放神經而達到助眠的效果。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text:p>
          </table:table-cell>
          <table:table-cell table:number-columns-repeated="14"/>
        </table:table-row>
        <table:table-row table:style-name="ro18">
          <table:table-cell office:value-type="float" office:value="17" calcext:value-type="float">
            <text:p>17</text:p>
          </table:table-cell>
          <table:table-cell office:value-type="string" calcext:value-type="string">
            <text:p>t</text:p>
          </table:table-cell>
          <table:table-cell table:style-name="ce36" office:value-type="string" calcext:value-type="string">
            <text:p>Vana Candles 瑞典設計香氛蠟燭暖燈，以北歐極簡設計概念，搭配Vana Candles香氛蠟燭將空間營造出寧靜舒適的氛圍。香氛蠟燭改變了傳統需點燃蠟燭才能釋放香氛的做法，採無煙無焰無火方式融化蠟燭，並且避免隧道現象，進一步延長蠟燭使用壽命(+20%)，香氛暖燈的存在讓享受蠟燭的經驗更加安心安全和更多樂趣！【2021春季全台獨家新款】幾何款香氛蠟燭暖燈，品牌首次推出春夏粉嫩色系，主打年輕小資市場，簡單俐落的金屬暖燈外型，由線條、幾何等元素勾勒，適合現代小坪數居家空間的暖燈提案。金屬材質輕量且耐用，適合香氛蠟燭暖燈新手入門！✨香氛蠟燭不需點火燃燒✨香氣揮散地更好、影響範圍更廣✨蠟燭受熱平均不再產生坑坑洞洞✨可調節亮度，自行決定融蠟速度可調光暖燈: 電壓110-120v，台灣適用燈泡(內附2顆): GU10鹵素燈泡-35瓦 (燈泡保固一年)尺寸: 圓形底座直徑15.5cm*高27cm(暖燈檯面可放置直徑10cm 檯面和燈罩間距12cm)電線: 1.8m**如購買此商品二個以上(含)物流請選擇貨運宅配* 欲國際運送客戶請先私訊我們，確認是否符合當地電壓和運送支援再下單喔 *</text:p>
          </table:table-cell>
          <table:table-cell table:number-columns-repeated="14"/>
        </table:table-row>
        <table:table-row table:style-name="ro19">
          <table:table-cell office:value-type="float" office:value="18" calcext:value-type="float">
            <text:p>18</text:p>
          </table:table-cell>
          <table:table-cell office:value-type="string" calcext:value-type="string">
            <text:p>t,i,t</text:p>
          </table:table-cell>
          <table:table-cell office:value-type="string" calcext:value-type="string">
            <text:p>本植栽為「小棵的龜背芋」含盆器高度約 30~40 公分不等（因每批植物生長速度不等，並且為天然植物高度、葉片造型皆無法控制，如需與圖片一模一樣完美主義者請勿下單）。如送禮急需，可私訊站內信箱此盆栽非常適合放在桌面裝飾之尺寸，辦公室、客廳等室內環境非常適合其生長，但不適合在全天都黑暗且不通風的環境（EX：廁所、地下室，通風極為重要！！！）。 </text:p>
          </table:table-cell>
          <table:table-cell table:style-name="ce31" office:value-type="string" calcext:value-type="string">
            <text:p>0018pd1</text:p>
          </table:table-cell>
          <table:table-cell office:value-type="string" calcext:value-type="string">
            <text:p>盆栽規格：材質：水泥顏色：灰尺寸：（方）8.5cm*8.5cm（圓）直徑8.5cm*高8.5cm（花）直徑8.5cm*高8.5cm排水孔：有材質：塑料顏色：白尺寸： 直徑 9.5cm9.5cm9.5cm排水孔：有</text:p>
          </table:table-cell>
          <table:table-cell table:number-columns-repeated="12"/>
        </table:table-row>
        <table:table-row table:style-name="ro12">
          <table:table-cell office:value-type="float" office:value="19" calcext:value-type="float">
            <text:p>19</text:p>
          </table:table-cell>
          <table:table-cell office:value-type="string" calcext:value-type="string">
            <text:p>t,i</text:p>
          </table:table-cell>
          <table:table-cell office:value-type="string" calcext:value-type="string">
            <text:p>內噴陶瓷表層0毛孔處理，真實呈現飲品原味鈦陶瓷塗層更抗刮耐磨！抗酸鹼、異味不殘留保冰、續冰高達8小時一體成形陶瓷易潔層，簡單好清洗8.5CM大口徑，冰塊輕鬆任你放圓弧形提把設計，可摺疊收納，好攜帶不佔空間 </text:p>
          </table:table-cell>
          <table:table-cell table:style-name="ce31" office:value-type="string" calcext:value-type="string">
            <text:p>0019pd1</text:p>
          </table:table-cell>
          <table:table-cell table:number-columns-repeated="13"/>
        </table:table-row>
        <table:table-row table:style-name="ro20">
          <table:table-cell office:value-type="float" office:value="20" calcext:value-type="float">
            <text:p>20</text:p>
          </table:table-cell>
          <table:table-cell office:value-type="string" calcext:value-type="string">
            <text:p>t,i,i,t,i</text:p>
          </table:table-cell>
          <table:table-cell office:value-type="string" calcext:value-type="string">
            <text:p>《 自家插畫系列 》之前和我們另一品牌 815a.m製作的富士山東西現在都在這邊開售了♡-【了解絨毛毯】我們對富士山都不看不厭！不管有沒親身看過，現在也可擁有一個💙保持對富士山有最完美的想像在富士山看日出日落紅色的圓點是太陽呈現富士山的壯麗♥ </text:p>
          </table:table-cell>
          <table:table-cell table:style-name="ce31" office:value-type="string" calcext:value-type="string">
            <text:p>0020pd1</text:p>
          </table:table-cell>
          <table:table-cell table:style-name="ce31" office:value-type="string" calcext:value-type="string">
            <text:p>0020pd2</text:p>
          </table:table-cell>
          <table:table-cell office:value-type="string" calcext:value-type="string">
            <text:p>普通/寵物尺寸 | (W)80 X (H)110CM /單人尺寸 | (W)150 X (H)180CM /雙人尺寸 | (W)160 X (H)210CM </text:p>
          </table:table-cell>
          <table:table-cell table:style-name="ce31" office:value-type="string" calcext:value-type="string">
            <text:p>0020pd3</text:p>
          </table:table-cell>
          <table:table-cell table:number-columns-repeated="10"/>
        </table:table-row>
        <table:table-row table:style-name="ro21">
          <table:table-cell office:value-type="float" office:value="21" calcext:value-type="float">
            <text:p>21</text:p>
          </table:table-cell>
          <table:table-cell office:value-type="string" calcext:value-type="string">
            <text:p>t,i</text:p>
          </table:table-cell>
          <table:table-cell office:value-type="string" calcext:value-type="string">
            <text:p>◍用療癒的植物和可愛的盆栽為居家環境裝點幾分綠意♫♪➜ 無附植物，自己養成獨一無二小盆獸➜ 附白色方形陶瓷盆栽░產品資訊░商品名稱:小盆獸產品尺寸: 70L x 70W x88H mm商品材質:歐洲紅櫸木 / 白陶瓷設計創作:台灣設計░保養撇步░木頭表面髒污可使用抹布沾微量冷水輕輕擦拭,放置通風環境自然陰乾。░退換貨說明░因運送過程產生之瑕疵、本身之瑕疵,可於到貨日七個工作天內與我們更換新品實木產品每一件的紋理都獨一無二,可能帶有少少的斑剝疤結以及細小裂痕,皆屬自然現象。 </text:p>
          </table:table-cell>
          <table:table-cell table:style-name="ce31" office:value-type="string" calcext:value-type="string">
            <text:p>0021pd1</text:p>
          </table:table-cell>
          <table:table-cell table:number-columns-repeated="13"/>
        </table:table-row>
        <table:table-row table:style-name="ro22">
          <table:table-cell office:value-type="float" office:value="22" calcext:value-type="float">
            <text:p>22</text:p>
          </table:table-cell>
          <table:table-cell office:value-type="string" calcext:value-type="string">
            <text:p>t</text:p>
          </table:table-cell>
          <table:table-cell office:value-type="string" calcext:value-type="string">
            <text:p>買太多包包、提袋卻沒有地方可以收納嗎？zakka手工松木牆面置物架讓你輕鬆打造房間中的Kinfolk角落簡約的外型、高質感的實木材質，與多樣化的組合方式，適合搭配各種不同的居家風格，從模型、植栽、到捨不得丟的紀念小物，都能在上面找到自己的家快來把角落裡的雜物堆變成只屬於你的生活風景！A款商品尺寸：60*40cm商品配件：20cm層板2/30cm層板1/層板木棍6/圓頭木棍4安裝配件：螺絲貼(不需打孔)/膨脹螺絲/安裝說明書B款商品尺寸：60*60cm商品配件：20cm層板2/30cm層板1/層板木棍6/圓頭木棍4安裝配件：螺絲貼(不需打孔)/膨脹螺絲/安裝說明書C款商品尺寸：60*90cm商品配件：20cm層板3/30cm層板2/層板木棍10/圓頭木棍4安裝配件：螺絲貼(不需打孔)/膨脹螺絲/安裝說明書*商品為手工製造,有1-2mm的誤差為正常現象 </text:p>
          </table:table-cell>
          <table:table-cell table:number-columns-repeated="14"/>
        </table:table-row>
        <table:table-row table:style-name="ro23">
          <table:table-cell office:value-type="float" office:value="23" calcext:value-type="float">
            <text:p>23</text:p>
          </table:table-cell>
          <table:table-cell office:value-type="string" calcext:value-type="string">
            <text:p>t</text:p>
          </table:table-cell>
          <table:table-cell office:value-type="string" calcext:value-type="string">
            <text:p>/ 商品說明及尺寸 /龜背芋包裹水苔製作而成苔球直徑約10-11cm 高度約18-20cm每組皆含一個黑色蓄水盆室內淨化空氣的好幫手,吸取甲醛甲苯、二甲苯、二氧化碳、灰塵 </text:p>
          </table:table-cell>
          <table:table-cell table:number-columns-repeated="14"/>
        </table:table-row>
        <table:table-row table:style-name="ro24">
          <table:table-cell office:value-type="float" office:value="24" calcext:value-type="float">
            <text:p>24</text:p>
          </table:table-cell>
          <table:table-cell office:value-type="string" calcext:value-type="string">
            <text:p>v,t,v,i</text:p>
          </table:table-cell>
          <table:table-cell table:style-name="ce33" office:value-type="string" calcext:value-type="string">
            <text:p>&lt;iframe width="531" height="354" src="https://www.youtube.com/embed/AT7yslPl_2M" title="YouTube video player" frameborder="0" allow="accelerometer; autoplay; clipboard-write; encrypted-media; gyroscope; picture-in-picture" allowfullscreen&gt;&lt;/iframe&gt;</text:p>
          </table:table-cell>
          <table:table-cell office:value-type="string" calcext:value-type="string">
            <text:p>讓啤酒更好喝的秘訣，關鍵就是頂層的泡沫！ONE amadana超音波啤酒泡泡機一秒可產生 "四萬次震動 "，製造如奶油般的綿密泡沫以及口感，"有效避免空氣與啤酒接觸所產生的苦味 "，而7:3正是啤酒與泡沫的黃金比例！ </text:p>
          </table:table-cell>
          <table:table-cell table:style-name="ce33" office:value-type="string" calcext:value-type="string">
            <text:p>&lt;iframe width="531" height="354" src="https://www.youtube.com/embed/mJ0M0MG5FbY" title="YouTube video player" frameborder="0" allow="accelerometer; autoplay; clipboard-write; encrypted-media; gyroscope; picture-in-picture" allowfullscreen&gt;&lt;/iframe&gt;</text:p>
          </table:table-cell>
          <table:table-cell table:style-name="ce31" office:value-type="string" calcext:value-type="string">
            <text:p>0024pd1</text:p>
          </table:table-cell>
          <table:table-cell table:number-columns-repeated="11"/>
        </table:table-row>
        <table:table-row table:style-name="ro1">
          <table:table-cell office:value-type="float" office:value="25" calcext:value-type="float">
            <text:p>25</text:p>
          </table:table-cell>
          <table:table-cell office:value-type="string" calcext:value-type="string">
            <text:p>I,i,i,i,i</text:p>
          </table:table-cell>
          <table:table-cell table:style-name="ce31" office:value-type="string" calcext:value-type="string">
            <text:p>0025pd1</text:p>
          </table:table-cell>
          <table:table-cell table:style-name="ce31" office:value-type="string" calcext:value-type="string">
            <text:p>0025pd2</text:p>
          </table:table-cell>
          <table:table-cell table:style-name="ce31" office:value-type="string" calcext:value-type="string">
            <text:p>0025pd3</text:p>
          </table:table-cell>
          <table:table-cell table:style-name="ce31" office:value-type="string" calcext:value-type="string">
            <text:p>0025pd4</text:p>
          </table:table-cell>
          <table:table-cell table:style-name="ce31" office:value-type="string" calcext:value-type="string">
            <text:p>0025pd5</text:p>
          </table:table-cell>
          <table:table-cell table:number-columns-repeated="10"/>
        </table:table-row>
        <table:table-row table:style-name="ro25">
          <table:table-cell office:value-type="float" office:value="26" calcext:value-type="float">
            <text:p>26</text:p>
          </table:table-cell>
          <table:table-cell office:value-type="string" calcext:value-type="string">
            <text:p>v,t,i,t,i,i</text:p>
          </table:table-cell>
          <table:table-cell table:style-name="ce33" office:value-type="string" calcext:value-type="string">
            <text:p>&lt;iframe width="531" height="354" src="https://www.youtube.com/embed/AkixM1xy-h4" title="YouTube video player" frameborder="0" allow="accelerometer; autoplay; clipboard-write; encrypted-media; gyroscope; picture-in-picture" allowfullscreen&gt;&lt;/iframe&gt;</text:p>
          </table:table-cell>
          <table:table-cell office:value-type="string" calcext:value-type="string">
            <text:p>∎ 100%MIT，30年外銷工廠，香港、日本熱銷No.1∎ 輕巧易移動，適合小坪數居家使用∎ 採用台灣前三大廠高密度碎綿，加強立坐時背部的支撐面∎ 獨特版型設計，擁有符合人體曲線的包覆坐感∎ 高機能坐臥兩用，可攤開變成一只半圓形的薄墊 </text:p>
          </table:table-cell>
          <table:table-cell table:style-name="ce31" office:value-type="string" calcext:value-type="string">
            <text:p>0026pd1</text:p>
          </table:table-cell>
          <table:table-cell table:style-name="ce11" office:value-type="string" calcext:value-type="string">
            <text:p>獨特的造型符合人體曲線，高密度碎綿紮實的包覆感加強了立坐時背部的支撐面，將身體的壓力平均釋放。當想要平躺時，只要解開後方的黏扣帶，即可展開為一只半圓形的床墊。 </text:p>
          </table:table-cell>
          <table:table-cell table:style-name="ce31" office:value-type="string" calcext:value-type="string">
            <text:p>0026pd2</text:p>
          </table:table-cell>
          <table:table-cell table:style-name="ce31" office:value-type="string" calcext:value-type="string">
            <text:p>0026pd3</text:p>
          </table:table-cell>
          <table:table-cell table:number-columns-repeated="9"/>
        </table:table-row>
        <table:table-row table:style-name="ro26">
          <table:table-cell office:value-type="float" office:value="27" calcext:value-type="float">
            <text:p>27</text:p>
          </table:table-cell>
          <table:table-cell office:value-type="string" calcext:value-type="string">
            <text:p>t</text:p>
          </table:table-cell>
          <table:table-cell office:value-type="string" calcext:value-type="string">
            <text:p>摩登設計，以原木勾勒幾何溫暖線條，並大膽秀出北歐趣味風格的一面，同時嶄露實用百搭的風格。以香氛和光影增添居家生活美學，更重要的是令人安心、無煙、無焰的使用環境！Vana Candles 瑞典設計香氛蠟燭暖燈，以北歐極簡設計概念，搭配Vana Candles香氛蠟燭將空間營造出寧靜舒適的氛圍。香氛暖燈改變了傳統需點燃蠟燭才能釋放香氛的做法，採無煙無焰無火方式融化蠟燭，並且避免隧道現象，進一步延長蠟燭使用壽命 (+20%)，香氛暖燈的存在讓享受蠟燭的經驗更加安心安全和更多樂趣！獨家瑞典設計實木拼接文青作品，樸實高雅的木頭輪廓，流露出自我內斂的質感，可於短時間內帶出蠟燭的香氣，轉換空間和身心情境。將暖燈擺設在家裡、店內等空間也是品味獨樹一格的體現！※此款式為自然橡膠木切割處理，並非貼皮般的100%平整效果，暖燈結構本身會保有木頭自然紋理，屬正常現象。可調光蠟燭暖燈 : 電壓110V/功率35W/電流0.3A燈泡(內贈2顆) : GU10鹵素燈泡-35W (台灣地區燈泡一年保固)長15.5cm x 寬12.5cm x 高20cm1. 為避免火災和觸電的隱憂，並不適宜孩童使用。2. 請裝置在通風的壁裝電源插座，勿以任何材質覆蓋商品。3. 請勿點燃蠟燭與打開燭燈同時進行，以免發生意外。4.情境圖片僅供參考，本商品不含蠟燭。5. 若發現香氛蠟燭濃郁的香味已淡去，可在加熱一段時間倒掉表面的蠟液，保持香氛香氣的濃度。6. 此商品適用Vana Candles全系列香氛蠟燭，也適用含容器高&lt;10cm以下，直徑&lt;10cm以下的蠟燭。※ 溫馨提醒 如欲搭配其他品牌蠟燭，建議一定要慎選耐熱容器材質的杯/罐裝蠟燭，並於使用前先測試一下喔！*更多保養與注意事項請詳閱包裝盒內的中文說明書。* 欲國際運送客戶請先私訊我們，確認是否符合當地電壓和運送支援再下單喔 * </text:p>
          </table:table-cell>
          <table:table-cell table:number-columns-repeated="14"/>
        </table:table-row>
        <table:table-row table:style-name="ro13">
          <table:table-cell office:value-type="float" office:value="28" calcext:value-type="float">
            <text:p>28</text:p>
          </table:table-cell>
          <table:table-cell office:value-type="string" calcext:value-type="string">
            <text:p>t,v,i,i,i,i</text:p>
          </table:table-cell>
          <table:table-cell office:value-type="string" calcext:value-type="string">
            <text:p>純鈦獨門千度超高溫度，長時間燒結處理表面燒至有些微白色結晶，宛如浩瀚宇宙銀河星空，銀河灰質感，純鈦穩定金屬特性，不卡別人磁場，不卡油易清洗，全家可共用專利設計，多種角度，全身上下皆可對應夠長，好施力，按摩、刮痧、排酸、撥筋、美容皆方便鈦力棒，精心計算好的重量，借力使力，不費力晚上睡覺，還可放在腰部，舒緩一天腿部疲勞鈦好用、鈦超値 </text:p>
          </table:table-cell>
          <table:table-cell table:style-name="ce33" office:value-type="string" calcext:value-type="string">
            <text:p>&lt;iframe width="531" height="354" src="https://www.youtube.com/embed/6qmj2x4mQw4" title="YouTube video player" frameborder="0" allow="accelerometer; autoplay; clipboard-write; encrypted-media; gyroscope; picture-in-picture" allowfullscreen&gt;&lt;/iframe&gt;</text:p>
          </table:table-cell>
          <table:table-cell table:style-name="ce31" office:value-type="string" calcext:value-type="string">
            <text:p>0028pd1</text:p>
          </table:table-cell>
          <table:table-cell table:style-name="ce31" office:value-type="string" calcext:value-type="string">
            <text:p>0028pd2</text:p>
          </table:table-cell>
          <table:table-cell table:style-name="ce31" office:value-type="string" calcext:value-type="string">
            <text:p>0028pd3</text:p>
          </table:table-cell>
          <table:table-cell table:style-name="ce31" office:value-type="string" calcext:value-type="string">
            <text:p>0028pd4</text:p>
          </table:table-cell>
          <table:table-cell table:number-columns-repeated="9"/>
        </table:table-row>
        <table:table-row table:style-name="ro27">
          <table:table-cell office:value-type="float" office:value="29" calcext:value-type="float">
            <text:p>29</text:p>
          </table:table-cell>
          <table:table-cell office:value-type="string" calcext:value-type="string">
            <text:p>t,i,t</text:p>
          </table:table-cell>
          <table:table-cell office:value-type="string" calcext:value-type="string">
            <text:p>室內水培植物龜背芋 Monstera deliciosa </text:p>
          </table:table-cell>
          <table:table-cell table:style-name="ce31" office:value-type="string" calcext:value-type="string">
            <text:p>0029pd1</text:p>
          </table:table-cell>
          <table:table-cell office:value-type="string" calcext:value-type="string">
            <text:p>◖特 性◗又稱龜背竹、電信葉或電信蘭，大型多年生草本植物，原生於熱帶雨林，喜愛溫暖高濕度的環境，葉面不規則出現的羽裂，是近年國外內喜歡的植物品種。更有淨化空氣之效果，但寬大的葉片容易累積室內落塵，長久下來不但阻礙光合作用，還可能會容易有病蟲害喔！建議可定期用濕抹布或濕紙巾幫他的葉面及葉背做擦拭。◖光 照◗明亮半日照散光皆可，陽光直曬的地方葉片容易有焦黃的情形出現，正常足夠光線下, 葉片才會有更多裂開的紋路，反之光線陰暗則沒有裂紋，光線不夠的莖葉和新葉會整個呈現垂軟且葉片過小的情況。半日照散光如何判斷?伯伯賣花的植物都是「半日照植物」僅需散射光即可。簡單的評判標準為：白天把室內燈光全關掉，在想放植物的地方，能清楚閱讀報紙文字的自然光線就是沒問題的喔！（不需直曬光）日光燈的光譜跟自然光不同，因此室內日光燈很亮也是沒有作用的唷！◖水 份◗每周換水一次，換水時不需將植物拔出，直接把舊水倒掉加入新水即可水位固定加入至花器一半即可建議使用自來水(建議室內靜置一天)、蒸餾水、礦泉水，最不推薦RO水(無養分)以60%以上的溼度為宜，一般居家環境約在40-60%之間，建議可每天幫植物噴霧，他會長得更健康哦！ 夏季高溫時更要加強噴水(務必避開高溫時段噴水)為其創造一個相對涼爽濕潤的環境。◖施 肥◗水培植物跟土培植物一樣，無施肥不會怎樣但有施肥當然會長的更好。無施肥的狀況下，水培植物僅吸收自來水中的微生物與礦物質；施肥可以1:1000的比例來取代平常使用的自來水；可全年施肥，根系施肥頻續可兩週一次或一個月一次、葉噴施肥可每日(涼爽氣溫時噴灑於葉片)建議使用液態肥「施達必旺 / B4葉肥素」(一般園藝店有販售)◖尺 寸 規 格◗| 材質 | 藤| 尺寸 | 植物高度約50-60公分、寬度約45-55公分| 顏色 | 淺麻色◖出 貨 內 容 物◗花器、植株、照護小卡◖ 下 單 前 必 讀 ◗1. 下訂後兩天內出貨，若D天想收到植物，務必於D-2天下訂植物。2. 植物因不可在包裹內悶太久，因此一律採用宅配寄送 (今日寄隔日到)。3. 可於訂單備註中寫上「指定到貨時間」，當我們收到訂單將會答覆您指定時間是否無誤。4. 商品照片僅供示意，會依照植物最好狀態的情況下出貨。植物本身是獨一無二且無法複製的個體；即使品種相同，也會因溫度、日照等季節變化而有不完全相同的樣貌喔！(我們會於出貨前照相給您確認，確認過後才會幫您寄出)5. 出貨時將會將瓶中水倒光並於葉片噴水保持濕度 (已測試過此方式可維持2天)到貨當天，務必取件拆封取出植栽，以免植栽於包裹中有悶熱情形。（若到貨日超過一天，如：1號到貨，2號才拆封，恕我們無法更換處理，若需更換植栽，須自行負擔補寄運費與植栽處理費用）◖關於伯伯賣花◗致力將植物美學帶入室內空間，打造室內好照護且乾淨無蟲的水培植物精選國內外花器與植物搭配，讓家中多了會呼吸的一抹綠。 </text:p>
          </table:table-cell>
          <table:table-cell table:number-columns-repeated="12"/>
        </table:table-row>
        <table:table-row table:style-name="ro17">
          <table:table-cell office:value-type="float" office:value="30" calcext:value-type="float">
            <text:p>30</text:p>
          </table:table-cell>
          <table:table-cell office:value-type="string" calcext:value-type="string">
            <text:p>t</text:p>
          </table:table-cell>
          <table:table-cell office:value-type="string" calcext:value-type="string">
            <text:p>【2021夏季全台獨家新款】北歐圓頂款香氛蠟燭暖燈 號外!!品牌獨家設計，顛覆暖燈印象，靈感汲取現代感燈飾和神祕的UFO飛碟，簡單俐落的霧面質感金屬線條，拼接木製底座，保有溫暖的質地。最新穎的設計，卻能百般融入各種不同居家風格，讓神秘的北歐圓頂溫暖點亮妳的心，打造迷人香氣降臨妳的窩。Vana Candles 瑞典設計香氛蠟燭暖燈，以北歐極簡設計概念，搭配Vana Candles瑞典製香氛蠟燭將空間營造出好不舒適的氛圍。香氛暖燈改變了傳統需點燃蠟燭才能釋放香氛的做法，採無煙無焰無火方式融化蠟燭，並且避免隧道現象，進一步延長蠟燭使用壽命 (+20%)，香氛暖燈的存在讓顧客享受蠟燭的經驗更加安心安全和更多樂趣!商品規格圓形底座直徑16.5cm * 高28cm 暖燈檯面可放置空間直徑10cm 檯面和燈罩間距12cm燈泡(內贈2顆) : GU10鹵素燈泡-35W (燈泡一年保固)*可調光蠟燭暖燈 : 電壓120V/功率35W/電流0.3A※台灣適用規格直接插電使用!1. 為避免火災和觸電的隱憂，並不適宜孩童使用。2. 請裝置在通風的壁裝電源插座，勿以任何材質覆蓋商品。3. 請勿點燃蠟燭與打開燭燈同時進行，以免發生意外。4. 若發現香氛蠟燭濃郁的香味已淡去，可在加熱一段時間倒掉表面的蠟液，保持香氛香氣的濃度。5. 此商品適用Vana Candles全系列香氛蠟燭，也適用含容器高&lt;11cm以下，直徑&lt;10cm以下的蠟燭。※ 溫馨提醒 如欲搭配其他品牌蠟燭，建議一定要慎選耐熱容器材質的杯/罐裝蠟燭，並於使用前先測試一下喔!* 更多保養與注意事項請詳閱包裝盒內的中文說明書。 </text:p>
          </table:table-cell>
          <table:table-cell table:number-columns-repeated="14"/>
        </table:table-row>
        <table:table-row table:style-name="ro28">
          <table:table-cell office:value-type="float" office:value="31" calcext:value-type="float">
            <text:p>31</text:p>
          </table:table-cell>
          <table:table-cell office:value-type="string" calcext:value-type="string">
            <text:p>t,v,t,i,i,i,i,i,i,i</text:p>
          </table:table-cell>
          <table:table-cell office:value-type="string" calcext:value-type="string">
            <text:p>除溼機 不一定要買日立Hitachi 除溼機 不一定要買日立Hitachi本商品是台規110伏特，國外客戶下單請三思。Roommi 輕量美型除濕機, 歐洲設計質感, 小區域高效率,40W省電靜音, 輕量任意移動, 走到哪乾到哪。零耗材, 可拆式濾網輕鬆清洗, 再也不怕衣櫥裡的衣服發霉, 浴室隨時保持乾燥舒爽, 最適合人體的溼度控制。 </text:p>
          </table:table-cell>
          <table:table-cell table:style-name="ce33" office:value-type="string" calcext:value-type="string">
            <text:p>&lt;iframe width="531" height="354" src="https://www.youtube.com/embed/_PmH_8lYRYM" title="YouTube video player" frameborder="0" allow="accelerometer; autoplay; clipboard-write; encrypted-media; gyroscope; picture-in-picture" allowfullscreen&gt;&lt;/iframe&gt;</text:p>
          </table:table-cell>
          <table:table-cell office:value-type="string" calcext:value-type="string">
            <text:p>產品名稱：Roommi輕量除濕機電壓：AC110V 60Hz適用面積：7坪重量：3kg線長：1.5m水箱容量：2L日除濕量：750ml/D尺寸：200133364mm功率：40W耗材：免耗材保固：一年。 </text:p>
          </table:table-cell>
          <table:table-cell table:style-name="ce31" office:value-type="string" calcext:value-type="string">
            <text:p>0031pd1</text:p>
          </table:table-cell>
          <table:table-cell table:style-name="ce31" office:value-type="string" calcext:value-type="string">
            <text:p>0031pd2</text:p>
          </table:table-cell>
          <table:table-cell table:style-name="ce31" office:value-type="string" calcext:value-type="string">
            <text:p>0031pd3</text:p>
          </table:table-cell>
          <table:table-cell table:style-name="ce31" office:value-type="string" calcext:value-type="string">
            <text:p>0031pd4</text:p>
          </table:table-cell>
          <table:table-cell table:style-name="ce31" office:value-type="string" calcext:value-type="string">
            <text:p>0031pd5</text:p>
          </table:table-cell>
          <table:table-cell table:style-name="ce31" office:value-type="string" calcext:value-type="string">
            <text:p>0031pd6</text:p>
          </table:table-cell>
          <table:table-cell table:style-name="ce31" office:value-type="string" calcext:value-type="string">
            <text:p>0031pd7</text:p>
          </table:table-cell>
          <table:table-cell table:number-columns-repeated="5"/>
        </table:table-row>
        <table:table-row table:style-name="ro29">
          <table:table-cell office:value-type="float" office:value="32" calcext:value-type="float">
            <text:p>32</text:p>
          </table:table-cell>
          <table:table-cell office:value-type="string" calcext:value-type="string">
            <text:p>t</text:p>
          </table:table-cell>
          <table:table-cell office:value-type="string" calcext:value-type="string">
            <text:p>桌上型水泥盆器採用圓柱體盆搭配圓角斜切設計，優雅有個性的龜背芋，適合擺在各種室內風格環境或個性化的店面裝飾，想為辦公室工作空間增添綠化質感更是絕佳的選擇，水泥幾何質感非常容易搭配，各種環境點綴馬上融入，不論放在哪個角落都能直接提升質感氛圍，讓毫無生氣的室內空間馬上加分再加分！◖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 尺寸 | 高12cm(正負1cm) x 盆口直徑12cm x 最寬處直徑15cm| 加工 | 盆器底部有1排水孔| 用途 | 植栽盆器| 產地 | MADE IN TAIWAN◖ 植 物 搭 配 ◗🌵 龜背芋 Monstera deliciosa又稱為龜背竹、鳳梨蕉、蓬萊蕉及電信蘭，是天南星科龜背芋屬植物。龜背芋適應性強，性喜溫暖，潮濕的環境，但也耐陰、耐陽及有一定的耐旱性，原產於墨西哥的熱帶雨林中。為著名大型觀賞植物。幼葉呈心形，植株在生長過程中的新發葉片逐漸會有不規則的羽狀裂口，其因像龜背而得名。喜歡溫暖濕潤、通風的環境，有淨化空氣、吸附甲醛的作用，因此非常適合作為室內植物養植！❤️本植栽搭配為「小棵的龜背芋」含盆器高度約 30~40 公分不等（⚠️每批植苗生長速度不等，若高度有幾公分的落差還請見諒，完美主義者請勿下單）剛好適合放在桌上裝飾的大小。辦公室、客廳等室內環境非常適合其生長，但不適合在全天都黑暗且不通風的環境唷。◖ 內 容 物 ◗■ 盆器與植株將會分開包裝，讓您收到後體驗種植的樂趣！以下為自行種入內容物：✔ 水泥盆器✔ 小網子✔ 植物✔ 底層濾石✔ 土壤✔ 表面裝飾石✔ 植物照顧說明 </text:p>
          </table:table-cell>
          <table:table-cell table:number-columns-repeated="14"/>
        </table:table-row>
        <table:table-row table:style-name="ro30">
          <table:table-cell office:value-type="float" office:value="33" calcext:value-type="float">
            <text:p>33</text:p>
          </table:table-cell>
          <table:table-cell office:value-type="string" calcext:value-type="string">
            <text:p>t</text:p>
          </table:table-cell>
          <table:table-cell office:value-type="string" calcext:value-type="string">
            <text:p>迷你小冰箱的兄弟"迷你迷你小冰箱來嘍"!因為超級迷你所以要講兩遍喔~一樣的功能，一樣的療癒，1/2的尺寸，出外郊游的好夥伴，玲瓏小巧的尺寸讓您輕鬆帶著走~內容量: 4L (可放4 x 鋁罐飲料)內徑尺寸: 約 14cm x 12.7cm x 20.3cm線長: 5.9呎冷藏效果: 約13~18度C保溫效果: 約 55~60度C可調式隔板低效能: 110-240v, 50w附AC/DC，可用於車內。 </text:p>
          </table:table-cell>
          <table:table-cell table:number-columns-repeated="14"/>
        </table:table-row>
        <table:table-row table:style-name="ro15">
          <table:table-cell office:value-type="float" office:value="34" calcext:value-type="float">
            <text:p>34</text:p>
          </table:table-cell>
          <table:table-cell office:value-type="string" calcext:value-type="string">
            <text:p>t,i,t,i</text:p>
          </table:table-cell>
          <table:table-cell office:value-type="string" calcext:value-type="string">
            <text:p>本設計館遵守【安心出貨SOP】:1.加強備貨人員清潔 2.每日控管人員體溫 3.出貨流程留意防護措施► 新品入荷 ◀✪培根◆毯子✪荷包蛋◆地毯 </text:p>
          </table:table-cell>
          <table:table-cell table:style-name="ce31" office:value-type="string" calcext:value-type="string">
            <text:p>0034pd1</text:p>
          </table:table-cell>
          <table:table-cell office:value-type="string" calcext:value-type="string">
            <text:p>► 吐司系列 ◀✪吐司 ◆沙發椅✪吐司◆和室椅►原味/烤土司✪吐司◆和室椅►加蛋/發黴✪吐司切片◆坐墊+座椅✪荷包蛋◆毯子 </text:p>
          </table:table-cell>
          <table:table-cell table:style-name="ce31" office:value-type="string" calcext:value-type="string">
            <text:p>0034pd2.png</text:p>
          </table:table-cell>
          <table:table-cell table:number-columns-repeated="11"/>
        </table:table-row>
        <table:table-row table:style-name="ro31">
          <table:table-cell office:value-type="float" office:value="35" calcext:value-type="float">
            <text:p>35</text:p>
          </table:table-cell>
          <table:table-cell office:value-type="string" calcext:value-type="string">
            <text:p>t,i,t,i,i,i,i,i</text:p>
          </table:table-cell>
          <table:table-cell office:value-type="string" calcext:value-type="string">
            <text:p>- 簡易方便開蓋，外出攜帶好拿好握- 圓潤好提取把手設計，輕盈重量持握感加分- 雙層結構防水珠設計，長時間保持冰冷不融化- 吸管式飲水嘴 柔軟無毒矽膠製成- 矽膠樹脂零件可以輕鬆卸下，瓶底圓弧形設計好清潔，衛生不藏汙垢 </text:p>
          </table:table-cell>
          <table:table-cell table:style-name="ce31" office:value-type="string" calcext:value-type="string">
            <text:p>0035pd1</text:p>
          </table:table-cell>
          <table:table-cell office:value-type="string" calcext:value-type="string">
            <text:p>補水策略，一直是KINTO溝通生活很重要的話題，如同他們設計理念，致力追求更簡約且符合一般人使用習慣的補水方式，推出TO GO BOTTLE水瓶，採用高質量的樹脂材料，重量變得更輕盈也堅固，隨時為生活補水無負擔！ </text:p>
          </table:table-cell>
          <table:table-cell table:style-name="ce31" office:value-type="string" calcext:value-type="string">
            <text:p>0035pd2</text:p>
          </table:table-cell>
          <table:table-cell table:style-name="ce31" office:value-type="string" calcext:value-type="string">
            <text:p>0035pd3</text:p>
          </table:table-cell>
          <table:table-cell table:style-name="ce31" office:value-type="string" calcext:value-type="string">
            <text:p>0035pd4</text:p>
          </table:table-cell>
          <table:table-cell table:style-name="ce31" office:value-type="string" calcext:value-type="string">
            <text:p>0035pd5</text:p>
          </table:table-cell>
          <table:table-cell table:style-name="ce31" office:value-type="string" calcext:value-type="string">
            <text:p>0035pd6</text:p>
          </table:table-cell>
          <table:table-cell table:number-columns-repeated="7"/>
        </table:table-row>
        <table:table-row table:style-name="ro14">
          <table:table-cell office:value-type="float" office:value="36" calcext:value-type="float">
            <text:p>36</text:p>
          </table:table-cell>
          <table:table-cell office:value-type="string" calcext:value-type="string">
            <text:p>v,i,i,i,i,i,i</text:p>
          </table:table-cell>
          <table:table-cell table:style-name="ce33" office:value-type="string" calcext:value-type="string">
            <text:p>&lt;iframe width="531" height="354" src="https://www.youtube.com/embed/oQAmyH1KWrI" title="YouTube video player" frameborder="0" allow="accelerometer; autoplay; clipboard-write; encrypted-media; gyroscope; picture-in-picture" allowfullscreen&gt;&lt;/iframe&gt;</text:p>
          </table:table-cell>
          <table:table-cell table:style-name="ce31" office:value-type="string" calcext:value-type="string">
            <text:p>0036pd1</text:p>
          </table:table-cell>
          <table:table-cell table:style-name="ce31" office:value-type="string" calcext:value-type="string">
            <text:p>0036pd2</text:p>
          </table:table-cell>
          <table:table-cell table:style-name="ce31" office:value-type="string" calcext:value-type="string">
            <text:p>0036pd3</text:p>
          </table:table-cell>
          <table:table-cell table:style-name="ce31" office:value-type="string" calcext:value-type="string">
            <text:p>0036pd4</text:p>
          </table:table-cell>
          <table:table-cell table:style-name="ce31" office:value-type="string" calcext:value-type="string">
            <text:p>0036pd5</text:p>
          </table:table-cell>
          <table:table-cell table:style-name="ce31" office:value-type="string" calcext:value-type="string">
            <text:p>0036pd6</text:p>
          </table:table-cell>
          <table:table-cell table:number-columns-repeated="8"/>
        </table:table-row>
        <table:table-row table:style-name="ro1">
          <table:table-cell office:value-type="float" office:value="37" calcext:value-type="float">
            <text:p>37</text:p>
          </table:table-cell>
          <table:table-cell office:value-type="string" calcext:value-type="string">
            <text:p>I,i,i,i,i,i,i</text:p>
          </table:table-cell>
          <table:table-cell table:style-name="ce31" office:value-type="string" calcext:value-type="string">
            <text:p>0037pd1</text:p>
          </table:table-cell>
          <table:table-cell table:style-name="ce31" office:value-type="string" calcext:value-type="string">
            <text:p>0037pd2</text:p>
          </table:table-cell>
          <table:table-cell table:style-name="ce31" office:value-type="string" calcext:value-type="string">
            <text:p>0037pd3</text:p>
          </table:table-cell>
          <table:table-cell table:style-name="ce31" office:value-type="string" calcext:value-type="string">
            <text:p>0037pd4</text:p>
          </table:table-cell>
          <table:table-cell table:style-name="ce31" office:value-type="string" calcext:value-type="string">
            <text:p>0037pd5</text:p>
          </table:table-cell>
          <table:table-cell table:style-name="ce31" office:value-type="string" calcext:value-type="string">
            <text:p>0037pd6</text:p>
          </table:table-cell>
          <table:table-cell table:style-name="ce31" office:value-type="string" calcext:value-type="string">
            <text:p>0037pd7</text:p>
          </table:table-cell>
          <table:table-cell table:number-columns-repeated="8"/>
        </table:table-row>
        <table:table-row table:style-name="ro21">
          <table:table-cell office:value-type="float" office:value="38" calcext:value-type="float">
            <text:p>38</text:p>
          </table:table-cell>
          <table:table-cell office:value-type="string" calcext:value-type="string">
            <text:p>t,i,t,i,t,i</text:p>
          </table:table-cell>
          <table:table-cell office:value-type="string" calcext:value-type="string">
            <text:p>【愛情六部曲 LOVE Collection】- 氣味主題蠟燭｜200G 很高興終於能夠宣布我們全新的香薰蠟燭系列 #LoveCollection有時候我們會想能夠回到過去，但不是改變任何事情，而是再次回味某些感覺。希望我們的系列能夠帶你回到深刻的片刻和慶祝珍重的時刻💕 材質：PCT樹脂瓶身、PP杯蓋/吸管、吸嘴-矽膠耐熱溫度：80℃產地：中國本產品(含零件) 不含BPA注意事項：可機洗、不適用微波爐 第一部〖 鍾情 〗 EP.1 〖 Love at First Sight 〗｜白茶 | 清新 自然 </text:p>
          </table:table-cell>
          <table:table-cell table:style-name="ce31" office:value-type="string" calcext:value-type="string">
            <text:p>0038pd1.png</text:p>
          </table:table-cell>
          <table:table-cell office:value-type="string" calcext:value-type="string">
            <text:p>有否曾經試過感覺與一個剛認識的人很合拍？然後你只想知道關於他/她的一切，想和他/她一整晚談著兒時的夢想清新的白茶香味代表著這段關係的新鮮感，配合着淡淡的甜蜜 </text:p>
          </table:table-cell>
          <table:table-cell table:style-name="ce31" office:value-type="string" calcext:value-type="string">
            <text:p>0038pd2.png</text:p>
          </table:table-cell>
          <table:table-cell office:value-type="string" calcext:value-type="string">
            <text:p>蠟燭由天然大豆蠟及精油製成可燃燒約30小時第一次使用請燃燒1個小時或以上，讓蠟油平均佈滿表面建議燃點前修剪過長燭芯可配合使用玻璃罩熄滅蠟燭，避免產生煙味 </text:p>
          </table:table-cell>
          <table:table-cell table:style-name="ce31" office:value-type="string" calcext:value-type="string">
            <text:p>0038pd3.png</text:p>
          </table:table-cell>
          <table:table-cell table:number-columns-repeated="9"/>
        </table:table-row>
        <table:table-row table:style-name="ro32">
          <table:table-cell office:value-type="float" office:value="39" calcext:value-type="float">
            <text:p>39</text:p>
          </table:table-cell>
          <table:table-cell office:value-type="string" calcext:value-type="string">
            <text:p>t,i,t</text:p>
          </table:table-cell>
          <table:table-cell office:value-type="string" calcext:value-type="string">
            <text:p>📢注意：因境外商品進口管制，精油類等物品限制進口。所有來自香港以外的訂單將會以香薰石膏或隨機晶石代替精油發貨。境外客人下單時敬請留意！🙇🏻‍♂️- - - - - - - - - - - - - - - - - - - - - - - - - - - - - - - - - - - - - - - - - - - - - - - - -▋ 什麼是水泥 ?水泥的成分其實很簡單，用水和沙混合攪拌而成，在過程中會自然生成許多大小不一的氣泡孔；在砂石混合的過程中，也會造成色彩不均勻的現象。水泥作品皆為手工研磨而成，每一次的製成品不盡相同，外貌自然會有些微的落差，請見諒。- - - - - - - - - - - - - - - - - - - - - - - - - - - - - - - - - - - - - - - - - - - - - - - - -▋ 產品尺寸產品大小: 5.5cm (L) x 5cm (W) x 7cm (H) (+/- 1cm) </text:p>
          </table:table-cell>
          <table:table-cell table:style-name="ce31" office:value-type="string" calcext:value-type="string">
            <text:p>0039pd1</text:p>
          </table:table-cell>
          <table:table-cell table:style-name="ce31" office:value-type="string" calcext:value-type="string">
            <text:p>0039pd2</text:p>
          </table:table-cell>
          <table:table-cell table:style-name="ce31" office:value-type="string" calcext:value-type="string">
            <text:p>0039pd3</text:p>
          </table:table-cell>
          <table:table-cell office:value-type="string" calcext:value-type="string">
            <text:p>▋注意事項1、孕婦、三歲以下嬰幼兒及精油過敏者不適用。2、貓、狗的代謝機能與人不同，精油不可塗抹於貓狗身上。 房間有狗在時勿同時開啟擴香、水氧機。有貓活動的房間全天皆勿使用擴香、水氧機。3、精油為 100% 純度不可直接塗抹於皮膚，不慎碰觸到肌膚、眼睛， 請馬上用大量清水沖洗。4、不可直接用於皮膚、內服、不可用於醫療用途。5、請避光保存於陰涼處，保持瓶蓋確實關緊，並請遠離火源，避免孩童拿取。- - - - - - - - - - - - - - - - - - - - - - - - - - - - - - - - - - - - - - - - - - - - - - - - -▋關於優惠：有幾種方式可以拿到Geologists的優惠卷🧧[1] 關注我們關注我們就會有神秘的優惠卷呦！[2] 留下評價購買後留下評價，通常也會有神秘優惠呦！[3] 點選優惠連結，註冊成為Pinkoi會員如果你還沒有加入Pinkoi，可以點選以下連結加入會員呦！就可以立馬得到熱燒燒的NT30元優惠卷！www.pinkoi.com/inv/geologists- - - - - - - - - - - - - - - - - - - - - - - - - - - - - - - - - - - - - - - - - - - - - - - - -之後我們也會陸陸續續推出新的產品...所以請大家關注我們 (*´∀`)~♥ </text:p>
          </table:table-cell>
          <table:table-cell table:number-columns-repeated="10"/>
        </table:table-row>
        <table:table-row table:style-name="ro33">
          <table:table-cell office:value-type="float" office:value="40" calcext:value-type="float">
            <text:p>40</text:p>
          </table:table-cell>
          <table:table-cell office:value-type="string" calcext:value-type="string">
            <text:p>t,i,t,i,t,i,t,i,i</text:p>
          </table:table-cell>
          <table:table-cell office:value-type="string" calcext:value-type="string">
            <text:p>動物學家還說，狗是被眷養久了的狼，你知道嗎？　狗也會嚎叫，但為什麼我們都管稱它－吹狗螺？　是因為它害怕孤單、寂寞、覺得冷？　還是它已經忘了，自己曾經是一匹狼...。。寶寶很苦，但寶寶不說課業繁重，上班苦悶，生活鬱卒－阿嗚～　還不時得強顏歡笑，苦中作樂－阿嗚～　但不管日子好過、難過，還是得過；。 阿嗚一下～為自己打氣；然後，認真的過！醫生有在說，現代人壓力過大，　不適時抒發一下，是很容易悶出病來的。 😜。坐鬱過久，真的會悶出病來的。 阿嗚~一下吧（就算只是在心裡的小劇場 也無妨）阿嗚來了～陪你抒發，與你加油！　可愛逗趣的仰天長嘯外型，　結合動物本能的習性動作，　激發內心最簡單、直接且原始的情感~ </text:p>
          </table:table-cell>
          <table:table-cell table:style-name="ce31" office:value-type="string" calcext:value-type="string">
            <text:p>0040pd1</text:p>
          </table:table-cell>
          <table:table-cell office:value-type="string" calcext:value-type="string">
            <text:p>▋如果工作是為了謀生，何必讓它把自己搞死？　帶點童真，不失莊重；　　多點想像，無傷大雅；　放肆奔馳，萌翻桌面；　　盡情嘶吼，我就是我！　每天累得像條狗，都忘了-　自己曾是一匹狼！ </text:p>
          </table:table-cell>
          <table:table-cell table:style-name="ce31" office:value-type="string" calcext:value-type="string">
            <text:p>0040pd2</text:p>
          </table:table-cell>
          <table:table-cell office:value-type="string" calcext:value-type="string">
            <text:p>▋仿生設計，舒適取放　仿生動物造型，搭配被包覆的特殊配重結構與雙材質應用，形成最舒適的收納空間與取放角度。 </text:p>
          </table:table-cell>
          <table:table-cell table:style-name="ce31" office:value-type="string" calcext:value-type="string">
            <text:p>0040pd3</text:p>
          </table:table-cell>
          <table:table-cell office:value-type="string" calcext:value-type="string">
            <text:p>▋大小成組真方便！　大阿嗚用來放筆、剪刀、尺、美工刀，還能掛上釘書機；　小阿嗚專置迴紋針、圖釘到大頭針，桌上常用事物用品一組全搞定！ </text:p>
          </table:table-cell>
          <table:table-cell table:style-name="ce31" office:value-type="string" calcext:value-type="string">
            <text:p>0040pd4</text:p>
          </table:table-cell>
          <table:table-cell table:style-name="ce31" office:value-type="string" calcext:value-type="string">
            <text:p>0040pd5</text:p>
          </table:table-cell>
          <table:table-cell table:number-columns-repeated="6"/>
        </table:table-row>
        <table:table-row table:style-name="ro10">
          <table:table-cell office:value-type="float" office:value="41" calcext:value-type="float">
            <text:p>41</text:p>
          </table:table-cell>
          <table:table-cell office:value-type="string" calcext:value-type="string">
            <text:p>t</text:p>
          </table:table-cell>
          <table:table-cell office:value-type="string" calcext:value-type="string">
            <text:p>WOOLI經典款電腦架一體成型曲木造型設計底部空間可放置鍵盤及滑鼠也能作為書架使用讓工作的環境更俐落*尺寸 : 長50 x 寬25 x 高8 (cm) / 鍵盤放置空間：長46.5 x 高6.3 (cm)*材料：雲藤實木貼皮/注意事項/*如有放置鍵盤需求，建議來信提供個人鍵盤尺寸，我們會協助您規劃更適合收納鍵盤的螢幕架。*接受客製化尺寸訂製(需另外報價)，如有需要請提供木種及尺寸規格。*採接單製作，下訂後7天(不含假日及國定假日)即可出貨。*照片與實品略有不同，木色紋路每批皆有些許差異，請以實際產品為主。*清潔方式：以乾布或紙巾沾少許水量表面輕擦即可，建議放置於乾燥通風處使用。 </text:p>
          </table:table-cell>
          <table:table-cell table:number-columns-repeated="14"/>
        </table:table-row>
        <table:table-row table:style-name="ro14">
          <table:table-cell office:value-type="float" office:value="42" calcext:value-type="float">
            <text:p>42</text:p>
          </table:table-cell>
          <table:table-cell office:value-type="string" calcext:value-type="string">
            <text:p>v,i,i,i,i,i</text:p>
          </table:table-cell>
          <table:table-cell table:style-name="ce33" office:value-type="string" calcext:value-type="string">
            <text:p>&lt;iframe width="531" height="354" src="https://www.youtube.com/embed/qdHaTUFMdPs" title="YouTube video player" frameborder="0" allow="accelerometer; autoplay; clipboard-write; encrypted-media; gyroscope; picture-in-picture" allowfullscreen&gt;&lt;/iframe&gt;</text:p>
          </table:table-cell>
          <table:table-cell table:style-name="ce31" office:value-type="string" calcext:value-type="string">
            <text:p>0042pd1</text:p>
          </table:table-cell>
          <table:table-cell table:style-name="ce31" office:value-type="string" calcext:value-type="string">
            <text:p>0042pd2</text:p>
          </table:table-cell>
          <table:table-cell table:style-name="ce31" office:value-type="string" calcext:value-type="string">
            <text:p>0042pd3</text:p>
          </table:table-cell>
          <table:table-cell table:style-name="ce31" office:value-type="string" calcext:value-type="string">
            <text:p>0042pd4</text:p>
          </table:table-cell>
          <table:table-cell table:style-name="ce31" office:value-type="string" calcext:value-type="string">
            <text:p>0042pd5</text:p>
          </table:table-cell>
          <table:table-cell table:number-columns-repeated="9"/>
        </table:table-row>
        <table:table-row table:style-name="ro34">
          <table:table-cell office:value-type="float" office:value="43" calcext:value-type="float">
            <text:p>43</text:p>
          </table:table-cell>
          <table:table-cell office:value-type="string" calcext:value-type="string">
            <text:p>t,i</text:p>
          </table:table-cell>
          <table:table-cell office:value-type="string" calcext:value-type="string">
            <text:p>◆香味介紹◆在多年前的紅樓市集擺攤，某日炎熱的午後，有位優雅的日本女生走過攤位，詢問之下，她友人在旁邊幫忙翻譯，原來她曾在市集買過我們的擴香，因為太喜歡那款味道，所以來台灣特別尋找。她拿出在日本拍攝的產品盒子照片，是一款白底加上黑邊框的包裝，我很訝異的說，這是我們品牌一開始時的設計。她形容這款味道，開始時是柑橘的清香，接著是茶的氣味。讓她試聞一輪以茶為基底的香氣後，她都說不是，在翻找的過程中，突然想起收在盒中的試聞瓶，其中一款也是以茶為基底的氣味，因為產品中已經有類似的味道，於是把亞洲白茶收進準備要淘汰的盒子裡。抱持著試一試的心態遞給對方，她聞了之後很雀躍，身旁的友人興奮的說，就是這個，因為跟之前的包裝不一樣，找好久終於找到了！這款被日本女生找回來，逐漸成為繆香最廣為人知的氣味，你想聞聞看嗎？ </text:p>
          </table:table-cell>
          <table:table-cell table:style-name="ce31" office:value-type="string" calcext:value-type="string">
            <text:p>0043pd1</text:p>
          </table:table-cell>
          <table:table-cell table:number-columns-repeated="13"/>
        </table:table-row>
        <table:table-row table:style-name="ro1">
          <table:table-cell office:value-type="float" office:value="44" calcext:value-type="float">
            <text:p>44</text:p>
          </table:table-cell>
          <table:table-cell office:value-type="string" calcext:value-type="string">
            <text:p>I</text:p>
          </table:table-cell>
          <table:table-cell table:style-name="ce31" office:value-type="string" calcext:value-type="string">
            <text:p>0044pd1</text:p>
          </table:table-cell>
          <table:table-cell table:style-name="ce31" office:value-type="string" calcext:value-type="string">
            <text:p>0044pd2</text:p>
          </table:table-cell>
          <table:table-cell table:number-columns-repeated="13"/>
        </table:table-row>
        <table:table-row table:style-name="ro1">
          <table:table-cell office:value-type="float" office:value="45" calcext:value-type="float">
            <text:p>45</text:p>
          </table:table-cell>
          <table:table-cell office:value-type="string" calcext:value-type="string">
            <text:p>I</text:p>
          </table:table-cell>
          <table:table-cell table:style-name="ce31" office:value-type="string" calcext:value-type="string">
            <text:p>0045pd1</text:p>
          </table:table-cell>
          <table:table-cell table:number-columns-repeated="14"/>
        </table:table-row>
        <table:table-row table:style-name="ro1">
          <table:table-cell office:value-type="float" office:value="46" calcext:value-type="float">
            <text:p>46</text:p>
          </table:table-cell>
          <table:table-cell office:value-type="string" calcext:value-type="string">
            <text:p>I,i,i,i,i,i,i,i,i</text:p>
          </table:table-cell>
          <table:table-cell table:style-name="ce31" office:value-type="string" calcext:value-type="string">
            <text:p>0046pd1</text:p>
          </table:table-cell>
          <table:table-cell table:style-name="ce31" office:value-type="string" calcext:value-type="string">
            <text:p>0046pd2</text:p>
          </table:table-cell>
          <table:table-cell table:style-name="ce31" office:value-type="string" calcext:value-type="string">
            <text:p>0046pd3</text:p>
          </table:table-cell>
          <table:table-cell table:style-name="ce31" office:value-type="string" calcext:value-type="string">
            <text:p>0046pd4</text:p>
          </table:table-cell>
          <table:table-cell table:style-name="ce31" office:value-type="string" calcext:value-type="string">
            <text:p>0046pd5</text:p>
          </table:table-cell>
          <table:table-cell table:style-name="ce31" office:value-type="string" calcext:value-type="string">
            <text:p>0046pd6</text:p>
          </table:table-cell>
          <table:table-cell table:style-name="ce31" office:value-type="string" calcext:value-type="string">
            <text:p>0046pd7</text:p>
          </table:table-cell>
          <table:table-cell table:style-name="ce31" office:value-type="string" calcext:value-type="string">
            <text:p>0046pd8</text:p>
          </table:table-cell>
          <table:table-cell table:style-name="ce31" office:value-type="string" calcext:value-type="string">
            <text:p>0046pd9</text:p>
          </table:table-cell>
          <table:table-cell table:number-columns-repeated="6"/>
        </table:table-row>
        <table:table-row table:style-name="ro1">
          <table:table-cell office:value-type="float" office:value="47" calcext:value-type="float">
            <text:p>47</text:p>
          </table:table-cell>
          <table:table-cell office:value-type="string" calcext:value-type="string">
            <text:p>I,i,i,i</text:p>
          </table:table-cell>
          <table:table-cell table:style-name="ce31" office:value-type="string" calcext:value-type="string">
            <text:p>0047pd1</text:p>
          </table:table-cell>
          <table:table-cell table:style-name="ce31" office:value-type="string" calcext:value-type="string">
            <text:p>0047pd2</text:p>
          </table:table-cell>
          <table:table-cell table:style-name="ce31" office:value-type="string" calcext:value-type="string">
            <text:p>0047pd3</text:p>
          </table:table-cell>
          <table:table-cell table:style-name="ce31" office:value-type="string" calcext:value-type="string">
            <text:p>0047pd4</text:p>
          </table:table-cell>
          <table:table-cell table:number-columns-repeated="11"/>
        </table:table-row>
        <table:table-row table:style-name="ro35">
          <table:table-cell office:value-type="float" office:value="48" calcext:value-type="float">
            <text:p>48</text:p>
          </table:table-cell>
          <table:table-cell office:value-type="string" calcext:value-type="string">
            <text:p>t</text:p>
          </table:table-cell>
          <table:table-cell office:value-type="string" calcext:value-type="string">
            <text:p>✭成分 ：100%植物性豆蠟、韓國進口天然植物香精油、乾燥花裝飾、韓國進口無煙燭芯✭100%植物性豆蠟無添加任何化工石蠟或收縮劑，天然豆蠟自然收縮情況下壁邊或表面偶有不平整的情況，為自然現象哦～請放心使用 💖✭於泡澡的時候、書房閱讀的時候、臥房放鬆的時候或是瑜伽冥想的時候，生日送禮與婚禮伴手禮閨蜜禮皆可使用✭精油香味 ：▶▶「參號英國梨與小蒼蘭 」香味說明 ：甜梨、琥珀、白色小蒼蘭、廣藿香、野玫瑰、麝香（Jo Malone最經典的香味，沒有女生可以錯過她呢。）▶▶「拾貳 婚禮日」香味說明：鈴蘭、百合、天鵝絨玫瑰、紫羅蘭花瓣、麝香、軟木、茉莉、佛手柑✭Kate Candle Art Paradise所有產品皆為純手工設計製作 商品全材料使用大豆油提煉的大豆、蜂巢精煉的蜂蠟、棕櫚樹果實萃取的棕櫚蠟、韓國無煙環保燭芯、法國進口精油、100%韓國進口石膏粉✭每個商品都有Kate Candle Art Paradise產品保證卡附上使用方式與完整包裝 </text:p>
          </table:table-cell>
          <table:table-cell table:number-columns-repeated="14"/>
        </table:table-row>
        <table:table-row table:style-name="ro36">
          <table:table-cell office:value-type="float" office:value="49" calcext:value-type="float">
            <text:p>49</text:p>
          </table:table-cell>
          <table:table-cell office:value-type="string" calcext:value-type="string">
            <text:p>t</text:p>
          </table:table-cell>
          <table:table-cell office:value-type="string" calcext:value-type="string">
            <text:p>| 計價方式 |📍似顏繪• 一人：$300 ( 增加一人+$200 )• 寵物/大型配件：$150| 加購商品 |📍無框畫| 確認圖檔後7天內寄出(不含假日)• 20x20cm(含卡片一張)：$550📍明信片/卡片 | 確認圖檔後1-2天寄出• 明信片x2 : $70• 卡片 : $70| 訂購流程 |1.傳送想要繪製的照片2.確認人數 / 時間 / 加購商品3.匯款4.開始進行繪製5.校稿討論(可微調一次）| 完成檔案說明 |• 圖檔皆為「JPG電子檔」寄到您的email• 尺寸 :(1)正方形 - 2000x2000px 300dpi(2)手機桌布 - 1080x1920px 300dpi| 法律權益 |• 圖檔不接受任何非經授權商業行為若有要商業用途請事先說明，計價方式另計• 本人保有使用圖的權利｜廣告｜發文• 客製商品不適用7天鑑賞期| 注意事項 |• 商品皆會有些許色差，實屬正常，一律以收到的商品實品為準。 </text:p>
          </table:table-cell>
          <table:table-cell table:number-columns-repeated="14"/>
        </table:table-row>
        <table:table-row table:style-name="ro37">
          <table:table-cell office:value-type="float" office:value="50" calcext:value-type="float">
            <text:p>50</text:p>
          </table:table-cell>
          <table:table-cell office:value-type="string" calcext:value-type="string">
            <text:p>t,i,t</text:p>
          </table:table-cell>
          <table:table-cell office:value-type="string" calcext:value-type="string">
            <text:p>#今天過得怎麼樣？村上春樹曾說過：「儀式是一件很重要的事。它讓我們對在意的事情心懷敬畏，讓我們對生活更加銘記和珍惜。」出門前給愛人一句早安、給最愛的那副眼鏡/最潮的飾品一個家的歸屬，生活中的儀式感無處不在，生命需要儀式感，你/妳也值得這樣莊重地對待自己。</text:p>
          </table:table-cell>
          <table:table-cell table:style-name="ce31" office:value-type="string" calcext:value-type="string">
            <text:p>0050pd1</text:p>
          </table:table-cell>
          <table:table-cell table:style-name="ce31" office:value-type="string" calcext:value-type="string">
            <text:p>0050pd2</text:p>
          </table:table-cell>
          <table:table-cell office:value-type="string" calcext:value-type="string">
            <text:p>∷品 牌 理 念∷❘ －回歸水泥原始質感元素－ ❘當科技越是無所不能，我們越渴望手作的溫度。手做水泥將原始氣息和設計感相融合，樸素質感的內斂，卻透著不一樣的個性氣息，低調中提升質感的設計美物替生活注入一抹新鮮元素！Join us, enjoy the cement！∷材 質 規 格∷色調 ▸ 灰 / 白材質 ▸ 水泥尺寸 ▸ L18.9 x W7.7 x H1.3cm(±3mm)重量 ▸ 250g(±20g)包裝 ▸ 紙盒、商品卡∷寄 送 說 明∷現貨商品 ▸若商品有現貨，交易金額確認後48小時內出貨。接單訂製商品 ▸若商品無現貨，自交易金額確認後7個不含假日的工作天內到貨寄出。若有送禮需求或訂購量較多，請務必提前與我們聯繫確認。∷叁 壹 提 醒∷∴本販售商品為「水泥製品」，未包含圖中配件。∴手工打造下或多或少會產生氣孔、斑駁裂紋或顏色深淺變化，因此每一件成品皆不相同，追求完美主義者還請審慎考慮。∴各電腦螢幕呈現色調不同，故存在些許色差，出貨以實際商品顏色為主。∴水泥屬易碎品請勿重摔，水泥為具吸水性多孔材質請避免沾染有色液體。 </text:p>
          </table:table-cell>
          <table:table-cell table:number-columns-repeated="11"/>
        </table:table-row>
        <table:table-row table:style-name="ro38">
          <table:table-cell office:value-type="float" office:value="51" calcext:value-type="float">
            <text:p>51</text:p>
          </table:table-cell>
          <table:table-cell office:value-type="string" calcext:value-type="string">
            <text:p>t</text:p>
          </table:table-cell>
          <table:table-cell office:value-type="string" calcext:value-type="string">
            <text:p>Art Print Poster Lanna Flower CollectionSize: A3 297 x 420mm (Vertical)Price: 1,200THB (Frame included)Price : 900THB (Frame is not included)4 Color Digital Offset printed on high quality paper Eggshell 216GSMEdition limited to 50 copies, Signed and numbered.🛒 For inquiries, please contact DM📌 Please allow 3-8 working days for hand-packing and delivery of your products.📦 Worldwide Shipping🗞 All orders up to A3 size are packed flat in sturdy mailers , Sizes over A3 are packed in mailing tubes.(Copyright © Tamattayasai, 2020) </text:p>
          </table:table-cell>
          <table:table-cell table:number-columns-repeated="14"/>
        </table:table-row>
        <table:table-row table:style-name="ro1">
          <table:table-cell office:value-type="float" office:value="52" calcext:value-type="float">
            <text:p>52</text:p>
          </table:table-cell>
          <table:table-cell office:value-type="string" calcext:value-type="string">
            <text:p>I,i,i,i,i,i,i,i</text:p>
          </table:table-cell>
          <table:table-cell table:style-name="ce31" office:value-type="string" calcext:value-type="string">
            <text:p>0052pd1</text:p>
          </table:table-cell>
          <table:table-cell table:style-name="ce31" office:value-type="string" calcext:value-type="string">
            <text:p>0052pd2</text:p>
          </table:table-cell>
          <table:table-cell table:style-name="ce31" office:value-type="string" calcext:value-type="string">
            <text:p>0052pd3</text:p>
          </table:table-cell>
          <table:table-cell table:style-name="ce31" office:value-type="string" calcext:value-type="string">
            <text:p>0052pd4</text:p>
          </table:table-cell>
          <table:table-cell table:style-name="ce31" office:value-type="string" calcext:value-type="string">
            <text:p>0052pd5</text:p>
          </table:table-cell>
          <table:table-cell table:style-name="ce31" office:value-type="string" calcext:value-type="string">
            <text:p>0052pd6</text:p>
          </table:table-cell>
          <table:table-cell table:style-name="ce31" office:value-type="string" calcext:value-type="string">
            <text:p>0052pd7</text:p>
          </table:table-cell>
          <table:table-cell table:style-name="ce31" office:value-type="string" calcext:value-type="string">
            <text:p>0052pd8</text:p>
          </table:table-cell>
          <table:table-cell table:number-columns-repeated="7"/>
        </table:table-row>
        <table:table-row table:style-name="ro18">
          <table:table-cell office:value-type="float" office:value="53" calcext:value-type="float">
            <text:p>53</text:p>
          </table:table-cell>
          <table:table-cell office:value-type="string" calcext:value-type="string">
            <text:p>v,t,i,i,i,i,i,i</text:p>
          </table:table-cell>
          <table:table-cell table:style-name="ce33" office:value-type="string" calcext:value-type="string">
            <text:p>&lt;iframe width="531" height="354" src="https://www.youtube.com/embed/_1gxNGZBNGM" title="YouTube video player" frameborder="0" allow="accelerometer; autoplay; clipboard-write; encrypted-media; gyroscope; picture-in-picture" allowfullscreen&gt;&lt;/iframe&gt;</text:p>
          </table:table-cell>
          <table:table-cell office:value-type="string" calcext:value-type="string">
            <text:p>🌹還不知道要送什麼給情人嗎？🌹歐士為您準備貼心的送禮首選【輕草地螢幕架】🌹輕草地不但讓您在上班感到煩悶時，🌹看了自己的可愛的公仔，擺放在綠茵草地上，🌹也會覺得一天的疲憊，就這樣消失了 😍外皮椴木, 內層烏心石,經曲木工法製作不易變形,防蛀蝕(台灣製造)仿真草皮, 擺上可愛的公仔小物, 創造自己的心靈綠地螢幕架的高度, 符合眼睛舒適的角度, 調整坐姿, 維持脊椎健康內徑尺寸: 寬51.5cm 深24cm 高5.5c m可收納ㄧ般大小的鍵盤, 節省桌面空間螢幕架可承受重量: 65KG以下產品材質 : 外皮椴木曲木(每個紋路都不同) 內層烏心石 . 人造草皮產品重量 : 1.5kg輕草地螢幕架 </text:p>
          </table:table-cell>
          <table:table-cell table:style-name="ce31" office:value-type="string" calcext:value-type="string">
            <text:p>0053pd1</text:p>
          </table:table-cell>
          <table:table-cell table:style-name="ce31" office:value-type="string" calcext:value-type="string">
            <text:p>0053pd2</text:p>
          </table:table-cell>
          <table:table-cell table:style-name="ce31" office:value-type="string" calcext:value-type="string">
            <text:p>0053pd3</text:p>
          </table:table-cell>
          <table:table-cell table:style-name="ce31" office:value-type="string" calcext:value-type="string">
            <text:p>0053pd4</text:p>
          </table:table-cell>
          <table:table-cell table:style-name="ce31" office:value-type="string" calcext:value-type="string">
            <text:p>0053pd5</text:p>
          </table:table-cell>
          <table:table-cell table:style-name="ce31" office:value-type="string" calcext:value-type="string">
            <text:p>0053pd6</text:p>
          </table:table-cell>
          <table:table-cell table:number-columns-repeated="7"/>
        </table:table-row>
        <table:table-row table:style-name="ro39">
          <table:table-cell office:value-type="float" office:value="54" calcext:value-type="float">
            <text:p>54</text:p>
          </table:table-cell>
          <table:table-cell office:value-type="string" calcext:value-type="string">
            <text:p>t</text:p>
          </table:table-cell>
          <table:table-cell office:value-type="string" calcext:value-type="string">
            <text:p>故事版暖燈禮盒是Vana Candles推出的最新設計，靈感源於歐洲自中古世紀、文藝復興、啟蒙時代一路到工業革命上的文明進步意象。蠟燭、油燈在歷史上的推行，對人類的發展史別具重要意義，如今身處數百年後的現代人類已可以輕鬆使用照明工具。我們誠摯邀請您使用Vana Candles香氛暖燈，別忘了從主視覺包裝上的仿舊羊皮紙和花體書寫中探究時光、光影和香氣的變化！Vana Candles復古金屬小暖燈禮盒，結合復古風金屬油燈概念與現代簡約元素加以設計，搭配Vana Candles經典香氛蠟燭(兩種香氛)，除了適合送禮表達心意，也不妨為自己點一盞香氛暖燈享受生活品味的小確幸。Vana Candles瑞典設計香氛蠟燭暖燈，靈感擷取歐陸復古油燈風格，搭配Vana Candles香氛蠟燭將空間營造出寧靜舒適的氛圍。香氛暖燈改變了傳統需點燃蠟燭才能釋放香氛的做法，避免隧道現象，進一步延長蠟燭使用壽命，香氛暖燈的存在讓享受蠟燭的經驗更加安心安全和更多樂趣！獨家仿舊電鍍金屬色澤，搭配流線型曲度，流露出歲月時光的美好，可於短時間內帶出蠟燭的香氣，轉換空間和身心情境。即使直接擺設在家裡、店內等空間也是品味獨樹一格的體現！【黃銅故事版內容物】1 x 復古金屬小暖燈-黃銅1 x 經典香氛大豆蠟燭營火60g1 x 經典香氛大豆蠟燭極光60g2 x 暖燈專用燈泡【白灰故事版內容物】1 x 復古金屬小暖燈-白灰1 x 經典香氛大豆蠟燭營火60g1 x 經典香氛大豆蠟燭極光60g2 x 暖燈專用燈泡◆Brasa營火 以特調的菸草木配方溫暖的燃燒出屬於您平靜沉穩的夜晚。◆Norrsken極光 是高緯度地區特有的大自然魔幻景色，佐松樹香氣的自然氣息，給您遼闊無比的空間感。Vana Candles香氛蠟燭，可於室內使用，睡前記得熄滅，包裝上皆有附上使用說明與注意事項，第一次使用請詳閱。單入容量 : 60g (共2入)單入燃燒時間 : 15小時暖燈規格燈泡(內贈2顆) : GU10鹵素燈泡-35W (台灣地區燈泡一年保固)可調光蠟燭暖燈 : 電壓110V/功率35W/電流0.3A高23cm x 寬12cm◆此暖燈適用 Vana Candles 60克香氛蠟燭，也適用含容器高&lt;7cm以下，直徑&lt;7cm以下的蠟燭。◆若發現香氛蠟燭濃郁的香味已淡去，可在加熱一段時間倒掉表面的蠟液，保持香氛香味的濃度。**如購買此商品四個以上(含)物流請選擇貨運宅配* 欲國際運送客戶請先私訊我們，確認是否符合當地電壓和運送支援再下單喔 * </text:p>
          </table:table-cell>
          <table:table-cell table:number-columns-repeated="14"/>
        </table:table-row>
        <table:table-row table:style-name="ro13">
          <table:table-cell office:value-type="float" office:value="55" calcext:value-type="float">
            <text:p>55</text:p>
          </table:table-cell>
          <table:table-cell office:value-type="string" calcext:value-type="string">
            <text:p>t,v,i,i,i,i,i,i</text:p>
          </table:table-cell>
          <table:table-cell office:value-type="string" calcext:value-type="string">
            <text:p>特點簡潔如壹，不占空間，隨處可放。剛正不阿，極簡設計。三足鼎立之勢、筋骨之力、內省克制之美。 </text:p>
          </table:table-cell>
          <table:table-cell table:style-name="ce33" office:value-type="string" calcext:value-type="string">
            <text:p>&lt;iframe width="531" height="354" src="https://www.youtube.com/embed/Pl-iOVr3mKo" title="YouTube video player" frameborder="0" allow="accelerometer; autoplay; clipboard-write; encrypted-media; gyroscope; picture-in-picture" allowfullscreen&gt;&lt;/iframe&gt;</text:p>
          </table:table-cell>
          <table:table-cell table:style-name="ce31" office:value-type="string" calcext:value-type="string">
            <text:p>0055pd1</text:p>
          </table:table-cell>
          <table:table-cell table:style-name="ce31" office:value-type="string" calcext:value-type="string">
            <text:p>0055pd2</text:p>
          </table:table-cell>
          <table:table-cell table:style-name="ce31" office:value-type="string" calcext:value-type="string">
            <text:p>0055pd3</text:p>
          </table:table-cell>
          <table:table-cell table:style-name="ce31" office:value-type="string" calcext:value-type="string">
            <text:p>0055pd4</text:p>
          </table:table-cell>
          <table:table-cell table:style-name="ce31" office:value-type="string" calcext:value-type="string">
            <text:p>0055pd5</text:p>
          </table:table-cell>
          <table:table-cell table:style-name="ce31" office:value-type="string" calcext:value-type="string">
            <text:p>0055pd6</text:p>
          </table:table-cell>
          <table:table-cell table:number-columns-repeated="7"/>
        </table:table-row>
        <table:table-row table:style-name="ro5">
          <table:table-cell office:value-type="float" office:value="56" calcext:value-type="float">
            <text:p>56</text:p>
          </table:table-cell>
          <table:table-cell office:value-type="string" calcext:value-type="string">
            <text:p>t,i</text:p>
          </table:table-cell>
          <table:table-cell office:value-type="string" calcext:value-type="string">
            <text:p>❒ 衛生紙套可以把衛生紙放進去包起來放在日常生活的各處都很適合～適用一般抽取式衛生紙實際使用的樣子 </text:p>
          </table:table-cell>
          <table:table-cell table:style-name="ce31" office:value-type="string" calcext:value-type="string">
            <text:p>0056pd1</text:p>
          </table:table-cell>
          <table:table-cell table:number-columns-repeated="13"/>
        </table:table-row>
        <table:table-row table:style-name="ro1">
          <table:table-cell office:value-type="float" office:value="57" calcext:value-type="float">
            <text:p>57</text:p>
          </table:table-cell>
          <table:table-cell office:value-type="string" calcext:value-type="string">
            <text:p>I,i,i,i,i</text:p>
          </table:table-cell>
          <table:table-cell table:style-name="ce31" office:value-type="string" calcext:value-type="string">
            <text:p>0057pd1</text:p>
          </table:table-cell>
          <table:table-cell table:style-name="ce31" office:value-type="string" calcext:value-type="string">
            <text:p>0057pd2</text:p>
          </table:table-cell>
          <table:table-cell table:style-name="ce31" office:value-type="string" calcext:value-type="string">
            <text:p>0057pd3</text:p>
          </table:table-cell>
          <table:table-cell table:style-name="ce31" office:value-type="string" calcext:value-type="string">
            <text:p>0057pd4</text:p>
          </table:table-cell>
          <table:table-cell table:style-name="ce31" office:value-type="string" calcext:value-type="string">
            <text:p>0057pd5</text:p>
          </table:table-cell>
          <table:table-cell table:number-columns-repeated="10"/>
        </table:table-row>
        <table:table-row table:style-name="ro13">
          <table:table-cell office:value-type="float" office:value="58" calcext:value-type="float">
            <text:p>58</text:p>
          </table:table-cell>
          <table:table-cell office:value-type="string" calcext:value-type="string">
            <text:p>t</text:p>
          </table:table-cell>
          <table:table-cell office:value-type="string" calcext:value-type="string">
            <text:p>來自日本廣島豐田產業，純手工打造木製收納盒。仿照小學體育課的跳箱，讓您回憶童年！！3層5層，容量不同，可依需求作收納與歸類使用。放在桌面上保證是目光與話題焦點！！本賣場款式資訊如下款式：Punva 堆疊式3層層數：3層尺吋：W12XD16XH14.5 cm重量：約510g材質：桐木/頂層為厚帆布與消臭綿多種款式與尺寸依使用需求選擇！迷你堆疊式：3層/5層迷你抽屜式：3層/5層一般抽屜式：3層B6/5層B6/5層B5產地/製造方式產地日本 純手工製作</text:p>
          </table:table-cell>
          <table:table-cell table:number-columns-repeated="14"/>
        </table:table-row>
        <table:table-row table:style-name="ro40">
          <table:table-cell office:value-type="float" office:value="59" calcext:value-type="float">
            <text:p>59</text:p>
          </table:table-cell>
          <table:table-cell office:value-type="string" calcext:value-type="string">
            <text:p>t,i,i,i,i,t</text:p>
          </table:table-cell>
          <table:table-cell office:value-type="string" calcext:value-type="string">
            <text:p>🌳🐰療癒的微型景觀森林，可愛的小兔子躺在草皮上注視著蒲公英，陽光温柔地灑落在它的身上，一個個都撑著一把雪白的毛绒小傘，等待一陣風吹了過来~♡創作權請勿帶走♡勿抄襲📣此款沒有現貨.需要5~6個工作天📣👉👉👉👉👉👉👉👉👉👉👉👉👉(不開放客製化) </text:p>
          </table:table-cell>
          <table:table-cell table:style-name="ce31" office:value-type="string" calcext:value-type="string">
            <text:p>0059pd1</text:p>
          </table:table-cell>
          <table:table-cell table:style-name="ce31" office:value-type="string" calcext:value-type="string">
            <text:p>0059pd2</text:p>
          </table:table-cell>
          <table:table-cell table:style-name="ce31" office:value-type="string" calcext:value-type="string">
            <text:p>0059pd3</text:p>
          </table:table-cell>
          <table:table-cell table:style-name="ce31" office:value-type="string" calcext:value-type="string">
            <text:p>0059pd4</text:p>
          </table:table-cell>
          <table:table-cell office:value-type="string" calcext:value-type="string">
            <text:p>羊奶奶可為你代寫卡片，請提供卡片內容~【材質】蒲公英為永生真花👉(經過特殊處理.不易掉落...大概可放2~3年)👈+(自製手工捏製兔子)+乾燥花+仿真草+木頭+樹脂+顏料+碎石頭+玻璃瓶。【尺寸】瓶子大小:長14cm.寬9cm。(可參考圖六)【獨立包裝盒】大小:長17cm.寬12cm.高12cm。🍀🍀🍀此作品不需要自行DIY喔~收到會是完整的森林構圖🍀🍀🍀很適合送禮喔~🎁■玻璃瓶為手工吹製工藝，每一個形狀大小或瓶口邊緣收尾會有不完美現象，介意者慎買！謝謝！■照片會因拍攝光線角度與每台螢幕調色，而與實物顏色略有不同。純手工製作難免會有些小氣泡、手工痕跡。[保養小叮嚀]/ 注意事項 /永生花請放在市內陽光照射不到且通風良好、避免潮溼的地方，以免乾燥花迅速褪色或者發霉。長時間擺放產生灰塵，請用小毛刷輕刷即可。永生花是真花經過特殊技術製作保持鮮花色彩，不必澆水照顧，可保持一至二年以上不褪色。【關於發貨】💗出貨會有保麗龍保護+獨立盒子💗貨物■出貨日期我們收到您的時間從目前和5〜7天，依擁擠的順序立場出貨。 </text:p>
          </table:table-cell>
          <table:table-cell table:number-columns-repeated="9"/>
        </table:table-row>
        <table:table-row table:style-name="ro1">
          <table:table-cell office:value-type="float" office:value="60" calcext:value-type="float">
            <text:p>60</text:p>
          </table:table-cell>
          <table:table-cell office:value-type="string" calcext:value-type="string">
            <text:p>I</text:p>
          </table:table-cell>
          <table:table-cell table:style-name="ce31" office:value-type="string" calcext:value-type="string">
            <text:p>0060pd1</text:p>
          </table:table-cell>
          <table:table-cell table:number-columns-repeated="14"/>
        </table:table-row>
        <table:table-row table:style-name="ro41">
          <table:table-cell office:value-type="float" office:value="61" calcext:value-type="float">
            <text:p>61</text:p>
          </table:table-cell>
          <table:table-cell office:value-type="string" calcext:value-type="string">
            <text:p>I,t,i,t,i,t</text:p>
          </table:table-cell>
          <table:table-cell table:style-name="ce31" office:value-type="string" calcext:value-type="string">
            <text:p>0061pd1</text:p>
          </table:table-cell>
          <table:table-cell office:value-type="string" calcext:value-type="string">
            <text:p>【防疫產品」優先24 小時內出貨，庫存充足】「7-11、全家等超取」：週一至週六23:59前訂單24 小時內出貨，其餘下週一出貨。「快遞」：週一至週五12:00前訂單24 小時內出貨，其餘下週一出貨。港澳可發。▏沐時光乾洗手植萃噴霧 ▏沐時光依照歐洲傳統調香工法，以蒸餾水、食品級優質75%酒精、植萃精油組成，含植物甘油成分可保護滋潤皮膚，隨身攜帶隨時進行手部「乾洗手」、出入公共場合隨時對物品噴灑擦拭清潔，守護全家人健康。 </text:p>
          </table:table-cell>
          <table:table-cell table:style-name="ce31" office:value-type="string" calcext:value-type="string">
            <text:p>0061pd2</text:p>
          </table:table-cell>
          <table:table-cell office:value-type="string" calcext:value-type="string">
            <text:p>▏使用方法 ▏一、乾洗手： 均勻噴灑於雙手，輕輕搓揉至完全揮發。二、精油香氛擴香: 噴2下至衛生紙、紙巾、手帕，再置於衣櫥、枕邊、車內達精油芳香效果三、空間香氛: 噴灑空間散發精油香氛。四、物品清潔：公共場合各式物品清潔，均勻噴灑於物品再擦拭清潔 。注意！含75%酒精成分請勿噴灑於含有化學塗層之產品。例如：手機、電視螢幕。 </text:p>
          </table:table-cell>
          <table:table-cell table:style-name="ce31" office:value-type="string" calcext:value-type="string">
            <text:p>0061pd3</text:p>
          </table:table-cell>
          <table:table-cell office:value-type="string" calcext:value-type="string">
            <text:p>▏沐時光白橙花青檸植萃噴霧 ▏一款涵蓋14世紀歐洲人文、氣候、歷史背景的氣味。在中世紀歐洲，隨手可得的柑橘果實、枝葉和白花就是這時期常用的香材。沐時光依照歐洲傳統調香工法，以蒸餾水、75%酒精、柑橘調精油組成，所有的香料都採集自大自然：西西里島的青檸、塞維亞苦橙、英國白橙花，還原復刻14世紀歐洲一方人文風土。前味：西西里青檸果實香、回青橙果皮中味：英國白橙花後味：塞維亞苦橙枝葉 </text:p>
          </table:table-cell>
          <table:table-cell table:number-columns-repeated="9"/>
        </table:table-row>
        <table:table-row table:style-name="ro14">
          <table:table-cell office:value-type="float" office:value="62" calcext:value-type="float">
            <text:p>62</text:p>
          </table:table-cell>
          <table:table-cell office:value-type="string" calcext:value-type="string">
            <text:p>v,i,i</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62pd1</text:p>
          </table:table-cell>
          <table:table-cell table:style-name="ce31" office:value-type="string" calcext:value-type="string">
            <text:p>0062pd2</text:p>
          </table:table-cell>
          <table:table-cell table:number-columns-repeated="12"/>
        </table:table-row>
        <table:table-row table:style-name="ro42">
          <table:table-cell office:value-type="float" office:value="63" calcext:value-type="float">
            <text:p>63</text:p>
          </table:table-cell>
          <table:table-cell office:value-type="string" calcext:value-type="string">
            <text:p>t,i,t</text:p>
          </table:table-cell>
          <table:table-cell office:value-type="string" calcext:value-type="string">
            <text:p>LANIAKEA 純天然植物精油 | LANIAKEA PURE ESSENTIAL OIL來自法國等地，堅持天然、純淨的好精油，植物萃取。可用於水氧機、香薰機、擴香石，也可使用植物性基底油稀釋後，用於芳療紓壓，放鬆身心，撫慰你繁忙疲憊的心靈。 </text:p>
          </table:table-cell>
          <table:table-cell table:style-name="ce31" office:value-type="string" calcext:value-type="string">
            <text:p>0063pd1</text:p>
          </table:table-cell>
          <table:table-cell office:value-type="string" calcext:value-type="string">
            <text:p>| 商品規格 |◉ 玫瑰精油ROSE ESSENTIAL OIL學名：Rosa damascena P. Miller萃取：部位-花瓣 / 方式-溶劑萃取產地：法國清新療癒花香香味特色：1.玫瑰香氣可以緩解焦慮心情，增加生活情調。2.提振心情，舒緩神經緊張和壓力，營造積極正面情緒。3.提升環境平靜安寧的氛圍。建議搭配：佛手柑精油、葡萄柚精油、檀香木精油、依蘭精油-◉ 快樂鼠尾草精油CLARY SAGE ESSENTIAL OIL學名：Salvia Officinalis萃取：部位-花與莖 / 方式-蒸餾產地：法國甜美草本花香香味特色：1.氣味帶有類似麝香及琥珀味。2.帶來歡愉及幸福感，使人感到生命充滿希望，是極佳的精神振奮劑。3.心情低潮或精神緊張時，可以搭配水氧機使用，緩解焦慮情緒。建議搭配：甜橙精油、薄荷精油-◉ 天竺葵精油GERANIUM ESSENTIAL OIL學名：Pelargonium萃取：部位-花朵 / 方式-蒸餾產地：埃及香甜柔美花香香味特色：1.人類使用天竺葵精油的歷史可追朔到古埃及時代，因其味道與玫瑰近似，故又稱為窮人的玫瑰。2.味道柔和甜美，可安撫焦慮、慌亂情緒及沉澱思緒。3.經期時，可搭配水氧機或擴香石使用，讓灰暗的心情由陰轉晴。建議搭配：佛手柑精油、葡萄柚精油、甜橙精油、薄荷精油、檀香木精油、依蘭精油-◉ 有機高地薰衣草精油LAVANDER ESSENTIAL OIL學名：Lavandula angustifolia萃取：部位-花朵 / 方式-蒸餾產地：法國有機認證：英國土壤協會</text:p>
          </table:table-cell>
          <table:table-cell table:number-columns-repeated="12"/>
        </table:table-row>
        <table:table-row table:style-name="ro14">
          <table:table-cell office:value-type="float" office:value="64" calcext:value-type="float">
            <text:p>64</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64pd1</text:p>
          </table:table-cell>
          <table:table-cell table:number-columns-repeated="13"/>
        </table:table-row>
        <table:table-row table:style-name="ro43">
          <table:table-cell office:value-type="float" office:value="65" calcext:value-type="float">
            <text:p>65</text:p>
          </table:table-cell>
          <table:table-cell office:value-type="string" calcext:value-type="string">
            <text:p>t,i,t,i,i,t,i,i</text:p>
          </table:table-cell>
          <table:table-cell office:value-type="string" calcext:value-type="string">
            <text:p>- 日本KINTO 2020年春夏保溫系列- 真空304不鏽鋼，雙層結構保溫保冷6小時- 撥桿型圓潤壺嘴，移動中單手輕壓即可飲用- 上蓋附圓環方便持握及攜帶- 底部高度緩衝材質，減低衝擊及聲音 </text:p>
          </table:table-cell>
          <table:table-cell table:style-name="ce31" office:value-type="string" calcext:value-type="string">
            <text:p>0065pd1</text:p>
          </table:table-cell>
          <table:table-cell office:value-type="string" calcext:value-type="string">
            <text:p>暨推出一系列受好評的保溫瓶系列後，2020春夏KINTO首次針對熱愛戶外運動的人士發表「ACTIVE TUMBLER運動魔法瓶」，推出600ml與800ml兩種大容量，搭配沉穩卻不失質感的配色，為在陽光下揮灑汗水享受運動生活的你，提供補充能量的最佳選擇。 </text:p>
          </table:table-cell>
          <table:table-cell table:style-name="ce31" office:value-type="string" calcext:value-type="string">
            <text:p>0065pd2</text:p>
          </table:table-cell>
          <table:table-cell table:style-name="ce31" office:value-type="string" calcext:value-type="string">
            <text:p>0065pd3</text:p>
          </table:table-cell>
          <table:table-cell office:value-type="string" calcext:value-type="string">
            <text:p>最大特色莫過在靈巧的撥桿型圓潤壺嘴，即時在移動時單手輕壓即可直接傾斜瓶身舒適飲用；寬口設計能輕易放入任何飲品及冰塊，搭以真空雙層結構即可長時間保冷；底部裝有高度緩衝的合成橡膠材質能在放置時減輕瓶身的衝擊及降低聲音，而上蓋附有可勾起的圓環更方便持握，各種貼心的細節讓你在參與大小運動同時或是作為日常隨身攜帶，都能隨時輕鬆補水！ </text:p>
          </table:table-cell>
          <table:table-cell table:style-name="ce31" office:value-type="string" calcext:value-type="string">
            <text:p>0065pd4</text:p>
          </table:table-cell>
          <table:table-cell table:style-name="ce31" office:value-type="string" calcext:value-type="string">
            <text:p>0065pd5</text:p>
          </table:table-cell>
          <table:table-cell table:number-columns-repeated="7"/>
        </table:table-row>
        <table:table-row table:style-name="ro44">
          <table:table-cell office:value-type="float" office:value="66" calcext:value-type="float">
            <text:p>66</text:p>
          </table:table-cell>
          <table:table-cell office:value-type="string" calcext:value-type="string">
            <text:p>t,i,i,i,i,i,i,i</text:p>
          </table:table-cell>
          <table:table-cell office:value-type="string" calcext:value-type="string">
            <text:p>簡約、細緻帶點復古風格的獨特外觀設計，巧妙融入自然元素；著重產品使用舒適度與便攜性，利用功能與外觀兼具的生活裝飾，營造空間氛圍，輕易融入生活各種情境，提升生活層次與質感。2000K 黃光色溫，不分段調光 LED 燈2000K 黃光色溫彷彿真實燭光般溫暖，配合使用環境場景調整適合亮度。輕巧便攜重量僅500 g，輕巧易攜帶、不占空間，隨處享受柔和光線及優美音樂。micro USB充電充電時間 4 小時，使用 micro USB 連接埠，適用多款設備供電，插孔具防水防塵設計。同時播放音樂及照明可持續 5 小時同時撥放音樂及照明可持續使用整晚（音量 70% 流行音樂）。360 度無指向音響360 度環繞音效，可同時串接2台音響達到左右聲道聲場效果。支援藍牙 V4.2可透過藍牙功能連接智慧型手機或音樂播放器等裝置，輕鬆播放音樂。生活防水IPX4 防水等級，水從任何角度潑濺不受影響，適合戶外活動。｜內容物｜煤油燈藍牙音響（附透明玻璃燈罩）1台、Micro USB充電線1條、使用說明書｜注意事項｜避免接觸海水、腐蝕液體，或長期於潮溼處（浴室等）使用。請勿靠近 45°C 以上高溫、熱源或長時間放置陽光直射處或汽車中。請勿於 0°C 以下使用。請勿覆蓋布料、衣物、紡織品等物於本產品上。充電時請勿離開。使用中有異常現象請立即停止使用。產品內鋰電池漏電時請勿觸摸，以免導致灼傷等受傷症狀；如誤觸請以大量清水沖洗，並立即向醫師諮詢及診察。｜規格｜產品尺寸：Φ110×270 mm（含玻璃燈罩）產品重量：500 g充電介面：DC 5V1A Micro USB電池規格：鋰聚合物電池3.7V 1700mAh光源規格：0.2 W×2亮度：30流明（100%）色溫：2000 K光源類型：無段調光LED燈藍牙版本：Bluetooth® V4.2傳輸距離：8 m以內（因環境因素和藍牙裝置不同而異）藍牙發射功率：5 dBm額定功率：5 W電池充電時間：4小時照明時間：8小時（100％）播放時間：7小時（音量70％）防水等級：IPX4材質：玻璃、ABS樹脂產地：日本設計中國製造保固期間：1年（不含人為因素造成之故障或毀損、配件耗材）NCC：CI557065270021BSMI：CCAO18LP0980T0*商品規格、尺寸與圖片僅供參考，實際以收到為準。*玻璃燈罩皆手工燒製，斷面略有不平整屬正常現象。 </text:p>
          </table:table-cell>
          <table:table-cell table:style-name="ce31" office:value-type="string" calcext:value-type="string">
            <text:p>0066pd1</text:p>
          </table:table-cell>
          <table:table-cell table:style-name="ce31" office:value-type="string" calcext:value-type="string">
            <text:p>0066pd2</text:p>
          </table:table-cell>
          <table:table-cell table:style-name="ce31" office:value-type="string" calcext:value-type="string">
            <text:p>0066pd3</text:p>
          </table:table-cell>
          <table:table-cell table:style-name="ce31" office:value-type="string" calcext:value-type="string">
            <text:p>0066pd4</text:p>
          </table:table-cell>
          <table:table-cell table:style-name="ce31" office:value-type="string" calcext:value-type="string">
            <text:p>0066pd5</text:p>
          </table:table-cell>
          <table:table-cell table:style-name="ce31" office:value-type="string" calcext:value-type="string">
            <text:p>0066pd6</text:p>
          </table:table-cell>
          <table:table-cell table:style-name="ce31" office:value-type="string" calcext:value-type="string">
            <text:p>0066pd7</text:p>
          </table:table-cell>
          <table:table-cell table:number-columns-repeated="7"/>
        </table:table-row>
        <table:table-row table:style-name="ro20">
          <table:table-cell office:value-type="float" office:value="67" calcext:value-type="float">
            <text:p>67</text:p>
          </table:table-cell>
          <table:table-cell office:value-type="string" calcext:value-type="string">
            <text:p>t</text:p>
          </table:table-cell>
          <table:table-cell office:value-type="string" calcext:value-type="string">
            <text:p>🌝台灣本島皆含運藝術家：鍾幸潓 Hsing Hui Chung英國伯明翰藝術學院（Birmingham School of Art)留學生/作品名稱：合歡山寫生此件作品是藝術家在登合歡山時對眼前的景色感到震撼而畫下的感動.媒材：蠟筆（crayon)、厚紙板作品年份：2016尺寸：21*27 cm </text:p>
          </table:table-cell>
          <table:table-cell table:number-columns-repeated="14"/>
        </table:table-row>
        <table:table-row table:style-name="ro1">
          <table:table-cell office:value-type="float" office:value="68" calcext:value-type="float">
            <text:p>68</text:p>
          </table:table-cell>
          <table:table-cell office:value-type="string" calcext:value-type="string">
            <text:p>I</text:p>
          </table:table-cell>
          <table:table-cell table:style-name="ce31" office:value-type="string" calcext:value-type="string">
            <text:p>0068pd1</text:p>
          </table:table-cell>
          <table:table-cell table:number-columns-repeated="14"/>
        </table:table-row>
        <table:table-row table:style-name="ro45">
          <table:table-cell office:value-type="float" office:value="69" calcext:value-type="float">
            <text:p>69</text:p>
          </table:table-cell>
          <table:table-cell office:value-type="string" calcext:value-type="string">
            <text:p>t,i,t,i,i,i,i,i</text:p>
          </table:table-cell>
          <table:table-cell office:value-type="string" calcext:value-type="string">
            <text:p>點燃蠟燭，看著燭光，心中升起暖暖的感受，享受著原木芯燃燒時的聲響，視覺及燃燒的穩定感，飄揚著香氛蠟燭的美妙氣息，視覺、嗅覺、聽覺都得到滿足。堅持全程手工製作包裝，讓平價帶來高貴的享受。 </text:p>
          </table:table-cell>
          <table:table-cell table:style-name="ce31" office:value-type="string" calcext:value-type="string">
            <text:p>0069pd1</text:p>
          </table:table-cell>
          <table:table-cell office:value-type="string" calcext:value-type="string">
            <text:p>蠟燭燃燒後不會產生甲苯或其他對人類有害物質，即使家中有小朋友或長者都可以放心使用。產品均為手工製作，當產品貨量不足時會與您聯繫約定出貨日期。◆使用方式◆點燃蠟燭後，需燃燒約30分鐘後開始散發香味，每款精油香味擴散的效果不同，等待的時間也會不一樣，此款蠟燭適合3-4坪小空間使用。◆蠟蠋燃燒時冒黑煙的原因◆1.燭芯過長：木片芯每次點燃前都需修剪，留約0.6公分。2.蠟燭沒有在穩定無風的地方穩定燃燒：蠟蠋如果燃燒時一直被風吹到，會造成燃燒不完全而冒出黑煙。香氛蠟燭每次點燃，都務必將蠟燭表面都融化成蠟液，才會達到最完美的擴散效果！◆商品規格◆原價：1500容量：80g ±10% /顆使用時間：每顆約可燃燒16個小時產地：台灣製造方式：100%手工製作◆香味介紹◆ </text:p>
          </table:table-cell>
          <table:table-cell table:style-name="ce31" office:value-type="string" calcext:value-type="string">
            <text:p>0069pd2</text:p>
          </table:table-cell>
          <table:table-cell table:style-name="ce31" office:value-type="string" calcext:value-type="string">
            <text:p>0069pd3</text:p>
          </table:table-cell>
          <table:table-cell table:style-name="ce31" office:value-type="string" calcext:value-type="string">
            <text:p>0069pd4</text:p>
          </table:table-cell>
          <table:table-cell table:style-name="ce31" office:value-type="string" calcext:value-type="string">
            <text:p>0069pd5</text:p>
          </table:table-cell>
          <table:table-cell table:style-name="ce31" office:value-type="string" calcext:value-type="string">
            <text:p>0069pd6</text:p>
          </table:table-cell>
          <table:table-cell table:number-columns-repeated="7"/>
        </table:table-row>
        <table:table-row table:style-name="ro46">
          <table:table-cell office:value-type="float" office:value="70" calcext:value-type="float">
            <text:p>70</text:p>
          </table:table-cell>
          <table:table-cell office:value-type="string" calcext:value-type="string">
            <text:p>v,t,i,t,i,t,i</text:p>
          </table:table-cell>
          <table:table-cell table:style-name="ce33" office:value-type="string" calcext:value-type="string">
            <text:p>&lt;iframe width="531" height="354" src="https://www.youtube.com/embed/MtrI-iFq_Ec" title="YouTube video player" frameborder="0" allow="accelerometer; autoplay; clipboard-write; encrypted-media; gyroscope; picture-in-picture" allowfullscreen&gt;&lt;/iframe&gt;</text:p>
          </table:table-cell>
          <table:table-cell office:value-type="string" calcext:value-type="string">
            <text:p>你是否也希望在享受手搖飲料的同時不再製造更多垃圾卻始終找不到一個符合你需求的飲料杯呢？沒有吸管的「FLOAT漂浮珍奶杯」會是你的最佳夥伴！根據我們的調查統計，擁有吸管環保杯的人當中有50％的人都逐漸減少使用頻率 </text:p>
          </table:table-cell>
          <table:table-cell table:style-name="ce31" office:value-type="string" calcext:value-type="string">
            <text:p>0070pd1</text:p>
          </table:table-cell>
          <table:table-cell office:value-type="string" calcext:value-type="string">
            <text:p>「FLOAT漂浮珍奶杯」擁有特殊內杯提高配料位置，讓你不需要吸管也可以喝珍奶內杯盛裝配料並移至飲料最上方，只要仰頭飲用，就能讓飲料和配料一起到達口中 </text:p>
          </table:table-cell>
          <table:table-cell table:style-name="ce31" office:value-type="string" calcext:value-type="string">
            <text:p>0070pd2</text:p>
          </table:table-cell>
          <table:table-cell office:value-type="string" calcext:value-type="string">
            <text:p>杯口特殊大小，配料飲料都喝得到杯口特殊的橢圓形狀比例，讓配料通過時飲料依然能從兩側流出，飲用時能控制飲料與配料的比例，絕不會喝到滿口珍珠卻沒有茶。 </text:p>
          </table:table-cell>
          <table:table-cell table:style-name="ce31" office:value-type="string" calcext:value-type="string">
            <text:p>0070pd3</text:p>
          </table:table-cell>
          <table:table-cell table:number-columns-repeated="8"/>
        </table:table-row>
        <table:table-row table:style-name="ro15">
          <table:table-cell office:value-type="float" office:value="71" calcext:value-type="float">
            <text:p>71</text:p>
          </table:table-cell>
          <table:table-cell office:value-type="string" calcext:value-type="string">
            <text:p>t,i,i,i,i</text:p>
          </table:table-cell>
          <table:table-cell office:value-type="string" calcext:value-type="string">
            <text:p>［本商品內容由 Pinkoi 協助翻譯，實際商品由泰國設計師親自為您寄出！］鬼蝠魟造型毛毯鬼蝠魟也是瀕臨絕種的海洋生物之一，期望藉有此海洋系列商品圖樣做為起點，讓大家意識到照顧、保護大自然與海洋生物的重要性。材質：聚酯纖維尺寸：150 x 85 公分清洗方式：使用洗衣機清洗 </text:p>
          </table:table-cell>
          <table:table-cell table:style-name="ce31" office:value-type="string" calcext:value-type="string">
            <text:p>0071pd1</text:p>
          </table:table-cell>
          <table:table-cell table:style-name="ce31" office:value-type="string" calcext:value-type="string">
            <text:p>0071pd2</text:p>
          </table:table-cell>
          <table:table-cell table:style-name="ce31" office:value-type="string" calcext:value-type="string">
            <text:p>0071pd3</text:p>
          </table:table-cell>
          <table:table-cell table:style-name="ce31" office:value-type="string" calcext:value-type="string">
            <text:p>0071pd4</text:p>
          </table:table-cell>
          <table:table-cell table:number-columns-repeated="10"/>
        </table:table-row>
        <table:table-row table:style-name="ro18">
          <table:table-cell office:value-type="float" office:value="72" calcext:value-type="float">
            <text:p>72</text:p>
          </table:table-cell>
          <table:table-cell office:value-type="string" calcext:value-type="string">
            <text:p>t</text:p>
          </table:table-cell>
          <table:table-cell office:value-type="string" calcext:value-type="string">
            <text:p>張凌翔的作品多以單一色彩承載作者多變的思緒，同時呈現多樣刀刻技巧所堆疊出的豐富畫面，值得細細品味。張凌翔的作品在國際迷你版畫競賽中獲獎無數，亦曾入選東京、柏林、西班牙、俄羅斯等...國際迷你版畫展展出與典藏。什麼是版畫？版畫是一個統稱，指的是運用傳統印刷的技術所創作的藝術作品，具有間接性、複數性的特色，以印刷原理來分類的話，可以簡單的分成凸版、凹版、平版、孔版四個大類，各版種還可細分各種不同的製作技法。近代因電腦科技的發達，還多了數位版這一個分類。什麼是木口木版？木口木版（Wood Engraving）是指使用樹木的橫切面為版材的一種版種，通常使用較堅硬的木材如：櫻花木、椿、石榴…等，所以不論使用陰刻或陽刻的方式製版，都能夠刻出非常細緻的線條與視覺效果，是精緻度與表現效果都非常優秀的一種技法，由於其細緻與耐印性，歐洲早期圖鑑書插圖常採用木口木版印刷內頁插圖。作品資訊--藝術家：張凌翔尺寸：約11.5x13.8cm(畫心)版種：木口木版年代：2016加工註解：印製於日本雁皮宣上，再裱貼於日本和紙。作品含框裱。限量版數28張 </text:p>
          </table:table-cell>
          <table:table-cell table:number-columns-repeated="14"/>
        </table:table-row>
        <table:table-row table:style-name="ro47">
          <table:table-cell office:value-type="float" office:value="73" calcext:value-type="float">
            <text:p>73</text:p>
          </table:table-cell>
          <table:table-cell office:value-type="string" calcext:value-type="string">
            <text:p>t</text:p>
          </table:table-cell>
          <table:table-cell office:value-type="string" calcext:value-type="string">
            <text:p>乾燥花DIY杯 新春賀禮內容物：乾燥花組（薰衣草花束、松果、橡果、甜橙乾...）*乾燥花內容物會依照季節/產地不同而做調整喔*純精油*1（附甜橙；也可用超划算的價格加購其他精油）玻璃杯200ml附木蓋（優質玻璃杯，木蓋可密封）附紙提袋//乾燥花除了美觀漂亮之外其實也是很棒的擴香工具可以依照自己的意思插擺乾燥花材料再將朵氛無毒精油直接滴在乾燥花果上不插電不用加水就成了既漂亮又實用的擴香小花瓶擺在桌上或送禮都是非常棒的選擇使用後的玻璃瓶還能洗淨當保存密封罐或是將擴香石放入後滴上精油，隨時上蓋即可延長擴香石的香氣～//＊檸檬LEMON＊拉丁學名：Citrus limon產地：義大利萃取於新鮮檸檬的外皮，因需要充足日曬才能生長，因此柑橘類的精油都有讓人覺得正向與明亮的特質。檸檬的全身上下皆是寶，對身體及心靈的好處說不完。檸檬獨有的清新香氣，可以振奮精神、帶走憂鬱，除了可以淨化空氣之外，也是居家清潔的好夥伴。 </text:p>
          </table:table-cell>
          <table:table-cell table:number-columns-repeated="14"/>
        </table:table-row>
        <table:table-row table:style-name="ro1">
          <table:table-cell office:value-type="float" office:value="74" calcext:value-type="float">
            <text:p>74</text:p>
          </table:table-cell>
          <table:table-cell office:value-type="string" calcext:value-type="string">
            <text:p>I,i,i,i</text:p>
          </table:table-cell>
          <table:table-cell table:style-name="ce31" office:value-type="string" calcext:value-type="string">
            <text:p>0074pd1</text:p>
          </table:table-cell>
          <table:table-cell table:style-name="ce31" office:value-type="string" calcext:value-type="string">
            <text:p>0074pd2</text:p>
          </table:table-cell>
          <table:table-cell table:style-name="ce31" office:value-type="string" calcext:value-type="string">
            <text:p>0074pd3</text:p>
          </table:table-cell>
          <table:table-cell table:style-name="ce31" office:value-type="string" calcext:value-type="string">
            <text:p>0074pd4</text:p>
          </table:table-cell>
          <table:table-cell table:number-columns-repeated="11"/>
        </table:table-row>
        <table:table-row table:style-name="ro48">
          <table:table-cell office:value-type="float" office:value="75" calcext:value-type="float">
            <text:p>75</text:p>
          </table:table-cell>
          <table:table-cell office:value-type="string" calcext:value-type="string">
            <text:p>I,i,i,t,i,i</text:p>
          </table:table-cell>
          <table:table-cell table:style-name="ce31" office:value-type="string" calcext:value-type="string">
            <text:p>0075pd1</text:p>
          </table:table-cell>
          <table:table-cell table:style-name="ce31" office:value-type="string" calcext:value-type="string">
            <text:p>0075pd2</text:p>
          </table:table-cell>
          <table:table-cell table:style-name="ce31" office:value-type="string" calcext:value-type="string">
            <text:p>0075pd3</text:p>
          </table:table-cell>
          <table:table-cell office:value-type="string" calcext:value-type="string">
            <text:p>此商品包括：◆ 大理石紋陶瓷裝. 乾燥花/晶石大豆蠟燭 x 1件 (S or L)OR◆ 大理石紋陶瓷裝. 乾燥花/晶石大豆蠟燭 x 2件 (S + L)◆ 木質防塵蓋(可選擇加購)◆ 蠟燭使用說明◆ 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另有100%純天然精油: (注意燃燒時香味會比較淡，容易揮發，適合不喜歡香味濃烈的客人)۵ Orange 甜橙 (柑橘系) — 天然清新的果實氣味۵ Lemongrass 檸檬草 (柑橘系) — 清爽提神，有辛香的甜味۵ Lavendin 醒目薰衣草 (花香系) — 成熟花香風格，安穩鎮靜۵ Clove丁香 (樹木系) — 天然淡木與果實的辛香۵ Cedar wood 雪松木 (樹木系) — 溫暖木頭的味道，鎮靜抗敏۵ Spearmint 綠薄荷 (草本系) — 清新自然，提神刺激晶石：此商品使用真實的天然晶石 - 草莓石☆ 草莓石: 相信能吸引良好關係，開發心輪，同時能增進個人魅力，有助人際關係。乾燥花：此商品使用天然真花製作。9成花朵都是設計師親自購入新鮮花朵，再每朵剪裁後製的乾燥花(除了少部份需要額外染色或不是時令的果實/花朵)購買前注意: 因季節所限，乾燥花有機會不同, 會盡量找差不多類型/顏色的代替，恕不另行通知，敬請見諒其他資料：材質： 純天然大豆蠟／棉芯／乾燥花 / 晶石 / 陶瓷 / 木蓋＊請注意：大理石花紋是人手拉色，並非印刷上色，每個紋路顏色都不會相同。尺寸： (S) Ø 9 x 2.5 cm / (L) Ø 11.5 x 6 cm容量： (S) 50g ± 5g / (L) 新版 250g ± 5g產地： 香港手工製造</text:p>
          </table:table-cell>
          <table:table-cell table:style-name="ce31" office:value-type="string" calcext:value-type="string">
            <text:p>0075pd4</text:p>
          </table:table-cell>
          <table:table-cell table:style-name="ce31" office:value-type="string" calcext:value-type="string">
            <text:p>0075pd5</text:p>
          </table:table-cell>
          <table:table-cell table:number-columns-repeated="9"/>
        </table:table-row>
        <table:table-row table:style-name="ro1">
          <table:table-cell office:value-type="float" office:value="76" calcext:value-type="float">
            <text:p>76</text:p>
          </table:table-cell>
          <table:table-cell office:value-type="string" calcext:value-type="string">
            <text:p>I,i,i,i,i,i,i</text:p>
          </table:table-cell>
          <table:table-cell table:style-name="ce31" office:value-type="string" calcext:value-type="string">
            <text:p>0076pd1</text:p>
          </table:table-cell>
          <table:table-cell table:style-name="ce31" office:value-type="string" calcext:value-type="string">
            <text:p>0076pd2</text:p>
          </table:table-cell>
          <table:table-cell table:style-name="ce31" office:value-type="string" calcext:value-type="string">
            <text:p>0076pd3</text:p>
          </table:table-cell>
          <table:table-cell table:style-name="ce31" office:value-type="string" calcext:value-type="string">
            <text:p>0076pd4</text:p>
          </table:table-cell>
          <table:table-cell table:style-name="ce31" office:value-type="string" calcext:value-type="string">
            <text:p>0076pd5</text:p>
          </table:table-cell>
          <table:table-cell table:style-name="ce31" office:value-type="string" calcext:value-type="string">
            <text:p>0076pd6</text:p>
          </table:table-cell>
          <table:table-cell table:number-columns-repeated="9"/>
        </table:table-row>
        <table:table-row table:style-name="ro34">
          <table:table-cell office:value-type="float" office:value="77" calcext:value-type="float">
            <text:p>77</text:p>
          </table:table-cell>
          <table:table-cell office:value-type="string" calcext:value-type="string">
            <text:p>t</text:p>
          </table:table-cell>
          <table:table-cell office:value-type="string" calcext:value-type="string">
            <text:p>Robert Jehn-Olszewski的話：靈感受母雞的自然美態啟發，我們創造了這種鳥的陶瓷版本。通過將我們陶藝家的藝術形式和技巧與我們對鳥類的熱愛相結合，我們將其獨特的形狀和顏色重新塑造成一種獨特的陶瓷母雞。手工陶瓷母雞由白土製成，在攝氏1100溫度下燒製。它矗立在由黑鋼製成的漆腿上。整體而言，這隻鳥的高度約為10厘米，其大小與成人手掌相似。帶來色彩和幸福我們陶瓷鳥為您的家提供更多的活力和豐富多彩的精神。母雞可以作為電視櫃、書桌或窗台的裝飾。儘管如此，我們希望無論它在哪裡，它都會為您的地方或您心愛的地方帶來一點歡樂。安全和綠色包裝100％環保材料製成的包裝將確保小鳥安全前往目的地。與此同時，木質羊毛紙盒是一個簡單而優雅的禮品包裝。此包裝只適用於一隻陶瓷鳥。然而，我們以一對在相片中展示時，它們看起來的確很可愛:)還有問題嗎？歡迎與我們聯繫。 </text:p>
          </table:table-cell>
          <table:table-cell table:number-columns-repeated="14"/>
        </table:table-row>
        <table:table-row table:style-name="ro49">
          <table:table-cell office:value-type="float" office:value="78" calcext:value-type="float">
            <text:p>78</text:p>
          </table:table-cell>
          <table:table-cell office:value-type="string" calcext:value-type="string">
            <text:p>t,v,i</text:p>
          </table:table-cell>
          <table:table-cell office:value-type="string" calcext:value-type="string">
            <text:p>│將口罩堆疊收納成一盒，方便抽取│溫潤木質上蓋，可防止灰塵沾染口罩│底部矽膠墊放置桌面不滑動│約可放入60枚平面口罩★貼心提醒:此商品有開立香港運費;若訂購多件商品;請先留言詢問~會幫您重新計算運費喔★◇ 商品規格尺寸：(約)W230xD115xH165mm材質：[主體]ABS、[蓋子]木材MDF、[防滑墊]矽膠重量：580g※尺寸皆為人工測量，誤差±2cm屬正常範圍※天然實木皆有不同的木紋及色澤，此為自然現象請安心使用。◇ 產地/製造方式日本授權中國製造◇ 注意事項尺寸皆為人工測量，誤差±2cm屬正常範圍 </text:p>
          </table:table-cell>
          <table:table-cell table:style-name="ce33" office:value-type="string" calcext:value-type="string">
            <text:p>&lt;iframe width="531" height="354" src="https://www.youtube.com/embed/Ef8LxmtVMXI" title="YouTube video player" frameborder="0" allow="accelerometer; autoplay; clipboard-write; encrypted-media; gyroscope; picture-in-picture" allowfullscreen&gt;&lt;/iframe&gt;</text:p>
          </table:table-cell>
          <table:table-cell table:style-name="ce31" office:value-type="string" calcext:value-type="string">
            <text:p>0078pd1</text:p>
          </table:table-cell>
          <table:table-cell table:number-columns-repeated="12"/>
        </table:table-row>
        <table:table-row table:style-name="ro1">
          <table:table-cell office:value-type="float" office:value="79" calcext:value-type="float">
            <text:p>79</text:p>
          </table:table-cell>
          <table:table-cell office:value-type="string" calcext:value-type="string">
            <text:p>I,i,i,i,i</text:p>
          </table:table-cell>
          <table:table-cell table:style-name="ce31" office:value-type="string" calcext:value-type="string">
            <text:p>0079pd1</text:p>
          </table:table-cell>
          <table:table-cell table:style-name="ce31" office:value-type="string" calcext:value-type="string">
            <text:p>0079pd2</text:p>
          </table:table-cell>
          <table:table-cell table:style-name="ce31" office:value-type="string" calcext:value-type="string">
            <text:p>0079pd3</text:p>
          </table:table-cell>
          <table:table-cell table:style-name="ce31" office:value-type="string" calcext:value-type="string">
            <text:p>0079pd4</text:p>
          </table:table-cell>
          <table:table-cell table:style-name="ce31" office:value-type="string" calcext:value-type="string">
            <text:p>0079pd5</text:p>
          </table:table-cell>
          <table:table-cell table:number-columns-repeated="10"/>
        </table:table-row>
        <table:table-row table:style-name="ro13">
          <table:table-cell office:value-type="float" office:value="80" calcext:value-type="float">
            <text:p>80</text:p>
          </table:table-cell>
          <table:table-cell office:value-type="string" calcext:value-type="string">
            <text:p>t</text:p>
          </table:table-cell>
          <table:table-cell office:value-type="string" calcext:value-type="string">
            <text:p>來自居家生活英國品牌 Paladone 與 Nintendo 攜手合作推出官方授權小夜燈 ，既可用作擺設，也用作小夜燈。源於深受歡迎遊戲 《超級瑪利歐》的﻿﻿﻿火花（ファイアフラワー，Fire Flower）﻿角色， ﻿﻿火花在《超級瑪利歐》遊戲內可以使瑪利歐變成火瑪利歐 （Fire Mario)， 此時瑪利歐可以﻿﻿掟火球做武器，打低敵人，﻿ ﻿﻿火花﻿讓大家留下美好回憶，此小夜燈勾起大家愉快童年回憶，自用送禮首選。產品有10公分高，使用2粒 AAA電池操作 （不包括）。</text:p>
          </table:table-cell>
          <table:table-cell table:number-columns-repeated="14"/>
        </table:table-row>
        <table:table-row table:style-name="ro14">
          <table:table-cell office:value-type="float" office:value="81" calcext:value-type="float">
            <text:p>81</text:p>
          </table:table-cell>
          <table:table-cell office:value-type="string" calcext:value-type="string">
            <text:p>v,i</text:p>
          </table:table-cell>
          <table:table-cell table:style-name="ce33" office:value-type="string" calcext:value-type="string">
            <text:p>&lt;iframe width="531" height="354" src="https://www.youtube.com/embed/WqludbgziBg" title="YouTube video player" frameborder="0" allow="accelerometer; autoplay; clipboard-write; encrypted-media; gyroscope; picture-in-picture" allowfullscreen&gt;&lt;/iframe&gt;</text:p>
          </table:table-cell>
          <table:table-cell table:style-name="ce31" office:value-type="string" calcext:value-type="string">
            <text:p>0081pd1</text:p>
          </table:table-cell>
          <table:table-cell table:number-columns-repeated="13"/>
        </table:table-row>
        <table:table-row table:style-name="ro50">
          <table:table-cell office:value-type="float" office:value="82" calcext:value-type="float">
            <text:p>82</text:p>
          </table:table-cell>
          <table:table-cell office:value-type="string" calcext:value-type="string">
            <text:p>t,i,i,i,i,i,t</text:p>
          </table:table-cell>
          <table:table-cell office:value-type="string" calcext:value-type="string">
            <text:p>Patti Florist設計館為一人工作室，每件商品從製作到照片的拍攝都是一手包辦完成，也要求自己要仔細包裝盡可能的快速出貨。若訊息回覆的較慢，還請多多包含喔！客製化色系需先與設計師聯絡，可以製作再下單喔！ </text:p>
          </table:table-cell>
          <table:table-cell table:style-name="ce31" office:value-type="string" calcext:value-type="string">
            <text:p>0082pd1</text:p>
          </table:table-cell>
          <table:table-cell table:style-name="ce31" office:value-type="string" calcext:value-type="string">
            <text:p>0082pd2</text:p>
          </table:table-cell>
          <table:table-cell table:style-name="ce31" office:value-type="string" calcext:value-type="string">
            <text:p>0082pd3</text:p>
          </table:table-cell>
          <table:table-cell table:style-name="ce31" office:value-type="string" calcext:value-type="string">
            <text:p>0082pd4</text:p>
          </table:table-cell>
          <table:table-cell table:style-name="ce31" office:value-type="string" calcext:value-type="string">
            <text:p>0082pd5</text:p>
          </table:table-cell>
          <table:table-cell office:value-type="string" calcext:value-type="string">
            <text:p>【商品尺寸】圓形花器直徑6cm高6cm含花樹寬約9cm 高約17cm(商品皆為手工製作難免略有誤差)此商品提供精美包裝，購買後可以直接送禮，讓您不用再另外苦惱怎麼包裝囉！【花材】日本進口雙色不凋花、繁星花、尤加利葉、馴鹿苔【購買前須知】◎訂製商品需等候約3~7個工作天(不包含假日)，如有急需商品，下單前可事先詢問，避免耽誤您的重要時刻。◎因植物生長略有不同，花材皆有自然生長姿態，無法與照片上完全相同，每樣商品都是獨一無二精心製作。◎花材與配件若遇缺貨或是品質不佳時，將搭配相似花材，做出最適合的調整。◎照片已修正到最正確的顏色，但不同的電子螢幕與商品之間還是會有些微的色差喔！【客製化服務】◎可依照此設計花禮客製化您喜歡的色系，創造出專屬於您的時尚品味。◎每位設計師創作手法皆不相同，請勿拿它館設計品，要求複製及報價。【關於配送】部份商品不提供便利商店取件服務，雖然花禮皆有做上下顛倒測試，但花材本身較為脆弱，無法到現場監督運送過程，多少會有風險，收到商品若遇損壞，請拍下照片與我們聯繫，將立即協助處理。麻煩請不要直接於評價反應喔！個人工作室經營不易，每樣商品都是精心製作的結晶，你們的評價也是讓我們更進步的動力喔！◎宅配商品不包含製作時間約為1~2個工作天 ，便利商店取件不包含製作時間約為2~3個工作天，實際到貨日還是以貨運公司時間為主。◎台灣離島地區，若選擇宅配將自動改用郵局寄出。◎不凋花與乾燥花商品皆無法提供寄送到國外及轉運服務。【商品保存方式】◎不需澆水。◎避免放置於陽光直射、高溫或濕氣變化劇烈場所。◎花材受潮時，請立即轉放至乾燥環境，可開除濕機。◎請勿直接接觸其它物品，易產生有機溶劑顏色轉移、染色。◎沾染灰塵時，請用毛刷輕輕刷拭，或用吹風機溫柔的以最小風速冷風，保持一個手掌距離吹散即可。◎長時間擺放可能會慢慢褪色、風化。◎花材均使用鐵絲加工，如家中有小孩及毛小孩，請注意勿觸碰受傷喔！</text:p>
          </table:table-cell>
          <table:table-cell table:number-columns-repeated="8"/>
        </table:table-row>
        <table:table-row table:style-name="ro51">
          <table:table-cell office:value-type="float" office:value="83" calcext:value-type="float">
            <text:p>83</text:p>
          </table:table-cell>
          <table:table-cell office:value-type="string" calcext:value-type="string">
            <text:p>t,i,t,i,t,i</text:p>
          </table:table-cell>
          <table:table-cell office:value-type="string" calcext:value-type="string">
            <text:p>|正利花窗精湛工藝|由彰化永茂木器，在一九七○年代，花窗曾經是鹿港引以為傲的產業，茂木器早期都是大量製作室內建築材料，累積了許多木製花窗的技術。我們希望透過設計與巧思讓花窗的技 藝與意涵不再只是大體積的建材，而是縮小成為日常生活的花窗生活用品。 </text:p>
          </table:table-cell>
          <table:table-cell table:style-name="ce31" office:value-type="string" calcext:value-type="string">
            <text:p>0083pd1</text:p>
          </table:table-cell>
          <table:table-cell office:value-type="string" calcext:value-type="string">
            <text:p>正利木器花窗國寶級大師陳煌輝師傅 - 現正更名為永茂木器#陳煌輝師傅，一甲子的花窗工藝，此工藝不用一釘一鉚，僅靠手工開鑿搭配傳統加工機具製作出榫接結構，將切削出來的組子拼出各種繁複精緻的花紋。日本稱為組子細工，台灣叫做花窗工藝。正利花窗工藝精湛，讓人嘖嘖稱奇。永茂木器早期都是大量製作室內建築材料，累積許多日式花窗技術。我們希望透過設計巧思讓這項技藝，不只是製作大體積的建材，而是可以縮小成為日常生活的生活用品。感謝師傅們的協助之下我們在今年推出了全新的花窗商品。 </text:p>
          </table:table-cell>
          <table:table-cell table:style-name="ce31" office:value-type="string" calcext:value-type="string">
            <text:p>0083pd2</text:p>
          </table:table-cell>
          <table:table-cell office:value-type="string" calcext:value-type="string">
            <text:p>- 花窗全面升級、輕鬆收納衛生紙、注重生活好品味 -衛生紙是每個人家中必備的生活用品。但我們卻往往忽略給衛生紙一個好好收納的器物。花窗衛生紙盒就是希望能解決這類生活問題。精美的花窗收納盒不再讓你忽略它的存在，更能點綴生活的空間與品味。 </text:p>
          </table:table-cell>
          <table:table-cell table:style-name="ce31" office:value-type="string" calcext:value-type="string">
            <text:p>0083pd3</text:p>
          </table:table-cell>
          <table:table-cell table:number-columns-repeated="9"/>
        </table:table-row>
        <table:table-row table:style-name="ro52">
          <table:table-cell office:value-type="float" office:value="84" calcext:value-type="float">
            <text:p>84</text:p>
          </table:table-cell>
          <table:table-cell office:value-type="string" calcext:value-type="string">
            <text:p>t,i,i,i,i,i,i</text:p>
          </table:table-cell>
          <table:table-cell office:value-type="string" calcext:value-type="string">
            <text:p>※商品內容物僅有融蠟燈&amp;遙控器，其他為拍攝道具※※商品內容物僅有融蠟燈&amp;遙控器，其他為拍攝道具※※商品內容物僅有融蠟燈&amp;遙控器，其他為拍攝道具※首創! 智能定時關燈融蠟燈 睡前也可以安心融蠟 </text:p>
          </table:table-cell>
          <table:table-cell table:style-name="ce31" office:value-type="string" calcext:value-type="string">
            <text:p>0084pd1</text:p>
          </table:table-cell>
          <table:table-cell table:style-name="ce31" office:value-type="string" calcext:value-type="string">
            <text:p>0084pd2</text:p>
          </table:table-cell>
          <table:table-cell table:style-name="ce31" office:value-type="string" calcext:value-type="string">
            <text:p>0084pd3</text:p>
          </table:table-cell>
          <table:table-cell table:style-name="ce31" office:value-type="string" calcext:value-type="string">
            <text:p>0084pd4</text:p>
          </table:table-cell>
          <table:table-cell table:style-name="ce31" office:value-type="string" calcext:value-type="string">
            <text:p>0084pd5</text:p>
          </table:table-cell>
          <table:table-cell table:style-name="ce31" office:value-type="string" calcext:value-type="string">
            <text:p>0084pd6</text:p>
          </table:table-cell>
          <table:table-cell table:number-columns-repeated="8"/>
        </table:table-row>
        <table:table-row table:style-name="ro53">
          <table:table-cell office:value-type="float" office:value="85" calcext:value-type="float">
            <text:p>85</text:p>
          </table:table-cell>
          <table:table-cell office:value-type="string" calcext:value-type="string">
            <text:p>I,t</text:p>
          </table:table-cell>
          <table:table-cell table:style-name="ce31" office:value-type="string" calcext:value-type="string">
            <text:p>0085pd1</text:p>
          </table:table-cell>
          <table:table-cell office:value-type="string" calcext:value-type="string">
            <text:p>小葉的琴葉榮品種長大版！讓想省下養大成人時間的盆友可以直接購買大植栽也可以省事不用移植，直接讓大家直接選擇想要的盆栽顏色大家要記得備註填寫不然就會隨機顏色出貨囉！琴葉榕如同棵小樹活在室內空間沒有炫麗的外表、有著綠綠像小提琴的葉子長得很時尚象徵了和平、吉祥、如意、聚財，所以很多人會拿來送禮祝福😊是外國雜誌常會出現的室內植栽❤️自己照顧了那麼多植栽，琴葉榕也一直是我們心目中喜歡的前幾名琴葉榕如果要長得快可以曬一點點太陽（不能超過半日照）只要放在通風明亮的地方澆水則是土乾了再澆水（冬季大概一週1-2次)是很方便照顧的植栽不用每天澆水但記得可以常幫它擦拭葉子每一次的澆水也跟小菜一樣要澆透～ 然後再真情喊話一下（哪裡真情）因為植栽都是活體產物，不是鐵打的塑膠裝飾希望能諒解每盆都會不一樣我們一直都是堅持挑選好的植栽才寄出葉片偶有不全完美或上會有水漬再麻煩大家擦拭一下😂如果是因運送因素大面積損傷就另當別論勞煩貨到當天就跟我們說喔！跟琴葉榕當朋友 ｜◼︎ 特性 ◼︎能淨化空氣，葉子大片厚實，形狀有點像小提琴的輪廓，是個高個。換過幾次盆後，可長成大型植栽。◼︎ 光線 ◼︎置於室內通風透光的位置，避免養在密閉空間，最好每天有適當的散射光，起碼要光線明亮的位置。◼︎ 水分 ◼︎土面乾燥時，充分澆水至水從底流出，忌積水。保持盆土微不積水的狀態。乾燥天氣可用噴霧器噴灑葉子表面。◼︎ 施肥 ◼︎夏季一個月一次，冬季生長較慢可延至2個月再進行施肥。| 內容 |含荷蘭Urban盆：20 cm 荷蘭環保Urban盆大植栽(如上圖一）、專屬個別植栽小卡說明| 植栽狀況＆尺寸 |含荷蘭Urban盆：含盆栽高度約 60cm 左右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3"/>
        </table:table-row>
        <table:table-row table:style-name="ro54">
          <table:table-cell office:value-type="float" office:value="86" calcext:value-type="float">
            <text:p>86</text:p>
          </table:table-cell>
          <table:table-cell office:value-type="string" calcext:value-type="string">
            <text:p>I,i,i,i,i,t</text:p>
          </table:table-cell>
          <table:table-cell table:style-name="ce31" office:value-type="string" calcext:value-type="string">
            <text:p>0086pd1</text:p>
          </table:table-cell>
          <table:table-cell table:style-name="ce31" office:value-type="string" calcext:value-type="string">
            <text:p>0086pd2</text:p>
          </table:table-cell>
          <table:table-cell table:style-name="ce31" office:value-type="string" calcext:value-type="string">
            <text:p>0086pd3</text:p>
          </table:table-cell>
          <table:table-cell table:style-name="ce31" office:value-type="string" calcext:value-type="string">
            <text:p>0086pd4</text:p>
          </table:table-cell>
          <table:table-cell table:style-name="ce31" office:value-type="string" calcext:value-type="string">
            <text:p>0086pd5</text:p>
          </table:table-cell>
          <table:table-cell office:value-type="string" calcext:value-type="string">
            <text:p>【材質】 松木(北美白橡/ 北美胡桃-請私訊訂製)【尺寸】50 x 30 x 35 (寬x深x高/cm)【塗裝】德國天然護木油【Design】 Shensen –L購買前【溫馨提醒】1.使用高級進口原木，每個商品的紋路差異是天然的（色差、木結、礦物線），在意者請勿下訂。2.請用乾布擦拭清潔。3.小型工作室人力少，下訂前請先連絡設計師，確定有無現貨或材料，及製作與出貨時間，確認雙方可接受才下訂，謝謝。4.尺寸更改請勿直接下單5.請告知我們要運送的地點及樓層，這樣我們才能為您估算運費你也有想要專屬於自己的實木傢俱嗎？👉私訊告訴我們吧😊 </text:p>
          </table:table-cell>
          <table:table-cell table:number-columns-repeated="9"/>
        </table:table-row>
        <table:table-row table:style-name="ro55">
          <table:table-cell office:value-type="float" office:value="87" calcext:value-type="float">
            <text:p>87</text:p>
          </table:table-cell>
          <table:table-cell office:value-type="string" calcext:value-type="string">
            <text:p>t</text:p>
          </table:table-cell>
          <table:table-cell office:value-type="string" calcext:value-type="string">
            <text:p>迎戰夏季！！Variegated Pittosporum耐熱、耐風、耐旱的斑葉海桐！是海桐科品種之一的常綠小灌木原本是生長在熱帶跟亞熱帶的濱海植物所以對鹽分有抗性，也耐海風、耐熱跟耐旱這個品種的葉子顏色偏灰綠😍不是鮮綠的那種葉緣或葉面會有不固定的乳白斑紋我們覺得是海桐品種裡長得最有氣質的～～(新歡啊)萌芽力也很強韌！所以很適合定期修剪整理髮型(過長的枝幹)類似香草修枝的概念，讓它再萌芽有些花藝會把它拿來當襯托點綴的花材😍我自己看過覺得非常美膩！！！所以可以把修剪下來的枝葉拿來插在水瓶花器當裝飾3~5 月是斑葉海桐花的開花期，花是白色小花海桐的日照要半日照以上～～全日照植株莖葉間距會較緊密，半日照枝條較鬆散喔：）跟Variegated 斑葉海桐做朋友！◼︎ 特性 ◼︎原生長於海濱的濱海植物，所以耐熱、耐風、耐旱且對鹽分也有抗性，萌芽力強很適合定期修剪整理髮型。花期為3~5月的小白花，小巧可愛。◼︎ 光線 ◼︎半日照~全日照，全日照下植株緊密，半日照時枝條較鬆散。◼︎ 水分 ◼︎每次澆水澆透但不積水，土微微乾時進行下次澆水。(當手指1節插進土感覺變乾且盆栽頭重腳輕時）◼︎ 施肥 ◼︎3個月施1次長效性綜合肥料。| 內容 |含荷蘭Urban盆：20 cm 荷蘭環保Urban盆大植栽(如上圖一）、專屬個別植栽小卡說明單純植栽：斑葉海桐大型植栽僅附育苗盆、專屬個別植栽小卡說明| 植栽狀況＆尺寸 |含荷蘭Urban盆：含盆栽 50-80cm單純植栽：植栽高 50-60 cm冬季夏季植株每批高度狀態不太相同，公分數僅為基本參考用，如很在意可以先私訊詢問此批的高度。冬季夏季植株高度狀態不太相同，公分數僅為基本參考用，如很在意可以先私訊詢問此批的高度。| 備註 |● 商品照片僅供示意，依當時的庫存狀況提供最好狀態的小菜植栽。因植物本身是獨特且無法複製個體，即使品種相同，也會因生長過程，受溫度、日照等季節變化有不完全相同的樣貌喔！● 小菜堅持無毒栽培無噴灑農藥的原則，肥料的施作使用有機肥料，故有某些季節或遇濕度高天氣，有機介質融化味道有招來小飛蟲的可能性，但不會影響植株健康與日後。收到發現小飛蟲，請把小菜放置在通風就會消失。希望大家能了解這些自然的現象。【關於我們的事】希望藉由我們，能讓大家對栽種的印象，給予一組新的定義。你可以＿把它定義為療癒觀賞的寬慰，亦可以＿把它當成新鮮食用的價值，只要一點的用心，就能經常吃著自己種的有機新鮮小菜，從生活裡開始養一盆小菜，體會大自然造物的美，或許，養育而成的小菜可能不盡完美，卻也真實的_充滿著雙手與自然的溫度，以不同的心情看待，入眼、吃進嘴裡的感受，將是不同以往的景致與味道。 </text:p>
          </table:table-cell>
          <table:table-cell table:number-columns-repeated="14"/>
        </table:table-row>
        <table:table-row table:style-name="ro1">
          <table:table-cell office:value-type="float" office:value="88" calcext:value-type="float">
            <text:p>88</text:p>
          </table:table-cell>
          <table:table-cell office:value-type="string" calcext:value-type="string">
            <text:p>I,i,i,i,i,i,i</text:p>
          </table:table-cell>
          <table:table-cell table:style-name="ce31" office:value-type="string" calcext:value-type="string">
            <text:p>0088pd1</text:p>
          </table:table-cell>
          <table:table-cell table:style-name="ce31" office:value-type="string" calcext:value-type="string">
            <text:p>0088pd2</text:p>
          </table:table-cell>
          <table:table-cell table:style-name="ce31" office:value-type="string" calcext:value-type="string">
            <text:p>0088pd3</text:p>
          </table:table-cell>
          <table:table-cell table:style-name="ce31" office:value-type="string" calcext:value-type="string">
            <text:p>0088pd4</text:p>
          </table:table-cell>
          <table:table-cell table:style-name="ce31" office:value-type="string" calcext:value-type="string">
            <text:p>0088pd5</text:p>
          </table:table-cell>
          <table:table-cell table:style-name="ce31" office:value-type="string" calcext:value-type="string">
            <text:p>0088pd6</text:p>
          </table:table-cell>
          <table:table-cell table:style-name="ce31" office:value-type="string" calcext:value-type="string">
            <text:p>0088pd7</text:p>
          </table:table-cell>
          <table:table-cell table:number-columns-repeated="8"/>
        </table:table-row>
        <table:table-row table:style-name="ro56">
          <table:table-cell office:value-type="float" office:value="89" calcext:value-type="float">
            <text:p>89</text:p>
          </table:table-cell>
          <table:table-cell office:value-type="string" calcext:value-type="string">
            <text:p>t</text:p>
          </table:table-cell>
          <table:table-cell office:value-type="string" calcext:value-type="string">
            <text:p>Sleepy me Lab. 精油睡眠噴霧🌿嚴選來自於法國實驗室的植萃精油🌿🌿歐盟ecocert有機認證精油🌿🌿台灣製造 成分純天然🌿🤎睡前將睡眠噴霧噴灑在枕頭或床單上 與天然香氛一同入眠🤎【RELEASE睡眠噴霧】羅馬洋甘菊-安撫緊張恐懼.穩定心情真正薰衣草-舒壓.放鬆.助眠安撫緊繃的情緒,穩定不安的心情,進而讓身體放鬆,釋放壓力,弛放神經而達到助眠的效果。【LOST睡眠噴霧】甜橙-保持身心愉悅.增進活力真正薰衣草-舒壓.放鬆依蘭依蘭-緩解焦慮緊張.催情將身心靈的負面能量轉正,減緩壓力並放鬆身體,將理性力量消除,帶往非理性的感性迷失,進而也能夠有催情的作用。【EMBRACE睡眠噴霧】馬鬱蘭-強化心靈.紓解緊張情緒快樂鼠尾草-抗憂鬱.抗沮喪.帶來歡愉幸福感受苦橙葉-忘憂助眠.鎮定.平息憤怒恐慌擁抱憂鬱沮喪的情緒,帶來正面的幸福感受。以溫和的方式承接下一整天的疲憊與不安,與伴隨而來的穩定情緒緩緩入眠。成份：純水,穀物酒精,歐盟Ecocert認證有機植物精油(甜橙,真正薰衣草,依蘭依蘭) (馬鬱蘭,快樂鼠尾草,苦橙葉) (羅馬洋甘菊,真正薰衣草)使用方法：睡前將枕頭噴霧噴在枕頭套或床單上，擁有安穩的睡眠。容量：10ml*3產地：台灣注意事項：請按照說明使用此產品，僅供外用，請避免接觸眼睛。此產品僅供大人使用，請放置在小孩無法接觸的地方。若有皮膚敏感反應，請用大量清水沖洗，並請求醫療協助。此產品以100%純天然成份製成，無化學添加物，若有色素或微量結晶體沈澱，均為正常現象，建議搖勻後使用。保存方法：請置於乾燥陰涼通風處，並免陽光直射。製造日期：標示於外盒保存期限：三年</text:p>
          </table:table-cell>
          <table:table-cell table:number-columns-repeated="14"/>
        </table:table-row>
        <table:table-row table:style-name="ro57">
          <table:table-cell office:value-type="float" office:value="90" calcext:value-type="float">
            <text:p>90</text:p>
          </table:table-cell>
          <table:table-cell office:value-type="string" calcext:value-type="string">
            <text:p>t</text:p>
          </table:table-cell>
          <table:table-cell office:value-type="string" calcext:value-type="string">
            <text:p>尺寸 56H x 36cm100% 比利時製造磁鐵板懸挂 </text:p>
          </table:table-cell>
          <table:table-cell table:number-columns-repeated="14"/>
        </table:table-row>
        <table:table-row table:style-name="ro1">
          <table:table-cell office:value-type="float" office:value="91" calcext:value-type="float">
            <text:p>91</text:p>
          </table:table-cell>
          <table:table-cell office:value-type="string" calcext:value-type="string">
            <text:p>I,i,i,i,i,i</text:p>
          </table:table-cell>
          <table:table-cell table:style-name="ce31" office:value-type="string" calcext:value-type="string">
            <text:p>0091pd1</text:p>
          </table:table-cell>
          <table:table-cell table:style-name="ce31" office:value-type="string" calcext:value-type="string">
            <text:p>0091pd2</text:p>
          </table:table-cell>
          <table:table-cell table:style-name="ce31" office:value-type="string" calcext:value-type="string">
            <text:p>0091pd3</text:p>
          </table:table-cell>
          <table:table-cell table:style-name="ce31" office:value-type="string" calcext:value-type="string">
            <text:p>0091pd4</text:p>
          </table:table-cell>
          <table:table-cell table:style-name="ce31" office:value-type="string" calcext:value-type="string">
            <text:p>0091pd5</text:p>
          </table:table-cell>
          <table:table-cell table:style-name="ce31" office:value-type="string" calcext:value-type="string">
            <text:p>0091pd6</text:p>
          </table:table-cell>
          <table:table-cell table:number-columns-repeated="9"/>
        </table:table-row>
        <table:table-row table:style-name="ro22">
          <table:table-cell office:value-type="float" office:value="92" calcext:value-type="float">
            <text:p>92</text:p>
          </table:table-cell>
          <table:table-cell office:value-type="string" calcext:value-type="string">
            <text:p>t</text:p>
          </table:table-cell>
          <table:table-cell office:value-type="string" calcext:value-type="string">
            <text:p>尺寸: 32 cm x 32 cm x 4 cm材質: 木機芯: 台灣靜音機芯製造: 台灣保固: 一年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 </text:p>
          </table:table-cell>
          <table:table-cell table:number-columns-repeated="14"/>
        </table:table-row>
        <table:table-row table:style-name="ro46">
          <table:table-cell office:value-type="float" office:value="93" calcext:value-type="float">
            <text:p>93</text:p>
          </table:table-cell>
          <table:table-cell office:value-type="string" calcext:value-type="string">
            <text:p>t</text:p>
          </table:table-cell>
          <table:table-cell office:value-type="string" calcext:value-type="string">
            <text:p>材質｜黑色玻璃、玻璃用釉藥 、舊木料尺寸｜20 x 13.5 cm｜製作方式｜釉料繪製 -&gt; 850度釉融合 -&gt; 無二作品｜商品介紹｜將釉料繪製在黑色玻璃上,透過厚薄不均的上法加重天空的層次感.作品因為玻璃收到時可以透光把玩一下,會發現作者所留的趣味靈感來自 遊牧路途 或 生活體驗 ,隨時間推移會產生新的感覺,每件創作都難以複製再現FaceBook - M.L.慢砌IG - slowpuzzle有疑問歡迎私訊 </text:p>
          </table:table-cell>
          <table:table-cell table:number-columns-repeated="14"/>
        </table:table-row>
        <table:table-row table:style-name="ro29">
          <table:table-cell office:value-type="float" office:value="94" calcext:value-type="float">
            <text:p>94</text:p>
          </table:table-cell>
          <table:table-cell office:value-type="string" calcext:value-type="string">
            <text:p>t</text:p>
          </table:table-cell>
          <table:table-cell office:value-type="string" calcext:value-type="string">
            <text:p>購買時請備註您選擇的生肖【三級防疫期間】你絕對會需要的盤香組合永德堂－平安御守香永德堂－漢宮四方香永德堂－艾草養身香贈送價值＄６８０十二生肖黑檀香盒（十二生肖任你挑選想要的生肖香盒１個）(如果購買時沒有備注您想要的生肖就會隨機贈送一個)在這邊想先說句話：天佑台灣，希望台灣疫情早早散去，讓大家早點回歸到正常的軌道及生活，防疫由你我做起，永德堂祝各位平安身體健康。台灣加油！！！！●平安御守香李時珍在《本草綱目》介紹，在疫氣流行時，房內可用蒼朮、艾葉、丁香等藥熏煙進行空氣消毒。現代研究證實，蒼朮、艾葉能抑制或殺死空氣中一些致病微生物。在居室內點燃或熏蒸，可芳香化濁、淨化空氣具有一定的預防作用。因此我們遵循古籍紀載《避温散》調配由佩蘭、防風、荊芥、蒼术、高粱姜、香茅、冰片、沉香等等中藥材進行配伍，調配出此款平安御守香。在家中薰香可以享有放鬆淨化空間，一邊更可以享受香氣帶來的放鬆感。燃燒時間：一片4小時數量：一盒40片●漢宮四方香以漢方純天然中藥成分調和，配有艾草、桂皮、大黃、白芷，四方藥材具清熱、驅寒、除障、抗菌效果，作為香薰使用時，清香宜人，對於環境氣氛改善具有相當療癒的感受。傳統古法製香，選擇香料或藥材以君、臣、佐、輔作為基本香氣組成，最終講求的是「和諧」，主調訴求功能，而藥物之間搭配相須相制的輔佐關係，不僅能養生養性，也能營造層次豐富的嗅覺體驗。燃燒時間：一片4小時數量：一盒48片●艾草養身香以民間傳統漢方純天然中藥成分調和，有艾葉、當歸、檀香、甘草、桂粉、丁香等，艾草取於大別山原始森林腹地，自然清香。相傳艾草可以趨吉辟邪、鎮靜安神、制菌驅蟲、淨化除障。燃燒時間：一片4小時數量：一盒40片●十二生肖收藏系列黑檀香盒用單純的色彩傳達強烈情感用粗糙的質感表現靈魂靈動不作過多的後加工處理保留最自然的質感黑檀木抗蟲、擺設唯美具手感潤滑感。 </text:p>
          </table:table-cell>
          <table:table-cell table:number-columns-repeated="14"/>
        </table:table-row>
        <table:table-row table:style-name="ro13">
          <table:table-cell office:value-type="float" office:value="95" calcext:value-type="float">
            <text:p>95</text:p>
          </table:table-cell>
          <table:table-cell office:value-type="string" calcext:value-type="string">
            <text:p>I,t,i</text:p>
          </table:table-cell>
          <table:table-cell table:style-name="ce31" office:value-type="string" calcext:value-type="string">
            <text:p>0095pd1</text:p>
          </table:table-cell>
          <table:table-cell office:value-type="string" calcext:value-type="string">
            <text:p>繼續往下拉，要進入超詳細介紹了喔(*´∀`)~♥【｡◕‿‿◕｡ Bucute 讓人想一直抽的面紙套の特色】一開始的設計發想，就是以哭哭咬手帕的表情來設計面紙套讓再普通不過的面紙，也能搖身一變變成人見人愛的面紙不論送媽媽 送老婆送朋友 送小孩►都能讓他們會心一笑 </text:p>
          </table:table-cell>
          <table:table-cell table:style-name="ce31" office:value-type="string" calcext:value-type="string">
            <text:p>0095pd2</text:p>
          </table:table-cell>
          <table:table-cell table:number-columns-repeated="12"/>
        </table:table-row>
        <table:table-row table:style-name="ro25">
          <table:table-cell office:value-type="float" office:value="96" calcext:value-type="float">
            <text:p>96</text:p>
          </table:table-cell>
          <table:table-cell office:value-type="string" calcext:value-type="string">
            <text:p>I,i,t</text:p>
          </table:table-cell>
          <table:table-cell table:style-name="ce31" office:value-type="string" calcext:value-type="string">
            <text:p>0096pd1</text:p>
          </table:table-cell>
          <table:table-cell table:style-name="ce31" office:value-type="string" calcext:value-type="string">
            <text:p>0096pd2</text:p>
          </table:table-cell>
          <table:table-cell office:value-type="string" calcext:value-type="string">
            <text:p>因為所有的飾品都被好好珍藏在玫瑰金寶盒裡擺在桌上，就是最美好的風景亦是最實用與最美的聖誕情人、交換禮物首選！＊耳針、耳夾皆適用，可收放15-30副耳環（依耳環大小而定） </text:p>
          </table:table-cell>
          <table:table-cell table:number-columns-repeated="12"/>
        </table:table-row>
        <table:table-row table:style-name="ro58">
          <table:table-cell office:value-type="float" office:value="97" calcext:value-type="float">
            <text:p>97</text:p>
          </table:table-cell>
          <table:table-cell office:value-type="string" calcext:value-type="string">
            <text:p>t</text:p>
          </table:table-cell>
          <table:table-cell office:value-type="string" calcext:value-type="string">
            <text:p>/ 商品說明及尺寸 /苔球包裹水苔及椰絲製作而成直徑約10-12cm 高度約18-20cm(每款皆附贈植物養護卡+蓄水盤+大頭針+小木片)室內淨化空氣的好幫手,吸取甲醛甲苯、二甲苯、二氧化碳、灰塵 圓葉椒草圓葉椒草株型圓整、葉子圓圓的、莖葉肥厚，葉面光滑有亮澤感，非常討喜，又稱為圓葉發財樹。圓葉椒草耐旱、耐陰，很少病蟲害，是非常容易照顧的室內盆栽。★特性★圓葉椒草葉片肥厚，建議保持苔球微濕即可；過度澆水容易導致腐敗（葉片發黑、軟爛）。若葉片變薄、植株變得綿軟無力，則為過度缺水，應立即補充水份。日照太強的環境可能會使圓葉椒草葉色變淡或甚至灼傷。椒草怕冷，冬季低溫時應減少澆水且避免在葉片噴水以免凍傷。★光照★它的耐陰能力較強，耐曝曬能力較弱。養護的時候，不能長時間把它放在光照很強的地方，不然它會被曬傷。在春季、夏季和秋季的時候都需要適當遮光，僅提供給它少量的散射光照。在冬天，如果光照不強，則可以不用遮光。★水份★建議保持苔球微濕即可；過度澆水容易導致腐敗（葉片發黑、軟爛）。小顆苔球植栽；夏天約4-5天泡水一次 冬天約7-8天泡一次大顆苔球植栽；夏天約7-8天泡水一次 冬天約12-14天泡一次（澆水頻率需因應每個人住家環境做調整）★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注意事項：商品圖片僅供參考，依當時的庫存狀況提供最好狀態之植栽。因每批植物生長速度不等，並且為天然植物高度、葉片造型皆無法控制，如需與圖片一模一樣完美主義者請勿下單。/ 保存方式 /室內空間只要不昏暗都可以擺放。但避免太陽會直接照射到的位置。若放置於窗台邊, 建議每週約轉動盆栽1/4圈, 使盆栽接受均勻的間接日照。光線不足時, 葉片將顯得瘦長細弱、易枯萎; 但光線過強則會使葉色轉呈灰綠色。/ 注意事項 /寄送時Keyura Garden會做好保護以免損壞收到商品後若有損壞現象,請立即拍照與我們連繫同種花材有不同姿態大小,所以每款植物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1">
          <table:table-cell office:value-type="float" office:value="98" calcext:value-type="float">
            <text:p>98</text:p>
          </table:table-cell>
          <table:table-cell office:value-type="string" calcext:value-type="string">
            <text:p>I</text:p>
          </table:table-cell>
          <table:table-cell table:style-name="ce31" office:value-type="string" calcext:value-type="string">
            <text:p>0098pd1</text:p>
          </table:table-cell>
          <table:table-cell table:number-columns-repeated="14"/>
        </table:table-row>
        <table:table-row table:style-name="ro13">
          <table:table-cell office:value-type="float" office:value="99" calcext:value-type="float">
            <text:p>99</text:p>
          </table:table-cell>
          <table:table-cell office:value-type="string" calcext:value-type="string">
            <text:p>I,t,i,i,i</text:p>
          </table:table-cell>
          <table:table-cell table:style-name="ce31" office:value-type="string" calcext:value-type="string">
            <text:p>0099pd1</text:p>
          </table:table-cell>
          <table:table-cell office:value-type="string" calcext:value-type="string">
            <text:p>AQUA 水生花器 - 以明亮的玻璃材質，為您獻上專屬於水生植物的美想要進行種植計畫、讓空間多一點綠意，總是令不是綠手指的我們苦惱？這個時候就選擇水耕吧！AQUA花瓶的設計，令人能更輕鬆地照顧水生植物，包含香草、多肉植物、花苞或種子等。 </text:p>
          </table:table-cell>
          <table:table-cell table:style-name="ce31" office:value-type="string" calcext:value-type="string">
            <text:p>0099pd2</text:p>
          </table:table-cell>
          <table:table-cell table:style-name="ce31" office:value-type="string" calcext:value-type="string">
            <text:p>0099pd3</text:p>
          </table:table-cell>
          <table:table-cell table:style-name="ce31" office:value-type="string" calcext:value-type="string">
            <text:p>0099pd4</text:p>
          </table:table-cell>
          <table:table-cell table:number-columns-repeated="10"/>
        </table:table-row>
        <table:table-row table:style-name="ro59">
          <table:table-cell office:value-type="float" office:value="100" calcext:value-type="float">
            <text:p>100</text:p>
          </table:table-cell>
          <table:table-cell office:value-type="string" calcext:value-type="string">
            <text:p>t</text:p>
          </table:table-cell>
          <table:table-cell office:value-type="string" calcext:value-type="string">
            <text:p>WEIWEI FLOWER 質感不凋花/乾燥花 設計小物【本店使用永生花材皆為日本品牌，日本進口】乾燥花材大部分為義大利、西班牙、厄瓜多、日本產，部份台灣產，永生玫瑰只用日本品牌製作。含包裝盒+提袋，不用另外加購😍圖1.2為正常款/圖4.5為加大款絕美的浮游花瓶來囉!（注意⚠️這個不是擴香瓶不要誤會）擴香瓶在另一個賣場有2種尺寸可以選擇(正常款100ml&amp;大款150ml)，獨家玫瑰金蓋!瓶身可以任選一個英文字母（請參考圖片)或另外客製名字&amp;簡短單字&gt;&gt;請參考選項⚠️注意只能英文，（且第一個字大寫或全部小寫）❌中文無法製作❌上面文字是使用電腦雷射雕刻製作在專用貼紙上，再轉貼在玻璃瓶，質感的製作呈現~送禮或自留都很適合喔!⚠️ 浮游花瓶作期到出貨請抓3-5天，加字7天喔！（不含假日）❌客製字內容，下單就會馬上送件廠商製作，請勿下單後取消，造成彼此困擾，想好確定後再下單，超商取貨付款是給您方便，務必前往取貨🙏 請為自己的行為負責：）⚠️宅配不保證隔日送達~請抓2天最保險，部分偏遠地區（離島）需加價⚠️超取如有未取貨紀錄，請先付款尺寸:加大款-高10.8cm(含蓋子)/寬9.1cm/厚度3.5cm正常款-高10cm(含蓋子)/寬8.5cm/厚度3.3cmLED原木底座-直徑10cm/高2cm(有開關USB接口)出貨會做好緩衝包裝~讓您收到完好的商品:)感謝您的喜歡和購買❤️有任何疑問歡迎聊聊！ </text:p>
          </table:table-cell>
          <table:table-cell table:number-columns-repeated="14"/>
        </table:table-row>
        <table:table-row table:style-name="ro33">
          <table:table-cell office:value-type="float" office:value="101" calcext:value-type="float">
            <text:p>101</text:p>
          </table:table-cell>
          <table:table-cell office:value-type="string" calcext:value-type="string">
            <text:p>v,t,i</text:p>
          </table:table-cell>
          <table:table-cell table:style-name="ce33" office:value-type="string" calcext:value-type="string">
            <text:p>&lt;iframe width="531" height="354" src="https://www.youtube.com/embed/FLeJbLzWdE0" title="YouTube video player" frameborder="0" allow="accelerometer; autoplay; clipboard-write; encrypted-media; gyroscope; picture-in-picture" allowfullscreen&gt;&lt;/iframe&gt;</text:p>
          </table:table-cell>
          <table:table-cell office:value-type="string" calcext:value-type="string">
            <text:p>超輕量設計，隨手熨燙；470g (不含配件)設計，手感舒適；不需要熨衫板，衣物掛好後直接使用。連續按壓，蒸氣不間斷；蒸氣細小，一次噴出蒸氣0.2g；蒸氣與織品緊密結合。簡易操作，快速解決，輕鬆123，平整衣服一次搞定。細心呵護，保護衣料；不同織物，給您最適合的使用建議。軟化皺褶，降低異味；降低91%異味，蒸氣強而有力穩定噴出，穿透織物表面；高溫抑菌99%。 </text:p>
          </table:table-cell>
          <table:table-cell table:style-name="ce31" office:value-type="string" calcext:value-type="string">
            <text:p>00101pd1</text:p>
          </table:table-cell>
          <table:table-cell table:number-columns-repeated="12"/>
        </table:table-row>
        <table:table-row table:style-name="ro1">
          <table:table-cell office:value-type="float" office:value="102" calcext:value-type="float">
            <text:p>102</text:p>
          </table:table-cell>
          <table:table-cell office:value-type="string" calcext:value-type="string">
            <text:p>I</text:p>
          </table:table-cell>
          <table:table-cell table:style-name="ce31" office:value-type="string" calcext:value-type="string">
            <text:p>00102pd1</text:p>
          </table:table-cell>
          <table:table-cell table:number-columns-repeated="14"/>
        </table:table-row>
        <table:table-row table:style-name="ro13">
          <table:table-cell office:value-type="float" office:value="103" calcext:value-type="float">
            <text:p>103</text:p>
          </table:table-cell>
          <table:table-cell office:value-type="string" calcext:value-type="string">
            <text:p>t,v,i,i,i,i,i,i</text:p>
          </table:table-cell>
          <table:table-cell office:value-type="string" calcext:value-type="string">
            <text:p>日本原裝抗菌材料有效隔絕細菌滋生墨水使用日本節能環保UV硬化墨水取得美國的第三方安全科學機關UL公司所訂製的『GREENGUARD Gold』尺寸：長19x寬11x高1.45cm材質：抗菌環保ABS材質抗菌成份：銀離子存放數量:約為5~6枚口罩 </text:p>
          </table:table-cell>
          <table:table-cell table:style-name="ce33" office:value-type="string" calcext:value-type="string">
            <text:p>&lt;iframe width="531" height="354" src="https://www.youtube.com/embed/qYLwZF0sl4E" title="YouTube video player" frameborder="0" allow="accelerometer; autoplay; clipboard-write; encrypted-media; gyroscope; picture-in-picture" allowfullscreen&gt;&lt;/iframe&gt;</text:p>
          </table:table-cell>
          <table:table-cell table:style-name="ce31" office:value-type="string" calcext:value-type="string">
            <text:p>00103pd1</text:p>
          </table:table-cell>
          <table:table-cell table:style-name="ce31" office:value-type="string" calcext:value-type="string">
            <text:p>00103pd2</text:p>
          </table:table-cell>
          <table:table-cell table:style-name="ce31" office:value-type="string" calcext:value-type="string">
            <text:p>00103pd3</text:p>
          </table:table-cell>
          <table:table-cell table:style-name="ce31" office:value-type="string" calcext:value-type="string">
            <text:p>00103pd4</text:p>
          </table:table-cell>
          <table:table-cell table:style-name="ce31" office:value-type="string" calcext:value-type="string">
            <text:p>00103pd5</text:p>
          </table:table-cell>
          <table:table-cell table:style-name="ce31" office:value-type="string" calcext:value-type="string">
            <text:p>00103pd6</text:p>
          </table:table-cell>
          <table:table-cell table:number-columns-repeated="7"/>
        </table:table-row>
        <table:table-row table:style-name="ro60">
          <table:table-cell office:value-type="float" office:value="104" calcext:value-type="float">
            <text:p>104</text:p>
          </table:table-cell>
          <table:table-cell office:value-type="string" calcext:value-type="string">
            <text:p>v,i,i,i,t</text:p>
          </table:table-cell>
          <table:table-cell table:style-name="ce33" office:value-type="string" calcext:value-type="string">
            <text:p>&lt;iframe width="531" height="354" src="https://www.youtube.com/embed/KGL4XtxFCGY" title="YouTube video player" frameborder="0" allow="accelerometer; autoplay; clipboard-write; encrypted-media; gyroscope; picture-in-picture" allowfullscreen&gt;&lt;/iframe&gt;</text:p>
          </table:table-cell>
          <table:table-cell table:style-name="ce31" office:value-type="string" calcext:value-type="string">
            <text:p>00104pd1</text:p>
          </table:table-cell>
          <table:table-cell table:style-name="ce31" office:value-type="string" calcext:value-type="string">
            <text:p>00104pd2</text:p>
          </table:table-cell>
          <table:table-cell table:style-name="ce31" office:value-type="string" calcext:value-type="string">
            <text:p>00104pd3</text:p>
          </table:table-cell>
          <table:table-cell office:value-type="string" calcext:value-type="string">
            <text:p>【規格說明對應您所選購的品項與尺寸】---------------------------------------枕套2入組內容件數：歐式薄枕套x2，二件／組歐式薄枕套／45x75cm±3%---------------------------------------雙人被套內容件數：薄被套x1，一件／組薄被套／6x7尺(180x210cm)±3%．被套內固定綁繩：有---------------------------------------加大被套內容件數：薄被套x1，一件／組薄被套／8x7尺(240x210cm)±3%．被套內固定綁繩：有---------------------------------------單人二件式(無被套)．內容件數：薄床包x1＋歐式薄枕套x1，二件／組．尺寸：薄床包／3.5x6.2尺(105x188cm)±3%，高度35cm±3%歐式薄枕套／45x75cm±3%．隱密式床包收縮帶：有---------------------------------------雙人三件式(無被套)．內容件數：薄床包x1＋歐式薄枕套x2，三件／組．尺寸：薄床包／5x6.2尺(150x188cm)±3%，高度35cm±3%歐式薄枕套／45x75cm±3%．隱密式床包收縮帶：有---------------------------------------加大三件式(無被套)．內容件數：薄床包x1＋歐式薄枕套x2，三件／組．尺寸：薄床包／6x6.2尺(180x188cm)±3%，高度35cm±3%歐式薄枕套／45x75cm±3%．隱密式床包收縮帶：有---------------------------------------特大三件式(無被套)．內容件數：薄床包x1＋歐式薄枕套x2，三件／組．尺寸：薄床包／6x7尺(180x210cm)±3%，高度35cm±3%歐式薄枕套／45x75cm±3%．隱密式床包收縮帶：有---------------------------------------單人被套床包組-搭配（6x7尺薄被套)．內容件數：薄床包x1＋薄被套x1＋歐式薄枕套x1，三件／組．尺寸：薄被套／6x7尺(180x210cm)±3%薄床包／3.5x6.2尺(105x188cm)±3%，高度35cm±3%歐式薄枕套／45x75cm±3%．隱密式床包收縮帶：有．被套內固定綁繩：有---------------------------------------雙人被套床包組-搭配（6x7尺薄被套)．內容件數：薄床包x1＋薄被套x1＋歐式薄枕套x2，四件／組．尺寸：薄被套／6x7尺(180x210cm)±3%薄床包／5x6.2尺(150x188cm)±3%，高度35cm±3%歐式薄枕套／45x75cm±3%．隱密式床包收縮帶：有．被套內固定綁繩：有---------------------------------------加大被套床包組-搭配（6x7尺薄被套)．內容件數：薄床包x1＋薄被套x1＋歐式薄枕套x2，四件／組．尺寸：薄被套／6x7尺(180x210cm)±3%薄床包／6x6.2尺(180x188cm)±3%，高度35cm±3%歐式薄枕套／45x75cm±3%．隱密式床包收縮帶：有．被套內固定綁繩：有</text:p>
          </table:table-cell>
          <table:table-cell table:number-columns-repeated="10"/>
        </table:table-row>
        <table:table-row table:style-name="ro14">
          <table:table-cell office:value-type="float" office:value="105" calcext:value-type="float">
            <text:p>105</text:p>
          </table:table-cell>
          <table:table-cell office:value-type="string" calcext:value-type="string">
            <text:p>v,i</text:p>
          </table:table-cell>
          <table:table-cell table:style-name="ce33" office:value-type="string" calcext:value-type="string">
            <text:p>&lt;iframe width="531" height="354" src="https://www.youtube.com/embed/vrxtaDjwrWk" title="YouTube video player" frameborder="0" allow="accelerometer; autoplay; clipboard-write; encrypted-media; gyroscope; picture-in-picture" allowfullscreen&gt;&lt;/iframe&gt;</text:p>
          </table:table-cell>
          <table:table-cell table:style-name="ce31" office:value-type="string" calcext:value-type="string">
            <text:p>00105pd1</text:p>
          </table:table-cell>
          <table:table-cell table:number-columns-repeated="13"/>
        </table:table-row>
        <table:table-row table:style-name="ro13">
          <table:table-cell office:value-type="float" office:value="106" calcext:value-type="float">
            <text:p>106</text:p>
          </table:table-cell>
          <table:table-cell office:value-type="string" calcext:value-type="string">
            <text:p>v,v,i</text:p>
          </table:table-cell>
          <table:table-cell table:style-name="ce33" office:value-type="string" calcext:value-type="string">
            <text:p>&lt;iframe width="531" height="354" src="https://www.youtube.com/embed/EMN2cMnQlxw" title="YouTube video player" frameborder="0" allow="accelerometer; autoplay; clipboard-write; encrypted-media; gyroscope; picture-in-picture" allowfullscreen&gt;&lt;/iframe&gt;</text:p>
          </table:table-cell>
          <table:table-cell table:style-name="ce33" office:value-type="string" calcext:value-type="string">
            <text:p>&lt;iframe width="531" height="354" src="https://www.youtube.com/embed/sp5dGIH76wY" title="YouTube video player" frameborder="0" allow="accelerometer; autoplay; clipboard-write; encrypted-media; gyroscope; picture-in-picture" allowfullscreen&gt;&lt;/iframe&gt;</text:p>
          </table:table-cell>
          <table:table-cell table:style-name="ce31" office:value-type="string" calcext:value-type="string">
            <text:p>00106pd1</text:p>
          </table:table-cell>
          <table:table-cell table:number-columns-repeated="12"/>
        </table:table-row>
        <table:table-row table:style-name="ro61">
          <table:table-cell office:value-type="float" office:value="107" calcext:value-type="float">
            <text:p>107</text:p>
          </table:table-cell>
          <table:table-cell office:value-type="string" calcext:value-type="string">
            <text:p>t</text:p>
          </table:table-cell>
          <table:table-cell office:value-type="string" calcext:value-type="string">
            <text:p>品牌故事DONKEY PRODUCTS，於2008年成立於德國第二大城漢堡。最吸引人的地方，在於DONKEY 的產品設計，都是從日常用品出發! 結合設計師的幽默感，讓生活充滿樂趣又不失品味。他們致力於創造出更多讓人為之眼睛一亮的禮物，也讓設計更貼近我們的生活。Donkey Products這個品牌總是用新的創新產品給我們帶來驚喜。他們獲得2017/2018年德國設計獎。他們的產品種類繁多，色彩繽紛，融合了花俏的設計。他們非常注重細節，總是創造出新的生活方式。Donkey代表各種各樣的設計產品和禮品。除了100％的德國設計之外，任何尋找獨特產品的人肯定會在DONKEY PRODUCTS找到他們想要的東西。他們像開拓者一樣，他們探索日常生活，尋找特定的東西，讓產品創意充滿愛，判斷力和激情。每一個色彩繽紛的雞蛋加熱器，每一個瘋狂的錫標誌和每一個葡萄酒瓶塞都誕生在Donkey創意工作室的神聖大廳裡。產品特色為空間帶來好運的吸睛擺飾只要放入一顆 AA 電池就會自動擺動左手霧面質感，輕量材質獲得德國設計獎 GERMAN DESIGN AWARD 2017/2018產品規格產地：中國材質：塑料尺寸：10.5 x 15 cm重量：約 400g使用方式：放入 1 顆 AA 電池，招牌貓手部即自動擺動。(商品不含電池)幸運深藍色：真誠、可靠。幸運紅色：勇氣、力量。幸運白色：和平與反思。幸運粉紅色：愛與浪漫、戀愛順利。幸運紫羅蘭：放鬆與自信。幸運黃色：財富繁榮、締結良緣。幸運金色：公平與正義。幸運綠色：家庭、金榜題名。幸運亮黑：慷慨與富裕。幸運藍色：智慧學術、事業有成。幸運灰色：力量、沉穩安定。幸運霓虹粉：激情與能量。幸運霓虹綠：思緒與本能。幸運月光色：夢境與智慧。幸運銀河色：冥想與身心合一。幸運亮黑色：慷慨與富裕。幸運金色 : 正義的化身。幸運霧黑色 : 優雅與平靜。幸運薄荷綠 : 活力與自信。注意事項：商品表面因為製作過程多少會些許痕跡，斑點，但不影響整體效果。對於商品標準較高者，建議下單前請三思。 </text:p>
          </table:table-cell>
          <table:table-cell table:number-columns-repeated="14"/>
        </table:table-row>
        <table:table-row table:style-name="ro62">
          <table:table-cell office:value-type="float" office:value="108" calcext:value-type="float">
            <text:p>108</text:p>
          </table:table-cell>
          <table:table-cell office:value-type="string" calcext:value-type="string">
            <text:p>v,t,i,i,t</text:p>
          </table:table-cell>
          <table:table-cell table:style-name="ce33" office:value-type="string" calcext:value-type="string">
            <text:p>&lt;iframe width="531" height="354" src="https://www.youtube.com/embed/9CgInCc2Wkk" title="YouTube video player" frameborder="0" allow="accelerometer; autoplay; clipboard-write; encrypted-media; gyroscope; picture-in-picture" allowfullscreen&gt;&lt;/iframe&gt;</text:p>
          </table:table-cell>
          <table:table-cell office:value-type="string" calcext:value-type="string">
            <text:p>＃是椅凳也是裝飾品你家的凳子就只能藏在家中角落，需要的時候才會拿出來的嗎？Colin弧形凳保留原本竹子的自然紋路，搭配圓潤線條及雙層結構設計，即使不使用時也能是精美的裝飾品。家具不只是家具，也是一種生活質感的展現。✨圓弧設計 | 安全圓角，符合人體工學，✨材質輕巧 | 單手移動不費力✨經典配色 | 依照家中裝潢做選擇✨嵌入式洗槽 | 椅腳靜音，防刮地板❶ 圓弧曲線，安全圓角，雙層結構設計椅面曲線貼近人體坐姿，雙層結構設計，大幅提升穩定度，正坐或側坐都有舒適感受，圓角設計，安全防碰撞。</text:p>
          </table:table-cell>
          <table:table-cell table:style-name="ce31" office:value-type="string" calcext:value-type="string">
            <text:p>00108pd1</text:p>
          </table:table-cell>
          <table:table-cell table:style-name="ce31" office:value-type="string" calcext:value-type="string">
            <text:p>00108pd2</text:p>
          </table:table-cell>
          <table:table-cell office:value-type="string" calcext:value-type="string">
            <text:p>商品規格尺寸:材質: 竹承重: 150 Kg適用空間: 客廳、臥室、玄關、餐廳-----購買需知:1. Gudee產品採用全天然竹材，故有竹子自然生長的紋路、色差等現象，因此每個產品都是獨一無二的，在不影響結構的情況下，竹子的自然現象不屬於瑕疵品保固範圍。2. 商品為純手工製作，故可能產生些許誤差，誤差值在1-3公分上下為合理範圍。3. 商品可能因拍攝或電腦螢幕顯示產生色差問題，請一律以實品為準。退換貨需知:1. 簽收物品請檢查外箱是否破損，破損嚴重可拒絕收或讓物流將商品退回。2. 商品到貨有瑕疵，請聯繫Gudee客服協助。3. 每張訂單僅提供七日猶豫期內提供乙次退貨免運服務；若於七日內須加退商品，請自行負擔退貨運費，為避免爭議發生，請確實驗收商品再進行退貨。4. 若要退貨/換貨，請保持原包裝完整，商品一旦使用皆無法退換貨。5. 七日猶豫期，不可適用於下述情況，在非瑕疵品的情況下留有污漬、磨損、有異味、配件不全，或因使用方式導致商品損壞，恕不接受退換貨。保養需知:1. 可用除塵撢或乾淨的棉布去除表面灰塵。2. 可定期使用保養油均勻適量的擦拭養護。3. 避免使用濕布擦拭竹製品，切勿放置潮濕陰暗處或放於戶外曝曬淋雨，避免發霉或破裂現象產生。若產生發霉現象，請用乾布擦拭後陰乾即可。保固需知:1. 自購買日期起享有一年保固服務。本保固僅限一般室內正常使用情況下。品質保證涵蓋的範圍：竹製框架、椅腳、零件。2. 於保固期限內，若商品發生使用問題，請聯繫原購買商家，並提供完整商品含配件、內外包裝及原購買憑證，若商品在符合正常使用狀況且符合本公司商品保固條件，本公司將提供商品維修或以相同或同等級之商品替換，恕不提供退貨/款服務。 </text:p>
          </table:table-cell>
          <table:table-cell table:number-columns-repeated="10"/>
        </table:table-row>
        <table:table-row table:style-name="ro14">
          <table:table-cell office:value-type="float" office:value="109" calcext:value-type="float">
            <text:p>109</text:p>
          </table:table-cell>
          <table:table-cell office:value-type="string" calcext:value-type="string">
            <text:p>v</text:p>
          </table:table-cell>
          <table:table-cell table:style-name="ce33" office:value-type="string" calcext:value-type="string">
            <text:p>&lt;iframe width="531" height="354" src="https://www.youtube.com/embed/XYmQnEKGFn8" title="YouTube video player" frameborder="0" allow="accelerometer; autoplay; clipboard-write; encrypted-media; gyroscope; picture-in-picture" allowfullscreen&gt;&lt;/iframe&gt;</text:p>
          </table:table-cell>
          <table:table-cell table:number-columns-repeated="14"/>
        </table:table-row>
        <table:table-row table:style-name="ro1">
          <table:table-cell office:value-type="float" office:value="110" calcext:value-type="float">
            <text:p>110</text:p>
          </table:table-cell>
          <table:table-cell office:value-type="string" calcext:value-type="string">
            <text:p>I,i,i,i,i,i</text:p>
          </table:table-cell>
          <table:table-cell table:style-name="ce31" office:value-type="string" calcext:value-type="string">
            <text:p>00110pd1</text:p>
          </table:table-cell>
          <table:table-cell table:style-name="ce31" office:value-type="string" calcext:value-type="string">
            <text:p>00110pd2</text:p>
          </table:table-cell>
          <table:table-cell table:style-name="ce31" office:value-type="string" calcext:value-type="string">
            <text:p>00110pd3</text:p>
          </table:table-cell>
          <table:table-cell table:style-name="ce31" office:value-type="string" calcext:value-type="string">
            <text:p>00110pd4</text:p>
          </table:table-cell>
          <table:table-cell table:style-name="ce31" office:value-type="string" calcext:value-type="string">
            <text:p>00110pd5</text:p>
          </table:table-cell>
          <table:table-cell table:style-name="ce31" office:value-type="string" calcext:value-type="string">
            <text:p>00110pd6</text:p>
          </table:table-cell>
          <table:table-cell table:number-columns-repeated="9"/>
        </table:table-row>
        <table:table-row table:style-name="ro59">
          <table:table-cell office:value-type="float" office:value="111" calcext:value-type="float">
            <text:p>111</text:p>
          </table:table-cell>
          <table:table-cell office:value-type="string" calcext:value-type="string">
            <text:p>t</text:p>
          </table:table-cell>
          <table:table-cell office:value-type="string" calcext:value-type="string">
            <text:p>/現貨供應中，配送時間請參考訂購須知/19again為紀念台北辦公室於2021落成「限量版• 紀念發行」品牌設計故事：「哈啾～！」幫我抽一張衛生紙！「喏，拿去，Bless you！」從生活角落散發儀式感，居家生活、辦公室中的質感面紙套，面紙盒在任何場所都是必備用品，19again居家系列首款就想推出這樣陪伴在我們周圍、觸手可及的東西！也可當作日常裝飾的收納小物擺放保養品、文具、居家收納...等等，視覺與觸覺都能感受到皮革的柔軟，防潑水設計放在化妝台、浴室裡也放心，享受在自己的時區，走出自己的優雅步調。雙面心情手寫字設計：「19again」一個女孩逐漸成為女人的開始，我們都需要找到最合適的方式寵愛自己，抓住最美的時光。「Bless you」打噴嚏成為一項祝福對方身體健康的暖心標語，同時也提醒我們最重要的是愛自己。&lt;商品規格&gt;• 尺寸：長29cm x寬15cm x 高18cm• 材質：PU合成皮革+金屬鈕扣• 設計/產地：台灣&lt;產品特色&gt;• 適用軟式抽取面紙、居家小物收納• 皮革材質柔軟，防潑水防污漬，易清潔且耐刮• 鈕扣式開合，方便好拆卸• 使用PU合成皮革，不用動物真皮製作&lt;注意事項&gt;• 可用軟毛刷及溫和清潔劑於常溫清水中清潔，自然風乾。• 商品拍攝照片在每個不同螢幕中難免會有色差與光澤度認知的不同，以實品為準• 商品尺寸丈量和實際尺寸會有些微誤差正負3cm以內 </text:p>
          </table:table-cell>
          <table:table-cell table:number-columns-repeated="14"/>
        </table:table-row>
        <table:table-row table:style-name="ro63">
          <table:table-cell office:value-type="float" office:value="112" calcext:value-type="float">
            <text:p>112</text:p>
          </table:table-cell>
          <table:table-cell office:value-type="string" calcext:value-type="string">
            <text:p>I,i,i,i,i,t</text:p>
          </table:table-cell>
          <table:table-cell table:style-name="ce31" office:value-type="string" calcext:value-type="string">
            <text:p>00112pd1</text:p>
          </table:table-cell>
          <table:table-cell table:style-name="ce31" office:value-type="string" calcext:value-type="string">
            <text:p>00112pd2</text:p>
          </table:table-cell>
          <table:table-cell table:style-name="ce31" office:value-type="string" calcext:value-type="string">
            <text:p>00112pd3</text:p>
          </table:table-cell>
          <table:table-cell table:style-name="ce31" office:value-type="string" calcext:value-type="string">
            <text:p>00112pd4</text:p>
          </table:table-cell>
          <table:table-cell table:style-name="ce31" office:value-type="string" calcext:value-type="string">
            <text:p>00112pd5</text:p>
          </table:table-cell>
          <table:table-cell office:value-type="string" calcext:value-type="string">
            <text:p>【商品規格】◇內容：獨立筒枕x1◇表布：100%聚酯纖維◇填充物：螺旋中空纖維棉(100%聚酯纖維)+50顆袋裝獨立筒彈簧◇尺寸：45×74cm±3cm◇枕心高度:12cm/睡下高度:8~10cm◇總重量：1.1kg±3%◇產地：台灣◇清潔保養方式：可水洗(攝氏30度以內)/不可乾洗/不可烘乾//不可漂白/不可熨燙◇商檢局檢驗字號：M74521 </text:p>
          </table:table-cell>
          <table:table-cell table:number-columns-repeated="9"/>
        </table:table-row>
        <table:table-row table:style-name="ro21">
          <table:table-cell office:value-type="float" office:value="113" calcext:value-type="float">
            <text:p>113</text:p>
          </table:table-cell>
          <table:table-cell office:value-type="string" calcext:value-type="string">
            <text:p>t</text:p>
          </table:table-cell>
          <table:table-cell office:value-type="string" calcext:value-type="string">
            <text:p>新品上架，實木洞洞層架-生活質感，從浪漫的角落實現劃分生活的空間佈置一塊自己的小場域用風格營造出居家生活的層次感專屬於自己的角落就是一日生活的開始！商品尺寸：60x12.5x13.5cm安裝配件：L型松木實木層架1（開孔於右側）/10cm層板1 /層板木棍*5螺絲（需鑽牆）/螺絲貼（不需鑽牆）/安裝說明書注意⚠️：1/為了凸顯木板本身的質地，本商品選用未上漆的實木直拼板材，介意者勿下單2/商品提供兩種方式的安裝配件，請斟酌承重的需求選擇安裝方式 </text:p>
          </table:table-cell>
          <table:table-cell table:number-columns-repeated="14"/>
        </table:table-row>
        <table:table-row table:style-name="ro1">
          <table:table-cell office:value-type="float" office:value="114" calcext:value-type="float">
            <text:p>114</text:p>
          </table:table-cell>
          <table:table-cell office:value-type="string" calcext:value-type="string">
            <text:p>I</text:p>
          </table:table-cell>
          <table:table-cell table:style-name="ce31" office:value-type="string" calcext:value-type="string">
            <text:p>00114pd1</text:p>
          </table:table-cell>
          <table:table-cell table:number-columns-repeated="14"/>
        </table:table-row>
        <table:table-row table:style-name="ro46">
          <table:table-cell office:value-type="float" office:value="115" calcext:value-type="float">
            <text:p>115</text:p>
          </table:table-cell>
          <table:table-cell office:value-type="string" calcext:value-type="string">
            <text:p>t</text:p>
          </table:table-cell>
          <table:table-cell office:value-type="string" calcext:value-type="string">
            <text:p>此商品為「接單訂製」，付款後才開始製作，平均等候 14 個製作天（不包含假日和運送時間）【商品說明及故事】美好製所- 手工熱氣球創造生活一個美好的想像Bring beautiful to life經典熱氣球造型，由蕾絲布料包覆球體，鉚釘皮繩和緞帶交叉設計，浪漫又復古適用於室內裝飾、 婚禮、 主題派對、 櫥窗、 咖啡店、 餐廳….等等附防塵袋【客製範圍】吊籃選項:銀色、 金銅色 </text:p>
          </table:table-cell>
          <table:table-cell table:number-columns-repeated="14"/>
        </table:table-row>
        <table:table-row table:style-name="ro57">
          <table:table-cell office:value-type="float" office:value="116" calcext:value-type="float">
            <text:p>116</text:p>
          </table:table-cell>
          <table:table-cell office:value-type="string" calcext:value-type="string">
            <text:p>t</text:p>
          </table:table-cell>
          <table:table-cell office:value-type="string" calcext:value-type="string">
            <text:p>尺寸:W38xH42xD16雲杉染胡桃木色保護漆 </text:p>
          </table:table-cell>
          <table:table-cell table:number-columns-repeated="14"/>
        </table:table-row>
        <table:table-row table:style-name="ro64">
          <table:table-cell office:value-type="float" office:value="117" calcext:value-type="float">
            <text:p>117</text:p>
          </table:table-cell>
          <table:table-cell office:value-type="string" calcext:value-type="string">
            <text:p>t</text:p>
          </table:table-cell>
          <table:table-cell office:value-type="string" calcext:value-type="string">
            <text:p>[家具積木]：創意組合 設計共有六個不同功能的「積木」, 包括貓廁所、貓 食堂和梯級等功能。用家能不分上下左右前後地組 裝。組合不同, 書柜的功能和側面貓咪玩樂的空間也 會改變。[可大可小]：融入家中 配合家的大小，用家既可組合成大型的梯級, 又可組 成小巧實用的高柜。[全套-四層梯形]組合包括款式A、D(包括兩個貓碗)、E (包括一個貓廁所托盤)各一個; 款式B、C、F 各2個---尺寸 (每個組合單元)高 45cm x 闊 34cm x 長 45cm (小)高 45cm x 闊 34cm x 長 90cm (大)物料櫃板：中纖板 (A0 級, 無甲醛)、 箔面 (耐花耐水)貓廁所托盤： 聚丙烯塑膠碗架及碗：亞加力塑膠及陶瓷產品安裝此產品需要自行安裝 </text:p>
          </table:table-cell>
          <table:table-cell table:number-columns-repeated="14"/>
        </table:table-row>
        <table:table-row table:style-name="ro65">
          <table:table-cell office:value-type="float" office:value="118" calcext:value-type="float">
            <text:p>118</text:p>
          </table:table-cell>
          <table:table-cell office:value-type="string" calcext:value-type="string">
            <text:p>t</text:p>
          </table:table-cell>
          <table:table-cell office:value-type="string" calcext:value-type="string">
            <text:p>注意因為是純手工創作,每件的牆壁門窗的顏色和比例都會有稍許的不一樣如能接受再下訂單請見諒感謝純手工復刻老屋 老門 老斑駁牆 老屋頂尺寸約:面寬13側深11高9cmled 3w小燈x2正面門窗可開電池在後面,有開關照片中所有小道具都有附送含花草植物附2顆4號電池(飛安因素,國外不附電池)照片和實品稍有色差勿摔! </text:p>
          </table:table-cell>
          <table:table-cell table:number-columns-repeated="14"/>
        </table:table-row>
        <table:table-row table:style-name="ro1">
          <table:table-cell office:value-type="float" office:value="119" calcext:value-type="float">
            <text:p>119</text:p>
          </table:table-cell>
          <table:table-cell office:value-type="string" calcext:value-type="string">
            <text:p>I</text:p>
          </table:table-cell>
          <table:table-cell table:style-name="ce31" office:value-type="string" calcext:value-type="string">
            <text:p>00119pd1</text:p>
          </table:table-cell>
          <table:table-cell table:number-columns-repeated="14"/>
        </table:table-row>
        <table:table-row table:style-name="ro66">
          <table:table-cell office:value-type="float" office:value="120" calcext:value-type="float">
            <text:p>120</text:p>
          </table:table-cell>
          <table:table-cell office:value-type="string" calcext:value-type="string">
            <text:p>t,i,i,i,i,i,i</text:p>
          </table:table-cell>
          <table:table-cell office:value-type="string" calcext:value-type="string">
            <text:p>珍珠奶茶-新天絲棉床邊口袋床包枕套組材質：60％萊賽爾纖維 / 40%棉 / 產地：台灣［ 內容物及規格 ］標準單人/Single size------------------------------------------床包：106x188cm 1入枕套： 48x75 cm 2入標準雙人/Double size------------------------------------------床包：152x188cm 1入枕套： 48x75 cm 2入雙人加大/Queen size------------------------------------------床包：182x188cm 1入枕套： 48x75 cm 2入 </text:p>
          </table:table-cell>
          <table:table-cell table:style-name="ce31" office:value-type="string" calcext:value-type="string">
            <text:p>00120pd1</text:p>
          </table:table-cell>
          <table:table-cell table:style-name="ce31" office:value-type="string" calcext:value-type="string">
            <text:p>00120pd2</text:p>
          </table:table-cell>
          <table:table-cell table:style-name="ce31" office:value-type="string" calcext:value-type="string">
            <text:p>00120pd3</text:p>
          </table:table-cell>
          <table:table-cell table:style-name="ce31" office:value-type="string" calcext:value-type="string">
            <text:p>00120pd4</text:p>
          </table:table-cell>
          <table:table-cell table:style-name="ce31" office:value-type="string" calcext:value-type="string">
            <text:p>00120pd5</text:p>
          </table:table-cell>
          <table:table-cell table:style-name="ce31" office:value-type="string" calcext:value-type="string">
            <text:p>00120pd6</text:p>
          </table:table-cell>
          <table:table-cell table:number-columns-repeated="8"/>
        </table:table-row>
        <table:table-row table:style-name="ro67">
          <table:table-cell office:value-type="float" office:value="121" calcext:value-type="float">
            <text:p>121</text:p>
          </table:table-cell>
          <table:table-cell office:value-type="string" calcext:value-type="string">
            <text:p>t</text:p>
          </table:table-cell>
          <table:table-cell office:value-type="string" calcext:value-type="string">
            <text:p>60公分長度，配備3大2小掛鉤80公分長度，配備4大3小掛鉤牆面打孔安裝，提供膨脹螺絲等兩根之間的卡榫免費提供木材採用FAS級北美黑胡桃，精心打磨本產品來自設計師團隊之 Shijiuji Design </text:p>
          </table:table-cell>
          <table:table-cell table:number-columns-repeated="14"/>
        </table:table-row>
        <table:table-row table:style-name="ro14">
          <table:table-cell office:value-type="float" office:value="122" calcext:value-type="float">
            <text:p>122</text:p>
          </table:table-cell>
          <table:table-cell office:value-type="string" calcext:value-type="string">
            <text:p>I,i,i,i</text:p>
          </table:table-cell>
          <table:table-cell table:style-name="ce33" office:value-type="string" calcext:value-type="string">
            <text:p>&lt;iframe width="531" height="354" src="https://www.youtube.com/embed/DOoTnkOEWxQ" title="YouTube video player" frameborder="0" allow="accelerometer; autoplay; clipboard-write; encrypted-media; gyroscope; picture-in-picture" allowfullscreen&gt;&lt;/iframe&gt;</text:p>
          </table:table-cell>
          <table:table-cell table:style-name="ce31" office:value-type="string" calcext:value-type="string">
            <text:p>00122pd1</text:p>
          </table:table-cell>
          <table:table-cell table:style-name="ce31" office:value-type="string" calcext:value-type="string">
            <text:p>00122pd2</text:p>
          </table:table-cell>
          <table:table-cell table:style-name="ce31" office:value-type="string" calcext:value-type="string">
            <text:p>00122pd3</text:p>
          </table:table-cell>
          <table:table-cell table:number-columns-repeated="11"/>
        </table:table-row>
        <table:table-row table:style-name="ro1">
          <table:table-cell office:value-type="float" office:value="123" calcext:value-type="float">
            <text:p>123</text:p>
          </table:table-cell>
          <table:table-cell office:value-type="string" calcext:value-type="string">
            <text:p>I,i</text:p>
          </table:table-cell>
          <table:table-cell table:style-name="ce31" office:value-type="string" calcext:value-type="string">
            <text:p>00123pd1</text:p>
          </table:table-cell>
          <table:table-cell table:style-name="ce31" office:value-type="string" calcext:value-type="string">
            <text:p>00123pd2</text:p>
          </table:table-cell>
          <table:table-cell table:number-columns-repeated="13"/>
        </table:table-row>
        <table:table-row table:style-name="ro68">
          <table:table-cell office:value-type="float" office:value="124" calcext:value-type="float">
            <text:p>124</text:p>
          </table:table-cell>
          <table:table-cell office:value-type="string" calcext:value-type="string">
            <text:p>t</text:p>
          </table:table-cell>
          <table:table-cell office:value-type="string" calcext:value-type="string">
            <text:p>/ 商品說明及尺寸 /苔球包裹水苔及椰絲製作而成直徑約18-20cm 高度約35-40cm(大顆苔球皆附贈植物養護卡+蓄水盤+H立架+大頭針+小木片)青蘋果竹芋照顧上更需要增加葉片的溼度，建議偶爾可以噴水在葉片上補強水分,以避免葉燒也可讓植物更加美麗!室內淨化空氣的好幫手,吸取甲醛甲苯、二甲苯、二氧化碳、灰塵 青蘋果竹芋用作一般居家的客廳、書房、臥室擺設，點綴效果是很不錯的。★特性★青蘋果竹芋，別名：圓葉竹芋，拉丁文名：Calat hea rotundifolia cv.Fasciata.竹芋科、竹芋屬多年常綠草本植物，原種產於巴西等國，由歐洲人從圓葉竹芋中篩選培育而成。性喜高溫多溼的半陰環境，畏寒冷，忌強光。喜溼潤，忌乾旱，空氣乾燥易導致出現葉緣枯焦、生長不良現象。生長季節，每天除澆一次水外，還應加強葉面和環境噴霧，使空氣相對溼度保持在85%至90%以上。寒冬到來時，除注意保溫外，還應嚴格控制澆水，此時盆土過溼易造成根莖腐爛，而維持盆土稍幹，即使葉片出現枯萎現象，春回氣暖後植株還會重新抽出新葉。新葉開始萌發時也不能過多澆水，要隨著新葉的增多，逐步增加水量，方可有利於植株的健壯生長。★光照★喜半陰，忌強光暴曬。自仲春到仲秋，要求遮陰，Sunny過強，易招致葉色蒼白乾澀，甚至葉片出現嚴重的灼傷。但光線又不能過弱，否則會導致葉質變薄而暗淡無光澤，失去應有的鮮活美感。所以冬季擺放於室內的盆栽植株應給予補充光照。喜溫暖平和的環境，不耐酷熱，畏高溫，且耐寒性較差，其生長適溫為18℃至30℃青蘋果竹芋通風，需要在外界氣溫在16℃以上進行，可直接吹於植株上，但是大風時要減少通風量或不通風，防止葉片受損。低於16℃則不宜多通風，不利於其生長，也可用緩風改善空氣質量。★水份★待苔球本體完全乾掉變輕後再供水即可。小顆苔球植栽；夏天約4-5天泡水一次 冬天約7-8天泡一次大顆苔球植栽；夏天約7-8天泡水一次 冬天約12-14天泡一次（澆水頻率需因應每個人住家環境做調整）葉片建議1-2天噴霧,可維持葉片周圍濕度,避免產生葉燒★苔球泡水方式★將苔球放入有深度的容器中，水分淹沒苔球一半的高度，小顆苔球約浸泡15-20分鐘，即可吸飽水份，大顆苔球需要較長的時間，約為25-30分鐘，略為瀝乾後不滴水的狀態就可以放回原本的位置上。1.苔球不須曬太陽，只需要室內光照以及放置涼爽通風的環境。2.一定要等苔球本體變乾後再泡水，不需要一直維持潮濕的狀態 ！3.苔球請採用泡水方式，它的原理是毛細作用讓水分充滿整顆苔球。（如單純噴水或是由上往下澆水，苔球是無法吸收到水份）4.植物長大後如遇根系冒出過多，可直接移至其他容器裡並覆蓋土壤。苔球都是使用天然原料製作可被分解，所以直接移至土裡也沒問題。5.苔球外體纏繞的麻繩屬於天然原料，經過一定時間斷裂屬正常狀況。斷裂時間會依每個環境位置不同，約莫是6-12個月，甚至更久！半日照散光如何判斷？白天把室內燈光全關掉，能清楚閱讀報紙文字的自然光線就是沒問題的(不需太陽直曬光)。</text:p>
          </table:table-cell>
          <table:table-cell table:number-columns-repeated="14"/>
        </table:table-row>
        <table:table-row table:style-name="ro65">
          <table:table-cell office:value-type="float" office:value="125" calcext:value-type="float">
            <text:p>125</text:p>
          </table:table-cell>
          <table:table-cell office:value-type="string" calcext:value-type="string">
            <text:p>t</text:p>
          </table:table-cell>
          <table:table-cell office:value-type="string" calcext:value-type="string">
            <text:p>有時候喜歡派對，有時候喜歡一個人我是自己電影裡的女主角。今天是我的生日，我許願能演一場好戲，好到我入戲太深。_適合一個需要主角的空間，會是一個空間裡的亮點。 如果能在一個特別的日子，當成禮物，那他就有了一個屬於你自己或與他人的新故事。 「如果能在快樂的時候陪伴你，能在傷心的時候安慰你，那就夠了。」 </text:p>
          </table:table-cell>
          <table:table-cell table:number-columns-repeated="14"/>
        </table:table-row>
        <table:table-row table:style-name="ro69">
          <table:table-cell office:value-type="float" office:value="126" calcext:value-type="float">
            <text:p>126</text:p>
          </table:table-cell>
          <table:table-cell office:value-type="string" calcext:value-type="string">
            <text:p>t</text:p>
          </table:table-cell>
          <table:table-cell office:value-type="string" calcext:value-type="string">
            <text:p>款式與搭配：兩種支座，三種銅桿長度（40/50/60公分）自由調節：黃銅桿可在木座中自由滑動，通過調節銅桿位置選擇懸掛方式銅與木：半開放的穿插結構，營造出穿梭感，讓銅與木得結合更有現代與簡約感安裝：1、使用提供的酒精棉片把牆面清理干淨。2、在提供的不鏽鋼片背面塗抹免釘膠，粘貼在牆面，壓緊。（因快運公司不容許把免釘膠放在包裝內，因此免釘膠需本地購買）3、約8小時後，在底座背面塗抹免釘膠，並將底座鎖孔掛置於不鏽鋼片螺母上。4、48小時後，即可使用本產品來自設計師團隊之 Shijiuji Design </text:p>
          </table:table-cell>
          <table:table-cell table:number-columns-repeated="14"/>
        </table:table-row>
        <table:table-row table:style-name="ro14">
          <table:table-cell office:value-type="float" office:value="127" calcext:value-type="float">
            <text:p>127</text:p>
          </table:table-cell>
          <table:table-cell office:value-type="string" calcext:value-type="string">
            <text:p>v,i,i,i,i,i,i,i,i,i</text:p>
          </table:table-cell>
          <table:table-cell table:style-name="ce33" office:value-type="string" calcext:value-type="string">
            <text:p>&lt;iframe width="531" height="354" src="https://www.youtube.com/embed/wFOrOPxsOk8" title="YouTube video player" frameborder="0" allow="accelerometer; autoplay; clipboard-write; encrypted-media; gyroscope; picture-in-picture" allowfullscreen&gt;&lt;/iframe&gt;</text:p>
          </table:table-cell>
          <table:table-cell table:style-name="ce31" office:value-type="string" calcext:value-type="string">
            <text:p>00127pd1</text:p>
          </table:table-cell>
          <table:table-cell table:style-name="ce31" office:value-type="string" calcext:value-type="string">
            <text:p>00127pd2</text:p>
          </table:table-cell>
          <table:table-cell table:style-name="ce31" office:value-type="string" calcext:value-type="string">
            <text:p>00127pd3</text:p>
          </table:table-cell>
          <table:table-cell table:style-name="ce31" office:value-type="string" calcext:value-type="string">
            <text:p>00127pd4</text:p>
          </table:table-cell>
          <table:table-cell table:style-name="ce31" office:value-type="string" calcext:value-type="string">
            <text:p>00127pd5</text:p>
          </table:table-cell>
          <table:table-cell table:style-name="ce31" office:value-type="string" calcext:value-type="string">
            <text:p>00127pd6</text:p>
          </table:table-cell>
          <table:table-cell table:style-name="ce31" office:value-type="string" calcext:value-type="string">
            <text:p>00127pd7</text:p>
          </table:table-cell>
          <table:table-cell table:style-name="ce31" office:value-type="string" calcext:value-type="string">
            <text:p>00127pd8</text:p>
          </table:table-cell>
          <table:table-cell table:style-name="ce31" office:value-type="string" calcext:value-type="string">
            <text:p>00127pd9</text:p>
          </table:table-cell>
          <table:table-cell table:number-columns-repeated="5"/>
        </table:table-row>
        <table:table-row table:style-name="ro70">
          <table:table-cell office:value-type="float" office:value="128" calcext:value-type="float">
            <text:p>128</text:p>
          </table:table-cell>
          <table:table-cell office:value-type="string" calcext:value-type="string">
            <text:p>t,v,t</text:p>
          </table:table-cell>
          <table:table-cell office:value-type="string" calcext:value-type="string">
            <text:p>精挑雨樹樹幹製造的原木茶几，以人手打磨成平滑桌面，每一張桌子的紋理有著不同風格，充滿藝術性。*由於每一件手製木產品的木紋和天然凹凸疤痕都獨一無二，出售貨品只能隨機抽選，貨物出門，恕不退換。 </text:p>
          </table:table-cell>
          <table:table-cell table:style-name="ce33" office:value-type="string" calcext:value-type="string">
            <text:p>&lt;iframe width="531" height="354" src="https://www.youtube.com/embed/pjQPxYgImi0" title="YouTube video player" frameborder="0" allow="accelerometer; autoplay; clipboard-write; encrypted-media; gyroscope; picture-in-picture" allowfullscreen&gt;&lt;/iframe&gt;</text:p>
          </table:table-cell>
          <table:table-cell office:value-type="string" calcext:value-type="string">
            <text:p>商品規格：尺寸: Dia.:50 x H:50 cm物料: 雨木、金屬本店產品為東南亞入口精美手製品，全由人手逐一生產，絕不濫製。* 由於些商品體積較大，外地的朋友如想購買，麻煩請先聯絡設計師，再安排運輸及運費哦。保養方式※ 請勿直接曬太陽，會變形或曝曬到乾裂。※ 一年兩次使用木質保養油輕擦，可令原木更加耐用。購買時的注意事項※ 商品照僅供參考，實際的顏色可能會與照片有差異。※ 木材因長時間接觸空氣，木材表面可能會呈現淺黑色色塊，屬天然生長現象。※ 原木有一些裂痕、斑點、紋理，都屬正常，較深的坑紋使用黑色物料填補，不會影響使用。雨木簡介雨樹 (Suar Wood Tree) 又稱為Rain Tree或Monkeypod，源自於南墨西哥到秘魯及巴西等地，後來逐漸延伸至東南亞及夏威夷。雨木常被用來製造餐桌、長櫈及鏡框等傢俱，新加坡、印尼及馬來西亞使用雨木已有數十年歷史。雨木是其中一種極為耐用和價錢相對平易近人的木材，所以很多傢俬生產商都會選用雨木生產高質的時尚家品。高度和直徑可達25米及40厘米的雨樹擁有巨大的樹冠，主要生長在田原和森林。由於雨樹種植容易，雨木傢俬在東南亞當地以至世界各地均有大量需求。雨木屬於硬木類，而且比其他硬木生長得快，故此深受木材生產商愛戴。除傢俬外，藝術家亦會利用雨木雕刻；其特點是每一層有着不同的顏色，森林裡每一棵雨樹都有其獨特的紋理，以雨木雕塑的藝術品令人為之著迷。製造傢俬前，雨木必需經過烘乾程序，乾透的木材會變得堅硬耐用。雨木的品質經常被人與黑胡桃木 (Black Walnut wood) 作比較，當然，前者的價格較為便宜。此外，雨木亦被視為紅木 (Mahogany) 的取代品，因其品質和價格在市場具有一定競爭力。與其他硬木一樣，雨木傢俬如果得到妥善處理和保養，一般可使用十年以上。</text:p>
          </table:table-cell>
          <table:table-cell table:number-columns-repeated="12"/>
        </table:table-row>
        <table:table-row table:style-name="ro22">
          <table:table-cell office:value-type="float" office:value="129" calcext:value-type="float">
            <text:p>129</text:p>
          </table:table-cell>
          <table:table-cell office:value-type="string" calcext:value-type="string">
            <text:p>t</text:p>
          </table:table-cell>
          <table:table-cell office:value-type="string" calcext:value-type="string">
            <text:p>| 仿真黏土多肉植物系列 |滿滿多肉小木箱 共2款| 材質 |軟陶土 / 木箱 / 裝飾材料| 尺寸 |A款 (L)長約4.8cm (W)寬約4.2cm (H)高約4.8cmB款 (L)長約4.6cm (W)寬約4cm (H)高約3.5cm| 特色 |迷你木箱裡的滿滿多肉，可愛的袖珍比例，給你更大的療癒。仿真度滿滿的黏土多肉植物盆栽，每款都是手工捏製，手感度十足，不需費心照顧，就能感受綠意，讓可愛的多肉植物寶寶一起暖心陪伴你每一天。軟陶土材質不怕潮濕，但仍不建議直接碰觸大量水份，以免破壞局部上色的部分。若有灰塵時可以軟毛刷清除或以紙巾輕輕擦拭即可。| 注意事項 |・會依照盆栽造型提供簡易禮物包裝，並以氣泡紙與外箱安全寄出。・仿真多肉植物皆為手工捏製，顏色與形狀多少會有些許差異。・商品不包含圖片中拍攝佈景使用的道具。・商品拍攝皆有些許色差，請以商品實際狀況為準。 </text:p>
          </table:table-cell>
          <table:table-cell table:number-columns-repeated="14"/>
        </table:table-row>
        <table:table-row table:style-name="ro20">
          <table:table-cell office:value-type="float" office:value="130" calcext:value-type="float">
            <text:p>130</text:p>
          </table:table-cell>
          <table:table-cell office:value-type="string" calcext:value-type="string">
            <text:p>t</text:p>
          </table:table-cell>
          <table:table-cell office:value-type="string" calcext:value-type="string">
            <text:p>消波塊為粗糙質感觸感較為踏實尺寸高度：7 cm、4.5cm【下單須知】▸下單前，請私訊設計師，確認商品。▸水泥製品，都會有特有的氣孔與紋路，表現出獨特的風格。▸水泥為易碎材質，在使用時也請注意保護勿碰撞。▸如商品運輸過程中有問題，請當下反應。 </text:p>
          </table:table-cell>
          <table:table-cell table:number-columns-repeated="14"/>
        </table:table-row>
        <table:table-row table:style-name="ro36">
          <table:table-cell office:value-type="float" office:value="131" calcext:value-type="float">
            <text:p>131</text:p>
          </table:table-cell>
          <table:table-cell office:value-type="string" calcext:value-type="string">
            <text:p>t</text:p>
          </table:table-cell>
          <table:table-cell office:value-type="string" calcext:value-type="string">
            <text:p>• 來自尼泊爾的線香系列 •{喜馬拉雅雪松 Himalayan Cedar}- 淨化空氣 • 潔淨磁場 -主要成分：喜馬拉雅雪松, 杜松香調：森林氣息清香木調歷史久遠的淨化草藥，用作驅趕壞能量，淨化空氣及磁場。特別適合在面對新環境，新計劃時使用。清香氣味讓人感到放鬆，有助解除疲勞壓力。全人手制作，成份天然，使用無添加原材料製作。 香氣隨著煙霧飄散，是刺激大腦和支撐心靈好幫手。Stupa Incense Industry 位於加德滿都Nagarjung Forest，過去二十年一直專注於人手製香事業，產品靈感揉合喜馬拉雅山區傳統習俗和大自然的啟發，由香料到包裝，全部採用尼泊爾本地材料。產品經由Stupa直接授權售賣，放心購買。• 一盒40支• 10 cm• 燃燒約30-40分鐘• 氣味停留約2至3小時• 附簡約禪意香座一個 </text:p>
          </table:table-cell>
          <table:table-cell table:number-columns-repeated="14"/>
        </table:table-row>
        <table:table-row table:style-name="ro49">
          <table:table-cell office:value-type="float" office:value="132" calcext:value-type="float">
            <text:p>132</text:p>
          </table:table-cell>
          <table:table-cell office:value-type="string" calcext:value-type="string">
            <text:p>t</text:p>
          </table:table-cell>
          <table:table-cell office:value-type="string" calcext:value-type="string">
            <text:p>這次推出的氣味是以在雨中露營為主題， 我們對雨水氣味的演繹會比較不太浪漫，比較注重下雨前淡淡的臭氧感及雨後浮現出來的草青及泥土味。當燃燒起來的時候，前調聞起上來會感受到雨點打在青草及泥土上的氣味，慢慢會帶有淡淡的清新雨水氣味，營造一種下雨時剛剛打開帳幕探頭出來的感覺。而木芯燃燒時發出的霹靂啪喇聲音就像雨水打在露營帳幕上一樣🤤氣味：雨水、水霧、泥土、葉燃點時間： 30 小時淨重：140g主要成份：大豆蠟、椰子蠟，植物油產地：香港手工製作為了達到最佳使用效果並避免蠟燭中央出現凹陷，請燃點至蠟燭表面完全融化。 </text:p>
          </table:table-cell>
          <table:table-cell table:number-columns-repeated="14"/>
        </table:table-row>
        <table:table-row table:style-name="ro1">
          <table:table-cell office:value-type="float" office:value="133" calcext:value-type="float">
            <text:p>133</text:p>
          </table:table-cell>
          <table:table-cell office:value-type="string" calcext:value-type="string">
            <text:p>I</text:p>
          </table:table-cell>
          <table:table-cell table:style-name="ce31" office:value-type="string" calcext:value-type="string">
            <text:p>00133pd1</text:p>
          </table:table-cell>
          <table:table-cell table:number-columns-repeated="14"/>
        </table:table-row>
        <table:table-row table:style-name="ro61">
          <table:table-cell office:value-type="float" office:value="134" calcext:value-type="float">
            <text:p>134</text:p>
          </table:table-cell>
          <table:table-cell office:value-type="string" calcext:value-type="string">
            <text:p>t,i,i,t</text:p>
          </table:table-cell>
          <table:table-cell office:value-type="string" calcext:value-type="string">
            <text:p>為了讓設計師有更多時間專心設計和製作產品，如果你對定製有疑問，請務必先閱讀完以下所有文字再發問，謝謝理解。❤  定製問題問答▶問題一：時間 - 請問什麼時候能收到？最快：臺灣4天。請下單時選擇順豐速運，如果下午2點前確認畫面，是確認畫面后第4天收到，如果需要最快速度請務必提醒一下設計師需要當天寄出。其他：臺灣的免運基本運送是出貨后的10-20天，快捷運送是7-12天。大部分是最短的時間收到的，但有個別特別情況時間較長，如果您有時間限制，請務必以最長的運送時間來計算和選擇運送方式。▶問題二：實名認證 - 我無法做實名認證怎麼辦？不需要。基本運送是使用郵局來運送的，目前不需要任何的實名認證，只需提供地址和電話就可以了，pinkoi發的實名認證郵件也無需理會。但順豐速運是需要實名認證的，請儘快通過。▶問題三：請問需要的資料有哪些？一，訂單單號二，照片，如果照片不知道如何選擇，可以多寄幾張，因為pinkoi寄照片會影響照片的畫質所以請用郵件來寄。三，文字。1-第一行：必填 自選的歌曲名字 或者 指定的文字2-第二行: 必填 歌曲的Youtube或Spotify鏈接 或者 指定的文字3- 第三行：選填 可以空白這樣畫面會比較簡潔，8個字以下的紀念和祝福話語可以選擇印刷在整個個播放界面的底部4- 背面文字和字體選擇。8個字以上的紀念和祝福話語可以印刷或自己手寫在畫面背面。 </text:p>
          </table:table-cell>
          <table:table-cell table:style-name="ce31" office:value-type="string" calcext:value-type="string">
            <text:p>00134pd1</text:p>
          </table:table-cell>
          <table:table-cell table:style-name="ce31" office:value-type="string" calcext:value-type="string">
            <text:p>00134pd2</text:p>
          </table:table-cell>
          <table:table-cell office:value-type="string" calcext:value-type="string">
            <text:p>▶問題四：下單 - 是要先下單再討論內容嗎，資料發哪裡？請先下單，並且把資料發到設計師的gmail郵箱，地址是igreanpainting▶問題五：會看到製作畫面和可以修改嗎？收到郵件后當天會以pinkoi站內信方式發送製作畫面，畫面和文字都只有一次修改的機會，請考慮清楚后再寄郵email。❤  創意禮物 - 定製spotify播放畫面，可以是手機或者IG上的生活、工作、旅行照片，選一張有趣的，有紀念意義的照片，配上祝福的歌曲一起有回憶的歌曲，給朋友、父母或者同事定製一份獨一無二的禮物吧。❤  音樂回放 畫面包含youtube或者spotify的鏈接和QR code，可以方便的使用智能手機或者電腦播放網絡上的音樂。-亞克力尺寸：9x13x2cm-新款改良的產品畫面默認是不透明的，但可以自己方便地1秒變身透明效果喔。-包含有照片里的禮物包裝和祝福卡片 </text:p>
          </table:table-cell>
          <table:table-cell table:number-columns-repeated="11"/>
        </table:table-row>
        <table:table-row table:style-name="ro1">
          <table:table-cell office:value-type="float" office:value="135" calcext:value-type="float">
            <text:p>135</text:p>
          </table:table-cell>
          <table:table-cell office:value-type="string" calcext:value-type="string">
            <text:p>I,i,i,i,i,i,i,i,i,i</text:p>
          </table:table-cell>
          <table:table-cell table:style-name="ce31" office:value-type="string" calcext:value-type="string">
            <text:p>00135pd1</text:p>
          </table:table-cell>
          <table:table-cell table:style-name="ce31" office:value-type="string" calcext:value-type="string">
            <text:p>00135pd2</text:p>
          </table:table-cell>
          <table:table-cell table:style-name="ce31" office:value-type="string" calcext:value-type="string">
            <text:p>00135pd3</text:p>
          </table:table-cell>
          <table:table-cell table:style-name="ce31" office:value-type="string" calcext:value-type="string">
            <text:p>00135pd4</text:p>
          </table:table-cell>
          <table:table-cell table:style-name="ce31" office:value-type="string" calcext:value-type="string">
            <text:p>00135pd5</text:p>
          </table:table-cell>
          <table:table-cell table:style-name="ce31" office:value-type="string" calcext:value-type="string">
            <text:p>00135pd6</text:p>
          </table:table-cell>
          <table:table-cell table:style-name="ce31" office:value-type="string" calcext:value-type="string">
            <text:p>00135pd7</text:p>
          </table:table-cell>
          <table:table-cell table:style-name="ce31" office:value-type="string" calcext:value-type="string">
            <text:p>00135pd8</text:p>
          </table:table-cell>
          <table:table-cell table:style-name="ce31" office:value-type="string" calcext:value-type="string">
            <text:p>00135pd9</text:p>
          </table:table-cell>
          <table:table-cell table:style-name="ce31" office:value-type="string" calcext:value-type="string">
            <text:p>00135pd10</text:p>
          </table:table-cell>
          <table:table-cell table:number-columns-repeated="5"/>
        </table:table-row>
        <table:table-row table:style-name="ro71">
          <table:table-cell office:value-type="float" office:value="136" calcext:value-type="float">
            <text:p>136</text:p>
          </table:table-cell>
          <table:table-cell office:value-type="string" calcext:value-type="string">
            <text:p>t,i</text:p>
          </table:table-cell>
          <table:table-cell office:value-type="string" calcext:value-type="string">
            <text:p>運用灰&amp;白水泥的渲染手法塑造成療癒的水泥盆器，搭配讓人忍不住咬一口的蛋糕造型，適合送給即將生日的好朋友！生日不要吃蛋糕了會胖的阿！今年來吃肉肉吧 (●’ω`●）誤◖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 成份 | 水泥| 色澤 | 灰白渲染| 尺寸 | 直徑72 x 高40~45 mm| 加工 | 盆底有1個排水孔| 產地 | MADE IN TAIWAN◖ 植 物 搭 配 ◗買盆隨機贈予 1 吋盆植物 1~2 棵，此款我們將為您搭配造型合適的多肉植物（或仙人掌），品種將視季節或養殖狀況而有所調整，無法挑選請見諒。※若您選的是「純盆器」不用植物，那只會有盆器一個及小網子。※若您選的是「盆器+配件」不用植物，那將會有盆器、小網子、多肉專用土、表面裝飾石、裝飾小旗子、種植教學＆植物照顧卡。◖ 內 容 物 ◗🎂 期間限定贈送配件：✔ 小動物模型🌵 若您選擇的是附贈植物，需自行種入，以下為附贈內容：✔ 盆器✔ 小網子✔ 植物 1~2 棵（連同塑盆）✔ 多肉專用土✔ 表面裝飾石✔ 裝飾小插旗✔ 種植教學&amp;植物照顧卡※若您選的是「純盆器」不用植物，那只會有盆器及小網子。※若您選的是「盆器+配件」不用植物，那將會有盆器、小網子、多肉專用土、表面裝飾石、裝飾小插旗、種植教學&amp;植物照顧卡。◖ 加購提袋 ◗從「第二層商品規格」中可加購盆栽提袋：✔ 盆栽專用透明提袋✔ 上有 Best Wish 封口貼紙✔ 乾燥花卡片隨機款1張 , 背面可寫字 </text:p>
          </table:table-cell>
          <table:table-cell table:style-name="ce31" office:value-type="string" calcext:value-type="string">
            <text:p>00136pd1</text:p>
          </table:table-cell>
          <table:table-cell table:number-columns-repeated="13"/>
        </table:table-row>
        <table:table-row table:style-name="ro72">
          <table:table-cell office:value-type="float" office:value="137" calcext:value-type="float">
            <text:p>137</text:p>
          </table:table-cell>
          <table:table-cell office:value-type="string" calcext:value-type="string">
            <text:p>t</text:p>
          </table:table-cell>
          <table:table-cell office:value-type="string" calcext:value-type="string">
            <text:p>◖ 人 生 啊 ◗人生之路紛紛擾擾，卻又多采多姿， 歷經親情、友誼、愛情、事業，每天都努力的在活著。向 ‧ 即使尋覓也要找到心之所向。走 ‧ 拿出勇氣跨出夢想的第一步。品 ‧ 品嚐失敗或達成的各種滋味。真 ‧ 你 / 妳是宇宙中獨特的唯一。◍ 水泥 ◍ 總有種獨特、渾然天成的魅力，想用設計帶一份寧靜給人生，將天然之美融入每個日常，也在日復日的生活中，留下一些屬於自己的浪漫。◖ 泥 作 規 格 ◗成份 / 水泥色澤 / 灰尺寸 / 鑽石盆,外徑12 內徑7.2 高5cm加工 / 盆底有1個排水孔，底部黏貼防刮桌墊片植栽 / 適合種三吋盆或組3~6棵一寸盆◖ 植 物 搭 配 ◗正常版盆栽可選擇「仙人掌」或「多肉植物」，買盆隨機贈予2~3吋盆植物一棵，品種將視季節或養殖狀況而有所調整，無法挑選請見諒。隨機品種可能為：🌵 仙人掌：短毛丸、白獅子、米老鼠、玉乳柱、萬重山、銀手球...等。🌵 多肉植物：玉露、姬壽、十二之卷、珊瑚大戟、月兔...等。◖完整版 內容物 ◗🌞 夏季草帽摩艾限定版 增加配件：✔ 復活島摩艾(水泥)✔ 草帽一頂✔ 裝飾小插旗🌵 若您選擇的是附贈植物，需自行種入，以下為附贈內容：✔ 盆器✔ 小網子✔ 植物一棵(含土盆帶土)✔ 多肉專用土✔ 表面裝飾石✔ 基本植物照顧卡※若您選的是「純盆器」不用植物，那只會有盆器一個及小網子。◖ 加購提袋 ◗從「第二層商品規格」中可加購盆栽提袋：✔ 盆栽專用透明提袋✔ 上有 Best Wish 封口貼紙✔ 乾燥花卡片隨機款1張 , 背面可寫字提供卡片待寫服務～請於下單時將內容備註給我們 </text:p>
          </table:table-cell>
          <table:table-cell table:number-columns-repeated="14"/>
        </table:table-row>
        <table:table-row table:style-name="ro13">
          <table:table-cell office:value-type="float" office:value="138" calcext:value-type="float">
            <text:p>138</text:p>
          </table:table-cell>
          <table:table-cell office:value-type="string" calcext:value-type="string">
            <text:p>I,v,i,i,i</text:p>
          </table:table-cell>
          <table:table-cell table:style-name="ce31" office:value-type="string" calcext:value-type="string">
            <text:p>00138pd1</text:p>
          </table:table-cell>
          <table:table-cell table:style-name="ce33" office:value-type="string" calcext:value-type="string">
            <text:p>&lt;iframe width="531" height="354" src="https://www.youtube.com/embed/LyQhyD6xOr8" title="YouTube video player" frameborder="0" allow="accelerometer; autoplay; clipboard-write; encrypted-media; gyroscope; picture-in-picture" allowfullscreen&gt;&lt;/iframe&gt;</text:p>
          </table:table-cell>
          <table:table-cell table:style-name="ce31" office:value-type="string" calcext:value-type="string">
            <text:p>00138pd2</text:p>
          </table:table-cell>
          <table:table-cell table:style-name="ce31" office:value-type="string" calcext:value-type="string">
            <text:p>00138pd3</text:p>
          </table:table-cell>
          <table:table-cell table:style-name="ce31" office:value-type="string" calcext:value-type="string">
            <text:p>00138pd4</text:p>
          </table:table-cell>
          <table:table-cell table:number-columns-repeated="10"/>
        </table:table-row>
        <table:table-row table:style-name="ro51">
          <table:table-cell office:value-type="float" office:value="139" calcext:value-type="float">
            <text:p>139</text:p>
          </table:table-cell>
          <table:table-cell office:value-type="string" calcext:value-type="string">
            <text:p>I,t</text:p>
          </table:table-cell>
          <table:table-cell table:style-name="ce31" office:value-type="string" calcext:value-type="string">
            <text:p>00139pd1</text:p>
          </table:table-cell>
          <table:table-cell office:value-type="string" calcext:value-type="string">
            <text:p>✦ 商品規格及內容 ＿山丘擴香石花器﻿ * 1・材質 水泥（樂土）、日本檜木、黃銅﻿・尺寸 13.5 x 9.5 x 11 cm﻿乾燥花 * 1 （恕不挑款）﻿名片 . 售後小卡 * 1✦📌 注 意 事 項 ＿¹ 使用精油可能會留下痕跡，此屬正常現象，可將精油滴在不明顯的位置避免痕跡。² 每個商品皆是手工製作，紋路、氣孔、色澤皆不盡相同，除瑕疵品，恕不接受退換貨。✦ 關於包裝 🎁 ＿外盒為再生紙漿製作，內部使用對環境友善的蜂巢紙，可以永續再生，取代低成本卻破壞環境的塑膠包裝。✦ 提供客製化服務 ＿欲客製化可以下單後備註或是另外寫信給我們，無硬性規定最多字數，若字數太長會另外與您們聯繫，下單後會於兩日內確認訂單的製作，請留意信件通知，客製化服務需多+3個工作天，煩請耐心等待，謝謝您。 </text:p>
          </table:table-cell>
          <table:table-cell table:number-columns-repeated="13"/>
        </table:table-row>
        <table:table-row table:style-name="ro73">
          <table:table-cell office:value-type="float" office:value="140" calcext:value-type="float">
            <text:p>140</text:p>
          </table:table-cell>
          <table:table-cell office:value-type="string" calcext:value-type="string">
            <text:p>t,i,i</text:p>
          </table:table-cell>
          <table:table-cell office:value-type="string" calcext:value-type="string">
            <text:p>※超商提醒：因超取有體積與重量限制，商品標題皆有註名【超取限一組】，如有選購到含兩用被之超商訂單，恕不與其他商品一起結帳寄送，若有因超過超取體積限制之訂單，將酌收額外運費60元。◆產地：台灣製造◆材質：100%天絲(萊賽爾纖維)◆支/織 數：60支/300織因手工縫製會有±3%， 收到時請全新先試套看看。下水後無法退換！⧑洗滌注意 不要洗壞心愛的寢具 ⧒第一次使用可清水清洗即可【須加裝洗衣袋】如需添加洗劑，需用中性微量洗劑充份溶解，洗衣機內打出泡沫後，水滿後再放入寢具。切勿直接倒洗劑、洗衣粉於布料上，會造成局部褪色喔！＊不可浸泡、不可烘乾、不可漂白、不可熨燙＊需分色洗滌：深色、淺色分開洗滌＊加裝洗衣袋：避免勾損 破壞纖維如無法按照以上清潔 建議送專業清洗唷，謝謝。 </text:p>
          </table:table-cell>
          <table:table-cell table:style-name="ce31" office:value-type="string" calcext:value-type="string">
            <text:p>00140pd1</text:p>
          </table:table-cell>
          <table:table-cell table:style-name="ce31" office:value-type="string" calcext:value-type="string">
            <text:p>00140pd2</text:p>
          </table:table-cell>
          <table:table-cell table:number-columns-repeated="12"/>
        </table:table-row>
        <table:table-row table:style-name="ro14">
          <table:table-cell office:value-type="float" office:value="141" calcext:value-type="float">
            <text:p>141</text:p>
          </table:table-cell>
          <table:table-cell office:value-type="string" calcext:value-type="string">
            <text:p>v,i</text:p>
          </table:table-cell>
          <table:table-cell table:style-name="ce37" office:value-type="string" calcext:value-type="string">
            <text:p>&lt;iframe width="531" height="354" src="https://www.youtube.com/embed/PDET8Q8Bkpw" title="YouTube video player" frameborder="0" allow="accelerometer; autoplay; clipboard-write; encrypted-media; gyroscope; picture-in-picture" allowfullscreen&gt;&lt;/iframe&gt;</text:p>
          </table:table-cell>
          <table:table-cell table:style-name="ce31" office:value-type="string" calcext:value-type="string">
            <text:p>00141pd1</text:p>
          </table:table-cell>
          <table:table-cell table:number-columns-repeated="13"/>
        </table:table-row>
        <table:table-row table:style-name="ro17">
          <table:table-cell office:value-type="float" office:value="142" calcext:value-type="float">
            <text:p>142</text:p>
          </table:table-cell>
          <table:table-cell office:value-type="string" calcext:value-type="string">
            <text:p>t</text:p>
          </table:table-cell>
          <table:table-cell office:value-type="string" calcext:value-type="string">
            <text:p>│商品介紹│這是一個在畫布上設計的花圈，用不同方式呈現畫布上的立體感，使用天然的樹藤、乾燥花材、果實....為作畫的顏料，可搭配手繪文字，讓你對他、她、everyone、anyone ....或自己，寫下你想說的話，讓花與文字融為一體，成為你獨一無二的專屬禮!│關於產品│油畫框尺寸-長約24 cm 寬約17.5 cm 高約2 cm / 直式設計材料-乾燥花材、油畫框│注意事項│每件商品無法一模一樣哦~因花材皆為天然植物，形狀及顏色不盡相同，完美主義者請慎思。如有因季節導致花材缺貨，設計師會適度調整更換花材。可接受者在進行下單。設計館商品採接單手工製作，如有急件或大量訂製時，歡迎先訊息詢問。由於乾燥花較為脆弱，寄送過程中多少會有些許掉落是正常現象喔~│客製化說明│可先提供需客製化商品的參考照，設計師將會再與買家進行確認。會盡全力為您做類似款、類似色，因為花季的不同，所以無法做出完全一模一樣， 敬請見諒。客製化商品不適用在七日鑑賞期規定內，所以不接受退換貨哦~畫框可依顧客的喜好設計成直式或橫式的擺放方式，如需調整記得下單後留言給設計師喔~需要設計師手繪文字的話，記得下單後將文字內容留言給設計師喔~有特別喜好的顏色想請色計計師設計，也可留言給設計師喔~│保存方式│使用天然乾燥花材，保存良好可放置1年以上，慢慢隨著時間自然褪色或風化掉落。避免放在太潮濕的地方，可延長觀賞期限，過於潮濕會使乾燥花材們發霉。盡量避免放在太陽可以直射的窗台，會加速褪色風化掉落的時間。若長時間放置產生的灰塵，只需用刷子輕輕刷除即可。</text:p>
          </table:table-cell>
          <table:table-cell table:number-columns-repeated="14"/>
        </table:table-row>
        <table:table-row table:style-name="ro74">
          <table:table-cell office:value-type="float" office:value="143" calcext:value-type="float">
            <text:p>143</text:p>
          </table:table-cell>
          <table:table-cell office:value-type="string" calcext:value-type="string">
            <text:p>v,t,i,t,i,i,i,i</text:p>
          </table:table-cell>
          <table:table-cell table:style-name="ce33" office:value-type="string" calcext:value-type="string">
            <text:p>&lt;iframe width="531" height="354" src="https://www.youtube.com/embed/3SBTbbQl05M" title="YouTube video player" frameborder="0" allow="accelerometer; autoplay; clipboard-write; encrypted-media; gyroscope; picture-in-picture" allowfullscreen&gt;&lt;/iframe&gt;</text:p>
          </table:table-cell>
          <table:table-cell office:value-type="string" calcext:value-type="string">
            <text:p>關於空氣淨化器，我們都曾被這些問題困擾著：#買大台的✕ 很佔空間，擺放不易✕ 笨重、移動不便✕ 非常耗電，不敢開一整天✕ 運轉聲音大得令人睡不著覺#買小台的✕ 淨化效能不足，開了跟沒開一樣✕ 清淨範圍有限，形同虛設#除此之外還要擔心✕ 需額外購買及更換 HEPA 濾網，麻煩又燒錢✕ PM 2.5 下降了，房間的異味仍然揮之不去人類每天需要呼吸 2 萬多次，【只是想呼吸『好』空氣，真的有這麼困難嗎?】 </text:p>
          </table:table-cell>
          <table:table-cell table:style-name="ce31" office:value-type="string" calcext:value-type="string">
            <text:p>00143pd1</text:p>
          </table:table-cell>
          <table:table-cell office:value-type="string" calcext:value-type="string">
            <text:p>家裡的空氣竟比室外還要髒 5 倍室內甲醛、塵蟎、黴菌、二手菸、油煙⋯都是健康的隱患。有害物質隨著每次呼吸一點一滴進入體內，不只造成過敏，還有可能引發孕婦早產、新生兒發育不良、過敏睡不好、肺癌等疾病。病毒該被「殺死」而不只是「過濾」一般空氣清淨機的濾網僅能「過濾」空氣中懸浮粒子，無法殺死可怕的病毒。以目前全球大流行的「新型冠狀病毒」為例，病毒能持續在濾網存活多日並持續繁殖。時時刻刻與病毒共存，你真的能安心嗎？AIR6 以專利 PCO 奈米光觸媒分解技術，讓空氣中的病菌、過敏原、異味分子直接「被分解」，成功緩減長期因為空汙而過敏、失眠的消費者。讓乾淨清新的空氣走入生活中，改善全家的生活品質與健康品質！ </text:p>
          </table:table-cell>
          <table:table-cell table:style-name="ce31" office:value-type="string" calcext:value-type="string">
            <text:p>00143pd2</text:p>
          </table:table-cell>
          <table:table-cell table:style-name="ce31" office:value-type="string" calcext:value-type="string">
            <text:p>00143pd3</text:p>
          </table:table-cell>
          <table:table-cell table:style-name="ce31" office:value-type="string" calcext:value-type="string">
            <text:p>00143pd4</text:p>
          </table:table-cell>
          <table:table-cell table:style-name="ce31" office:value-type="string" calcext:value-type="string">
            <text:p>00143pd5</text:p>
          </table:table-cell>
          <table:table-cell table:number-columns-repeated="7"/>
        </table:table-row>
        <table:table-row table:style-name="ro1">
          <table:table-cell office:value-type="float" office:value="144" calcext:value-type="float">
            <text:p>144</text:p>
          </table:table-cell>
          <table:table-cell office:value-type="string" calcext:value-type="string">
            <text:p>I</text:p>
          </table:table-cell>
          <table:table-cell table:style-name="ce31" office:value-type="string" calcext:value-type="string">
            <text:p>00144pd1</text:p>
          </table:table-cell>
          <table:table-cell table:number-columns-repeated="14"/>
        </table:table-row>
        <table:table-row table:style-name="ro69">
          <table:table-cell office:value-type="float" office:value="145" calcext:value-type="float">
            <text:p>145</text:p>
          </table:table-cell>
          <table:table-cell office:value-type="string" calcext:value-type="string">
            <text:p>t</text:p>
          </table:table-cell>
          <table:table-cell office:value-type="string" calcext:value-type="string">
            <text:p>聖經故事中，善良的諾亞建造了大型的方舟並帶上可愛的動物們，一起躲避了可怕的大洪水災難，並與上帝以彩虹為盟誓，再次重新建立溫柔善良的新大地，並與動物們生生不息的共存。Maileg Aps 以細緻純棉，織作出一系列可愛諾亞方舟與小動物們，在溫柔觸感之中，創造出柔軟的孩子童趣天地。珍貴稀有的小犀牛是諾亞的好朋友，可不能讓他們絕跡了！快來收集諾亞的動物好朋友們～❤尺寸：約 14 cm適合年齡：0歲以上洗滌建議: 溫柔的手洗或是輕柔機洗，水溫不超過30度產地/製造方式丹麥設計／授權中國手工製作 </text:p>
          </table:table-cell>
          <table:table-cell table:number-columns-repeated="14"/>
        </table:table-row>
        <table:table-row table:style-name="ro75">
          <table:table-cell office:value-type="float" office:value="146" calcext:value-type="float">
            <text:p>146</text:p>
          </table:table-cell>
          <table:table-cell office:value-type="string" calcext:value-type="string">
            <text:p>I,t</text:p>
          </table:table-cell>
          <table:table-cell table:style-name="ce31" office:value-type="string" calcext:value-type="string">
            <text:p>00146pd1</text:p>
          </table:table-cell>
          <table:table-cell office:value-type="string" calcext:value-type="string">
            <text:p>獨特溜滑梯曲面設計方形大圓角孔 零錢可以輕鬆滑入造型四方大容量溜滑梯曲面又有點圓潤感高級山毛櫸木縝密的木紋透過細膩的打磨及塗裝呈現完美的奶油色隨意丟方便拿原材：山毛櫸木 (木紋可能會與產品照不同~隨機出貨)尺寸：12X12X10 公分　（長Ｘ寬Ｘ高）肚量：實測420個10元台幣(50元硬幣也可輕鬆投入)孔徑： 3x3公分注意事項1. 若需移動零錢盒，請雙手同時使用。避免單手抓取一面，特別是內有零錢的時候，重量較大，有造成接合處裂開的風險。2. 每件商品木紋及顏色皆不同3. 請勿摔落、否則可能會導致損傷 </text:p>
          </table:table-cell>
          <table:table-cell table:number-columns-repeated="13"/>
        </table:table-row>
        <table:table-row table:style-name="ro1">
          <table:table-cell office:value-type="float" office:value="147" calcext:value-type="float">
            <text:p>147</text:p>
          </table:table-cell>
          <table:table-cell office:value-type="string" calcext:value-type="string">
            <text:p>I</text:p>
          </table:table-cell>
          <table:table-cell table:style-name="ce31" office:value-type="string" calcext:value-type="string">
            <text:p>00147pd1</text:p>
          </table:table-cell>
          <table:table-cell table:number-columns-repeated="14"/>
        </table:table-row>
        <table:table-row table:style-name="ro23">
          <table:table-cell office:value-type="float" office:value="148" calcext:value-type="float">
            <text:p>148</text:p>
          </table:table-cell>
          <table:table-cell office:value-type="string" calcext:value-type="string">
            <text:p>t</text:p>
          </table:table-cell>
          <table:table-cell office:value-type="string" calcext:value-type="string">
            <text:p>桌面 : 曲木 原木色 / 胡桃色表面 : 水曲柳 ASH 實木薄片腳部 : 鋼管烤漆 (附調整墊)尺寸 : W90 x D45 x H75 CM需DIY簡易組裝●情境圖片僅供參考，本商品內容不含其他展示品。 </text:p>
          </table:table-cell>
          <table:table-cell table:number-columns-repeated="14"/>
        </table:table-row>
        <table:table-row table:style-name="ro24">
          <table:table-cell office:value-type="float" office:value="149" calcext:value-type="float">
            <text:p>149</text:p>
          </table:table-cell>
          <table:table-cell office:value-type="string" calcext:value-type="string">
            <text:p>I,t,i,t,v,t</text:p>
          </table:table-cell>
          <table:table-cell table:style-name="ce31" office:value-type="string" calcext:value-type="string">
            <text:p>00149pd1</text:p>
          </table:table-cell>
          <table:table-cell office:value-type="string" calcext:value-type="string">
            <text:p>原生態NatureWorld,品牌客製化商品，精簡時尚造型搭配原木於主機，配合金屬觸碰開關還附有好看大方的隨身攜帶盒。方便的Mico USB接頭，外出連結移動電源可以做移動式的薰香機。 </text:p>
          </table:table-cell>
          <table:table-cell table:style-name="ce31" office:value-type="string" calcext:value-type="string">
            <text:p>00149pd2</text:p>
          </table:table-cell>
          <table:table-cell office:value-type="string" calcext:value-type="string">
            <text:p>手工製作的天然櫸木擴香組，使用時無需添加水分子，可以震盪精油後霧化傳導到空氣中，不會增加空氣濕度，適合潮濕氣候的海島國家，隨身輕巧方便收納。造型簡單大方。</text:p>
          </table:table-cell>
          <table:table-cell table:style-name="ce33" office:value-type="string" calcext:value-type="string">
            <text:p>&lt;iframe width="531" height="354" src="https://www.youtube.com/embed/Jl1mveQEfKs" title="YouTube video player" frameborder="0" allow="accelerometer; autoplay; clipboard-write; encrypted-media; gyroscope; picture-in-picture" allowfullscreen&gt;&lt;/iframe&gt;</text:p>
          </table:table-cell>
          <table:table-cell office:value-type="string" calcext:value-type="string">
            <text:p>木質機身：10.5cm 6cm 5.6cm玻璃球容器： 直徑5cm包裝拉鍊外殼：19cm 9cm 7cm塑膠滴管：14cmUSB電源線：124cm電壓：5.0V適用坪數:8~15坪產品保固:主機保固一年 (非人為破壞)獨家贈品:原生態精油：複方香氛精油no1-no8 10ml /1入 </text:p>
          </table:table-cell>
          <table:table-cell table:number-columns-repeated="9"/>
        </table:table-row>
        <table:table-row table:style-name="ro36">
          <table:table-cell office:value-type="float" office:value="150" calcext:value-type="float">
            <text:p>150</text:p>
          </table:table-cell>
          <table:table-cell office:value-type="string" calcext:value-type="string">
            <text:p>t</text:p>
          </table:table-cell>
          <table:table-cell office:value-type="string" calcext:value-type="string">
            <text:p>⌲⌲⌲ 商 品 介 紹小於10kg的桌子卻能承受100kg的重量，這樣輕量的桌子適合當書桌、餐桌、工作桌， 客人來的時候可以將兩張拼在一起，成為一個適合宴客的大桌面。桌面和桌腳的連接是用經典的木工技術-套腳，將兩者鎖在一起，除此之外，桌底加上加強條，巧妙的增加桌面的強度。⌲⌲⌲ 商 品 規 格製造：台灣製造尺寸：116 x71x74.5 (cm) 誤差+-1(cm)材料：桌面栓木皮、桌腳栓木實木塗裝：環保NC漆⌲⌲⌲ 保 養 須 知表面用清水擦拭即可。由於木材擁有天然毛細孔，過度潮濕或陽光曝曬，可能導致木材產生變化，時間久了木材容易彎曲變形。⌲⌲⌲ 注 意 事 項每件木材都有獨特的天然紋理，木紋及顏色都是獨一無二的。這件商品桌面底部有瑕疵，請見以下圖，可以接受再下單呦。 </text:p>
          </table:table-cell>
          <table:table-cell table:number-columns-repeated="14"/>
        </table:table-row>
        <table:table-row table:style-name="ro33">
          <table:table-cell office:value-type="float" office:value="151" calcext:value-type="float">
            <text:p>151</text:p>
          </table:table-cell>
          <table:table-cell office:value-type="string" calcext:value-type="string">
            <text:p>t</text:p>
          </table:table-cell>
          <table:table-cell office:value-type="string" calcext:value-type="string">
            <text:p>尺寸 :桌子 : 寬 100 x 深 45 X 高 74 (cm)鏡子: 寬 68 x 高48 x 深5.8 (cm)材料：白橡木塗裝：硬質木蠟油 / 檯面油如淑女般氣質u雅閑靜，溫柔而細緻兩側簡易直立收納功能，瓶罐皆可*安全起見，鏡子安裝需由相關專業人員先行安裝掛勾，定位購買前注意事項 :0.小型工作室人力少，下訂前請先連絡設計師，確定有無現貨或材料，及製作與出貨時間，確認雙方可接受才下訂，謝謝。1. 尺寸更改請勿直接下單2.我們都是使用高級進口原木，原木有少許木節，也會有些許色差，但都是天然原木的美好，在意者請勿下訂3.請告知我們要運送的地點及樓層，這樣我們才能為您估算運費保養 / 清潔 : 盡量避免陽光直射、大量水沖洗 / 微濕布擦拭乾燥後、塗上天然蜂蠟產地: 台灣製造方式 : 手工製作 </text:p>
          </table:table-cell>
          <table:table-cell table:number-columns-repeated="14"/>
        </table:table-row>
        <table:table-row table:style-name="ro76">
          <table:table-cell office:value-type="float" office:value="152" calcext:value-type="float">
            <text:p>152</text:p>
          </table:table-cell>
          <table:table-cell office:value-type="string" calcext:value-type="string">
            <text:p>t,i,t,i,t,i,t</text:p>
          </table:table-cell>
          <table:table-cell office:value-type="string" calcext:value-type="string">
            <text:p>【週年慶-Goody Bag】桌上收納組合原木雙層架+筆電架+滑鼠墊組合連結：www.pinkoi.com/product/6f2TdQDw原木雙層架 Double Wooden Shelf收納幫手 x 原木質感 x 北歐風格無論在書桌、餐桌或廚房都能成為收納幫手，開放式雙層空間，方便好拿取。百搭的北歐簡約設計充分融入各種居家風格，好看的幾何造型放在任何地方都適合，天然木紋，線條優雅多變化，讓人百看不厭。原木雙層架耐看實用，放在桌上高度適中，上層擺放療物小物，下層保留寬大空間的設計，置物空間大，側面的梯形曲線造型，優雅有型，簡潔好看。 </text:p>
          </table:table-cell>
          <table:table-cell table:style-name="ce31" office:value-type="string" calcext:value-type="string">
            <text:p>00152pd1</text:p>
          </table:table-cell>
          <table:table-cell office:value-type="string" calcext:value-type="string">
            <text:p>北歐風格結合原木質感，為生活增添一些美感</text:p>
          </table:table-cell>
          <table:table-cell table:style-name="ce31" office:value-type="string" calcext:value-type="string">
            <text:p>00152pd2</text:p>
          </table:table-cell>
          <table:table-cell office:value-type="string" calcext:value-type="string">
            <text:p>用原木打造你桌上最美的風景超逸自然質感，讓自己與家人用得安心又健康。 </text:p>
          </table:table-cell>
          <table:table-cell table:style-name="ce31" office:value-type="string" calcext:value-type="string">
            <text:p>00153pd3</text:p>
          </table:table-cell>
          <table:table-cell office:value-type="string" calcext:value-type="string">
            <text:p>雙層收納 雙倍空間 整齊好方便成為你的居家收納小幫手，只要放上去桌面就乾淨！ </text:p>
          </table:table-cell>
          <table:table-cell table:number-columns-repeated="8"/>
        </table:table-row>
        <table:table-row table:style-name="ro77">
          <table:table-cell office:value-type="float" office:value="153" calcext:value-type="float">
            <text:p>153</text:p>
          </table:table-cell>
          <table:table-cell office:value-type="string" calcext:value-type="string">
            <text:p>t</text:p>
          </table:table-cell>
          <table:table-cell office:value-type="string" calcext:value-type="string">
            <text:p>♥ 美草榻榻米 商品特色 ♥Tradition meets technology當科技融入傳藝．新世代美草墊1. 不褪色2. 低吸水對於水或其他液體僅需濕布簡單擦拭即可達到抗污效果。3. 無龜裂美草纖維較傳統榻榻米更為耐用持久，不會有纖維分裂、起毛球、碎屑等問題。4. 抗黴菌5. 零甲醛美草不含任何可能造成累積性的病變物質（榮獲日本アトピー皮膚炎協會認證）6. 高止滑氣室提供緩衝，避免跌倒傷害。♥ 美草榻榻米 商品說明 ♥單片尺寸 83x83x1.5cm♥ 美草榻榻米 產地 ♥100%日本原裝進口產地/製造方式日本♥ 美草榻榻米 獎項 ♥GOOD DESIGNKID DESIGN AWARDCOOL JAPAN AWARD日本アトピー皮膚炎協會 推薦品IZUMO BRAND 出雲商品 </text:p>
          </table:table-cell>
          <table:table-cell table:number-columns-repeated="14"/>
        </table:table-row>
        <table:table-row table:style-name="ro75">
          <table:table-cell office:value-type="float" office:value="154" calcext:value-type="float">
            <text:p>154</text:p>
          </table:table-cell>
          <table:table-cell office:value-type="string" calcext:value-type="string">
            <text:p>t</text:p>
          </table:table-cell>
          <table:table-cell office:value-type="string" calcext:value-type="string">
            <text:p>/ 商品說明及尺寸 /'此款含LED燈(可更換電池)及禮盒包裝' 公仔不挑選由乾燥索拉玫瑰.永生花玫瑰.繡球搭配乾燥花材製作而成花面約7cm 花禮總高約10cm 禮盒尺寸101010cm(尺寸皆為手工測量誤差值正負3公分上下皆為合理範圍)商品皆為實品拍攝,因螢幕解析度與色調的不同,顏色可能與實品有些微差異/ 保存方式 /請放在乾燥通風的地方,避免陽光直射避免放置於陰暗潮濕處,易產生發霉若長時間放置產生的灰塵,只需用刷子輕輕刷除即可保存良好基本可放置10-12個月以上,隨著時間自然風化退色是正常狀態/ 注意事項 /寄送時Keyura Garden會做好保護以免損壞收到花禮後若有損壞現象,請立即與我們連繫商品如因天候因素導致花材不佳欠缺,會適當調整配花同種花材有不同姿態大小,所以每款作品無法完全一模一樣寄送過程難免有些屑屑掉落屬正常狀況,無法接受的朋友請勿下單/ 瓔珞莊園Keyura Garden /產地:台灣雲林 製作方式:手工製作✿工作室經營不易,誠心希望收到商品後能給我們肯定支持的好評價✿ </text:p>
          </table:table-cell>
          <table:table-cell table:number-columns-repeated="14"/>
        </table:table-row>
        <table:table-row table:style-name="ro36">
          <table:table-cell office:value-type="float" office:value="155" calcext:value-type="float">
            <text:p>155</text:p>
          </table:table-cell>
          <table:table-cell office:value-type="string" calcext:value-type="string">
            <text:p>t,i,t,i,i,i,i,i,i,i,i</text:p>
          </table:table-cell>
          <table:table-cell office:value-type="string" calcext:value-type="string">
            <text:p>- 韓國設計與製造- 優雅流線輪廓設計- 360°可旋轉排水設計- 穩固橡膠防滑底坐- 100％可回收ABS材質 </text:p>
          </table:table-cell>
          <table:table-cell table:style-name="ce31" office:value-type="string" calcext:value-type="string">
            <text:p>00155pd1</text:p>
          </table:table-cell>
          <table:table-cell office:value-type="string" calcext:value-type="string">
            <text:p>【韓國nineware 簡約碗盤瀝水籃】不只是平凡的瀝水籃─外觀時尚、優雅光澤搭配流線的車身輪廓設計，兼具優雅與實用性。360°可旋轉的排水設計，容易拆卸進行清潔；底部防滑橡膠墊設計也能確保穩固不傾斜。nineware貼心考量許多使用上的需求，讓那些烹飪生活也能更加豐富有趣。 </text:p>
          </table:table-cell>
          <table:table-cell table:style-name="ce31" office:value-type="string" calcext:value-type="string">
            <text:p>00155pd2</text:p>
          </table:table-cell>
          <table:table-cell table:style-name="ce31" office:value-type="string" calcext:value-type="string">
            <text:p>00155pd3</text:p>
          </table:table-cell>
          <table:table-cell table:style-name="ce31" office:value-type="string" calcext:value-type="string">
            <text:p>00155pd4</text:p>
          </table:table-cell>
          <table:table-cell table:style-name="ce31" office:value-type="string" calcext:value-type="string">
            <text:p>00155pd5</text:p>
          </table:table-cell>
          <table:table-cell table:style-name="ce31" office:value-type="string" calcext:value-type="string">
            <text:p>00155pd6</text:p>
          </table:table-cell>
          <table:table-cell table:style-name="ce31" office:value-type="string" calcext:value-type="string">
            <text:p>00155pd7</text:p>
          </table:table-cell>
          <table:table-cell table:style-name="ce31" office:value-type="string" calcext:value-type="string">
            <text:p>00155pd8</text:p>
          </table:table-cell>
          <table:table-cell table:style-name="ce31" office:value-type="string" calcext:value-type="string">
            <text:p>00155pd9</text:p>
          </table:table-cell>
          <table:table-cell table:number-columns-repeated="4"/>
        </table:table-row>
        <table:table-row table:style-name="ro52">
          <table:table-cell office:value-type="float" office:value="156" calcext:value-type="float">
            <text:p>156</text:p>
          </table:table-cell>
          <table:table-cell office:value-type="string" calcext:value-type="string">
            <text:p>t</text:p>
          </table:table-cell>
          <table:table-cell office:value-type="string" calcext:value-type="string">
            <text:p>MELT大豆蠟燭系列具有獨特香氣和充滿玩味的名字，旨在讓您會心微笑=)Grandma's Kitchen 由美味的蘋果、蜂蜜和肉桂香氣糅合而成, 讓您在記憶之路上進行令人心動的旅行。蠟燭燃燒時間約為45小時。 </text:p>
          </table:table-cell>
          <table:table-cell table:number-columns-repeated="14"/>
        </table:table-row>
        <table:table-row table:style-name="ro78">
          <table:table-cell office:value-type="float" office:value="157" calcext:value-type="float">
            <text:p>157</text:p>
          </table:table-cell>
          <table:table-cell office:value-type="string" calcext:value-type="string">
            <text:p>t,i,i,t</text:p>
          </table:table-cell>
          <table:table-cell office:value-type="string" calcext:value-type="string">
            <text:p>❄ 無需用電，蠟燭燃點後，熱空氣向上升，令扇葉轉動，旋轉燭台自己就會動嘍~❄ 燭台及蠟燭杯可拆開。請注意：燭台是金屬物料，燃點時傳熱非常快，切勿用手觸摸！ </text:p>
          </table:table-cell>
          <table:table-cell table:style-name="ce31" office:value-type="string" calcext:value-type="string">
            <text:p>00157pd1</text:p>
          </table:table-cell>
          <table:table-cell table:style-name="ce31" office:value-type="string" calcext:value-type="string">
            <text:p>00157pd2</text:p>
          </table:table-cell>
          <table:table-cell office:value-type="string" calcext:value-type="string">
            <text:p>此商品包括：◆ 獨角獸旋轉燭台 連金粉雪花杯 85g 大豆蠟香氛蠟燭OR◆ 金粉雪花杯 85±5g 大豆蠟香氛蠟燭◆ 蠟燭使用說明◆ 送禮盒包裝香味： (嚴選可用於護膚品上的香氛精油, 可安心使用)۵ English pear &amp; Freesia (英國梨 &amp; 小蒼蘭) — 典雅。柔和۵ Sweet Fig &amp; Cinnamon (無花果 &amp; 肉桂皮) — 甜蜜。喜悅۵ Almond &amp; Ylang-ylang (杏仁 &amp; 依蘭花) — 異國。獨特۵ Magnolia &amp; Osmanthus (木蘭花 &amp; 桂花) — 魅惑。花香۵ Verbena &amp; Bell orchid (馬鞭草 &amp; 鈴蘭花) — 清爽。新鮮۵ White Tea &amp; Bergamot (白茶 &amp; 佛手柑) — 冷香。獨特۵ Sakura &amp; Blackberry (櫻花 &amp; 黑莓) — 熱情。暖香۵ Hybrid Tea Rose (經典茶玫瑰) — 優雅。清甜۵ Neroli &amp; Lily (橙花 &amp; 百合) — 溫柔。成熟 </text:p>
          </table:table-cell>
          <table:table-cell table:number-columns-repeated="11"/>
        </table:table-row>
        <table:table-row table:style-name="ro1">
          <table:table-cell office:value-type="float" office:value="158" calcext:value-type="float">
            <text:p>158</text:p>
          </table:table-cell>
          <table:table-cell office:value-type="string" calcext:value-type="string">
            <text:p>I,i,i,i,i</text:p>
          </table:table-cell>
          <table:table-cell table:style-name="ce31" office:value-type="string" calcext:value-type="string">
            <text:p>00158pd1</text:p>
          </table:table-cell>
          <table:table-cell table:style-name="ce31" office:value-type="string" calcext:value-type="string">
            <text:p>00158pd2</text:p>
          </table:table-cell>
          <table:table-cell table:style-name="ce31" office:value-type="string" calcext:value-type="string">
            <text:p>00158pd3</text:p>
          </table:table-cell>
          <table:table-cell table:style-name="ce31" office:value-type="string" calcext:value-type="string">
            <text:p>00158pd4</text:p>
          </table:table-cell>
          <table:table-cell table:style-name="ce31" office:value-type="string" calcext:value-type="string">
            <text:p>00158pd5</text:p>
          </table:table-cell>
          <table:table-cell table:number-columns-repeated="10"/>
        </table:table-row>
        <table:table-row table:style-name="ro1">
          <table:table-cell office:value-type="float" office:value="159" calcext:value-type="float">
            <text:p>159</text:p>
          </table:table-cell>
          <table:table-cell office:value-type="string" calcext:value-type="string">
            <text:p>I,i,i,i,i,i,i</text:p>
          </table:table-cell>
          <table:table-cell table:style-name="ce31" office:value-type="string" calcext:value-type="string">
            <text:p>00159pd1</text:p>
          </table:table-cell>
          <table:table-cell table:style-name="ce31" office:value-type="string" calcext:value-type="string">
            <text:p>00159pd2</text:p>
          </table:table-cell>
          <table:table-cell table:style-name="ce31" office:value-type="string" calcext:value-type="string">
            <text:p>00159pd3</text:p>
          </table:table-cell>
          <table:table-cell table:style-name="ce31" office:value-type="string" calcext:value-type="string">
            <text:p>00159pd4</text:p>
          </table:table-cell>
          <table:table-cell table:style-name="ce31" office:value-type="string" calcext:value-type="string">
            <text:p>00159pd5</text:p>
          </table:table-cell>
          <table:table-cell table:style-name="ce31" office:value-type="string" calcext:value-type="string">
            <text:p>00159pd6</text:p>
          </table:table-cell>
          <table:table-cell table:style-name="ce31" office:value-type="string" calcext:value-type="string">
            <text:p>00159pd7</text:p>
          </table:table-cell>
          <table:table-cell table:number-columns-repeated="8"/>
        </table:table-row>
        <table:table-row table:style-name="ro71">
          <table:table-cell office:value-type="float" office:value="160" calcext:value-type="float">
            <text:p>160</text:p>
          </table:table-cell>
          <table:table-cell office:value-type="string" calcext:value-type="string">
            <text:p>I,i,t</text:p>
          </table:table-cell>
          <table:table-cell table:style-name="ce31" office:value-type="string" calcext:value-type="string">
            <text:p>00160pd1</text:p>
          </table:table-cell>
          <table:table-cell table:style-name="ce31" office:value-type="string" calcext:value-type="string">
            <text:p>00160pd2</text:p>
          </table:table-cell>
          <table:table-cell office:value-type="string" calcext:value-type="string">
            <text:p>「樹木是大自然恩賜的禮物」延續對樹木的情感，嚴選樹種製作有益筋脈的拉筋箱，讓我們更紮實穩踏，感受大自然。俗話說筋長一寸，壽延十年，此款設計共有十段角度，可依照個人柔軟度，循序漸進強化拉筋，踏板塗上遠紅外線漆，通過工研院遠紅外線能量測試，可進一步加強氣血循環、促進新陳代謝。▧ 嚴選木種 ▧美國南方松▧ 尺寸 ▧36.5x37x10.5cm此商品材積超過超商限制，將使用宅配出貨▧ 耕木提醒 ▧天然實木 - 耕木嚴選原木製作，每塊木材具有天然紋路色差，以不影響商品使用，部分情況下保留其獨特裂痕、蟲洞。舒適環境 - 避免太陽直射、曝曬，或於過度乾燥環境易造成木材龜裂；避免長時間潮濕陰暗。清潔保養 - 請勿使用化學洗劑清潔，以絨布沾取些許清水擦拭即可。 </text:p>
          </table:table-cell>
          <table:table-cell table:number-columns-repeated="12"/>
        </table:table-row>
        <table:table-row table:style-name="ro79">
          <table:table-cell office:value-type="float" office:value="161" calcext:value-type="float">
            <text:p>161</text:p>
          </table:table-cell>
          <table:table-cell office:value-type="string" calcext:value-type="string">
            <text:p>t</text:p>
          </table:table-cell>
          <table:table-cell office:value-type="string" calcext:value-type="string">
            <text:p>讓您的空間多些美好的畫面吧讓忙碌的心稍微的回到自然的懷抱中親近我們好久不見的自己無框畫可滿足居家布置個人風格展現能用無痕壁掛搭配附贈掛勾掛於牆面或可櫃子平台置放好朋友的店開幕誌慶不俗氣的雅致禮物攝影者介紹:阿飛是一個喜歡拍照的素人希望透過旅途中紀錄有所感受的畫面能讓觀賞者帶來一些微感動或者是平靜的心靈謝謝您喜歡我眼中的世界-------------------------------------------------------------------------------------------------------------無框畫介紹~1.優質噴墨輸出技術，讓作品更顯質感與層次感。2.採用頂級微噴技術，高解析度及高保存性。3.畫作側邊3cm的厚度，立體視覺質感湧現4.微噴技術提高保存性，耐潑水、高抗光、不褪色(置於太陽底約三年不褪色)5.無框畫背部採用堅固支撐喔!6.出貨會將無框方型複製畫放入專屬紙箱~寄到您或您要送禮的人手上7.目前無框畫工作天為5天+物流1~2天8.無框複製畫為專門製作之客製商品，除商品本身瑕疪無法退換貨喔！請多多包涵見諒!!-------------------------------------------------------------------------------------------------------------複製畫尺寸:-大: 50.8×60.9×3 cm複製畫尺寸:-中: 40.6×50.8×3 cm複製畫尺寸:-小: 30.4×40.6×3 cm裱框裝訂:無框側面全包覆製作 / 原木實木背框 / 附贈掛勾(需自行組裝)使用材質:油畫布材質保養方式:避免潮濕環境，小心刮傷及摩擦；表面灰塵可用乾棉布、毛刷輕輕擦拭產地:台灣攝影: 阿飛版面設計: 阿飛 </text:p>
          </table:table-cell>
          <table:table-cell table:number-columns-repeated="14"/>
        </table:table-row>
        <table:table-row table:style-name="ro65">
          <table:table-cell office:value-type="float" office:value="162" calcext:value-type="float">
            <text:p>162</text:p>
          </table:table-cell>
          <table:table-cell office:value-type="string" calcext:value-type="string">
            <text:p>t,i,t,i,i</text:p>
          </table:table-cell>
          <table:table-cell office:value-type="string" calcext:value-type="string">
            <text:p>商品皆可免費客製化想說的話在裡面唷中文字數10個字以內，英文15個字母以內 </text:p>
          </table:table-cell>
          <table:table-cell table:style-name="ce31" office:value-type="string" calcext:value-type="string">
            <text:p>00162pd1</text:p>
          </table:table-cell>
          <table:table-cell office:value-type="string" calcext:value-type="string">
            <text:p>//////// 加購 客製雷雕，下單時幫我備註唷 ///////因雷雕為手動對位，若有些許誤差屬正常現象字數中文字10個字，英文15個字母以內 </text:p>
          </table:table-cell>
          <table:table-cell table:style-name="ce31" office:value-type="string" calcext:value-type="string">
            <text:p>00162pd2</text:p>
          </table:table-cell>
          <table:table-cell table:style-name="ce31" office:value-type="string" calcext:value-type="string">
            <text:p>00162pd3</text:p>
          </table:table-cell>
          <table:table-cell table:number-columns-repeated="10"/>
        </table:table-row>
        <table:table-row table:style-name="ro43">
          <table:table-cell office:value-type="float" office:value="163" calcext:value-type="float">
            <text:p>163</text:p>
          </table:table-cell>
          <table:table-cell office:value-type="string" calcext:value-type="string">
            <text:p>t</text:p>
          </table:table-cell>
          <table:table-cell office:value-type="string" calcext:value-type="string">
            <text:p>尺寸: 16 cm x 4 cm材質: 亮白色外框機芯: 永鎮靜音製造: 台灣保固: 一年另提供腳座,可放置桌上,相當方便設計師及品牌簡介Desrochers 法文裡這意思是岩石, 以前的人生活上都需要依賴石頭去完成很多事. 隨著時代一直在進步,石頭就變成了裝飾品. 但它卻依舊用處很多呢! 希望我們可以像它一樣, 記得保持原有的根本,但卻不失特別,努力進步與做到最好.我們的創始人 J&amp;W.K 與他的設計團隊們決定已30年的時鐘開發製造經驗, 計畫著延續在居家裝飾上,而不只單單在時鐘上面. 希望可以帶給大家不同的感覺. 當然時鐘還是會延續下去. 這是我們的根本!有時設計時鐘賣給客人, 挑中了是我們的肯定與幸運.有時客人丟設計,我們開發與製造,這是一種成就.就這樣慢慢的累積一手對於時鐘的熟悉感與熱忱!終於我們有了一個機會,建立了自己的品牌不氣餒的要朝夢想前進 對吧!產地/製造方式純手工產地/製造方式Taiwan </text:p>
          </table:table-cell>
          <table:table-cell table:number-columns-repeated="14"/>
        </table:table-row>
        <table:table-row table:style-name="ro14">
          <table:table-cell office:value-type="float" office:value="164" calcext:value-type="float">
            <text:p>164</text:p>
          </table:table-cell>
          <table:table-cell office:value-type="string" calcext:value-type="string">
            <text:p>v,i</text:p>
          </table:table-cell>
          <table:table-cell table:style-name="ce33" office:value-type="string" calcext:value-type="string">
            <text:p>&lt;iframe width="531" height="354" src="https://www.youtube.com/embed/fpE-s_AGavs" title="YouTube video player" frameborder="0" allow="accelerometer; autoplay; clipboard-write; encrypted-media; gyroscope; picture-in-picture" allowfullscreen&gt;&lt;/iframe&gt;</text:p>
          </table:table-cell>
          <table:table-cell table:style-name="ce31" office:value-type="string" calcext:value-type="string">
            <text:p>00164pd1</text:p>
          </table:table-cell>
          <table:table-cell table:number-columns-repeated="13"/>
        </table:table-row>
        <table:table-row table:style-name="ro30">
          <table:table-cell office:value-type="float" office:value="165" calcext:value-type="float">
            <text:p>165</text:p>
          </table:table-cell>
          <table:table-cell office:value-type="string" calcext:value-type="string">
            <text:p>t</text:p>
          </table:table-cell>
          <table:table-cell office:value-type="string" calcext:value-type="string">
            <text:p>訂製花禮系列,客製化設計,請私訊詢問設計師。商品主要花材永生玫瑰/擬真花尺寸：直徑22公分/高20公分保存方式:無須澆水,放置乾燥通風處避免放置高溫潮濕處,有灰塵時可用柔軟小刷子輕刷或者用吹風機轉弱風冷風模式吹落灰塵即可。保存適當可放置2年以上。備註:商品皆為自然花材所以會有不同的生長型態,並以當季現有花材設計,會在不影響整體型態及色調去做調整。 </text:p>
          </table:table-cell>
          <table:table-cell table:number-columns-repeated="14"/>
        </table:table-row>
        <table:table-row table:style-name="ro65">
          <table:table-cell office:value-type="float" office:value="166" calcext:value-type="float">
            <text:p>166</text:p>
          </table:table-cell>
          <table:table-cell office:value-type="string" calcext:value-type="string">
            <text:p>t</text:p>
          </table:table-cell>
          <table:table-cell office:value-type="string" calcext:value-type="string">
            <text:p>海洋之流像海洋的空拍圖一樣。遼闊感，透進眼界～每幅畫皆是原創僅有一幅，畫作本身是靈感藝術的呈現，並非印刷品，並無完美結構無瑕疵，能了解、接受且欣賞的朋友歡迎收藏～畫作為無框畫，建議不裱框展示，可用3M專用掛畫貼貼至牆面，需要加裝掛畫五金的話，購買後請私訊。畫作表面已作處理，灰塵請用乾布擦拭即可保持清潔。 </text:p>
          </table:table-cell>
          <table:table-cell table:number-columns-repeated="14"/>
        </table:table-row>
        <table:table-row table:style-name="ro52">
          <table:table-cell office:value-type="float" office:value="167" calcext:value-type="float">
            <text:p>167</text:p>
          </table:table-cell>
          <table:table-cell office:value-type="string" calcext:value-type="string">
            <text:p>t,i,i,i,i,i,i</text:p>
          </table:table-cell>
          <table:table-cell office:value-type="string" calcext:value-type="string">
            <text:p>- 圓潤好握取把手設計，輕盈重量持握感加分- 300ml附可拆卸式吸管，也可直接啜飲，上蓋可勾起的圓環，方便提握- 500ml真空304不鏽鋼，雙層結構保溫保冷6小時- 繽紛色調，18-8不鏽鋼材質，磨砂塗層不易刮傷 </text:p>
          </table:table-cell>
          <table:table-cell table:style-name="ce31" office:value-type="string" calcext:value-type="string">
            <text:p>00167pd1</text:p>
          </table:table-cell>
          <table:table-cell table:style-name="ce31" office:value-type="string" calcext:value-type="string">
            <text:p>00167pd2</text:p>
          </table:table-cell>
          <table:table-cell table:style-name="ce31" office:value-type="string" calcext:value-type="string">
            <text:p>00167pd3</text:p>
          </table:table-cell>
          <table:table-cell table:style-name="ce31" office:value-type="string" calcext:value-type="string">
            <text:p>00167pd4</text:p>
          </table:table-cell>
          <table:table-cell table:style-name="ce31" office:value-type="string" calcext:value-type="string">
            <text:p>00167pd5</text:p>
          </table:table-cell>
          <table:table-cell table:style-name="ce31" office:value-type="string" calcext:value-type="string">
            <text:p>00167pd6</text:p>
          </table:table-cell>
          <table:table-cell table:number-columns-repeated="8"/>
        </table:table-row>
        <table:table-row table:style-name="ro80">
          <table:table-cell office:value-type="float" office:value="168" calcext:value-type="float">
            <text:p>168</text:p>
          </table:table-cell>
          <table:table-cell office:value-type="string" calcext:value-type="string">
            <text:p>t,i,i,i,i,t</text:p>
          </table:table-cell>
          <table:table-cell office:value-type="string" calcext:value-type="string">
            <text:p>✿商品介紹在蒲公英的單純、善良、純淨世界裡加上各種美好元素 通通放入魔法玻璃罩中呈現滿滿的心意出來🥰🥰蒲公英花語：永不止息的愛。在魔法球的世界裡 花兒不會受到汙染不怕塵埃 猶如我們永遠不變的那顆心♥️在夜中 把小星燈打開 亮光綻放到我們的小小星球✨✨特別找了台灣樟木原木底 木頭質感超好而且木質調香味 放辦公桌或居家空間跟房間都超適合的還可以雷射雕刻字 刻下專屬的祝福✔️送給最愛的他/她這款都有附贈樟木底座唷!!!玻璃罩尺寸:10x10cm玻璃罩+原木底座尺寸:10x12.5cm材質:玻璃罩、永生花、蒲公英、原木底座</text:p>
          </table:table-cell>
          <table:table-cell table:style-name="ce31" office:value-type="string" calcext:value-type="string">
            <text:p>00168pd1</text:p>
          </table:table-cell>
          <table:table-cell table:style-name="ce31" office:value-type="string" calcext:value-type="string">
            <text:p>00168pd2</text:p>
          </table:table-cell>
          <table:table-cell table:style-name="ce31" office:value-type="string" calcext:value-type="string">
            <text:p>00168pd3</text:p>
          </table:table-cell>
          <table:table-cell table:style-name="ce31" office:value-type="string" calcext:value-type="string">
            <text:p>00168pd4</text:p>
          </table:table-cell>
          <table:table-cell office:value-type="string" calcext:value-type="string">
            <text:p>底座還可以客製雷射雕刻字 贈送樟木底座 超有質感的!!可以雷射雕刻字 雕刻您要給她/他的文字※贈送的底部木片都是天然樹木，每片都會有天然的樟木香氣木紋、形狀每個都不一樣不是瑕疵唷，愛惜大自然的天然產物如選雷射雕刻字，會特別挑選木片讓您的刻字內容可以清楚呈現。 </text:p>
          </table:table-cell>
          <table:table-cell table:number-columns-repeated="9"/>
        </table:table-row>
        <table:table-row table:style-name="ro14">
          <table:table-cell office:value-type="float" office:value="169" calcext:value-type="float">
            <text:p>169</text:p>
          </table:table-cell>
          <table:table-cell office:value-type="string" calcext:value-type="string">
            <text:p>v,i,i</text:p>
          </table:table-cell>
          <table:table-cell table:style-name="ce33" office:value-type="string" calcext:value-type="string">
            <text:p>&lt;iframe width="531" height="354" src="https://www.youtube.com/embed/I9Voo6uBtS4" title="YouTube video player" frameborder="0" allow="accelerometer; autoplay; clipboard-write; encrypted-media; gyroscope; picture-in-picture" allowfullscreen&gt;&lt;/iframe&gt;</text:p>
          </table:table-cell>
          <table:table-cell table:style-name="ce31" office:value-type="string" calcext:value-type="string">
            <text:p>00169pd1</text:p>
          </table:table-cell>
          <table:table-cell table:style-name="ce31" office:value-type="string" calcext:value-type="string">
            <text:p>00169pd2.png</text:p>
          </table:table-cell>
          <table:table-cell table:number-columns-repeated="12"/>
        </table:table-row>
        <table:table-row table:style-name="ro81">
          <table:table-cell office:value-type="float" office:value="170" calcext:value-type="float">
            <text:p>170</text:p>
          </table:table-cell>
          <table:table-cell office:value-type="string" calcext:value-type="string">
            <text:p>t</text:p>
          </table:table-cell>
          <table:table-cell office:value-type="string" calcext:value-type="string">
            <text:p>香薰：蘭花描述：由桃、蘭花、連花等成份調配，星夜蠟燭將充滿星星的夜空淡雅味道透過嗅覺重現你的眼前。容量：250克燃燒時間：33-36小時 </text:p>
          </table:table-cell>
          <table:table-cell table:number-columns-repeated="14"/>
        </table:table-row>
        <table:table-row table:style-name="ro41">
          <table:table-cell office:value-type="float" office:value="171" calcext:value-type="float">
            <text:p>171</text:p>
          </table:table-cell>
          <table:table-cell office:value-type="string" calcext:value-type="string">
            <text:p>t</text:p>
          </table:table-cell>
          <table:table-cell office:value-type="string" calcext:value-type="string">
            <text:p>SimpliCute | Oliver the Sloth 樹懶懶洋洋又可愛的樹懶● 原創設計：我們的獨家毛絨動物系列超柔軟且無可比可愛！ 在南加州設計獨特，採用優質毛絨材質製成，觸感最高品質。● 兒童友好：我們蓬鬆的樹懶皮由柔軟的合成纖維製成，在玩耍時保持嬰兒和幼兒的安全。 採用強化縫紉和聚酯纖維填充製成。● 超級好抱：無論您是想和樹懶一起懶洋洋，還是和獨角獸神氣一番，我們有SimpliCute超好抱的夥伴準備陪在你身邊。 看看我們的大象、恐龍和泰迪熊，加入你的收藏！● 超適合當禮物：交換禮物、生日、聖誕節和其他特殊節日的可愛禮物。找不到場合嗎？那把可愛的樹懶送給自己或親愛的家人吧！● 我們承諾：我們熱愛一切可愛的事物，我們希望你像我們一樣喜歡我們的產品！ 如果你在購買的過程中遇到任何問題，請告訴我們，我們很樂意提供協助。● 產品資訊Height 高 10.00 in. ( 約 25.4 cm )Width 寬 6.50 in. ( 約 16.5 cm )Depth 深 6.00 in. ( 約 15 cm )● 通過SGS測試，美國設計中國製造● 螢幕顯示器所呈現的商品照可能會產生色差，商品顏色請以實品為主 </text:p>
          </table:table-cell>
          <table:table-cell table:number-columns-repeated="14"/>
        </table:table-row>
        <table:table-row table:style-name="ro43">
          <table:table-cell office:value-type="float" office:value="172" calcext:value-type="float">
            <text:p>172</text:p>
          </table:table-cell>
          <table:table-cell office:value-type="string" calcext:value-type="string">
            <text:p>I,i,t,i</text:p>
          </table:table-cell>
          <table:table-cell table:style-name="ce31" office:value-type="string" calcext:value-type="string">
            <text:p>00172pd1</text:p>
          </table:table-cell>
          <table:table-cell table:style-name="ce31" office:value-type="string" calcext:value-type="string">
            <text:p>00172pd2</text:p>
          </table:table-cell>
          <table:table-cell office:value-type="string" calcext:value-type="string">
            <text:p>目喜生活全新設計【迷霧系列】——迷霧拉門・防塵扭蛋公仔展示收納櫃 ✨- 可以堆疊！利用高度收納，不再佔桌面空間- 超大容量！拿開可移動ㄇ字架，10公分的櫃深放入一隻木手模特沒問題- 霧面拉門！作為收納櫃可收束視覺上的雜亂感，轉上半圈也可於另面展示你的收藏- 多款配件！可自由加購九格架、ㄇ字架，自由依需求打造你的桌上療癒櫥窗 </text:p>
          </table:table-cell>
          <table:table-cell table:style-name="ce31" office:value-type="string" calcext:value-type="string">
            <text:p>00172pd3</text:p>
          </table:table-cell>
          <table:table-cell table:number-columns-repeated="11"/>
        </table:table-row>
        <table:table-row table:style-name="ro5">
          <table:table-cell office:value-type="float" office:value="173" calcext:value-type="float">
            <text:p>173</text:p>
          </table:table-cell>
          <table:table-cell office:value-type="string" calcext:value-type="string">
            <text:p>t</text:p>
          </table:table-cell>
          <table:table-cell office:value-type="string" calcext:value-type="string">
            <text:p>●實用、裝飾多功能商品●可坐可躺、輕巧多用途●雲朵絨溫暖面料●商品尺寸: 長55 X 寬55 X 高45(公分) </text:p>
          </table:table-cell>
          <table:table-cell table:number-columns-repeated="14"/>
        </table:table-row>
        <table:table-row table:style-name="ro82">
          <table:table-cell office:value-type="float" office:value="174" calcext:value-type="float">
            <text:p>174</text:p>
          </table:table-cell>
          <table:table-cell office:value-type="string" calcext:value-type="string">
            <text:p>t,i,t,i</text:p>
          </table:table-cell>
          <table:table-cell office:value-type="string" calcext:value-type="string">
            <text:p>💁‍♂️新竹玻璃職人手工製作 獨一無二✏️Pinkoi 編輯首頁推薦💐此款為桌上型小花器，下單前請確認尺寸🍃綠手指推薦單品設計概念｜HANSCHIU以自身對於材質與工藝的探索，將創作能量延伸至自有品牌之中，首款18星芒系列作品以詩為題，想像「台北」的生活面貌，以蓮葉為創作靈感，塑造出兼具東方意象與時尚風格的桌上器皿。全新系列作品以口吹技法搭配手工製作，創造出帶有立體流線的杯身與花邊，經過光線照射，映化出豐富層次的光澤線條，成為本系列最具特色產品細節，有如萬花鏡般，透過立體紋路層層折射出豐富光景，為居家襯托一抹自然綠意。 </text:p>
          </table:table-cell>
          <table:table-cell table:style-name="ce31" office:value-type="string" calcext:value-type="string">
            <text:p>00174pd1</text:p>
          </table:table-cell>
          <table:table-cell office:value-type="string" calcext:value-type="string">
            <text:p>18星芒 玻璃工藝｜HANSCHIU經典系列「18星芒」是以蓮葉為靈感，設計出兼具東方意象與時尚風格的餐桌器皿，全系列皆以口吹技法製作而成，創造出18道如同星芒般的立體流線，經過光線照射，展露出豐富層次的光澤，象徵品牌於2018年的誕生。用花瓣作為器物的造型，起源於中國的唐朝，興盛於宋朝，其一般中式器皿皆以菊瓣為主，而我們經典作品的18星芒，則是以蓮花為概念設計而成，玻璃晶透而璀璨無暇，彷彿蓮花一般出淤泥而不染塵。商品規格｜直徑 8cm x 高13cm，瓶口直徑4公分，容量：500ml，手工硼玻璃，每組1入，一般紙盒包裝。 </text:p>
          </table:table-cell>
          <table:table-cell table:style-name="ce31" office:value-type="string" calcext:value-type="string">
            <text:p>00174pd2</text:p>
          </table:table-cell>
          <table:table-cell table:number-columns-repeated="11"/>
        </table:table-row>
        <table:table-row table:style-name="ro1">
          <table:table-cell office:value-type="float" office:value="175" calcext:value-type="float">
            <text:p>175</text:p>
          </table:table-cell>
          <table:table-cell office:value-type="string" calcext:value-type="string">
            <text:p>I</text:p>
          </table:table-cell>
          <table:table-cell table:style-name="ce31" office:value-type="string" calcext:value-type="string">
            <text:p>00175pd1</text:p>
          </table:table-cell>
          <table:table-cell table:number-columns-repeated="14"/>
        </table:table-row>
        <table:table-row table:style-name="ro65">
          <table:table-cell office:value-type="float" office:value="176" calcext:value-type="float">
            <text:p>176</text:p>
          </table:table-cell>
          <table:table-cell office:value-type="string" calcext:value-type="string">
            <text:p>t</text:p>
          </table:table-cell>
          <table:table-cell office:value-type="string" calcext:value-type="string">
            <text:p>Miffy First Light是 Mr Maria系列的Miffy夜燈。 First Light採用USB充電，高30厘米，配有可調光的Mr Maria LED模式。 Miffy First Light是一款完美的旅行用品。操作：Miffy有兩個按鈕：ON / OFF - 位於USB端口旁邊的背面亮度設置 - 設在底部，5種光暗，睡眠/夜間模式使用經認證的最大值DC5V 2A USB充電器，鋰離子電池設計。 </text:p>
          </table:table-cell>
          <table:table-cell table:number-columns-repeated="14"/>
        </table:table-row>
        <table:table-row table:style-name="ro2">
          <table:table-cell office:value-type="float" office:value="177" calcext:value-type="float">
            <text:p>177</text:p>
          </table:table-cell>
          <table:table-cell office:value-type="string" calcext:value-type="string">
            <text:p>t</text:p>
          </table:table-cell>
          <table:table-cell table:style-name="ce11" office:value-type="string" calcext:value-type="string">
            <text:p>商品尺寸為寬55x深53x高74CM </text:p>
          </table:table-cell>
          <table:table-cell table:number-columns-repeated="14"/>
        </table:table-row>
        <table:table-row table:style-name="ro52">
          <table:table-cell office:value-type="float" office:value="178" calcext:value-type="float">
            <text:p>178</text:p>
          </table:table-cell>
          <table:table-cell office:value-type="string" calcext:value-type="string">
            <text:p>t</text:p>
          </table:table-cell>
          <table:table-cell office:value-type="string" calcext:value-type="string">
            <text:p>ㅓ有面子的面紙套ㅏ兩用的面紙套可以打開變成餐墊ㅓ商品資訊ㅏ可放台灣一般面紙19（長）10（寬）8（高）面紙套攤平平量37（長）22（寬）（海外面紙套需要訂製）樁花，全三色 </text:p>
          </table:table-cell>
          <table:table-cell table:number-columns-repeated="14"/>
        </table:table-row>
        <table:table-row table:style-name="ro55">
          <table:table-cell office:value-type="float" office:value="179" calcext:value-type="float">
            <text:p>179</text:p>
          </table:table-cell>
          <table:table-cell office:value-type="string" calcext:value-type="string">
            <text:p>I,t</text:p>
          </table:table-cell>
          <table:table-cell table:style-name="ce31" office:value-type="string" calcext:value-type="string">
            <text:p>00179pd1</text:p>
          </table:table-cell>
          <table:table-cell office:value-type="string" calcext:value-type="string">
            <text:p>長寬高=7 x 6 x 3.4cm:: 包裝內容 ::- 每塊售價280元，每一件都會用氣泡袋包起來，盒子是牛皮色的紙盒。- 購買一件是一盒裝，兩件以上統一裝成一大盒，如需分盒請下單直接備註- 皆無附贈相關費用收據證明請放心購買，若需另外開收據請私訊我們- 每一盒都有附贈使用說明,送禮方便- 大量訂購歡迎私訊，另有優惠:: 加值服務 ::- 生日、祝賀小卡免費代寫服務，若有需要請私訊所寫的內容:: 注意事項 ::此產品硬質的擴香石，非香蠟片。每一件作品都是純手工製作，手工調製均有色差或表面氣泡等手工痕跡純屬正常現象，過於完美主義者請謹慎購買！每一件都沒有提供香味請勿食用:: 擴香石之擴香原理 ::擴香石可以藉由本身許多微小的氣孔（不是瑕疵喔!），去吸收水氣、調節濕度，當擴香石的濕度比空氣中的濕度低時，會向空氣吸收水氣；當擴香石滴上精油時，是利用濕度的調節，來達到擴香的效果，香味變淡後再補充香味，即可重複循環使用可放在櫥櫃、抽屜等密閉空間香味能更持久，放在桌上會有一陣一陣的香味傳來擴香石天然環保，如想換味道泡水一下(約3秒或水龍頭沖1秒帶過)晾乾即可再滴入其他精油，起司擴香石請盡量單一味道,不要過水,已增加使用壽命擴香石使用時會稍微有粉末是正常現象:: 特別使用方式 ::✔ 放置於衣櫃、抽屜、廚具櫃等，能吸收濕氣、除臭並使空間芬芳(擴香石大小會影響擴散範圍)✔ 如果放在包包裡面,建議使用雪紗袋或者中藥藥包的紗袋這樣可以避免包包內摩擦產生痕跡,也可以增加摩艾的使用壽命唷!✔ 嚴禁重摔手工製作擴香石</text:p>
          </table:table-cell>
          <table:table-cell table:number-columns-repeated="13"/>
        </table:table-row>
        <table:table-row table:style-name="ro46">
          <table:table-cell office:value-type="float" office:value="180" calcext:value-type="float">
            <text:p>180</text:p>
          </table:table-cell>
          <table:table-cell office:value-type="string" calcext:value-type="string">
            <text:p>t,i,i,i,t,i,i,i,i</text:p>
          </table:table-cell>
          <table:table-cell office:value-type="string" calcext:value-type="string">
            <text:p>| 詳細介紹 |可愛的造型，柔軟的材質，手感Q彈好療癒。可充電的方式讓小鹿夜燈可隨時移動，無論是當睡眠小夜燈、露營燈、療癒裝飾燈...等等，都很適合!而溫暖柔和的燈光也非常適合當家中小寶貝的陪伴夜燈或是半夜的餵奶(換尿布)燈喔! </text:p>
          </table:table-cell>
          <table:table-cell table:style-name="ce31" office:value-type="string" calcext:value-type="string">
            <text:p>00180pd1</text:p>
          </table:table-cell>
          <table:table-cell table:style-name="ce31" office:value-type="string" calcext:value-type="string">
            <text:p>00180pd2</text:p>
          </table:table-cell>
          <table:table-cell table:style-name="ce31" office:value-type="string" calcext:value-type="string">
            <text:p>00180pd3</text:p>
          </table:table-cell>
          <table:table-cell office:value-type="string" calcext:value-type="string">
            <text:p>內建兩種色溫光源(溫暖黃光與溫暖白光)，長按三秒既可切換燈光模式。內部燈光採用LED，省電且使用壽命長久。三段式燈光亮度調整，輕按一下就可調整所需的燈光亮度。 </text:p>
          </table:table-cell>
          <table:table-cell table:style-name="ce31" office:value-type="string" calcext:value-type="string">
            <text:p>00180pd4</text:p>
          </table:table-cell>
          <table:table-cell table:style-name="ce31" office:value-type="string" calcext:value-type="string">
            <text:p>00180pd5</text:p>
          </table:table-cell>
          <table:table-cell table:style-name="ce31" office:value-type="string" calcext:value-type="string">
            <text:p>00180pd6</text:p>
          </table:table-cell>
          <table:table-cell table:style-name="ce31" office:value-type="string" calcext:value-type="string">
            <text:p>00180pd7</text:p>
          </table:table-cell>
          <table:table-cell table:number-columns-repeated="6"/>
        </table:table-row>
        <table:table-row table:style-name="ro81">
          <table:table-cell office:value-type="float" office:value="181" calcext:value-type="float">
            <text:p>181</text:p>
          </table:table-cell>
          <table:table-cell office:value-type="string" calcext:value-type="string">
            <text:p>t</text:p>
          </table:table-cell>
          <table:table-cell office:value-type="string" calcext:value-type="string">
            <text:p>【玩偶只有一隻，下單前請來信確認庫存，謝謝~】● 五關節，頭部、手腳皆可動● 站高約8cm，適合作為Blythe、ob的玩偶● 禮盒包裝 </text:p>
          </table:table-cell>
          <table:table-cell table:number-columns-repeated="14"/>
        </table:table-row>
        <table:table-row table:style-name="ro33">
          <table:table-cell office:value-type="float" office:value="182" calcext:value-type="float">
            <text:p>182</text:p>
          </table:table-cell>
          <table:table-cell office:value-type="string" calcext:value-type="string">
            <text:p>t,i,i,i,i,i,i</text:p>
          </table:table-cell>
          <table:table-cell office:value-type="string" calcext:value-type="string">
            <text:p>/ 商品說明及故事 /笨木頭是大自然的環保工，堅持挑選環保的物料，以憨厚踏實為酵體，創新設計為溫度，釀照出最適合家的味道。擁有老靈魂的笨木頭，繼承老師傅的態度，哪怕是用最笨的方法，也要做到最好，相信真正好的東西，不是價錢一昧可以衡量的，反而是出於樸實的雙手及細心的做工，用心慢慢刻印而生。踏在台灣這塊土地上，真實去感受人與人根深蒂固的連結，了解人對於家具觸感、美感、體感上的需求，堅信家具本身是要被悅納入心，進而在心家中綻放溫暖。商品名稱:北歐木作兩抽牆邊桌商品尺寸 : 105 x 90 x 30 (cm)商品重量 : 22 (kg)商品設計:台灣設計團隊商品產地:台灣專派品管人員把關,大陸生產製作.採用進口優選的材料,以極致精巧的工法製作 </text:p>
          </table:table-cell>
          <table:table-cell table:style-name="ce31" office:value-type="string" calcext:value-type="string">
            <text:p>00182pd1</text:p>
          </table:table-cell>
          <table:table-cell table:style-name="ce31" office:value-type="string" calcext:value-type="string">
            <text:p>00182pd2</text:p>
          </table:table-cell>
          <table:table-cell table:style-name="ce31" office:value-type="string" calcext:value-type="string">
            <text:p>00182pd3</text:p>
          </table:table-cell>
          <table:table-cell table:style-name="ce31" office:value-type="string" calcext:value-type="string">
            <text:p>00182pd4</text:p>
          </table:table-cell>
          <table:table-cell table:style-name="ce31" office:value-type="string" calcext:value-type="string">
            <text:p>00182pd5</text:p>
          </table:table-cell>
          <table:table-cell table:style-name="ce31" office:value-type="string" calcext:value-type="string">
            <text:p>00182pd6</text:p>
          </table:table-cell>
          <table:table-cell table:number-columns-repeated="8"/>
        </table:table-row>
        <table:table-row table:style-name="ro21">
          <table:table-cell office:value-type="float" office:value="183" calcext:value-type="float">
            <text:p>183</text:p>
          </table:table-cell>
          <table:table-cell office:value-type="string" calcext:value-type="string">
            <text:p>t</text:p>
          </table:table-cell>
          <table:table-cell office:value-type="string" calcext:value-type="string">
            <text:p>蠟燭工具組(三件送布袋❤️）1️⃣滅燭罩2️⃣燭芯剪3️⃣燭芯勾買本店任何蠟燭可＋＄150 HKD 換購👩‍🚒滅燭工具功能👩‍🚒滅燭罩：蓋住蠟燭3-5秒，讓氧氣隔絕，熄滅蠟燭，不會產生黑煙。滅燭勾：1.中斷使用蠟燭時，把燭芯調正，以利下次使用。2.直接把燭芯浸至蠟池中來熄火。3.把容器邊緣沒有燃燒到的蠟，刮到蠟池中，更美觀外，也可以延長蠟燭壽命。滅燭剪：1.燃燒完蠟燭後，使用滅燭剪來整理燭芯，不會讓燃燒後的黑色粉末掉入蠟池中。2.運用滅燭剪來修剪燭芯，更為方便安全。 </text:p>
          </table:table-cell>
          <table:table-cell table:number-columns-repeated="14"/>
        </table:table-row>
        <table:table-row table:style-name="ro83">
          <table:table-cell office:value-type="float" office:value="184" calcext:value-type="float">
            <text:p>184</text:p>
          </table:table-cell>
          <table:table-cell office:value-type="string" calcext:value-type="string">
            <text:p>v,t,i,i,i,i,i,t</text:p>
          </table:table-cell>
          <table:table-cell table:style-name="ce33" office:value-type="string" calcext:value-type="string">
            <text:p>&lt;iframe width="531" height="354" src="https://www.youtube.com/embed/xdwscClRFxw" title="YouTube video player" frameborder="0" allow="accelerometer; autoplay; clipboard-write; encrypted-media; gyroscope; picture-in-picture" allowfullscreen&gt;&lt;/iframe&gt;</text:p>
          </table:table-cell>
          <table:table-cell office:value-type="string" calcext:value-type="string">
            <text:p>遷居台東後，我們喜歡帶著孩子在結束一天的工作後，到家屋外採集野花野草，回家後植於花器中放置於家中各個角落，撫慰平常忙錄的生活。利用熟悉的木作及互動式開關裝置，透過插植與光的結合，在「拾.植」之間得到的平靜，同時向大自然所帶給我們的-這份俯拾即有的溫柔/生命力/感動致敬。願將大自然所給予我們的，透過這盞小夜燈，長駐於我們的生活中。推出三個季節-夏、秋、冬 </text:p>
          </table:table-cell>
          <table:table-cell table:style-name="ce31" office:value-type="string" calcext:value-type="string">
            <text:p>00184pd1</text:p>
          </table:table-cell>
          <table:table-cell table:style-name="ce31" office:value-type="string" calcext:value-type="string">
            <text:p>00184pd2</text:p>
          </table:table-cell>
          <table:table-cell table:style-name="ce31" office:value-type="string" calcext:value-type="string">
            <text:p>00184pd3</text:p>
          </table:table-cell>
          <table:table-cell table:style-name="ce31" office:value-type="string" calcext:value-type="string">
            <text:p>00184pd4</text:p>
          </table:table-cell>
          <table:table-cell table:style-name="ce31" office:value-type="string" calcext:value-type="string">
            <text:p>00184pd5</text:p>
          </table:table-cell>
          <table:table-cell office:value-type="string" calcext:value-type="string">
            <text:p>像是插花一樣，將木質植物插入底座，水面/石頭即漸亮，將植物往上抽取即漸暗。編號及客製刻字每一件作品都是由我們親手製作，隨著作品完成，像是簽名一樣的品牌烙印及刻上編號，提供客製刻字，讓每一件作品都具其獨一無二的身份。客製刻字說明：提供免費刻字服務，為手刻書寫，欲增加此項服務請於下單時備註欄提供文字。由於為手刻書寫，非打印或雷射雕刻，字體非樣板，卻充滿心意。關於維修MoziDozen的每一件作品皆為親自設計及親手製作，每一件送至客人手中的作品就像是我們的孩子一樣，我們期待大家在購入後能夠持續的使用，如使用後有需要維修的狀況，歡迎隨時跟我們聯繫，僅需負擔運費及基本的材料費用，我們無限期地為大家提供維修的服務。並提供一年保固，於期間內非人為因素造成的損壞，將提供免費維修或換新的服務。--尺寸(cm)夏↳高：21.5、長：14、寬：12.5cm秋↳高：22、長：15、寬：8.6cm冬↳高：20、長：25、寬：8.5cm::由於為手做作品，每一件都是客人下訂後才開始製作，尺寸提供為大約值::規格↳AA 電池Ｘ3材質夏↳楓木、壓克力、高品質電子材料秋↳白橡木、壓克力、高品質電子材料冬↳胡桃木、壓克力、高品質電子材料製作方式↳機器及手工製作製作地點↳台灣台東 </text:p>
          </table:table-cell>
          <table:table-cell table:number-columns-repeated="7"/>
        </table:table-row>
        <table:table-row table:style-name="ro23">
          <table:table-cell office:value-type="float" office:value="185" calcext:value-type="float">
            <text:p>185</text:p>
          </table:table-cell>
          <table:table-cell office:value-type="string" calcext:value-type="string">
            <text:p>t</text:p>
          </table:table-cell>
          <table:table-cell office:value-type="string" calcext:value-type="string">
            <text:p>工業風金屬系藤椅，完全擺脫以往藤器老套的印象，全人手編織，配上原木餐枱獨具一格。商品規格尺寸: W:47 x D:57 x H:80 cm物料: 藤、金屬保養方式※ 用微濕的毛巾清潔乾淨後風乾。 </text:p>
          </table:table-cell>
          <table:table-cell table:number-columns-repeated="14"/>
        </table:table-row>
        <table:table-row table:style-name="ro1">
          <table:table-cell office:value-type="float" office:value="186" calcext:value-type="float">
            <text:p>186</text:p>
          </table:table-cell>
          <table:table-cell office:value-type="string" calcext:value-type="string">
            <text:p>I,i,i,i,i</text:p>
          </table:table-cell>
          <table:table-cell table:style-name="ce31" office:value-type="string" calcext:value-type="string">
            <text:p>00186pd1</text:p>
          </table:table-cell>
          <table:table-cell table:style-name="ce31" office:value-type="string" calcext:value-type="string">
            <text:p>00186pd2</text:p>
          </table:table-cell>
          <table:table-cell table:style-name="ce31" office:value-type="string" calcext:value-type="string">
            <text:p>00186pd3</text:p>
          </table:table-cell>
          <table:table-cell table:style-name="ce31" office:value-type="string" calcext:value-type="string">
            <text:p>00186pd4</text:p>
          </table:table-cell>
          <table:table-cell table:style-name="ce31" office:value-type="string" calcext:value-type="string">
            <text:p>00186pd5</text:p>
          </table:table-cell>
          <table:table-cell table:number-columns-repeated="10"/>
        </table:table-row>
        <table:table-row table:style-name="ro1">
          <table:table-cell office:value-type="float" office:value="187" calcext:value-type="float">
            <text:p>187</text:p>
          </table:table-cell>
          <table:table-cell office:value-type="string" calcext:value-type="string">
            <text:p>I,i,i,i,i</text:p>
          </table:table-cell>
          <table:table-cell table:style-name="ce31" office:value-type="string" calcext:value-type="string">
            <text:p>00187pd1</text:p>
          </table:table-cell>
          <table:table-cell table:style-name="ce31" office:value-type="string" calcext:value-type="string">
            <text:p>00187pd2</text:p>
          </table:table-cell>
          <table:table-cell table:style-name="ce31" office:value-type="string" calcext:value-type="string">
            <text:p>00187pd3</text:p>
          </table:table-cell>
          <table:table-cell table:style-name="ce31" office:value-type="string" calcext:value-type="string">
            <text:p>00187pd4</text:p>
          </table:table-cell>
          <table:table-cell table:style-name="ce31" office:value-type="string" calcext:value-type="string">
            <text:p>00187pd5</text:p>
          </table:table-cell>
          <table:table-cell table:number-columns-repeated="10"/>
        </table:table-row>
        <table:table-row table:style-name="ro1">
          <table:table-cell office:value-type="float" office:value="188" calcext:value-type="float">
            <text:p>188</text:p>
          </table:table-cell>
          <table:table-cell office:value-type="string" calcext:value-type="string">
            <text:p>I</text:p>
          </table:table-cell>
          <table:table-cell table:style-name="ce31" office:value-type="string" calcext:value-type="string">
            <text:p>00188pd1</text:p>
          </table:table-cell>
          <table:table-cell table:number-columns-repeated="14"/>
        </table:table-row>
        <table:table-row table:style-name="ro84">
          <table:table-cell office:value-type="float" office:value="189" calcext:value-type="float">
            <text:p>189</text:p>
          </table:table-cell>
          <table:table-cell office:value-type="string" calcext:value-type="string">
            <text:p>t</text:p>
          </table:table-cell>
          <table:table-cell office:value-type="string" calcext:value-type="string">
            <text:p>PacMan是1980年代最受歡迎和最具影響力的遊戲之一，吃豆人努力工作以清除迷宮中各種點和水果的迷宮。PacMan的目標不斷受到四個幽靈的挑戰：害羞的藍色幽靈Bashful（Inky），尾隨的紅色幽靈Shadow（Blinky），快速的粉紅幽靈Speedy（Pinky）和健忘的橙色幽靈Pokey（Clyde）。這些鬼魂中的任何一擊都意味著PacMan喪命。吃豆人可以通過吃掉迷宮中的四個勁勁來把桌子放在追隨者身上。在此期間，鬼魂會變成藍色，PacMan可以吃掉它們以獲得獎勵積分。這只持續了有限的時間，因為幽靈的眼睛浮回到他們的中央盒子，並重新生成以追趕PacMan。官方授權3D Pac-Man 黃色吃豆人和三色鬼經典角色小夜燈 ，立體設計，把復古經典食鬼主角和三色鬼遊戲角色帶到您的房間， Pac-Man Light非常適合在臥室、遊戲室或書房內使用，非常適合經典街機食鬼系列的愛好者，可用作為生日禮物、辦公室小擺設 。小夜燈 ，立體設計，把復古經典食鬼主角遊戲角色帶到您的房間。 非常適合在睡房、遊戲室或書房內使用，非常適合經典街機食鬼系列的愛好者。可用作為生日禮物，也可以作為辦公室小擺設 。小夜燈可使用USB外置電源或 3 x AAA電池（不包括在內） 。規格：尺寸： 30cm x 10 cm電源： 3 x AAA 電池或USB外置電源 </text:p>
          </table:table-cell>
          <table:table-cell table:number-columns-repeated="14"/>
        </table:table-row>
        <table:table-row table:style-name="ro13">
          <table:table-cell office:value-type="float" office:value="190" calcext:value-type="float">
            <text:p>190</text:p>
          </table:table-cell>
          <table:table-cell office:value-type="string" calcext:value-type="string">
            <text:p>t</text:p>
          </table:table-cell>
          <table:table-cell office:value-type="string" calcext:value-type="string">
            <text:p>療癒人心的肉寶們遇上泥好圓－大理石泥盆十分可愛 不失質感是送禮．交換禮物最佳選擇唷👍客製服務提供 『英文字母印製』『數字印製』❶〔客製化須知〕▸客製的英文字母皆是大寫▸因版面有限，英文字母和數字最多10個字。▸下單時，請備註在備註欄或私訊設計師。▸因是水泥材質，高硬度，名字和數字是採取手工印製的方式，並非是立體刻字感，若不接受請勿下單，避免造成彼此的困擾。▸小提醒：字體大小固定，字體顏色為黑色。 </text:p>
          </table:table-cell>
          <table:table-cell table:number-columns-repeated="14"/>
        </table:table-row>
        <table:table-row table:style-name="ro64">
          <table:table-cell office:value-type="float" office:value="191" calcext:value-type="float">
            <text:p>191</text:p>
          </table:table-cell>
          <table:table-cell office:value-type="string" calcext:value-type="string">
            <text:p>t</text:p>
          </table:table-cell>
          <table:table-cell office:value-type="string" calcext:value-type="string">
            <text:p>經典的衣架外型，讓每次要帶出門，但不需每次收櫃的大衣，小衣或小包可以方便收納。極簡設計搭配巧思結構，讓日常生活中隨手使用的衣架變的更加美麗及耐用。兩種預設長度，可搭配放置空間及使用量選擇【同場加映!  極簡設計衣勾】有兩種長度，適合毛孩、兒童及成人使用。隨付矽膠尾套，讓衣物不滑落每組衣架包含: 支撐腳4，橫棍1*掛衣勾為選購@ 在支腳上使用弧溝夾固圓棍，讓組裝完成的衣架可以抵抗左右及前後的搖晃力量。@ 同時採用對向互鎖的五金連件，讓五金可以多次拆裝而且不易鬆開。@ 四根架腳及一根圓柱組成一套極為耐用的衣架，在拆開後，超小的收納體績方便收納。 </text:p>
          </table:table-cell>
          <table:table-cell table:number-columns-repeated="14"/>
        </table:table-row>
        <table:table-row table:style-name="ro52">
          <table:table-cell office:value-type="float" office:value="192" calcext:value-type="float">
            <text:p>192</text:p>
          </table:table-cell>
          <table:table-cell office:value-type="string" calcext:value-type="string">
            <text:p>t</text:p>
          </table:table-cell>
          <table:table-cell office:value-type="string"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14"/>
        </table:table-row>
        <table:table-row table:style-name="ro1">
          <table:table-cell office:value-type="float" office:value="193" calcext:value-type="float">
            <text:p>193</text:p>
          </table:table-cell>
          <table:table-cell table:number-columns-repeated="16"/>
        </table:table-row>
        <table:table-row table:style-name="ro1">
          <table:table-cell office:value-type="float" office:value="194" calcext:value-type="float">
            <text:p>194</text:p>
          </table:table-cell>
          <table:table-cell table:number-columns-repeated="16"/>
        </table:table-row>
        <table:table-row table:style-name="ro1">
          <table:table-cell office:value-type="float" office:value="195" calcext:value-type="float">
            <text:p>195</text:p>
          </table:table-cell>
          <table:table-cell table:number-columns-repeated="16"/>
        </table:table-row>
        <table:table-row table:style-name="ro1" table:number-rows-repeated="1048379">
          <table:table-cell table:number-columns-repeated="17"/>
        </table:table-row>
        <table:table-row table:style-name="ro1">
          <table:table-cell table:number-columns-repeated="17"/>
        </table:table-row>
      </table:table>
      <table:table table:name="工作表3" table:style-name="ta1">
        <table:table-column table:style-name="co1" table:number-columns-repeated="4" table:default-cell-style-name="Default"/>
        <table:table-column table:style-name="co1" table:default-cell-style-name="ce35"/>
        <table:table-column table:style-name="co1" table:number-columns-repeated="3" table:default-cell-style-name="Default"/>
        <table:table-row table:style-name="ro3">
          <table:table-cell office:value-type="float" office:value="1" calcext:value-type="float">
            <text:p>1</text:p>
          </table:table-cell>
          <table:table-cell office:value-type="string" calcext:value-type="string">
            <text:p>獨家販售</text:p>
          </table:table-cell>
          <table:table-cell table:number-columns-repeated="2"/>
          <table:table-cell table:style-name="ce11" office:value-type="string" calcext:value-type="string">
            <text:p>＊主題造型、裝飾多功能抱枕</text:p>
          </table:table-cell>
          <table:table-cell table:formula="of:=COM.MICROSOFT.CONCAT([.E1:.E80])" office:value-type="string" office:string-value="＊主題造型、裝飾多功能抱枕＊可靠、抱兩用枕 親膚、質感面料＊商品尺寸: 長48 X 寬36 X 高15(公分)＊商品重量: 0.59公斤＊材質：布料：96%聚酯纖維 4%彈性纖維，填充: 100%聚酯纖維 " calcext:value-type="string">
            <text:p>＊主題造型、裝飾多功能抱枕＊可靠、抱兩用枕 親膚、質感面料＊商品尺寸: 長48 X 寬36 X 高15(公分)＊商品重量: 0.59公斤＊材質：布料：96%聚酯纖維 4%彈性纖維，填充: 100%聚酯纖維 </text:p>
          </table:table-cell>
          <table:table-cell table:number-columns-repeated="2"/>
        </table:table-row>
        <table:table-row table:style-name="ro3">
          <table:table-cell office:value-type="float" office:value="2" calcext:value-type="float">
            <text:p>2</text:p>
          </table:table-cell>
          <table:table-cell office:value-type="string" calcext:value-type="string">
            <text:p>可客製</text:p>
          </table:table-cell>
          <table:table-cell table:number-columns-repeated="2"/>
          <table:table-cell table:style-name="ce11" office:value-type="string" calcext:value-type="string">
            <text:p>＊可靠、抱兩用枕 親膚、質感面料</text:p>
          </table:table-cell>
          <table:table-cell table:number-columns-repeated="3"/>
        </table:table-row>
        <table:table-row table:style-name="ro3">
          <table:table-cell table:number-columns-repeated="4"/>
          <table:table-cell table:style-name="ce11" office:value-type="string" calcext:value-type="string">
            <text:p>＊商品尺寸: 長48 X 寬36 X 高15(公分)</text:p>
          </table:table-cell>
          <table:table-cell table:number-columns-repeated="3"/>
        </table:table-row>
        <table:table-row table:style-name="ro57">
          <table:table-cell table:number-columns-repeated="4"/>
          <table:table-cell table:style-name="ce11" office:value-type="string" calcext:value-type="string">
            <text:p>＊商品重量: 0.59公斤</text:p>
          </table:table-cell>
          <table:table-cell table:number-columns-repeated="3"/>
        </table:table-row>
        <table:table-row table:style-name="ro23">
          <table:table-cell table:number-columns-repeated="4"/>
          <table:table-cell table:style-name="ce11" office:value-type="string" calcext:value-type="string">
            <text:p>＊材質：布料：96%聚酯纖維 4%彈性纖維，填充: 100%聚酯纖維 </text:p>
          </table:table-cell>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32"/>
          <table:table-cell table:number-columns-repeated="3"/>
        </table:table-row>
        <table:table-row table:style-name="ro2">
          <table:table-cell table:number-columns-repeated="4"/>
          <table:table-cell table:style-name="ce13"/>
          <table:table-cell table:number-columns-repeated="2"/>
          <table:table-cell office:value-type="string" calcext:value-type="string">
            <text:p>10 件以上</text:p>
          </table:table-cell>
        </table:table-row>
        <table:table-row table:style-name="ro1">
          <table:table-cell table:number-columns-repeated="4"/>
          <table:table-cell table:style-name="ce11"/>
          <table:table-cell table:number-columns-repeated="2"/>
          <table:table-cell office:value-type="string" calcext:value-type="string">
            <text:p>商品熱門度</text:p>
          </table:table-cell>
        </table:table-row>
        <table:table-row table:style-name="ro2">
          <table:table-cell table:number-columns-repeated="4"/>
          <table:table-cell table:style-name="ce13"/>
          <table:table-cell table:number-columns-repeated="2"/>
          <table:table-cell office:value-type="string" calcext:value-type="string">
            <text:p>被欣賞 4,287 次</text:p>
          </table:table-cell>
        </table:table-row>
        <table:table-row table:style-name="ro2">
          <table:table-cell table:number-columns-repeated="4"/>
          <table:table-cell table:style-name="ce11"/>
          <table:table-cell table:number-columns-repeated="2"/>
          <table:table-cell office:value-type="string" calcext:value-type="string">
            <text:p>已賣出 34 件商品</text:p>
          </table:table-cell>
        </table:table-row>
        <table:table-row table:style-name="ro2">
          <table:table-cell table:number-columns-repeated="4"/>
          <table:table-cell table:style-name="ce13"/>
          <table:table-cell table:number-columns-repeated="2"/>
          <table:table-cell office:value-type="string" calcext:value-type="string">
            <text:p>共 405 人收藏</text:p>
          </table:table-cell>
        </table:table-row>
        <table:table-row table:style-name="ro1">
          <table:table-cell table:number-columns-repeated="4"/>
          <table:table-cell table:style-name="ce11"/>
          <table:table-cell table:number-columns-repeated="2"/>
          <table:table-cell office:value-type="string" calcext:value-type="string">
            <text:p>商品摘要</text:p>
          </table:table-cell>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2">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6">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9"/>
          <table:table-cell table:number-columns-repeated="3"/>
        </table:table-row>
        <table:table-row table:style-name="ro1" table:number-rows-repeated="7">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2">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3">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5">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20"/>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number-rows-repeated="4">
          <table:table-cell table:number-columns-repeated="4"/>
          <table:table-cell table:style-name="ce11"/>
          <table:table-cell table:number-columns-repeated="3"/>
        </table:table-row>
        <table:table-row table:style-name="ro1">
          <table:table-cell table:number-columns-repeated="4"/>
          <table:table-cell table:style-name="ce13"/>
          <table:table-cell table:number-columns-repeated="3"/>
        </table:table-row>
        <table:table-row table:style-name="ro1">
          <table:table-cell table:number-columns-repeated="4"/>
          <table:table-cell table:style-name="ce11"/>
          <table:table-cell table:number-columns-repeated="3"/>
        </table:table-row>
        <table:table-row table:style-name="ro1" table:number-rows-repeated="1048341">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1"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1" style:language-asian="zh" style:country-asian="TW" style:font-name-complex="Lucida Sans" style:language-complex="hi" style:country-complex="IN"/>
    </style:default-style>
    <number:number-style style:name="N0">
      <number:number number:min-integer-digits="1"/>
    </number:number-style>
    <number:number-style style:name="N137">
      <number:number number:decimal-places="1" number:min-decimal-places="1" number:min-integer-digits="1"/>
    </number:number-style>
    <number:number-style style:name="N138">
      <number:number number:decimal-places="1" number:min-decimal-places="1" number:min-integer-digits="1" number:grouping="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6">0000/00/00</text:date>, <text:time style:data-style-name="N2" text:time-value="13:11:23.300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6:00:22.282000000</meta:creation-date>
    <dc:date>2021-06-06T13:18:54.350000000</dc:date>
    <meta:editing-duration>PT16H51M4S</meta:editing-duration>
    <meta:editing-cycles>63</meta:editing-cycles>
    <meta:generator>LibreOffice/7.0.5.2$Windows_X86_64 LibreOffice_project/64390860c6cd0aca4beafafcfd84613dd9dfb63a</meta:generator>
    <meta:document-statistic meta:table-count="3" meta:cell-count="3541" meta:object-count="0"/>
  </office:meta>
</office:document-meta>
</file>